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37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3.2626in"/>
    </style:style>
    <style:style style:name="co6" style:family="table-column">
      <style:table-column-properties fo:break-before="auto" style:column-width="3.1555in"/>
    </style:style>
    <style:style style:name="co7" style:family="table-column">
      <style:table-column-properties fo:break-before="auto" style:column-width="1.8902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ilroad-and-bus-passenger-stations-of-the-united-stat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 Point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Station ID</text:p>
          </table:table-cell>
          <table:table-cell office:value-type="string" calcext:value-type="string">
            <text:p>Station 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Type of Station</text:p>
          </table:table-cell>
          <table:table-cell office:value-type="string" calcext:value-type="string">
            <text:p>STFIPS 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9.9591830006,-75.9217759998</text:p>
          </table:table-cell>
          <table:table-cell office:value-type="float" office:value="-75.922" calcext:value-type="float">
            <text:p>-75.922</text:p>
          </table:table-cell>
          <table:table-cell office:value-type="float" office:value="39.959" calcext:value-type="float">
            <text:p>39.95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kesburg, Pennsylvania</text:p>
          </table:table-cell>
          <table:table-cell office:value-type="string" calcext:value-type="string">
            <text:p>W. First and S. Culvert Streets</text:p>
          </table:table-cell>
          <table:table-cell office:value-type="string" calcext:value-type="string">
            <text:p>Parkesburg</text:p>
          </table:table-cell>
          <table:table-cell office:value-type="string" calcext:value-type="string">
            <text:p>PA</text:p>
          </table:table-cell>
          <table:table-cell office:value-type="float" office:value="19365" calcext:value-type="float">
            <text:p>19365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2.7220230011,-114.615135</text:p>
          </table:table-cell>
          <table:table-cell office:value-type="float" office:value="-114.615" calcext:value-type="float">
            <text:p>-114.615</text:p>
          </table:table-cell>
          <table:table-cell office:value-type="float" office:value="32.722" calcext:value-type="float">
            <text:p>32.722</text:p>
          </table:table-cell>
          <table:table-cell office:value-type="string" calcext:value-type="string">
            <text:p>YUM</text:p>
          </table:table-cell>
          <table:table-cell office:value-type="string" calcext:value-type="string">
            <text:p>Yuma, Arizona</text:p>
          </table:table-cell>
          <table:table-cell office:value-type="string" calcext:value-type="string">
            <text:p>281 Gila Street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AZ</text:p>
          </table:table-cell>
          <table:table-cell office:value-type="float" office:value="85364" calcext:value-type="float">
            <text:p>85364</text:p>
          </table:table-cell>
          <table:table-cell office:value-type="string" calcext:value-type="string">
            <text:p>RAI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9.7532230007,-104.999611</text:p>
          </table:table-cell>
          <table:table-cell office:value-type="float" office:value="-105" calcext:value-type="float">
            <text:p>-105</text:p>
          </table:table-cell>
          <table:table-cell office:value-type="float" office:value="39.753" calcext:value-type="float">
            <text:p>39.753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Denver, Colorado</text:p>
          </table:table-cell>
          <table:table-cell office:value-type="string" calcext:value-type="string">
            <text:p>1701 Wynkoop Street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202" calcext:value-type="float">
            <text:p>80202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7.9647250006,-100.872795</text:p>
          </table:table-cell>
          <table:table-cell office:value-type="float" office:value="-100.873" calcext:value-type="float">
            <text:p>-100.873</text:p>
          </table:table-cell>
          <table:table-cell office:value-type="float" office:value="37.965" calcext:value-type="float">
            <text:p>37.965</text:p>
          </table:table-cell>
          <table:table-cell office:value-type="string" calcext:value-type="string">
            <text:p>GCK</text:p>
          </table:table-cell>
          <table:table-cell office:value-type="string" calcext:value-type="string">
            <text:p>Garden City, Kansas</text:p>
          </table:table-cell>
          <table:table-cell office:value-type="string" calcext:value-type="string">
            <text:p>100 North 7th Street</text:p>
          </table:table-cell>
          <table:table-cell office:value-type="string" calcext:value-type="string">
            <text:p>Garden City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67846-5547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4.1870960009,-73.4528960003</text:p>
          </table:table-cell>
          <table:table-cell office:value-type="float" office:value="-73.453" calcext:value-type="float">
            <text:p>-73.453</text:p>
          </table:table-cell>
          <table:table-cell office:value-type="float" office:value="44.187" calcext:value-type="float">
            <text:p>44.187</text:p>
          </table:table-cell>
          <table:table-cell office:value-type="string" calcext:value-type="string">
            <text:p>WSP</text:p>
          </table:table-cell>
          <table:table-cell office:value-type="string" calcext:value-type="string">
            <text:p>Westport, New York</text:p>
          </table:table-cell>
          <table:table-cell office:value-type="string" calcext:value-type="string">
            <text:p>Hwy 9N and Ledge Hill Rd</text:p>
          </table:table-cell>
          <table:table-cell office:value-type="string" calcext:value-type="string">
            <text:p>Westport</text:p>
          </table:table-cell>
          <table:table-cell office:value-type="string" calcext:value-type="string">
            <text:p>NY</text:p>
          </table:table-cell>
          <table:table-cell office:value-type="float" office:value="12993" calcext:value-type="float">
            <text:p>12993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3.6485560009,-72.3179549997</text:p>
          </table:table-cell>
          <table:table-cell office:value-type="float" office:value="-72.318" calcext:value-type="float">
            <text:p>-72.318</text:p>
          </table:table-cell>
          <table:table-cell office:value-type="float" office:value="43.649" calcext:value-type="float">
            <text:p>43.649</text:p>
          </table:table-cell>
          <table:table-cell office:value-type="string" calcext:value-type="string">
            <text:p>WRJ</text:p>
          </table:table-cell>
          <table:table-cell office:value-type="string" calcext:value-type="string">
            <text:p>White River Jct., Vermont</text:p>
          </table:table-cell>
          <table:table-cell office:value-type="string" calcext:value-type="string">
            <text:p>102 Railroad Row</text:p>
          </table:table-cell>
          <table:table-cell office:value-type="string" calcext:value-type="string">
            <text:p>White River Jct.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05001-7042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8.0320320006,-78.4921109996</text:p>
          </table:table-cell>
          <table:table-cell office:value-type="float" office:value="-78.492" calcext:value-type="float">
            <text:p>-78.492</text:p>
          </table:table-cell>
          <table:table-cell office:value-type="float" office:value="38.032" calcext:value-type="float">
            <text:p>38.032</text:p>
          </table:table-cell>
          <table:table-cell office:value-type="string" calcext:value-type="string">
            <text:p>CVS</text:p>
          </table:table-cell>
          <table:table-cell office:value-type="string" calcext:value-type="string">
            <text:p>Charlottesville, Virginia</text:p>
          </table:table-cell>
          <table:table-cell office:value-type="string" calcext:value-type="string">
            <text:p>810 West Main St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VA</text:p>
          </table:table-cell>
          <table:table-cell office:value-type="float" office:value="22903" calcext:value-type="float">
            <text:p>22903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5.5322040008,-78.2814410002</text:p>
          </table:table-cell>
          <table:table-cell office:value-type="float" office:value="-78.281" calcext:value-type="float">
            <text:p>-78.281</text:p>
          </table:table-cell>
          <table:table-cell office:value-type="float" office:value="35.532" calcext:value-type="float">
            <text:p>35.532</text:p>
          </table:table-cell>
          <table:table-cell office:value-type="string" calcext:value-type="string">
            <text:p>SSM</text:p>
          </table:table-cell>
          <table:table-cell office:value-type="string" calcext:value-type="string">
            <text:p>Selma, North Carolina</text:p>
          </table:table-cell>
          <table:table-cell office:value-type="string" calcext:value-type="string">
            <text:p>500 East Railroad Street</text:p>
          </table:table-cell>
          <table:table-cell office:value-type="string" calcext:value-type="string">
            <text:p>Selma</text:p>
          </table:table-cell>
          <table:table-cell office:value-type="string" calcext:value-type="string">
            <text:p>NC</text:p>
          </table:table-cell>
          <table:table-cell office:value-type="float" office:value="27576" calcext:value-type="float">
            <text:p>27576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8.7505650014,-121.284462</text:p>
          </table:table-cell>
          <table:table-cell office:value-type="float" office:value="-121.284" calcext:value-type="float">
            <text:p>-121.284</text:p>
          </table:table-cell>
          <table:table-cell office:value-type="float" office:value="38.751" calcext:value-type="float">
            <text:p>38.751</text:p>
          </table:table-cell>
          <table:table-cell office:value-type="string" calcext:value-type="string">
            <text:p>RSV</text:p>
          </table:table-cell>
          <table:table-cell office:value-type="string" calcext:value-type="string">
            <text:p>Roseville, California</text:p>
          </table:table-cell>
          <table:table-cell office:value-type="string" calcext:value-type="string">
            <text:p>201 Pacific Street</text:p>
          </table:table-cell>
          <table:table-cell office:value-type="string" calcext:value-type="string">
            <text:p>Rose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678-2242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8.3692860006,-99.9976269996</text:p>
          </table:table-cell>
          <table:table-cell office:value-type="float" office:value="-99.998" calcext:value-type="float">
            <text:p>-99.998</text:p>
          </table:table-cell>
          <table:table-cell office:value-type="float" office:value="48.369" calcext:value-type="float">
            <text:p>48.369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Rugby, North Dakota</text:p>
          </table:table-cell>
          <table:table-cell office:value-type="string" calcext:value-type="string">
            <text:p>201 West Dewey Street</text:p>
          </table:table-cell>
          <table:table-cell office:value-type="string" calcext:value-type="string">
            <text:p>Rugby</text:p>
          </table:table-cell>
          <table:table-cell office:value-type="string" calcext:value-type="string">
            <text:p>ND</text:p>
          </table:table-cell>
          <table:table-cell office:value-type="float" office:value="58368" calcext:value-type="float">
            <text:p>58368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7.9522650005,-82.450912</text:p>
          </table:table-cell>
          <table:table-cell office:value-type="float" office:value="-82.451" calcext:value-type="float">
            <text:p>-82.451</text:p>
          </table:table-cell>
          <table:table-cell office:value-type="float" office:value="27.952" calcext:value-type="float">
            <text:p>27.952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Tampa, Florida</text:p>
          </table:table-cell>
          <table:table-cell office:value-type="string" calcext:value-type="string">
            <text:p>601 North Nebraska Ave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33602-3555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8.0456540012,-81.9516140004</text:p>
          </table:table-cell>
          <table:table-cell office:value-type="float" office:value="-81.952" calcext:value-type="float">
            <text:p>-81.952</text:p>
          </table:table-cell>
          <table:table-cell office:value-type="float" office:value="28.046" calcext:value-type="float">
            <text:p>28.046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akeland, Florida</text:p>
          </table:table-cell>
          <table:table-cell office:value-type="string" calcext:value-type="string">
            <text:p>600 East Main Street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33801-5036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8.1335400006,-121.271594</text:p>
          </table:table-cell>
          <table:table-cell office:value-type="float" office:value="-121.272" calcext:value-type="float">
            <text:p>-121.272</text:p>
          </table:table-cell>
          <table:table-cell office:value-type="float" office:value="38.134" calcext:value-type="float">
            <text:p>38.134</text:p>
          </table:table-cell>
          <table:table-cell office:value-type="string" calcext:value-type="string">
            <text:p>LOD</text:p>
          </table:table-cell>
          <table:table-cell office:value-type="string" calcext:value-type="string">
            <text:p>Lodi, California</text:p>
          </table:table-cell>
          <table:table-cell office:value-type="string" calcext:value-type="string">
            <text:p>24 South Sacramento Street</text:p>
          </table:table-cell>
          <table:table-cell office:value-type="string" calcext:value-type="string">
            <text:p>Lodi</text:p>
          </table:table-cell>
          <table:table-cell office:value-type="string" calcext:value-type="string">
            <text:p>CA</text:p>
          </table:table-cell>
          <table:table-cell office:value-type="float" office:value="95240" calcext:value-type="float">
            <text:p>95240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1.5389980012,-72.8012160001</text:p>
          </table:table-cell>
          <table:table-cell office:value-type="float" office:value="-72.801" calcext:value-type="float">
            <text:p>-72.801</text:p>
          </table:table-cell>
          <table:table-cell office:value-type="float" office:value="41.539" calcext:value-type="float">
            <text:p>41.539</text:p>
          </table:table-cell>
          <table:table-cell office:value-type="string" calcext:value-type="string">
            <text:p>MDN</text:p>
          </table:table-cell>
          <table:table-cell office:value-type="string" calcext:value-type="string">
            <text:p>Meriden, Connecticut</text:p>
          </table:table-cell>
          <table:table-cell office:value-type="string" calcext:value-type="string">
            <text:p>60 State Street</text:p>
          </table:table-cell>
          <table:table-cell office:value-type="string" calcext:value-type="string">
            <text:p>Meriden</text:p>
          </table:table-cell>
          <table:table-cell office:value-type="string" calcext:value-type="string">
            <text:p>CT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RAI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9.9467960012,-90.0795969998</text:p>
          </table:table-cell>
          <table:table-cell office:value-type="float" office:value="-90.08" calcext:value-type="float">
            <text:p>-90.08</text:p>
          </table:table-cell>
          <table:table-cell office:value-type="float" office:value="29.947" calcext:value-type="float">
            <text:p>29.947</text:p>
          </table:table-cell>
          <table:table-cell office:value-type="string" calcext:value-type="string">
            <text:p>NOL</text:p>
          </table:table-cell>
          <table:table-cell office:value-type="string" calcext:value-type="string">
            <text:p>New Orleans, Louisiana</text:p>
          </table:table-cell>
          <table:table-cell office:value-type="string" calcext:value-type="string">
            <text:p>1001 Loyola Avenue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LA</text:p>
          </table:table-cell>
          <table:table-cell office:value-type="float" office:value="70113" calcext:value-type="float">
            <text:p>70113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6.7174220009,-122.951881</text:p>
          </table:table-cell>
          <table:table-cell office:value-type="float" office:value="-122.952" calcext:value-type="float">
            <text:p>-122.952</text:p>
          </table:table-cell>
          <table:table-cell office:value-type="float" office:value="46.717" calcext:value-type="float">
            <text:p>46.717</text:p>
          </table:table-cell>
          <table:table-cell office:value-type="string" calcext:value-type="string">
            <text:p>CTL</text:p>
          </table:table-cell>
          <table:table-cell office:value-type="string" calcext:value-type="string">
            <text:p>Centralia, Washington</text:p>
          </table:table-cell>
          <table:table-cell office:value-type="string" calcext:value-type="string">
            <text:p>210 Railroad Avenue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WA</text:p>
          </table:table-cell>
          <table:table-cell office:value-type="float" office:value="98531" calcext:value-type="float">
            <text:p>98531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4.0562970011,-118.236534</text:p>
          </table:table-cell>
          <table:table-cell office:value-type="float" office:value="-118.237" calcext:value-type="float">
            <text:p>-118.237</text:p>
          </table:table-cell>
          <table:table-cell office:value-type="float" office:value="34.056" calcext:value-type="float">
            <text:p>34.056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Los Angeles, California</text:p>
          </table:table-cell>
          <table:table-cell office:value-type="string" calcext:value-type="string">
            <text:p>800 North Alameda Street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0012-2902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1.7921640008,-87.8131789999</text:p>
          </table:table-cell>
          <table:table-cell office:value-type="float" office:value="-87.813" calcext:value-type="float">
            <text:p>-87.813</text:p>
          </table:table-cell>
          <table:table-cell office:value-type="float" office:value="41.792" calcext:value-type="float">
            <text:p>41.792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ummit, Illinois</text:p>
          </table:table-cell>
          <table:table-cell office:value-type="string" calcext:value-type="string">
            <text:p>Archer Ave. and South Center Ave.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IL</text:p>
          </table:table-cell>
          <table:table-cell office:value-type="float" office:value="60501" calcext:value-type="float">
            <text:p>60501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8.4987340007,-113.971642</text:p>
          </table:table-cell>
          <table:table-cell office:value-type="float" office:value="-113.972" calcext:value-type="float">
            <text:p>-113.972</text:p>
          </table:table-cell>
          <table:table-cell office:value-type="float" office:value="48.499" calcext:value-type="float">
            <text:p>48.499</text:p>
          </table:table-cell>
          <table:table-cell office:value-type="string" calcext:value-type="string">
            <text:p>WGL</text:p>
          </table:table-cell>
          <table:table-cell office:value-type="string" calcext:value-type="string">
            <text:p>West Glacier, Montana</text:p>
          </table:table-cell>
          <table:table-cell office:value-type="string" calcext:value-type="string">
            <text:p>Hwy 2 and Going-to-the-Sun Rd.</text:p>
          </table:table-cell>
          <table:table-cell office:value-type="string" calcext:value-type="string">
            <text:p>West Glacier</text:p>
          </table:table-cell>
          <table:table-cell office:value-type="string" calcext:value-type="string">
            <text:p>MT</text:p>
          </table:table-cell>
          <table:table-cell office:value-type="float" office:value="59936" calcext:value-type="float">
            <text:p>59936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5.5933000013,-105.212143</text:p>
          </table:table-cell>
          <table:table-cell office:value-type="float" office:value="-105.212" calcext:value-type="float">
            <text:p>-105.212</text:p>
          </table:table-cell>
          <table:table-cell office:value-type="float" office:value="35.593" calcext:value-type="float">
            <text:p>35.593</text:p>
          </table:table-cell>
          <table:table-cell office:value-type="string" calcext:value-type="string">
            <text:p>LSV</text:p>
          </table:table-cell>
          <table:table-cell office:value-type="string" calcext:value-type="string">
            <text:p>Las Vegas, New Mexico</text:p>
          </table:table-cell>
          <table:table-cell office:value-type="string" calcext:value-type="string">
            <text:p>Railroad &amp; Lincoln Streets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M</text:p>
          </table:table-cell>
          <table:table-cell office:value-type="float" office:value="87701" calcext:value-type="float">
            <text:p>87701</text:p>
          </table:table-cell>
          <table:table-cell office:value-type="string" calcext:value-type="string">
            <text:p>RAIL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6.0941770008,-79.4362870002</text:p>
          </table:table-cell>
          <table:table-cell office:value-type="float" office:value="-79.436" calcext:value-type="float">
            <text:p>-79.436</text:p>
          </table:table-cell>
          <table:table-cell office:value-type="float" office:value="36.094" calcext:value-type="float">
            <text:p>36.094</text:p>
          </table:table-cell>
          <table:table-cell office:value-type="string" calcext:value-type="string">
            <text:p>BNC</text:p>
          </table:table-cell>
          <table:table-cell office:value-type="string" calcext:value-type="string">
            <text:p>Burlington, North Carolina</text:p>
          </table:table-cell>
          <table:table-cell office:value-type="string" calcext:value-type="string">
            <text:p>101 North Main Stree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NC</text:p>
          </table:table-cell>
          <table:table-cell office:value-type="float" office:value="27217" calcext:value-type="float">
            <text:p>27217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8.8075920009,-81.2885820003</text:p>
          </table:table-cell>
          <table:table-cell office:value-type="float" office:value="-81.289" calcext:value-type="float">
            <text:p>-81.289</text:p>
          </table:table-cell>
          <table:table-cell office:value-type="float" office:value="28.808" calcext:value-type="float">
            <text:p>28.808</text:p>
          </table:table-cell>
          <table:table-cell office:value-type="string" calcext:value-type="string">
            <text:p>SFA</text:p>
          </table:table-cell>
          <table:table-cell office:value-type="string" calcext:value-type="string">
            <text:p>Sanford (Auto Train), Florida</text:p>
          </table:table-cell>
          <table:table-cell office:value-type="string" calcext:value-type="string">
            <text:p>600 South Persimmon Avenue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32771-2385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6.5225220006,-88.8880080004</text:p>
          </table:table-cell>
          <table:table-cell office:value-type="float" office:value="-88.888" calcext:value-type="float">
            <text:p>-88.888</text:p>
          </table:table-cell>
          <table:table-cell office:value-type="float" office:value="36.523" calcext:value-type="float">
            <text:p>36.523</text:p>
          </table:table-cell>
          <table:table-cell office:value-type="string" calcext:value-type="string">
            <text:p>FTN</text:p>
          </table:table-cell>
          <table:table-cell office:value-type="string" calcext:value-type="string">
            <text:p>Fulton, Kentucky</text:p>
          </table:table-cell>
          <table:table-cell office:value-type="string" calcext:value-type="string">
            <text:p>21 Newton Rd.</text:p>
          </table:table-cell>
          <table:table-cell office:value-type="string" calcext:value-type="string">
            <text:p>Fulton</text:p>
          </table:table-cell>
          <table:table-cell office:value-type="string" calcext:value-type="string">
            <text:p>KY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7.751881258,-122.197740497</text:p>
          </table:table-cell>
          <table:table-cell office:value-type="float" office:value="-122.198" calcext:value-type="float">
            <text:p>-122.198</text:p>
          </table:table-cell>
          <table:table-cell office:value-type="float" office:value="37.752" calcext:value-type="float">
            <text:p>37.752</text:p>
          </table:table-cell>
          <table:table-cell office:value-type="string" calcext:value-type="string">
            <text:p>OAC</text:p>
          </table:table-cell>
          <table:table-cell office:value-type="string" calcext:value-type="string">
            <text:p>Coliseum/Oakland Airport, Oakland, California</text:p>
          </table:table-cell>
          <table:table-cell office:value-type="string" calcext:value-type="string">
            <text:p>700 73rd Avenue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621-3316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5.1883580012,-114.052071</text:p>
          </table:table-cell>
          <table:table-cell office:value-type="float" office:value="-114.052" calcext:value-type="float">
            <text:p>-114.052</text:p>
          </table:table-cell>
          <table:table-cell office:value-type="float" office:value="35.188" calcext:value-type="float">
            <text:p>35.188</text:p>
          </table:table-cell>
          <table:table-cell office:value-type="string" calcext:value-type="string">
            <text:p>KNG</text:p>
          </table:table-cell>
          <table:table-cell office:value-type="string" calcext:value-type="string">
            <text:p>Kingman, Arizona</text:p>
          </table:table-cell>
          <table:table-cell office:value-type="string" calcext:value-type="string">
            <text:p>106 4th Street</text:p>
          </table:table-cell>
          <table:table-cell office:value-type="string" calcext:value-type="string">
            <text:p>Kingman</text:p>
          </table:table-cell>
          <table:table-cell office:value-type="string" calcext:value-type="string">
            <text:p>AZ</text:p>
          </table:table-cell>
          <table:table-cell office:value-type="float" office:value="86401" calcext:value-type="float">
            <text:p>86401</text:p>
          </table:table-cell>
          <table:table-cell office:value-type="string" calcext:value-type="string">
            <text:p>RAI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3.0821150009,-73.8101579996</text:p>
          </table:table-cell>
          <table:table-cell office:value-type="float" office:value="-73.81" calcext:value-type="float">
            <text:p>-73.81</text:p>
          </table:table-cell>
          <table:table-cell office:value-type="float" office:value="43.082" calcext:value-type="float">
            <text:p>43.082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aratoga Springs, New York</text:p>
          </table:table-cell>
          <table:table-cell office:value-type="string" calcext:value-type="string">
            <text:p>26 Station Lane</text:p>
          </table:table-cell>
          <table:table-cell office:value-type="string" calcext:value-type="string">
            <text:p>Saratoga Springs</text:p>
          </table:table-cell>
          <table:table-cell office:value-type="string" calcext:value-type="string">
            <text:p>NY</text:p>
          </table:table-cell>
          <table:table-cell office:value-type="float" office:value="12866" calcext:value-type="float">
            <text:p>12866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8.791546001,-121.236275</text:p>
          </table:table-cell>
          <table:table-cell office:value-type="float" office:value="-121.236" calcext:value-type="float">
            <text:p>-121.236</text:p>
          </table:table-cell>
          <table:table-cell office:value-type="float" office:value="38.792" calcext:value-type="float">
            <text:p>38.792</text:p>
          </table:table-cell>
          <table:table-cell office:value-type="string" calcext:value-type="string">
            <text:p>RLN</text:p>
          </table:table-cell>
          <table:table-cell office:value-type="string" calcext:value-type="string">
            <text:p>Rocklin, California</text:p>
          </table:table-cell>
          <table:table-cell office:value-type="string" calcext:value-type="string">
            <text:p>Rocklin Rd. and Railroad Ave.</text:p>
          </table:table-cell>
          <table:table-cell office:value-type="string" calcext:value-type="string">
            <text:p>Rocklin</text:p>
          </table:table-cell>
          <table:table-cell office:value-type="string" calcext:value-type="string">
            <text:p>CA</text:p>
          </table:table-cell>
          <table:table-cell office:value-type="float" office:value="95677" calcext:value-type="float">
            <text:p>95677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0.3172190005,-74.6232300002</text:p>
          </table:table-cell>
          <table:table-cell office:value-type="float" office:value="-74.623" calcext:value-type="float">
            <text:p>-74.623</text:p>
          </table:table-cell>
          <table:table-cell office:value-type="float" office:value="40.317" calcext:value-type="float">
            <text:p>40.317</text:p>
          </table:table-cell>
          <table:table-cell office:value-type="string" calcext:value-type="string">
            <text:p>PJC</text:p>
          </table:table-cell>
          <table:table-cell office:value-type="string" calcext:value-type="string">
            <text:p>Princeton Junction, New Jersey</text:p>
          </table:table-cell>
          <table:table-cell office:value-type="string" calcext:value-type="string">
            <text:p>2 Wallace Road</text:p>
          </table:table-cell>
          <table:table-cell office:value-type="string" calcext:value-type="string">
            <text:p>Princeton Junction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08550-1008</text:p>
          </table:table-cell>
          <table:table-cell office:value-type="string" calcext:value-type="string">
            <text:p>RAIL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5.6229250008,-120.686935</text:p>
          </table:table-cell>
          <table:table-cell office:value-type="float" office:value="-120.687" calcext:value-type="float">
            <text:p>-120.687</text:p>
          </table:table-cell>
          <table:table-cell office:value-type="float" office:value="35.623" calcext:value-type="float">
            <text:p>35.623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Paso Robles, California</text:p>
          </table:table-cell>
          <table:table-cell office:value-type="string" calcext:value-type="string">
            <text:p>800 Pine Street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446-2856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7.5989110014,-122.32843</text:p>
          </table:table-cell>
          <table:table-cell office:value-type="float" office:value="-122.328" calcext:value-type="float">
            <text:p>-122.328</text:p>
          </table:table-cell>
          <table:table-cell office:value-type="float" office:value="47.599" calcext:value-type="float">
            <text:p>47.599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eattle (Amtrak), Washington</text:p>
          </table:table-cell>
          <table:table-cell office:value-type="string" calcext:value-type="string">
            <text:p>303 South Jackson Street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98104-2868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2.2613790013,-71.7933269998</text:p>
          </table:table-cell>
          <table:table-cell office:value-type="float" office:value="-71.793" calcext:value-type="float">
            <text:p>-71.793</text:p>
          </table:table-cell>
          <table:table-cell office:value-type="float" office:value="42.261" calcext:value-type="float">
            <text:p>42.261</text:p>
          </table:table-cell>
          <table:table-cell office:value-type="string" calcext:value-type="string">
            <text:p>WOR</text:p>
          </table:table-cell>
          <table:table-cell office:value-type="string" calcext:value-type="string">
            <text:p>Worcester, Massachusetts</text:p>
          </table:table-cell>
          <table:table-cell office:value-type="string" calcext:value-type="string">
            <text:p>2 Washington Square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MA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3.8529930008,-73.3906400003</text:p>
          </table:table-cell>
          <table:table-cell office:value-type="float" office:value="-73.391" calcext:value-type="float">
            <text:p>-73.391</text:p>
          </table:table-cell>
          <table:table-cell office:value-type="float" office:value="43.853" calcext:value-type="float">
            <text:p>43.853</text:p>
          </table:table-cell>
          <table:table-cell office:value-type="string" calcext:value-type="string">
            <text:p>FTC</text:p>
          </table:table-cell>
          <table:table-cell office:value-type="string" calcext:value-type="string">
            <text:p>Ticonderoga, New York</text:p>
          </table:table-cell>
          <table:table-cell office:value-type="string" calcext:value-type="string">
            <text:p>NYS Hwy 74 and Sandy Redoubt</text:p>
          </table:table-cell>
          <table:table-cell office:value-type="string" calcext:value-type="string">
            <text:p>Ticonderoga</text:p>
          </table:table-cell>
          <table:table-cell office:value-type="string" calcext:value-type="string">
            <text:p>NY</text:p>
          </table:table-cell>
          <table:table-cell office:value-type="float" office:value="12883" calcext:value-type="float">
            <text:p>12883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5.9970360007,-78.9072270002</text:p>
          </table:table-cell>
          <table:table-cell office:value-type="float" office:value="-78.907" calcext:value-type="float">
            <text:p>-78.907</text:p>
          </table:table-cell>
          <table:table-cell office:value-type="float" office:value="35.997" calcext:value-type="float">
            <text:p>35.997</text:p>
          </table:table-cell>
          <table:table-cell office:value-type="string" calcext:value-type="string">
            <text:p>DNC</text:p>
          </table:table-cell>
          <table:table-cell office:value-type="string" calcext:value-type="string">
            <text:p>Durham, North Carolina</text:p>
          </table:table-cell>
          <table:table-cell office:value-type="string" calcext:value-type="string">
            <text:p>400 W. Chapel Hill Street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C</text:p>
          </table:table-cell>
          <table:table-cell office:value-type="float" office:value="27701" calcext:value-type="float">
            <text:p>27701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8.2934324953,-81.4051217697</text:p>
          </table:table-cell>
          <table:table-cell office:value-type="float" office:value="-81.405" calcext:value-type="float">
            <text:p>-81.405</text:p>
          </table:table-cell>
          <table:table-cell office:value-type="float" office:value="28.293" calcext:value-type="float">
            <text:p>28.293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Kissimmee, Florida</text:p>
          </table:table-cell>
          <table:table-cell office:value-type="string" calcext:value-type="string">
            <text:p>111 East Dakin Ave.</text:p>
          </table:table-cell>
          <table:table-cell office:value-type="string" calcext:value-type="string">
            <text:p>Kissimme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34741-5723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4.9321710012,-123.026237</text:p>
          </table:table-cell>
          <table:table-cell office:value-type="float" office:value="-123.026" calcext:value-type="float">
            <text:p>-123.026</text:p>
          </table:table-cell>
          <table:table-cell office:value-type="float" office:value="44.932" calcext:value-type="float">
            <text:p>44.932</text:p>
          </table:table-cell>
          <table:table-cell office:value-type="string" calcext:value-type="string">
            <text:p>SLM</text:p>
          </table:table-cell>
          <table:table-cell office:value-type="string" calcext:value-type="string">
            <text:p>Salem, Oregon</text:p>
          </table:table-cell>
          <table:table-cell office:value-type="string" calcext:value-type="string">
            <text:p>500 13th Street SE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OR</text:p>
          </table:table-cell>
          <table:table-cell office:value-type="float" office:value="97301" calcext:value-type="float">
            <text:p>97301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7.9792820011,-122.215622</text:p>
          </table:table-cell>
          <table:table-cell office:value-type="float" office:value="-122.216" calcext:value-type="float">
            <text:p>-122.216</text:p>
          </table:table-cell>
          <table:table-cell office:value-type="float" office:value="47.979" calcext:value-type="float">
            <text:p>47.979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ett, Washington</text:p>
          </table:table-cell>
          <table:table-cell office:value-type="string" calcext:value-type="string">
            <text:p>3201 Smith Ave.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WA</text:p>
          </table:table-cell>
          <table:table-cell office:value-type="float" office:value="98201" calcext:value-type="float">
            <text:p>98201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4.2109790007,-118.447922</text:p>
          </table:table-cell>
          <table:table-cell office:value-type="float" office:value="-118.448" calcext:value-type="float">
            <text:p>-118.448</text:p>
          </table:table-cell>
          <table:table-cell office:value-type="float" office:value="34.211" calcext:value-type="float">
            <text:p>34.211</text:p>
          </table:table-cell>
          <table:table-cell office:value-type="string" calcext:value-type="string">
            <text:p>VNC</text:p>
          </table:table-cell>
          <table:table-cell office:value-type="string" calcext:value-type="string">
            <text:p>Van Nuys (Amtrak), California</text:p>
          </table:table-cell>
          <table:table-cell office:value-type="string" calcext:value-type="string">
            <text:p>7724 Van Nuys Blvd.</text:p>
          </table:table-cell>
          <table:table-cell office:value-type="string" calcext:value-type="string">
            <text:p>Van Nuys</text:p>
          </table:table-cell>
          <table:table-cell office:value-type="string" calcext:value-type="string">
            <text:p>CA</text:p>
          </table:table-cell>
          <table:table-cell office:value-type="float" office:value="91405" calcext:value-type="float">
            <text:p>91405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2.3638230009,-88.6961670002</text:p>
          </table:table-cell>
          <table:table-cell office:value-type="float" office:value="-88.696" calcext:value-type="float">
            <text:p>-88.696</text:p>
          </table:table-cell>
          <table:table-cell office:value-type="float" office:value="32.364" calcext:value-type="float">
            <text:p>32.364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eridian, Mississippi</text:p>
          </table:table-cell>
          <table:table-cell office:value-type="string" calcext:value-type="string">
            <text:p>1901 Front Street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MS</text:p>
          </table:table-cell>
          <table:table-cell office:value-type="float" office:value="39301" calcext:value-type="float">
            <text:p>39301</text:p>
          </table:table-cell>
          <table:table-cell office:value-type="string" calcext:value-type="string">
            <text:p>RAI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3.8042600005,-117.884819</text:p>
          </table:table-cell>
          <table:table-cell office:value-type="float" office:value="-117.885" calcext:value-type="float">
            <text:p>-117.885</text:p>
          </table:table-cell>
          <table:table-cell office:value-type="float" office:value="33.804" calcext:value-type="float">
            <text:p>33.80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Anaheim, California</text:p>
          </table:table-cell>
          <table:table-cell office:value-type="string" calcext:value-type="string">
            <text:p>2150 East Katella Avenue</text:p>
          </table:table-cell>
          <table:table-cell office:value-type="string" calcext:value-type="string">
            <text:p>Anaheim</text:p>
          </table:table-cell>
          <table:table-cell office:value-type="string" calcext:value-type="string">
            <text:p>CA</text:p>
          </table:table-cell>
          <table:table-cell office:value-type="float" office:value="92806" calcext:value-type="float">
            <text:p>92806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0.1400990004,-102.399055</text:p>
          </table:table-cell>
          <table:table-cell office:value-type="float" office:value="-102.399" calcext:value-type="float">
            <text:p>-102.399</text:p>
          </table:table-cell>
          <table:table-cell office:value-type="float" office:value="30.14" calcext:value-type="float">
            <text:p>30.14</text:p>
          </table:table-cell>
          <table:table-cell office:value-type="string" calcext:value-type="string">
            <text:p>SND</text:p>
          </table:table-cell>
          <table:table-cell office:value-type="string" calcext:value-type="string">
            <text:p>Sanderson, Texas</text:p>
          </table:table-cell>
          <table:table-cell office:value-type="string" calcext:value-type="string">
            <text:p>201 West Downey Street</text:p>
          </table:table-cell>
          <table:table-cell office:value-type="string" calcext:value-type="string">
            <text:p>Sanderson</text:p>
          </table:table-cell>
          <table:table-cell office:value-type="string" calcext:value-type="string">
            <text:p>TX</text:p>
          </table:table-cell>
          <table:table-cell office:value-type="float" office:value="79848" calcext:value-type="float">
            <text:p>79848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7.7525980006,-100.016579</text:p>
          </table:table-cell>
          <table:table-cell office:value-type="float" office:value="-100.017" calcext:value-type="float">
            <text:p>-100.017</text:p>
          </table:table-cell>
          <table:table-cell office:value-type="float" office:value="37.753" calcext:value-type="float">
            <text:p>37.753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>Dodge City, Kansas</text:p>
          </table:table-cell>
          <table:table-cell office:value-type="string" calcext:value-type="string">
            <text:p>Central Ave &amp; Wyatt Earp St.</text:p>
          </table:table-cell>
          <table:table-cell office:value-type="string" calcext:value-type="string">
            <text:p>Dodge City</text:p>
          </table:table-cell>
          <table:table-cell office:value-type="string" calcext:value-type="string">
            <text:p>KS</text:p>
          </table:table-cell>
          <table:table-cell office:value-type="float" office:value="67801" calcext:value-type="float">
            <text:p>67801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0.0181010006,-79.5925980002</text:p>
          </table:table-cell>
          <table:table-cell office:value-type="float" office:value="-79.593" calcext:value-type="float">
            <text:p>-79.593</text:p>
          </table:table-cell>
          <table:table-cell office:value-type="float" office:value="40.018" calcext:value-type="float">
            <text:p>40.018</text:p>
          </table:table-cell>
          <table:table-cell office:value-type="string" calcext:value-type="string">
            <text:p>COV</text:p>
          </table:table-cell>
          <table:table-cell office:value-type="string" calcext:value-type="string">
            <text:p>Connellsville, Pennsylvania</text:p>
          </table:table-cell>
          <table:table-cell office:value-type="string" calcext:value-type="string">
            <text:p>North Water Street and West Peach Street</text:p>
          </table:table-cell>
          <table:table-cell office:value-type="string" calcext:value-type="string">
            <text:p>Connellsville</text:p>
          </table:table-cell>
          <table:table-cell office:value-type="string" calcext:value-type="string">
            <text:p>PA</text:p>
          </table:table-cell>
          <table:table-cell office:value-type="float" office:value="15425" calcext:value-type="float">
            <text:p>15425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4.7414670009,-97.2190020004</text:p>
          </table:table-cell>
          <table:table-cell office:value-type="float" office:value="-97.219" calcext:value-type="float">
            <text:p>-97.219</text:p>
          </table:table-cell>
          <table:table-cell office:value-type="float" office:value="34.741" calcext:value-type="float">
            <text:p>34.741</text:p>
          </table:table-cell>
          <table:table-cell office:value-type="string" calcext:value-type="string">
            <text:p>PVL</text:p>
          </table:table-cell>
          <table:table-cell office:value-type="string" calcext:value-type="string">
            <text:p>Pauls Valley, Oklahoma</text:p>
          </table:table-cell>
          <table:table-cell office:value-type="string" calcext:value-type="string">
            <text:p>East Paul Ave. and South Santa Fe St.</text:p>
          </table:table-cell>
          <table:table-cell office:value-type="string" calcext:value-type="string">
            <text:p>Pauls Valley</text:p>
          </table:table-cell>
          <table:table-cell office:value-type="string" calcext:value-type="string">
            <text:p>OK</text:p>
          </table:table-cell>
          <table:table-cell office:value-type="float" office:value="73075" calcext:value-type="float">
            <text:p>73075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41.8787310009,-87.6391679996</text:p>
          </table:table-cell>
          <table:table-cell office:value-type="float" office:value="-87.639" calcext:value-type="float">
            <text:p>-87.639</text:p>
          </table:table-cell>
          <table:table-cell office:value-type="float" office:value="41.879" calcext:value-type="float">
            <text:p>41.879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hicago (Union Station), Illinois</text:p>
          </table:table-cell>
          <table:table-cell office:value-type="string" calcext:value-type="string">
            <text:p>225 South Canal Street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06" calcext:value-type="float">
            <text:p>60606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5.6573100007,-120.966316</text:p>
          </table:table-cell>
          <table:table-cell office:value-type="float" office:value="-120.966" calcext:value-type="float">
            <text:p>-120.966</text:p>
          </table:table-cell>
          <table:table-cell office:value-type="float" office:value="45.657" calcext:value-type="float">
            <text:p>45.657</text:p>
          </table:table-cell>
          <table:table-cell office:value-type="string" calcext:value-type="string">
            <text:p>WIH</text:p>
          </table:table-cell>
          <table:table-cell office:value-type="string" calcext:value-type="string">
            <text:p>Wishram, Washington</text:p>
          </table:table-cell>
          <table:table-cell office:value-type="string" calcext:value-type="string">
            <text:p>1 Railroad Avenue</text:p>
          </table:table-cell>
          <table:table-cell office:value-type="string" calcext:value-type="string">
            <text:p>Wishram</text:p>
          </table:table-cell>
          <table:table-cell office:value-type="string" calcext:value-type="string">
            <text:p>WA</text:p>
          </table:table-cell>
          <table:table-cell office:value-type="float" office:value="98673" calcext:value-type="float">
            <text:p>98673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43.5549660008,-73.4031070003</text:p>
          </table:table-cell>
          <table:table-cell office:value-type="float" office:value="-73.403" calcext:value-type="float">
            <text:p>-73.403</text:p>
          </table:table-cell>
          <table:table-cell office:value-type="float" office:value="43.555" calcext:value-type="float">
            <text:p>43.555</text:p>
          </table:table-cell>
          <table:table-cell office:value-type="string" calcext:value-type="string">
            <text:p>WHL</text:p>
          </table:table-cell>
          <table:table-cell office:value-type="string" calcext:value-type="string">
            <text:p>Whitehall, New York</text:p>
          </table:table-cell>
          <table:table-cell office:value-type="string" calcext:value-type="string">
            <text:p>Main St. and Saunders St.</text:p>
          </table:table-cell>
          <table:table-cell office:value-type="string" calcext:value-type="string">
            <text:p>Whitehall</text:p>
          </table:table-cell>
          <table:table-cell office:value-type="string" calcext:value-type="string">
            <text:p>NY</text:p>
          </table:table-cell>
          <table:table-cell office:value-type="float" office:value="12887" calcext:value-type="float">
            <text:p>12887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1.3700520006,-82.0970079999</text:p>
          </table:table-cell>
          <table:table-cell office:value-type="float" office:value="-82.097" calcext:value-type="float">
            <text:p>-82.097</text:p>
          </table:table-cell>
          <table:table-cell office:value-type="float" office:value="41.37" calcext:value-type="float">
            <text:p>41.37</text:p>
          </table:table-cell>
          <table:table-cell office:value-type="string" calcext:value-type="string">
            <text:p>ELY</text:p>
          </table:table-cell>
          <table:table-cell office:value-type="string" calcext:value-type="string">
            <text:p>Elyria, Ohio</text:p>
          </table:table-cell>
          <table:table-cell office:value-type="string" calcext:value-type="string">
            <text:p>410 East River Road</text:p>
          </table:table-cell>
          <table:table-cell office:value-type="string" calcext:value-type="string">
            <text:p>Elyria</text:p>
          </table:table-cell>
          <table:table-cell office:value-type="string" calcext:value-type="string">
            <text:p>OH</text:p>
          </table:table-cell>
          <table:table-cell office:value-type="float" office:value="44035" calcext:value-type="float">
            <text:p>44035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4.5645410006,-92.54184</text:p>
          </table:table-cell>
          <table:table-cell office:value-type="float" office:value="-92.542" calcext:value-type="float">
            <text:p>-92.542</text:p>
          </table:table-cell>
          <table:table-cell office:value-type="float" office:value="44.565" calcext:value-type="float">
            <text:p>44.565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ed Wing, Minnesota</text:p>
          </table:table-cell>
          <table:table-cell office:value-type="string" calcext:value-type="string">
            <text:p>420 Levee Street</text:p>
          </table:table-cell>
          <table:table-cell office:value-type="string" calcext:value-type="string">
            <text:p>Red Wing</text:p>
          </table:table-cell>
          <table:table-cell office:value-type="string" calcext:value-type="string">
            <text:p>MN</text:p>
          </table:table-cell>
          <table:table-cell office:value-type="float" office:value="55066" calcext:value-type="float">
            <text:p>55066</text:p>
          </table:table-cell>
          <table:table-cell office:value-type="string" calcext:value-type="string">
            <text:p>RAI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8.435589001,-122.329781</text:p>
          </table:table-cell>
          <table:table-cell office:value-type="float" office:value="-122.33" calcext:value-type="float">
            <text:p>-122.33</text:p>
          </table:table-cell>
          <table:table-cell office:value-type="float" office:value="48.436" calcext:value-type="float">
            <text:p>48.436</text:p>
          </table:table-cell>
          <table:table-cell office:value-type="string" calcext:value-type="string">
            <text:p>MVW</text:p>
          </table:table-cell>
          <table:table-cell office:value-type="string" calcext:value-type="string">
            <text:p>Mount Vernon, Washington</text:p>
          </table:table-cell>
          <table:table-cell office:value-type="string" calcext:value-type="string">
            <text:p>105 East Kincaid St.</text:p>
          </table:table-cell>
          <table:table-cell office:value-type="string" calcext:value-type="string">
            <text:p>Mount Verno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98273-4327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2.3049010011,-83.2418439998</text:p>
          </table:table-cell>
          <table:table-cell office:value-type="float" office:value="-83.242" calcext:value-type="float">
            <text:p>-83.242</text:p>
          </table:table-cell>
          <table:table-cell office:value-type="float" office:value="42.305" calcext:value-type="float">
            <text:p>42.305</text:p>
          </table:table-cell>
          <table:table-cell office:value-type="string" calcext:value-type="string">
            <text:p>GFV</text:p>
          </table:table-cell>
          <table:table-cell office:value-type="string" calcext:value-type="string">
            <text:p>Greenfield Village, Michigan</text:p>
          </table:table-cell>
          <table:table-cell office:value-type="string" calcext:value-type="string">
            <text:p>20900 Oakwood Blvd.</text:p>
          </table:table-cell>
          <table:table-cell office:value-type="string" calcext:value-type="string">
            <text:p>Dearborn</text:p>
          </table:table-cell>
          <table:table-cell office:value-type="string" calcext:value-type="string">
            <text:p>MI</text:p>
          </table:table-cell>
          <table:table-cell office:value-type="float" office:value="48216" calcext:value-type="float">
            <text:p>48216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30.3671740006,-88.5585710004</text:p>
          </table:table-cell>
          <table:table-cell office:value-type="float" office:value="-88.559" calcext:value-type="float">
            <text:p>-88.559</text:p>
          </table:table-cell>
          <table:table-cell office:value-type="float" office:value="30.367" calcext:value-type="float">
            <text:p>30.367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Pascagoula, Mississippi</text:p>
          </table:table-cell>
          <table:table-cell office:value-type="string" calcext:value-type="string">
            <text:p>505 Railroad Avenue</text:p>
          </table:table-cell>
          <table:table-cell office:value-type="string" calcext:value-type="string">
            <text:p>Pascagoula</text:p>
          </table:table-cell>
          <table:table-cell office:value-type="string" calcext:value-type="string">
            <text:p>MS</text:p>
          </table:table-cell>
          <table:table-cell office:value-type="float" office:value="39567" calcext:value-type="float">
            <text:p>39567</text:p>
          </table:table-cell>
          <table:table-cell office:value-type="string" calcext:value-type="string">
            <text:p>RAI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46.9906620013,-122.795807</text:p>
          </table:table-cell>
          <table:table-cell office:value-type="float" office:value="-122.796" calcext:value-type="float">
            <text:p>-122.796</text:p>
          </table:table-cell>
          <table:table-cell office:value-type="float" office:value="46.991" calcext:value-type="float">
            <text:p>46.991</text:p>
          </table:table-cell>
          <table:table-cell office:value-type="string" calcext:value-type="string">
            <text:p>OLW</text:p>
          </table:table-cell>
          <table:table-cell office:value-type="string" calcext:value-type="string">
            <text:p>Olympia/Lacey, Washington</text:p>
          </table:table-cell>
          <table:table-cell office:value-type="string" calcext:value-type="string">
            <text:p>6600 Yelm Highway S.E.</text:p>
          </table:table-cell>
          <table:table-cell office:value-type="string" calcext:value-type="string">
            <text:p>Lacey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98513-6481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33.501484001,-117.663261</text:p>
          </table:table-cell>
          <table:table-cell office:value-type="float" office:value="-117.663" calcext:value-type="float">
            <text:p>-117.663</text:p>
          </table:table-cell>
          <table:table-cell office:value-type="float" office:value="33.501" calcext:value-type="float">
            <text:p>33.501</text:p>
          </table:table-cell>
          <table:table-cell office:value-type="string" calcext:value-type="string">
            <text:p>SNC</text:p>
          </table:table-cell>
          <table:table-cell office:value-type="string" calcext:value-type="string">
            <text:p>San Juan Capistrano, California</text:p>
          </table:table-cell>
          <table:table-cell office:value-type="string" calcext:value-type="string">
            <text:p>26701 Verdugo Street</text:p>
          </table:table-cell>
          <table:table-cell office:value-type="string" calcext:value-type="string">
            <text:p>San Juan Capistrano</text:p>
          </table:table-cell>
          <table:table-cell office:value-type="string" calcext:value-type="string">
            <text:p>CA</text:p>
          </table:table-cell>
          <table:table-cell office:value-type="float" office:value="92675" calcext:value-type="float">
            <text:p>92675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42.316975001,-85.1856919997</text:p>
          </table:table-cell>
          <table:table-cell office:value-type="float" office:value="-85.186" calcext:value-type="float">
            <text:p>-85.186</text:p>
          </table:table-cell>
          <table:table-cell office:value-type="float" office:value="42.317" calcext:value-type="float">
            <text:p>42.317</text:p>
          </table:table-cell>
          <table:table-cell office:value-type="string" calcext:value-type="string">
            <text:p>BTL</text:p>
          </table:table-cell>
          <table:table-cell office:value-type="string" calcext:value-type="string">
            <text:p>Battle Creek, Michigan</text:p>
          </table:table-cell>
          <table:table-cell office:value-type="string" calcext:value-type="string">
            <text:p>104 Capital Ave. S.W.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49017-3535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2.8784830012,-78.8750610004</text:p>
          </table:table-cell>
          <table:table-cell office:value-type="float" office:value="-78.875" calcext:value-type="float">
            <text:p>-78.875</text:p>
          </table:table-cell>
          <table:table-cell office:value-type="float" office:value="42.878" calcext:value-type="float">
            <text:p>42.878</text:p>
          </table:table-cell>
          <table:table-cell office:value-type="string" calcext:value-type="string">
            <text:p>BFX</text:p>
          </table:table-cell>
          <table:table-cell office:value-type="string" calcext:value-type="string">
            <text:p>Buffalo (Exchange St), New York</text:p>
          </table:table-cell>
          <table:table-cell office:value-type="string" calcext:value-type="string">
            <text:p>75 Exchange Street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Y</text:p>
          </table:table-cell>
          <table:table-cell office:value-type="float" office:value="14203" calcext:value-type="float">
            <text:p>14203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42.2954520008,-85.5835879997</text:p>
          </table:table-cell>
          <table:table-cell office:value-type="float" office:value="-85.584" calcext:value-type="float">
            <text:p>-85.584</text:p>
          </table:table-cell>
          <table:table-cell office:value-type="float" office:value="42.295" calcext:value-type="float">
            <text:p>42.295</text:p>
          </table:table-cell>
          <table:table-cell office:value-type="string" calcext:value-type="string">
            <text:p>KAL</text:p>
          </table:table-cell>
          <table:table-cell office:value-type="string" calcext:value-type="string">
            <text:p>Kalamazoo, Michigan</text:p>
          </table:table-cell>
          <table:table-cell office:value-type="string" calcext:value-type="string">
            <text:p>459 North Burdick St.</text:p>
          </table:table-cell>
          <table:table-cell office:value-type="string" calcext:value-type="string">
            <text:p>Kalamazo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49007-3669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34.9626050008,-120.572945</text:p>
          </table:table-cell>
          <table:table-cell office:value-type="float" office:value="-120.573" calcext:value-type="float">
            <text:p>-120.573</text:p>
          </table:table-cell>
          <table:table-cell office:value-type="float" office:value="34.963" calcext:value-type="float">
            <text:p>34.963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dalupe, California</text:p>
          </table:table-cell>
          <table:table-cell office:value-type="string" calcext:value-type="string">
            <text:p>330 Guadalupe Street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CA</text:p>
          </table:table-cell>
          <table:table-cell office:value-type="float" office:value="93434" calcext:value-type="float">
            <text:p>93434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4.413925001,-119.69072</text:p>
          </table:table-cell>
          <table:table-cell office:value-type="float" office:value="-119.691" calcext:value-type="float">
            <text:p>-119.691</text:p>
          </table:table-cell>
          <table:table-cell office:value-type="float" office:value="34.414" calcext:value-type="float">
            <text:p>34.414</text:p>
          </table:table-cell>
          <table:table-cell office:value-type="string" calcext:value-type="string">
            <text:p>SBA</text:p>
          </table:table-cell>
          <table:table-cell office:value-type="string" calcext:value-type="string">
            <text:p>Santa Barbara, California</text:p>
          </table:table-cell>
          <table:table-cell office:value-type="string" calcext:value-type="string">
            <text:p>209 State Street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101-3833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48.6369400007,-112.330025</text:p>
          </table:table-cell>
          <table:table-cell office:value-type="float" office:value="-112.33" calcext:value-type="float">
            <text:p>-112.33</text:p>
          </table:table-cell>
          <table:table-cell office:value-type="float" office:value="48.637" calcext:value-type="float">
            <text:p>48.637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ut Bank, Montana</text:p>
          </table:table-cell>
          <table:table-cell office:value-type="string" calcext:value-type="string">
            <text:p>101 BNSF Industrial Site</text:p>
          </table:table-cell>
          <table:table-cell office:value-type="string" calcext:value-type="string">
            <text:p>Cut Bank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59427-2934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8.720486001,-122.509888</text:p>
          </table:table-cell>
          <table:table-cell office:value-type="float" office:value="-122.51" calcext:value-type="float">
            <text:p>-122.51</text:p>
          </table:table-cell>
          <table:table-cell office:value-type="float" office:value="48.72" calcext:value-type="float">
            <text:p>48.72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lingham, Washington</text:p>
          </table:table-cell>
          <table:table-cell office:value-type="string" calcext:value-type="string">
            <text:p>401 Harris Avenue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float" office:value="98225" calcext:value-type="float">
            <text:p>98225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2.9920540011,-117.270073</text:p>
          </table:table-cell>
          <table:table-cell office:value-type="float" office:value="-117.27" calcext:value-type="float">
            <text:p>-117.27</text:p>
          </table:table-cell>
          <table:table-cell office:value-type="float" office:value="32.992" calcext:value-type="float">
            <text:p>32.992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ana Beach, California</text:p>
          </table:table-cell>
          <table:table-cell office:value-type="string" calcext:value-type="string">
            <text:p>105 North Cedros Avenue</text:p>
          </table:table-cell>
          <table:table-cell office:value-type="string" calcext:value-type="string">
            <text:p>Solana Beach</text:p>
          </table:table-cell>
          <table:table-cell office:value-type="string" calcext:value-type="string">
            <text:p>CA</text:p>
          </table:table-cell>
          <table:table-cell office:value-type="float" office:value="92075" calcext:value-type="float">
            <text:p>92075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9.2793270012,-89.888916</text:p>
          </table:table-cell>
          <table:table-cell office:value-type="float" office:value="-89.889" calcext:value-type="float">
            <text:p>-89.889</text:p>
          </table:table-cell>
          <table:table-cell office:value-type="float" office:value="39.279" calcext:value-type="float">
            <text:p>39.279</text:p>
          </table:table-cell>
          <table:table-cell office:value-type="string" calcext:value-type="string">
            <text:p>CRV</text:p>
          </table:table-cell>
          <table:table-cell office:value-type="string" calcext:value-type="string">
            <text:p>Carlinville, Illinois</text:p>
          </table:table-cell>
          <table:table-cell office:value-type="string" calcext:value-type="string">
            <text:p>128 Alton Rd.</text:p>
          </table:table-cell>
          <table:table-cell office:value-type="string" calcext:value-type="string">
            <text:p>Carlinvi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62626-1625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6.3545880011,-94.7951130001</text:p>
          </table:table-cell>
          <table:table-cell office:value-type="float" office:value="-94.795" calcext:value-type="float">
            <text:p>-94.795</text:p>
          </table:table-cell>
          <table:table-cell office:value-type="float" office:value="46.355" calcext:value-type="float">
            <text:p>46.355</text:p>
          </table:table-cell>
          <table:table-cell office:value-type="string" calcext:value-type="string">
            <text:p>SPL</text:p>
          </table:table-cell>
          <table:table-cell office:value-type="string" calcext:value-type="string">
            <text:p>Staples, Minnesota</text:p>
          </table:table-cell>
          <table:table-cell office:value-type="string" calcext:value-type="string">
            <text:p>First &amp; Fourth Aves</text:p>
          </table:table-cell>
          <table:table-cell office:value-type="string" calcext:value-type="string">
            <text:p>Staples</text:p>
          </table:table-cell>
          <table:table-cell office:value-type="string" calcext:value-type="string">
            <text:p>MN</text:p>
          </table:table-cell>
          <table:table-cell office:value-type="float" office:value="56479" calcext:value-type="float">
            <text:p>56479</text:p>
          </table:table-cell>
          <table:table-cell office:value-type="string" calcext:value-type="string">
            <text:p>RAI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2.2880520006,-83.7440260001</text:p>
          </table:table-cell>
          <table:table-cell office:value-type="float" office:value="-83.744" calcext:value-type="float">
            <text:p>-83.744</text:p>
          </table:table-cell>
          <table:table-cell office:value-type="float" office:value="42.288" calcext:value-type="float">
            <text:p>42.288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Ann Arbor, Michigan</text:p>
          </table:table-cell>
          <table:table-cell office:value-type="string" calcext:value-type="string">
            <text:p>325 Depot Street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MI</text:p>
          </table:table-cell>
          <table:table-cell office:value-type="float" office:value="48104" calcext:value-type="float">
            <text:p>48104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4.114376001,-93.0524440001</text:p>
          </table:table-cell>
          <table:table-cell office:value-type="float" office:value="-93.052" calcext:value-type="float">
            <text:p>-93.052</text:p>
          </table:table-cell>
          <table:table-cell office:value-type="float" office:value="34.114" calcext:value-type="float">
            <text:p>34.114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Arkadelphia, Arkansas</text:p>
          </table:table-cell>
          <table:table-cell office:value-type="string" calcext:value-type="string">
            <text:p>798 South 5th St.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71923-6237</text:p>
          </table:table-cell>
          <table:table-cell office:value-type="string" calcext:value-type="string">
            <text:p>RAI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39.7369160009,-75.5521770002</text:p>
          </table:table-cell>
          <table:table-cell office:value-type="float" office:value="-75.552" calcext:value-type="float">
            <text:p>-75.552</text:p>
          </table:table-cell>
          <table:table-cell office:value-type="float" office:value="39.737" calcext:value-type="float">
            <text:p>39.737</text:p>
          </table:table-cell>
          <table:table-cell office:value-type="string" calcext:value-type="string">
            <text:p>WIL</text:p>
          </table:table-cell>
          <table:table-cell office:value-type="string" calcext:value-type="string">
            <text:p>Wilmington, Delaware</text:p>
          </table:table-cell>
          <table:table-cell office:value-type="string" calcext:value-type="string">
            <text:p>100 South French Street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9801-5036</text:p>
          </table:table-cell>
          <table:table-cell office:value-type="string" calcext:value-type="string">
            <text:p>RAI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36.0683170013,-90.9561609998</text:p>
          </table:table-cell>
          <table:table-cell office:value-type="float" office:value="-90.956" calcext:value-type="float">
            <text:p>-90.956</text:p>
          </table:table-cell>
          <table:table-cell office:value-type="float" office:value="36.068" calcext:value-type="float">
            <text:p>36.068</text:p>
          </table:table-cell>
          <table:table-cell office:value-type="string" calcext:value-type="string">
            <text:p>WNR</text:p>
          </table:table-cell>
          <table:table-cell office:value-type="string" calcext:value-type="string">
            <text:p>Walnut Ridge, Arkansas</text:p>
          </table:table-cell>
          <table:table-cell office:value-type="string" calcext:value-type="string">
            <text:p>109 Southwest Front Street</text:p>
          </table:table-cell>
          <table:table-cell office:value-type="string" calcext:value-type="string">
            <text:p>Walnut Ridge</text:p>
          </table:table-cell>
          <table:table-cell office:value-type="string" calcext:value-type="string">
            <text:p>AR</text:p>
          </table:table-cell>
          <table:table-cell office:value-type="float" office:value="72476" calcext:value-type="float">
            <text:p>72476</text:p>
          </table:table-cell>
          <table:table-cell office:value-type="string" calcext:value-type="string">
            <text:p>RAI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0.0025370008,-75.7081219996</text:p>
          </table:table-cell>
          <table:table-cell office:value-type="float" office:value="-75.708" calcext:value-type="float">
            <text:p>-75.708</text:p>
          </table:table-cell>
          <table:table-cell office:value-type="float" office:value="40.003" calcext:value-type="float">
            <text:p>40.003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Downingtown, Pennsylvania</text:p>
          </table:table-cell>
          <table:table-cell office:value-type="string" calcext:value-type="string">
            <text:p>West Lancaster Ave. and Stuart Ave.</text:p>
          </table:table-cell>
          <table:table-cell office:value-type="string" calcext:value-type="string">
            <text:p>Downingtown</text:p>
          </table:table-cell>
          <table:table-cell office:value-type="string" calcext:value-type="string">
            <text:p>PA</text:p>
          </table:table-cell>
          <table:table-cell office:value-type="float" office:value="19335" calcext:value-type="float">
            <text:p>19335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4.3350720007,-72.7524719997</text:p>
          </table:table-cell>
          <table:table-cell office:value-type="float" office:value="-72.752" calcext:value-type="float">
            <text:p>-72.752</text:p>
          </table:table-cell>
          <table:table-cell office:value-type="float" office:value="44.335" calcext:value-type="float">
            <text:p>44.335</text:p>
          </table:table-cell>
          <table:table-cell office:value-type="string" calcext:value-type="string">
            <text:p>WAB</text:p>
          </table:table-cell>
          <table:table-cell office:value-type="string" calcext:value-type="string">
            <text:p>Waterbury, Vermont</text:p>
          </table:table-cell>
          <table:table-cell office:value-type="string" calcext:value-type="string">
            <text:p>US Hwy 2 and Park Row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VT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42.9563710006,-85.6789929999</text:p>
          </table:table-cell>
          <table:table-cell office:value-type="float" office:value="-85.679" calcext:value-type="float">
            <text:p>-85.679</text:p>
          </table:table-cell>
          <table:table-cell office:value-type="float" office:value="42.956" calcext:value-type="float">
            <text:p>42.956</text:p>
          </table:table-cell>
          <table:table-cell office:value-type="string" calcext:value-type="string">
            <text:p>GRR</text:p>
          </table:table-cell>
          <table:table-cell office:value-type="string" calcext:value-type="string">
            <text:p>Grand Rapids, Michigan</text:p>
          </table:table-cell>
          <table:table-cell office:value-type="string" calcext:value-type="string">
            <text:p>431 Wealthy St. SW</text:p>
          </table:table-cell>
          <table:table-cell office:value-type="string" calcext:value-type="string">
            <text:p>Grand Rapid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49503-4061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42.960789001,-82.4418110004</text:p>
          </table:table-cell>
          <table:table-cell office:value-type="float" office:value="-82.442" calcext:value-type="float">
            <text:p>-82.442</text:p>
          </table:table-cell>
          <table:table-cell office:value-type="float" office:value="42.961" calcext:value-type="float">
            <text:p>42.961</text:p>
          </table:table-cell>
          <table:table-cell office:value-type="string" calcext:value-type="string">
            <text:p>PTH</text:p>
          </table:table-cell>
          <table:table-cell office:value-type="string" calcext:value-type="string">
            <text:p>Port Huron, Michigan</text:p>
          </table:table-cell>
          <table:table-cell office:value-type="string" calcext:value-type="string">
            <text:p>2223 16th Street</text:p>
          </table:table-cell>
          <table:table-cell office:value-type="string" calcext:value-type="string">
            <text:p>Port Huron</text:p>
          </table:table-cell>
          <table:table-cell office:value-type="string" calcext:value-type="string">
            <text:p>MI</text:p>
          </table:table-cell>
          <table:table-cell office:value-type="float" office:value="48060" calcext:value-type="float">
            <text:p>48060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0.4591100009,-83.4133380001</text:p>
          </table:table-cell>
          <table:table-cell office:value-type="float" office:value="-83.413" calcext:value-type="float">
            <text:p>-83.413</text:p>
          </table:table-cell>
          <table:table-cell office:value-type="float" office:value="30.459" calcext:value-type="float">
            <text:p>30.459</text:p>
          </table:table-cell>
          <table:table-cell office:value-type="string" calcext:value-type="string">
            <text:p>MDO</text:p>
          </table:table-cell>
          <table:table-cell office:value-type="string" calcext:value-type="string">
            <text:p>Madison, Florida</text:p>
          </table:table-cell>
          <table:table-cell office:value-type="string" calcext:value-type="string">
            <text:p>1000 South Range Street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32340-2245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41.5248760013,-88.0791400002</text:p>
          </table:table-cell>
          <table:table-cell office:value-type="float" office:value="-88.079" calcext:value-type="float">
            <text:p>-88.079</text:p>
          </table:table-cell>
          <table:table-cell office:value-type="float" office:value="41.525" calcext:value-type="float">
            <text:p>41.525</text:p>
          </table:table-cell>
          <table:table-cell office:value-type="string" calcext:value-type="string">
            <text:p>JOL</text:p>
          </table:table-cell>
          <table:table-cell office:value-type="string" calcext:value-type="string">
            <text:p>Joliet, Illinois</text:p>
          </table:table-cell>
          <table:table-cell office:value-type="string" calcext:value-type="string">
            <text:p>50 East Jefferson Street</text:p>
          </table:table-cell>
          <table:table-cell office:value-type="string" calcext:value-type="string">
            <text:p>Joliet</text:p>
          </table:table-cell>
          <table:table-cell office:value-type="string" calcext:value-type="string">
            <text:p>IL</text:p>
          </table:table-cell>
          <table:table-cell office:value-type="float" office:value="60431" calcext:value-type="float">
            <text:p>60431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45.5286830007,-122.675026</text:p>
          </table:table-cell>
          <table:table-cell office:value-type="float" office:value="-122.675" calcext:value-type="float">
            <text:p>-122.675</text:p>
          </table:table-cell>
          <table:table-cell office:value-type="float" office:value="45.529" calcext:value-type="float">
            <text:p>45.529</text:p>
          </table:table-cell>
          <table:table-cell office:value-type="string" calcext:value-type="string">
            <text:p>PDX</text:p>
          </table:table-cell>
          <table:table-cell office:value-type="string" calcext:value-type="string">
            <text:p>Portland, Oregon</text:p>
          </table:table-cell>
          <table:table-cell office:value-type="string" calcext:value-type="string">
            <text:p>800 NW Sixth Ave.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97209-3789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33.192257001,-87.5601500003</text:p>
          </table:table-cell>
          <table:table-cell office:value-type="float" office:value="-87.56" calcext:value-type="float">
            <text:p>-87.56</text:p>
          </table:table-cell>
          <table:table-cell office:value-type="float" office:value="33.192" calcext:value-type="float">
            <text:p>33.192</text:p>
          </table:table-cell>
          <table:table-cell office:value-type="string" calcext:value-type="string">
            <text:p>TCL</text:p>
          </table:table-cell>
          <table:table-cell office:value-type="string" calcext:value-type="string">
            <text:p>Tuscaloosa, Alabama</text:p>
          </table:table-cell>
          <table:table-cell office:value-type="string" calcext:value-type="string">
            <text:p>2105 Greensboro Ave</text:p>
          </table:table-cell>
          <table:table-cell office:value-type="string" calcext:value-type="string">
            <text:p>Tuscaloosa</text:p>
          </table:table-cell>
          <table:table-cell office:value-type="string" calcext:value-type="string">
            <text:p>AL</text:p>
          </table:table-cell>
          <table:table-cell office:value-type="float" office:value="35401" calcext:value-type="float">
            <text:p>35401</text:p>
          </table:table-cell>
          <table:table-cell office:value-type="string" calcext:value-type="string">
            <text:p>R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40.0717297217,-74.9514310763</text:p>
          </table:table-cell>
          <table:table-cell office:value-type="float" office:value="-74.951" calcext:value-type="float">
            <text:p>-74.951</text:p>
          </table:table-cell>
          <table:table-cell office:value-type="float" office:value="40.072" calcext:value-type="float">
            <text:p>40.072</text:p>
          </table:table-cell>
          <table:table-cell office:value-type="string" calcext:value-type="string">
            <text:p>CWH</text:p>
          </table:table-cell>
          <table:table-cell office:value-type="string" calcext:value-type="string">
            <text:p>Cornwells Heights, Pennsylvania</text:p>
          </table:table-cell>
          <table:table-cell office:value-type="string" calcext:value-type="string">
            <text:p>700 Station Ave.</text:p>
          </table:table-cell>
          <table:table-cell office:value-type="string" calcext:value-type="string">
            <text:p>Cornwells Heights</text:p>
          </table:table-cell>
          <table:table-cell office:value-type="string" calcext:value-type="string">
            <text:p>PA</text:p>
          </table:table-cell>
          <table:table-cell office:value-type="float" office:value="19020" calcext:value-type="float">
            <text:p>19020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38.0473100007,-97.3446040004</text:p>
          </table:table-cell>
          <table:table-cell office:value-type="float" office:value="-97.345" calcext:value-type="float">
            <text:p>-97.345</text:p>
          </table:table-cell>
          <table:table-cell office:value-type="float" office:value="38.047" calcext:value-type="float">
            <text:p>38.047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ewton, Kansas</text:p>
          </table:table-cell>
          <table:table-cell office:value-type="string" calcext:value-type="string">
            <text:p>414 North Main St.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67114-2203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0.083916001,-105.934837</text:p>
          </table:table-cell>
          <table:table-cell office:value-type="float" office:value="-105.935" calcext:value-type="float">
            <text:p>-105.935</text:p>
          </table:table-cell>
          <table:table-cell office:value-type="float" office:value="40.084" calcext:value-type="float">
            <text:p>40.084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Granby, Colorado</text:p>
          </table:table-cell>
          <table:table-cell office:value-type="string" calcext:value-type="string">
            <text:p>438 Railroad Avenue</text:p>
          </table:table-cell>
          <table:table-cell office:value-type="string" calcext:value-type="string">
            <text:p>Granby</text:p>
          </table:table-cell>
          <table:table-cell office:value-type="string" calcext:value-type="string">
            <text:p>CO</text:p>
          </table:table-cell>
          <table:table-cell office:value-type="float" office:value="80446" calcext:value-type="float">
            <text:p>80446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31.0243280013,-87.4873350001</text:p>
          </table:table-cell>
          <table:table-cell office:value-type="float" office:value="-87.487" calcext:value-type="float">
            <text:p>-87.487</text:p>
          </table:table-cell>
          <table:table-cell office:value-type="float" office:value="31.024" calcext:value-type="float">
            <text:p>31.024</text:p>
          </table:table-cell>
          <table:table-cell office:value-type="string" calcext:value-type="string">
            <text:p>ATR</text:p>
          </table:table-cell>
          <table:table-cell office:value-type="string" calcext:value-type="string">
            <text:p>Atmore, Alabama</text:p>
          </table:table-cell>
          <table:table-cell office:value-type="string" calcext:value-type="string">
            <text:p>107 E. Louisville Street</text:p>
          </table:table-cell>
          <table:table-cell office:value-type="string" calcext:value-type="string">
            <text:p>Atmore</text:p>
          </table:table-cell>
          <table:table-cell office:value-type="string" calcext:value-type="string">
            <text:p>AL</text:p>
          </table:table-cell>
          <table:table-cell office:value-type="float" office:value="36502" calcext:value-type="float">
            <text:p>36502</text:p>
          </table:table-cell>
          <table:table-cell office:value-type="string" calcext:value-type="string">
            <text:p>R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1.4839400011,-71.5622860003</text:p>
          </table:table-cell>
          <table:table-cell office:value-type="float" office:value="-71.562" calcext:value-type="float">
            <text:p>-71.562</text:p>
          </table:table-cell>
          <table:table-cell office:value-type="float" office:value="41.484" calcext:value-type="float">
            <text:p>41.484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West Kingston, Rhode Island</text:p>
          </table:table-cell>
          <table:table-cell office:value-type="string" calcext:value-type="string">
            <text:p>1 Railroad Avenue</text:p>
          </table:table-cell>
          <table:table-cell office:value-type="string" calcext:value-type="string">
            <text:p>West Kingston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02892-1508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1.6930810011,-87.5087430004</text:p>
          </table:table-cell>
          <table:table-cell office:value-type="float" office:value="-87.509" calcext:value-type="float">
            <text:p>-87.509</text:p>
          </table:table-cell>
          <table:table-cell office:value-type="float" office:value="41.693" calcext:value-type="float">
            <text:p>41.693</text:p>
          </table:table-cell>
          <table:table-cell office:value-type="string" calcext:value-type="string">
            <text:p>HMI</text:p>
          </table:table-cell>
          <table:table-cell office:value-type="string" calcext:value-type="string">
            <text:p>Hammond-Whiting, Indiana</text:p>
          </table:table-cell>
          <table:table-cell office:value-type="string" calcext:value-type="string">
            <text:p>1135 South Calumet Ave.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46320-1044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38.5840300013,-121.49955</text:p>
          </table:table-cell>
          <table:table-cell office:value-type="float" office:value="-121.5" calcext:value-type="float">
            <text:p>-121.5</text:p>
          </table:table-cell>
          <table:table-cell office:value-type="float" office:value="38.584" calcext:value-type="float">
            <text:p>38.584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Sacramento, California</text:p>
          </table:table-cell>
          <table:table-cell office:value-type="string" calcext:value-type="string">
            <text:p>401 I Street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814-2308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43.086372001,-76.152168</text:p>
          </table:table-cell>
          <table:table-cell office:value-type="float" office:value="-76.152" calcext:value-type="float">
            <text:p>-76.152</text:p>
          </table:table-cell>
          <table:table-cell office:value-type="float" office:value="43.086" calcext:value-type="float">
            <text:p>43.086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racuse, New York</text:p>
          </table:table-cell>
          <table:table-cell office:value-type="string" calcext:value-type="string">
            <text:p>131 Alliance Bank Parkway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Y</text:p>
          </table:table-cell>
          <table:table-cell office:value-type="float" office:value="13208" calcext:value-type="float">
            <text:p>13208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42.1059610011,-72.5935899999</text:p>
          </table:table-cell>
          <table:table-cell office:value-type="float" office:value="-72.594" calcext:value-type="float">
            <text:p>-72.594</text:p>
          </table:table-cell>
          <table:table-cell office:value-type="float" office:value="42.106" calcext:value-type="float">
            <text:p>42.106</text:p>
          </table:table-cell>
          <table:table-cell office:value-type="string" calcext:value-type="string">
            <text:p>SPG</text:p>
          </table:table-cell>
          <table:table-cell office:value-type="string" calcext:value-type="string">
            <text:p>Springfield, Massachusetts</text:p>
          </table:table-cell>
          <table:table-cell office:value-type="string" calcext:value-type="string">
            <text:p>66 Lyman St.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MA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2.755454963,-117.199988126</text:p>
          </table:table-cell>
          <table:table-cell office:value-type="float" office:value="-117.2" calcext:value-type="float">
            <text:p>-117.2</text:p>
          </table:table-cell>
          <table:table-cell office:value-type="float" office:value="32.755" calcext:value-type="float">
            <text:p>32.755</text:p>
          </table:table-cell>
          <table:table-cell office:value-type="string" calcext:value-type="string">
            <text:p>OLT</text:p>
          </table:table-cell>
          <table:table-cell office:value-type="string" calcext:value-type="string">
            <text:p>San Diego (Old Town), California</text:p>
          </table:table-cell>
          <table:table-cell office:value-type="string" calcext:value-type="string">
            <text:p>4005 Taylor Street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110" calcext:value-type="float">
            <text:p>92110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9.879232001,-97.9356770001</text:p>
          </table:table-cell>
          <table:table-cell office:value-type="float" office:value="-97.936" calcext:value-type="float">
            <text:p>-97.936</text:p>
          </table:table-cell>
          <table:table-cell office:value-type="float" office:value="29.879" calcext:value-type="float">
            <text:p>29.879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an Marcos, Texas</text:p>
          </table:table-cell>
          <table:table-cell office:value-type="string" calcext:value-type="string">
            <text:p>338 South Guadalupe St.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78666-6310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40.1089170006,-76.5029140002</text:p>
          </table:table-cell>
          <table:table-cell office:value-type="float" office:value="-76.503" calcext:value-type="float">
            <text:p>-76.503</text:p>
          </table:table-cell>
          <table:table-cell office:value-type="float" office:value="40.109" calcext:value-type="float">
            <text:p>40.109</text:p>
          </table:table-cell>
          <table:table-cell office:value-type="string" calcext:value-type="string">
            <text:p>MJY</text:p>
          </table:table-cell>
          <table:table-cell office:value-type="string" calcext:value-type="string">
            <text:p>Mount Joy, Pennsylvania</text:p>
          </table:table-cell>
          <table:table-cell office:value-type="string" calcext:value-type="string">
            <text:p>East Henry St. and North Market St.</text:p>
          </table:table-cell>
          <table:table-cell office:value-type="string" calcext:value-type="string">
            <text:p>Mount Joy</text:p>
          </table:table-cell>
          <table:table-cell office:value-type="string" calcext:value-type="string">
            <text:p>PA</text:p>
          </table:table-cell>
          <table:table-cell office:value-type="float" office:value="17552" calcext:value-type="float">
            <text:p>17552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35.2523920004,-112.188667</text:p>
          </table:table-cell>
          <table:table-cell office:value-type="float" office:value="-112.189" calcext:value-type="float">
            <text:p>-112.189</text:p>
          </table:table-cell>
          <table:table-cell office:value-type="float" office:value="35.252" calcext:value-type="float">
            <text:p>35.252</text:p>
          </table:table-cell>
          <table:table-cell office:value-type="string" calcext:value-type="string">
            <text:p>WMJ</text:p>
          </table:table-cell>
          <table:table-cell office:value-type="string" calcext:value-type="string">
            <text:p>Williams Junction, Arizona</text:p>
          </table:table-cell>
          <table:table-cell office:value-type="string" calcext:value-type="string">
            <text:p>No address. <text:s/>Reserve from WMA.</text:p>
          </table:table-cell>
          <table:table-cell office:value-type="string" calcext:value-type="string">
            <text:p>Williams Junction</text:p>
          </table:table-cell>
          <table:table-cell office:value-type="string" calcext:value-type="string">
            <text:p>AZ</text:p>
          </table:table-cell>
          <table:table-cell office:value-type="float" office:value="86046" calcext:value-type="float">
            <text:p>86046</text:p>
          </table:table-cell>
          <table:table-cell office:value-type="string" calcext:value-type="string">
            <text:p>RAI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37.0193560008,-76.4510499999</text:p>
          </table:table-cell>
          <table:table-cell office:value-type="float" office:value="-76.451" calcext:value-type="float">
            <text:p>-76.451</text:p>
          </table:table-cell>
          <table:table-cell office:value-type="float" office:value="37.019" calcext:value-type="float">
            <text:p>37.019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Newport News, Virginia</text:p>
          </table:table-cell>
          <table:table-cell office:value-type="string" calcext:value-type="string">
            <text:p>9304 Warwick Boulevard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23601-4535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37.3785100009,-121.946411</text:p>
          </table:table-cell>
          <table:table-cell office:value-type="float" office:value="-121.946" calcext:value-type="float">
            <text:p>-121.946</text:p>
          </table:table-cell>
          <table:table-cell office:value-type="float" office:value="37.379" calcext:value-type="float">
            <text:p>37.379</text:p>
          </table:table-cell>
          <table:table-cell office:value-type="string" calcext:value-type="string">
            <text:p>GAC</text:p>
          </table:table-cell>
          <table:table-cell office:value-type="string" calcext:value-type="string">
            <text:p>Santa Clara (Great America), California</text:p>
          </table:table-cell>
          <table:table-cell office:value-type="string" calcext:value-type="string">
            <text:p>5099 Stars &amp; Stripes Dr.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CA</text:p>
          </table:table-cell>
          <table:table-cell office:value-type="float" office:value="95054" calcext:value-type="float">
            <text:p>95054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30.3571590012,-103.661041</text:p>
          </table:table-cell>
          <table:table-cell office:value-type="float" office:value="-103.661" calcext:value-type="float">
            <text:p>-103.661</text:p>
          </table:table-cell>
          <table:table-cell office:value-type="float" office:value="30.357" calcext:value-type="float">
            <text:p>30.357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lpine, Texas</text:p>
          </table:table-cell>
          <table:table-cell office:value-type="string" calcext:value-type="string">
            <text:p>102 West Holland Ave.</text:p>
          </table:table-cell>
          <table:table-cell office:value-type="string" calcext:value-type="string">
            <text:p>Alpine</text:p>
          </table:table-cell>
          <table:table-cell office:value-type="string" calcext:value-type="string">
            <text:p>TX</text:p>
          </table:table-cell>
          <table:table-cell office:value-type="float" office:value="79830" calcext:value-type="float">
            <text:p>79830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42.2258800008,-121.77092</text:p>
          </table:table-cell>
          <table:table-cell office:value-type="float" office:value="-121.771" calcext:value-type="float">
            <text:p>-121.771</text:p>
          </table:table-cell>
          <table:table-cell office:value-type="float" office:value="42.226" calcext:value-type="float">
            <text:p>42.226</text:p>
          </table:table-cell>
          <table:table-cell office:value-type="string" calcext:value-type="string">
            <text:p>KFS</text:p>
          </table:table-cell>
          <table:table-cell office:value-type="string" calcext:value-type="string">
            <text:p>Klamath Falls, Oregon</text:p>
          </table:table-cell>
          <table:table-cell office:value-type="string" calcext:value-type="string">
            <text:p>1600 Oak Ave.</text:p>
          </table:table-cell>
          <table:table-cell office:value-type="string" calcext:value-type="string">
            <text:p>Klamath Fall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97601-3286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37.724239001,-80.6446460001</text:p>
          </table:table-cell>
          <table:table-cell office:value-type="float" office:value="-80.645" calcext:value-type="float">
            <text:p>-80.645</text:p>
          </table:table-cell>
          <table:table-cell office:value-type="float" office:value="37.724" calcext:value-type="float">
            <text:p>37.724</text:p>
          </table:table-cell>
          <table:table-cell office:value-type="string" calcext:value-type="string">
            <text:p>ALD</text:p>
          </table:table-cell>
          <table:table-cell office:value-type="string" calcext:value-type="string">
            <text:p>Alderson, West Virginia</text:p>
          </table:table-cell>
          <table:table-cell office:value-type="string" calcext:value-type="string">
            <text:p>1 C&amp;O Plaza on Railroad Plaza</text:p>
          </table:table-cell>
          <table:table-cell office:value-type="string" calcext:value-type="string">
            <text:p>Alderson</text:p>
          </table:table-cell>
          <table:table-cell office:value-type="string" calcext:value-type="string">
            <text:p>WV</text:p>
          </table:table-cell>
          <table:table-cell office:value-type="float" office:value="24910" calcext:value-type="float">
            <text:p>24910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0.4450420013,-79.9932559998</text:p>
          </table:table-cell>
          <table:table-cell office:value-type="float" office:value="-79.993" calcext:value-type="float">
            <text:p>-79.993</text:p>
          </table:table-cell>
          <table:table-cell office:value-type="float" office:value="40.445" calcext:value-type="float">
            <text:p>40.445</text:p>
          </table:table-cell>
          <table:table-cell office:value-type="string" calcext:value-type="string">
            <text:p>PGH</text:p>
          </table:table-cell>
          <table:table-cell office:value-type="string" calcext:value-type="string">
            <text:p>Pittsburgh, Pennsylvania</text:p>
          </table:table-cell>
          <table:table-cell office:value-type="string" calcext:value-type="string">
            <text:p>1100 Liberty Avenu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float" office:value="15222" calcext:value-type="float">
            <text:p>15222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43.1626050006,-77.609528</text:p>
          </table:table-cell>
          <table:table-cell office:value-type="float" office:value="-77.61" calcext:value-type="float">
            <text:p>-77.61</text:p>
          </table:table-cell>
          <table:table-cell office:value-type="float" office:value="43.163" calcext:value-type="float">
            <text:p>43.163</text:p>
          </table:table-cell>
          <table:table-cell office:value-type="string" calcext:value-type="string">
            <text:p>ROC</text:p>
          </table:table-cell>
          <table:table-cell office:value-type="string" calcext:value-type="string">
            <text:p>Rochester, New York</text:p>
          </table:table-cell>
          <table:table-cell office:value-type="string" calcext:value-type="string">
            <text:p>320 Central Avenue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  <table:table-cell office:value-type="float" office:value="14605" calcext:value-type="float">
            <text:p>14605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5.0549050008,-78.8850630001</text:p>
          </table:table-cell>
          <table:table-cell office:value-type="float" office:value="-78.885" calcext:value-type="float">
            <text:p>-78.885</text:p>
          </table:table-cell>
          <table:table-cell office:value-type="float" office:value="35.055" calcext:value-type="float">
            <text:p>35.055</text:p>
          </table:table-cell>
          <table:table-cell office:value-type="string" calcext:value-type="string">
            <text:p>FAY</text:p>
          </table:table-cell>
          <table:table-cell office:value-type="string" calcext:value-type="string">
            <text:p>Fayetteville, North Carolina</text:p>
          </table:table-cell>
          <table:table-cell office:value-type="string" calcext:value-type="string">
            <text:p>472 Hay Street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28301-5563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4.1719130012,-97.1254120003</text:p>
          </table:table-cell>
          <table:table-cell office:value-type="float" office:value="-97.125" calcext:value-type="float">
            <text:p>-97.125</text:p>
          </table:table-cell>
          <table:table-cell office:value-type="float" office:value="34.172" calcext:value-type="float">
            <text:p>34.172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Ardmore, Oklahoma</text:p>
          </table:table-cell>
          <table:table-cell office:value-type="string" calcext:value-type="string">
            <text:p>251 East Main St.</text:p>
          </table:table-cell>
          <table:table-cell office:value-type="string" calcext:value-type="string">
            <text:p>Ardmo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73401-7016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37.5581970011,-122.006378</text:p>
          </table:table-cell>
          <table:table-cell office:value-type="float" office:value="-122.006" calcext:value-type="float">
            <text:p>-122.006</text:p>
          </table:table-cell>
          <table:table-cell office:value-type="float" office:value="37.558" calcext:value-type="float">
            <text:p>37.558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Fremont (Trains, Capitol Buses), California</text:p>
          </table:table-cell>
          <table:table-cell office:value-type="string" calcext:value-type="string">
            <text:p>37260 Fremont Blvd.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CA</text:p>
          </table:table-cell>
          <table:table-cell office:value-type="float" office:value="94536" calcext:value-type="float">
            <text:p>94536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8.5790520011,-92.1703800001</text:p>
          </table:table-cell>
          <table:table-cell office:value-type="float" office:value="-92.17" calcext:value-type="float">
            <text:p>-92.17</text:p>
          </table:table-cell>
          <table:table-cell office:value-type="float" office:value="38.579" calcext:value-type="float">
            <text:p>38.579</text:p>
          </table:table-cell>
          <table:table-cell office:value-type="string" calcext:value-type="string">
            <text:p>JEF</text:p>
          </table:table-cell>
          <table:table-cell office:value-type="string" calcext:value-type="string">
            <text:p>Jefferson City, Missouri</text:p>
          </table:table-cell>
          <table:table-cell office:value-type="string" calcext:value-type="string">
            <text:p>101 Jefferson Street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MO</text:p>
          </table:table-cell>
          <table:table-cell office:value-type="float" office:value="65101" calcext:value-type="float">
            <text:p>65101</text:p>
          </table:table-cell>
          <table:table-cell office:value-type="string" calcext:value-type="string">
            <text:p>RAI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4.0553860008,-123.091843</text:p>
          </table:table-cell>
          <table:table-cell office:value-type="float" office:value="-123.092" calcext:value-type="float">
            <text:p>-123.092</text:p>
          </table:table-cell>
          <table:table-cell office:value-type="float" office:value="44.055" calcext:value-type="float">
            <text:p>44.055</text:p>
          </table:table-cell>
          <table:table-cell office:value-type="string" calcext:value-type="string">
            <text:p>EUG</text:p>
          </table:table-cell>
          <table:table-cell office:value-type="string" calcext:value-type="string">
            <text:p>Eugene, Oregon</text:p>
          </table:table-cell>
          <table:table-cell office:value-type="string" calcext:value-type="string">
            <text:p>433 Willamette Street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97401-2613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42.6337202064,-83.2920141181</text:p>
          </table:table-cell>
          <table:table-cell office:value-type="float" office:value="-83.292" calcext:value-type="float">
            <text:p>-83.292</text:p>
          </table:table-cell>
          <table:table-cell office:value-type="float" office:value="42.634" calcext:value-type="float">
            <text:p>42.634</text:p>
          </table:table-cell>
          <table:table-cell office:value-type="string" calcext:value-type="string">
            <text:p>PNT</text:p>
          </table:table-cell>
          <table:table-cell office:value-type="string" calcext:value-type="string">
            <text:p>Pontiac, Michigan</text:p>
          </table:table-cell>
          <table:table-cell office:value-type="string" calcext:value-type="string">
            <text:p>51000 Woodward Avenue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MI</text:p>
          </table:table-cell>
          <table:table-cell office:value-type="float" office:value="48342" calcext:value-type="float">
            <text:p>48342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42.8386960009,-72.5503539997</text:p>
          </table:table-cell>
          <table:table-cell office:value-type="float" office:value="-72.55" calcext:value-type="float">
            <text:p>-72.55</text:p>
          </table:table-cell>
          <table:table-cell office:value-type="float" office:value="42.839" calcext:value-type="float">
            <text:p>42.839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attleboro, Vermont</text:p>
          </table:table-cell>
          <table:table-cell office:value-type="string" calcext:value-type="string">
            <text:p>10 Vernon Rd</text:p>
          </table:table-cell>
          <table:table-cell office:value-type="string" calcext:value-type="string">
            <text:p>Brattleboro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05301-3389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47.9188540008,-97.1104349997</text:p>
          </table:table-cell>
          <table:table-cell office:value-type="float" office:value="-97.11" calcext:value-type="float">
            <text:p>-97.11</text:p>
          </table:table-cell>
          <table:table-cell office:value-type="float" office:value="47.919" calcext:value-type="float">
            <text:p>47.919</text:p>
          </table:table-cell>
          <table:table-cell office:value-type="string" calcext:value-type="string">
            <text:p>GFK</text:p>
          </table:table-cell>
          <table:table-cell office:value-type="string" calcext:value-type="string">
            <text:p>Grand Forks, North Dakota</text:p>
          </table:table-cell>
          <table:table-cell office:value-type="string" calcext:value-type="string">
            <text:p>5555 DeMers Avenue</text:p>
          </table:table-cell>
          <table:table-cell office:value-type="string" calcext:value-type="string">
            <text:p>Grand Forks</text:p>
          </table:table-cell>
          <table:table-cell office:value-type="string" calcext:value-type="string">
            <text:p>ND</text:p>
          </table:table-cell>
          <table:table-cell office:value-type="float" office:value="58201" calcext:value-type="float">
            <text:p>58201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30.4330160004,-84.2895360004</text:p>
          </table:table-cell>
          <table:table-cell office:value-type="float" office:value="-84.29" calcext:value-type="float">
            <text:p>-84.29</text:p>
          </table:table-cell>
          <table:table-cell office:value-type="float" office:value="30.433" calcext:value-type="float">
            <text:p>30.433</text:p>
          </table:table-cell>
          <table:table-cell office:value-type="string" calcext:value-type="string">
            <text:p>TLH</text:p>
          </table:table-cell>
          <table:table-cell office:value-type="string" calcext:value-type="string">
            <text:p>Tallahassee, Florida</text:p>
          </table:table-cell>
          <table:table-cell office:value-type="string" calcext:value-type="string">
            <text:p>918 1/2 Railroad Avenue</text:p>
          </table:table-cell>
          <table:table-cell office:value-type="string" calcext:value-type="string">
            <text:p>Tallahasse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32310-4348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39.3279150007,-120.182571</text:p>
          </table:table-cell>
          <table:table-cell office:value-type="float" office:value="-120.183" calcext:value-type="float">
            <text:p>-120.183</text:p>
          </table:table-cell>
          <table:table-cell office:value-type="float" office:value="39.328" calcext:value-type="float">
            <text:p>39.328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Truckee, California</text:p>
          </table:table-cell>
          <table:table-cell office:value-type="string" calcext:value-type="string">
            <text:p>10065 Donner Pass Road</text:p>
          </table:table-cell>
          <table:table-cell office:value-type="string" calcext:value-type="string">
            <text:p>Trucke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6161-0329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6.3177950003,-80.1214600002</text:p>
          </table:table-cell>
          <table:table-cell office:value-type="float" office:value="-80.121" calcext:value-type="float">
            <text:p>-80.121</text:p>
          </table:table-cell>
          <table:table-cell office:value-type="float" office:value="26.318" calcext:value-type="float">
            <text:p>26.318</text:p>
          </table:table-cell>
          <table:table-cell office:value-type="string" calcext:value-type="string">
            <text:p>DFB</text:p>
          </table:table-cell>
          <table:table-cell office:value-type="string" calcext:value-type="string">
            <text:p>Deerfield Beach, Florida</text:p>
          </table:table-cell>
          <table:table-cell office:value-type="string" calcext:value-type="string">
            <text:p>1300 W. Hillsboro Blvd</text:p>
          </table:table-cell>
          <table:table-cell office:value-type="string" calcext:value-type="string">
            <text:p>Deerfield Beach</text:p>
          </table:table-cell>
          <table:table-cell office:value-type="string" calcext:value-type="string">
            <text:p>FL</text:p>
          </table:table-cell>
          <table:table-cell office:value-type="float" office:value="33442" calcext:value-type="float">
            <text:p>33442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38.7650180012,-77.1705470001</text:p>
          </table:table-cell>
          <table:table-cell office:value-type="float" office:value="-77.171" calcext:value-type="float">
            <text:p>-77.171</text:p>
          </table:table-cell>
          <table:table-cell office:value-type="float" office:value="38.765" calcext:value-type="float">
            <text:p>38.765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Franconia-Springfield, Virginia</text:p>
          </table:table-cell>
          <table:table-cell office:value-type="string" calcext:value-type="string">
            <text:p>6880 Frontier Dr.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VA</text:p>
          </table:table-cell>
          <table:table-cell office:value-type="float" office:value="22150" calcext:value-type="float">
            <text:p>22150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48.5544170008,-109.678123</text:p>
          </table:table-cell>
          <table:table-cell office:value-type="float" office:value="-109.678" calcext:value-type="float">
            <text:p>-109.678</text:p>
          </table:table-cell>
          <table:table-cell office:value-type="float" office:value="48.554" calcext:value-type="float">
            <text:p>48.554</text:p>
          </table:table-cell>
          <table:table-cell office:value-type="string" calcext:value-type="string">
            <text:p>HAV</text:p>
          </table:table-cell>
          <table:table-cell office:value-type="string" calcext:value-type="string">
            <text:p>Havre, Montana</text:p>
          </table:table-cell>
          <table:table-cell office:value-type="string" calcext:value-type="string">
            <text:p>235 Main Street</text:p>
          </table:table-cell>
          <table:table-cell office:value-type="string" calcext:value-type="string">
            <text:p>Havr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59501-3599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40.9217870008,-81.0958100004</text:p>
          </table:table-cell>
          <table:table-cell office:value-type="float" office:value="-81.096" calcext:value-type="float">
            <text:p>-81.096</text:p>
          </table:table-cell>
          <table:table-cell office:value-type="float" office:value="40.922" calcext:value-type="float">
            <text:p>40.922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Alliance, Ohio</text:p>
          </table:table-cell>
          <table:table-cell office:value-type="string" calcext:value-type="string">
            <text:p>820 East Main Street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OH</text:p>
          </table:table-cell>
          <table:table-cell office:value-type="float" office:value="44601" calcext:value-type="float">
            <text:p>44601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32.348335001,-97.3816599999</text:p>
          </table:table-cell>
          <table:table-cell office:value-type="float" office:value="-97.382" calcext:value-type="float">
            <text:p>-97.382</text:p>
          </table:table-cell>
          <table:table-cell office:value-type="float" office:value="32.348" calcext:value-type="float">
            <text:p>32.348</text:p>
          </table:table-cell>
          <table:table-cell office:value-type="string" calcext:value-type="string">
            <text:p>CBR</text:p>
          </table:table-cell>
          <table:table-cell office:value-type="string" calcext:value-type="string">
            <text:p>Cleburne, Texas</text:p>
          </table:table-cell>
          <table:table-cell office:value-type="string" calcext:value-type="string">
            <text:p>206 North Border St.</text:p>
          </table:table-cell>
          <table:table-cell office:value-type="string" calcext:value-type="string">
            <text:p>Cleburn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76031-4236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6.1196140011,-80.1701889999</text:p>
          </table:table-cell>
          <table:table-cell office:value-type="float" office:value="-80.17" calcext:value-type="float">
            <text:p>-80.17</text:p>
          </table:table-cell>
          <table:table-cell office:value-type="float" office:value="26.12" calcext:value-type="float">
            <text:p>26.12</text:p>
          </table:table-cell>
          <table:table-cell office:value-type="string" calcext:value-type="string">
            <text:p>FTL</text:p>
          </table:table-cell>
          <table:table-cell office:value-type="string" calcext:value-type="string">
            <text:p>Fort Lauderdale, Florida</text:p>
          </table:table-cell>
          <table:table-cell office:value-type="string" calcext:value-type="string">
            <text:p>200 S.W. 21 Terrace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FL</text:p>
          </table:table-cell>
          <table:table-cell office:value-type="float" office:value="33312" calcext:value-type="float">
            <text:p>33312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48.5053140009,-111.853226</text:p>
          </table:table-cell>
          <table:table-cell office:value-type="float" office:value="-111.853" calcext:value-type="float">
            <text:p>-111.853</text:p>
          </table:table-cell>
          <table:table-cell office:value-type="float" office:value="48.505" calcext:value-type="float">
            <text:p>48.505</text:p>
          </table:table-cell>
          <table:table-cell office:value-type="string" calcext:value-type="string">
            <text:p>SBY</text:p>
          </table:table-cell>
          <table:table-cell office:value-type="string" calcext:value-type="string">
            <text:p>Shelby, Montana</text:p>
          </table:table-cell>
          <table:table-cell office:value-type="string" calcext:value-type="string">
            <text:p>230 W Central Avenue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59474-2050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39.3250430005,-77.7335590004</text:p>
          </table:table-cell>
          <table:table-cell office:value-type="float" office:value="-77.734" calcext:value-type="float">
            <text:p>-77.734</text:p>
          </table:table-cell>
          <table:table-cell office:value-type="float" office:value="39.325" calcext:value-type="float">
            <text:p>39.325</text:p>
          </table:table-cell>
          <table:table-cell office:value-type="string" calcext:value-type="string">
            <text:p>HFY</text:p>
          </table:table-cell>
          <table:table-cell office:value-type="string" calcext:value-type="string">
            <text:p>Harpers Ferry, West Virginia</text:p>
          </table:table-cell>
          <table:table-cell office:value-type="string" calcext:value-type="string">
            <text:p>Potomac St. &amp; Shenandoah St.</text:p>
          </table:table-cell>
          <table:table-cell office:value-type="string" calcext:value-type="string">
            <text:p>Harpers Ferry</text:p>
          </table:table-cell>
          <table:table-cell office:value-type="string" calcext:value-type="string">
            <text:p>WV</text:p>
          </table:table-cell>
          <table:table-cell office:value-type="float" office:value="25425" calcext:value-type="float">
            <text:p>25425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41.3005330012,-72.376022</text:p>
          </table:table-cell>
          <table:table-cell office:value-type="float" office:value="-72.376" calcext:value-type="float">
            <text:p>-72.376</text:p>
          </table:table-cell>
          <table:table-cell office:value-type="float" office:value="41.301" calcext:value-type="float">
            <text:p>41.301</text:p>
          </table:table-cell>
          <table:table-cell office:value-type="string" calcext:value-type="string">
            <text:p>OSB</text:p>
          </table:table-cell>
          <table:table-cell office:value-type="string" calcext:value-type="string">
            <text:p>Old Saybrook, Connecticut</text:p>
          </table:table-cell>
          <table:table-cell office:value-type="string" calcext:value-type="string">
            <text:p>455 Boston Post Road</text:p>
          </table:table-cell>
          <table:table-cell office:value-type="string" calcext:value-type="string">
            <text:p>Old Saybrook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06475-1516</text:p>
          </table:table-cell>
          <table:table-cell office:value-type="string" calcext:value-type="string">
            <text:p>RAI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39.7621540005,-86.1603089997</text:p>
          </table:table-cell>
          <table:table-cell office:value-type="float" office:value="-86.16" calcext:value-type="float">
            <text:p>-86.16</text:p>
          </table:table-cell>
          <table:table-cell office:value-type="float" office:value="39.762" calcext:value-type="float">
            <text:p>39.76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ianapolis, Indiana</text:p>
          </table:table-cell>
          <table:table-cell office:value-type="string" calcext:value-type="string">
            <text:p>350 South Illinois Street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46225-1198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37.2416190013,-77.4289700001</text:p>
          </table:table-cell>
          <table:table-cell office:value-type="float" office:value="-77.429" calcext:value-type="float">
            <text:p>-77.429</text:p>
          </table:table-cell>
          <table:table-cell office:value-type="float" office:value="37.242" calcext:value-type="float">
            <text:p>37.242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Petersburg, Virginia</text:p>
          </table:table-cell>
          <table:table-cell office:value-type="string" calcext:value-type="string">
            <text:p>3516 South Street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23803-1642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38.8062440013,-77.0626450003</text:p>
          </table:table-cell>
          <table:table-cell office:value-type="float" office:value="-77.063" calcext:value-type="float">
            <text:p>-77.063</text:p>
          </table:table-cell>
          <table:table-cell office:value-type="float" office:value="38.806" calcext:value-type="float">
            <text:p>38.806</text:p>
          </table:table-cell>
          <table:table-cell office:value-type="string" calcext:value-type="string">
            <text:p>ALX</text:p>
          </table:table-cell>
          <table:table-cell office:value-type="string" calcext:value-type="string">
            <text:p>Alexandria, Virginia</text:p>
          </table:table-cell>
          <table:table-cell office:value-type="string" calcext:value-type="string">
            <text:p>110 Callahan Driv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22301-2752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6.4551790012,-80.0925290002</text:p>
          </table:table-cell>
          <table:table-cell office:value-type="float" office:value="-80.093" calcext:value-type="float">
            <text:p>-80.093</text:p>
          </table:table-cell>
          <table:table-cell office:value-type="float" office:value="26.455" calcext:value-type="float">
            <text:p>26.455</text:p>
          </table:table-cell>
          <table:table-cell office:value-type="string" calcext:value-type="string">
            <text:p>DLB</text:p>
          </table:table-cell>
          <table:table-cell office:value-type="string" calcext:value-type="string">
            <text:p>Delray Beach, Florida</text:p>
          </table:table-cell>
          <table:table-cell office:value-type="string" calcext:value-type="string">
            <text:p>345 South Congress Ave</text:p>
          </table:table-cell>
          <table:table-cell office:value-type="string" calcext:value-type="string">
            <text:p>Delray Beach</text:p>
          </table:table-cell>
          <table:table-cell office:value-type="string" calcext:value-type="string">
            <text:p>FL</text:p>
          </table:table-cell>
          <table:table-cell office:value-type="float" office:value="33444" calcext:value-type="float">
            <text:p>33444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31.7577250011,-106.494888</text:p>
          </table:table-cell>
          <table:table-cell office:value-type="float" office:value="-106.495" calcext:value-type="float">
            <text:p>-106.495</text:p>
          </table:table-cell>
          <table:table-cell office:value-type="float" office:value="31.758" calcext:value-type="float">
            <text:p>31.758</text:p>
          </table:table-cell>
          <table:table-cell office:value-type="string" calcext:value-type="string">
            <text:p>ELP</text:p>
          </table:table-cell>
          <table:table-cell office:value-type="string" calcext:value-type="string">
            <text:p>El Paso, Texas</text:p>
          </table:table-cell>
          <table:table-cell office:value-type="string" calcext:value-type="string">
            <text:p>700 San Francisco St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float" office:value="79901" calcext:value-type="float">
            <text:p>79901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34.8830720011,-79.6984560002</text:p>
          </table:table-cell>
          <table:table-cell office:value-type="float" office:value="-79.698" calcext:value-type="float">
            <text:p>-79.698</text:p>
          </table:table-cell>
          <table:table-cell office:value-type="float" office:value="34.883" calcext:value-type="float">
            <text:p>34.883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Hamlet, North Carolina</text:p>
          </table:table-cell>
          <table:table-cell office:value-type="string" calcext:value-type="string">
            <text:p>West Main St. and North Bridges St.</text:p>
          </table:table-cell>
          <table:table-cell office:value-type="string" calcext:value-type="string">
            <text:p>Hamlet</text:p>
          </table:table-cell>
          <table:table-cell office:value-type="string" calcext:value-type="string">
            <text:p>NC</text:p>
          </table:table-cell>
          <table:table-cell office:value-type="float" office:value="28345" calcext:value-type="float">
            <text:p>28345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0.007263001,-75.2894440003</text:p>
          </table:table-cell>
          <table:table-cell office:value-type="float" office:value="-75.289" calcext:value-type="float">
            <text:p>-75.289</text:p>
          </table:table-cell>
          <table:table-cell office:value-type="float" office:value="40.007" calcext:value-type="float">
            <text:p>40.007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Ardmore, Pennsylvania</text:p>
          </table:table-cell>
          <table:table-cell office:value-type="string" calcext:value-type="string">
            <text:p>Station Road and Lancaster Ave.</text:p>
          </table:table-cell>
          <table:table-cell office:value-type="string" calcext:value-type="string">
            <text:p>Ardmore</text:p>
          </table:table-cell>
          <table:table-cell office:value-type="string" calcext:value-type="string">
            <text:p>PA</text:p>
          </table:table-cell>
          <table:table-cell office:value-type="float" office:value="19003" calcext:value-type="float">
            <text:p>19003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30.306900001,-89.3373339996</text:p>
          </table:table-cell>
          <table:table-cell office:value-type="float" office:value="-89.337" calcext:value-type="float">
            <text:p>-89.337</text:p>
          </table:table-cell>
          <table:table-cell office:value-type="float" office:value="30.307" calcext:value-type="float">
            <text:p>30.307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Bay St. Louis, Mississippi</text:p>
          </table:table-cell>
          <table:table-cell office:value-type="string" calcext:value-type="string">
            <text:p>303 South Railroad Ave</text:p>
          </table:table-cell>
          <table:table-cell office:value-type="string" calcext:value-type="string">
            <text:p>Bay St. Louis</text:p>
          </table:table-cell>
          <table:table-cell office:value-type="string" calcext:value-type="string">
            <text:p>MS</text:p>
          </table:table-cell>
          <table:table-cell office:value-type="float" office:value="39520" calcext:value-type="float">
            <text:p>39520</text:p>
          </table:table-cell>
          <table:table-cell office:value-type="string" calcext:value-type="string">
            <text:p>RAI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38.9041820013,-121.082031</text:p>
          </table:table-cell>
          <table:table-cell office:value-type="float" office:value="-121.082" calcext:value-type="float">
            <text:p>-121.082</text:p>
          </table:table-cell>
          <table:table-cell office:value-type="float" office:value="38.904" calcext:value-type="float">
            <text:p>38.904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Auburn, California</text:p>
          </table:table-cell>
          <table:table-cell office:value-type="string" calcext:value-type="string">
            <text:p>277 Nevada St. at Fulweiler St.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CA</text:p>
          </table:table-cell>
          <table:table-cell office:value-type="float" office:value="95603" calcext:value-type="float">
            <text:p>95603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40.5083470011,-88.9840389997</text:p>
          </table:table-cell>
          <table:table-cell office:value-type="float" office:value="-88.984" calcext:value-type="float">
            <text:p>-88.984</text:p>
          </table:table-cell>
          <table:table-cell office:value-type="float" office:value="40.508" calcext:value-type="float">
            <text:p>40.508</text:p>
          </table:table-cell>
          <table:table-cell office:value-type="string" calcext:value-type="string">
            <text:p>BNL</text:p>
          </table:table-cell>
          <table:table-cell office:value-type="string" calcext:value-type="string">
            <text:p>Bloomington-Normal, Illinois</text:p>
          </table:table-cell>
          <table:table-cell office:value-type="string" calcext:value-type="string">
            <text:p>100 East Parkinson St.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61761-3015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30.6904510008,-88.0381009998</text:p>
          </table:table-cell>
          <table:table-cell office:value-type="float" office:value="-88.038" calcext:value-type="float">
            <text:p>-88.038</text:p>
          </table:table-cell>
          <table:table-cell office:value-type="float" office:value="30.69" calcext:value-type="float">
            <text:p>30.69</text:p>
          </table:table-cell>
          <table:table-cell office:value-type="string" calcext:value-type="string">
            <text:p>MOE</text:p>
          </table:table-cell>
          <table:table-cell office:value-type="string" calcext:value-type="string">
            <text:p>Mobile (Amtrak), Alabama</text:p>
          </table:table-cell>
          <table:table-cell office:value-type="string" calcext:value-type="string">
            <text:p>11 Government Stree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L</text:p>
          </table:table-cell>
          <table:table-cell office:value-type="float" office:value="36602" calcext:value-type="float">
            <text:p>36602</text:p>
          </table:table-cell>
          <table:table-cell office:value-type="string" calcext:value-type="string">
            <text:p>R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35.241146001,-80.8236389998</text:p>
          </table:table-cell>
          <table:table-cell office:value-type="float" office:value="-80.824" calcext:value-type="float">
            <text:p>-80.824</text:p>
          </table:table-cell>
          <table:table-cell office:value-type="float" office:value="35.241" calcext:value-type="float">
            <text:p>35.241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Charlotte, North Carolina</text:p>
          </table:table-cell>
          <table:table-cell office:value-type="string" calcext:value-type="string">
            <text:p>1914 North Tryon St.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C</text:p>
          </table:table-cell>
          <table:table-cell office:value-type="float" office:value="28206" calcext:value-type="float">
            <text:p>28206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42.450401001,-73.2560420002</text:p>
          </table:table-cell>
          <table:table-cell office:value-type="float" office:value="-73.256" calcext:value-type="float">
            <text:p>-73.256</text:p>
          </table:table-cell>
          <table:table-cell office:value-type="float" office:value="42.45" calcext:value-type="float">
            <text:p>42.45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ittsfield, Massachusetts</text:p>
          </table:table-cell>
          <table:table-cell office:value-type="string" calcext:value-type="string">
            <text:p>1 Columbus Avenue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1201-5058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36.5836980012,-79.3843150003</text:p>
          </table:table-cell>
          <table:table-cell office:value-type="float" office:value="-79.384" calcext:value-type="float">
            <text:p>-79.384</text:p>
          </table:table-cell>
          <table:table-cell office:value-type="float" office:value="36.584" calcext:value-type="float">
            <text:p>36.584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ville, Virginia</text:p>
          </table:table-cell>
          <table:table-cell office:value-type="string" calcext:value-type="string">
            <text:p>677 Craghead St.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24541-1503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1.326719001,-89.2861859999</text:p>
          </table:table-cell>
          <table:table-cell office:value-type="float" office:value="-89.286" calcext:value-type="float">
            <text:p>-89.286</text:p>
          </table:table-cell>
          <table:table-cell office:value-type="float" office:value="31.327" calcext:value-type="float">
            <text:p>31.327</text:p>
          </table:table-cell>
          <table:table-cell office:value-type="string" calcext:value-type="string">
            <text:p>HBG</text:p>
          </table:table-cell>
          <table:table-cell office:value-type="string" calcext:value-type="string">
            <text:p>Hattiesburg, Mississippi</text:p>
          </table:table-cell>
          <table:table-cell office:value-type="string" calcext:value-type="string">
            <text:p>308 Newman St.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MS</text:p>
          </table:table-cell>
          <table:table-cell office:value-type="float" office:value="39401" calcext:value-type="float">
            <text:p>39401</text:p>
          </table:table-cell>
          <table:table-cell office:value-type="string" calcext:value-type="string">
            <text:p>RAI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8.5277710007,-89.1361919997</text:p>
          </table:table-cell>
          <table:table-cell office:value-type="float" office:value="-89.136" calcext:value-type="float">
            <text:p>-89.136</text:p>
          </table:table-cell>
          <table:table-cell office:value-type="float" office:value="38.528" calcext:value-type="float">
            <text:p>38.528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Centralia, Illinois</text:p>
          </table:table-cell>
          <table:table-cell office:value-type="string" calcext:value-type="string">
            <text:p>108 East Broadway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62801-3272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6.0106870008,-80.1685410004</text:p>
          </table:table-cell>
          <table:table-cell office:value-type="float" office:value="-80.169" calcext:value-type="float">
            <text:p>-80.169</text:p>
          </table:table-cell>
          <table:table-cell office:value-type="float" office:value="26.011" calcext:value-type="float">
            <text:p>26.011</text:p>
          </table:table-cell>
          <table:table-cell office:value-type="string" calcext:value-type="string">
            <text:p>HOL</text:p>
          </table:table-cell>
          <table:table-cell office:value-type="string" calcext:value-type="string">
            <text:p>Hollywood, Florida</text:p>
          </table:table-cell>
          <table:table-cell office:value-type="string" calcext:value-type="string">
            <text:p>3001 Hollywood Blvd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FL</text:p>
          </table:table-cell>
          <table:table-cell office:value-type="float" office:value="33021" calcext:value-type="float">
            <text:p>33021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35.1980130011,-111.650665</text:p>
          </table:table-cell>
          <table:table-cell office:value-type="float" office:value="-111.651" calcext:value-type="float">
            <text:p>-111.651</text:p>
          </table:table-cell>
          <table:table-cell office:value-type="float" office:value="35.198" calcext:value-type="float">
            <text:p>35.198</text:p>
          </table:table-cell>
          <table:table-cell office:value-type="string" calcext:value-type="string">
            <text:p>FLG</text:p>
          </table:table-cell>
          <table:table-cell office:value-type="string" calcext:value-type="string">
            <text:p>Flagstaff, Arizona</text:p>
          </table:table-cell>
          <table:table-cell office:value-type="string" calcext:value-type="string">
            <text:p>1 East Route 66</text:p>
          </table:table-cell>
          <table:table-cell office:value-type="string" calcext:value-type="string">
            <text:p>Flagstaff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86001-5530</text:p>
          </table:table-cell>
          <table:table-cell office:value-type="string" calcext:value-type="string">
            <text:p>RAI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41.9812010012,-86.1087340001</text:p>
          </table:table-cell>
          <table:table-cell office:value-type="float" office:value="-86.109" calcext:value-type="float">
            <text:p>-86.109</text:p>
          </table:table-cell>
          <table:table-cell office:value-type="float" office:value="41.981" calcext:value-type="float">
            <text:p>41.981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Dowagiac, Michigan</text:p>
          </table:table-cell>
          <table:table-cell office:value-type="string" calcext:value-type="string">
            <text:p>200 Depot Drive</text:p>
          </table:table-cell>
          <table:table-cell office:value-type="string" calcext:value-type="string">
            <text:p>Dowagiac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49047-1779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9.0168340011,-81.3524550003</text:p>
          </table:table-cell>
          <table:table-cell office:value-type="float" office:value="-81.352" calcext:value-type="float">
            <text:p>-81.352</text:p>
          </table:table-cell>
          <table:table-cell office:value-type="float" office:value="29.017" calcext:value-type="float">
            <text:p>29.017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eland, Florida</text:p>
          </table:table-cell>
          <table:table-cell office:value-type="string" calcext:value-type="string">
            <text:p>2491 Old New York Ave</text:p>
          </table:table-cell>
          <table:table-cell office:value-type="string" calcext:value-type="string">
            <text:p>Delan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32720-2808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34.1043620008,-117.306931</text:p>
          </table:table-cell>
          <table:table-cell office:value-type="float" office:value="-117.307" calcext:value-type="float">
            <text:p>-117.307</text:p>
          </table:table-cell>
          <table:table-cell office:value-type="float" office:value="34.104" calcext:value-type="float">
            <text:p>34.104</text:p>
          </table:table-cell>
          <table:table-cell office:value-type="string" calcext:value-type="string">
            <text:p>SNB</text:p>
          </table:table-cell>
          <table:table-cell office:value-type="string" calcext:value-type="string">
            <text:p>San Bernardino (Amtrak Station), California</text:p>
          </table:table-cell>
          <table:table-cell office:value-type="string" calcext:value-type="string">
            <text:p>1170 West Third Street (all Trains and Buses)</text:p>
          </table:table-cell>
          <table:table-cell office:value-type="string" calcext:value-type="string">
            <text:p>San Bernardino</text:p>
          </table:table-cell>
          <table:table-cell office:value-type="string" calcext:value-type="string">
            <text:p>CA</text:p>
          </table:table-cell>
          <table:table-cell office:value-type="float" office:value="92410" calcext:value-type="float">
            <text:p>92410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41.6790080008,-86.2891460004</text:p>
          </table:table-cell>
          <table:table-cell office:value-type="float" office:value="-86.289" calcext:value-type="float">
            <text:p>-86.289</text:p>
          </table:table-cell>
          <table:table-cell office:value-type="float" office:value="41.679" calcext:value-type="float">
            <text:p>41.679</text:p>
          </table:table-cell>
          <table:table-cell office:value-type="string" calcext:value-type="string">
            <text:p>SOB</text:p>
          </table:table-cell>
          <table:table-cell office:value-type="string" calcext:value-type="string">
            <text:p>South Bend, Indiana</text:p>
          </table:table-cell>
          <table:table-cell office:value-type="string" calcext:value-type="string">
            <text:p>2702 West Washington Avenue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</text:p>
          </table:table-cell>
          <table:table-cell office:value-type="float" office:value="46628" calcext:value-type="float">
            <text:p>46628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37.2757260006,-76.7080540001</text:p>
          </table:table-cell>
          <table:table-cell office:value-type="float" office:value="-76.708" calcext:value-type="float">
            <text:p>-76.708</text:p>
          </table:table-cell>
          <table:table-cell office:value-type="float" office:value="37.276" calcext:value-type="float">
            <text:p>37.276</text:p>
          </table:table-cell>
          <table:table-cell office:value-type="string" calcext:value-type="string">
            <text:p>WBG</text:p>
          </table:table-cell>
          <table:table-cell office:value-type="string" calcext:value-type="string">
            <text:p>Williamsburg, Virginia</text:p>
          </table:table-cell>
          <table:table-cell office:value-type="string" calcext:value-type="string">
            <text:p>468 North Boundary Street</text:p>
          </table:table-cell>
          <table:table-cell office:value-type="string" calcext:value-type="string">
            <text:p>Williamsburg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23185-3650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42.545723001,-83.1952969999</text:p>
          </table:table-cell>
          <table:table-cell office:value-type="float" office:value="-83.195" calcext:value-type="float">
            <text:p>-83.195</text:p>
          </table:table-cell>
          <table:table-cell office:value-type="float" office:value="42.546" calcext:value-type="float">
            <text:p>42.546</text:p>
          </table:table-cell>
          <table:table-cell office:value-type="string" calcext:value-type="string">
            <text:p>BMM</text:p>
          </table:table-cell>
          <table:table-cell office:value-type="string" calcext:value-type="string">
            <text:p>Birmingham, Michigan</text:p>
          </table:table-cell>
          <table:table-cell office:value-type="string" calcext:value-type="string">
            <text:p>449 South Eton St.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48009-6573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39.6505850008,-78.7584759997</text:p>
          </table:table-cell>
          <table:table-cell office:value-type="float" office:value="-78.758" calcext:value-type="float">
            <text:p>-78.758</text:p>
          </table:table-cell>
          <table:table-cell office:value-type="float" office:value="39.651" calcext:value-type="float">
            <text:p>39.651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umberland, Maryland</text:p>
          </table:table-cell>
          <table:table-cell office:value-type="string" calcext:value-type="string">
            <text:p>East Harrison and Queen City Street</text:p>
          </table:table-cell>
          <table:table-cell office:value-type="string" calcext:value-type="string">
            <text:p>Cumberland</text:p>
          </table:table-cell>
          <table:table-cell office:value-type="string" calcext:value-type="string">
            <text:p>MD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44.6307560006,-123.099648</text:p>
          </table:table-cell>
          <table:table-cell office:value-type="float" office:value="-123.1" calcext:value-type="float">
            <text:p>-123.1</text:p>
          </table:table-cell>
          <table:table-cell office:value-type="float" office:value="44.631" calcext:value-type="float">
            <text:p>44.631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Albany, Oregon</text:p>
          </table:table-cell>
          <table:table-cell office:value-type="string" calcext:value-type="string">
            <text:p>110 10th Ave SW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97321-2457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38.6574440013,-77.2482760002</text:p>
          </table:table-cell>
          <table:table-cell office:value-type="float" office:value="-77.248" calcext:value-type="float">
            <text:p>-77.248</text:p>
          </table:table-cell>
          <table:table-cell office:value-type="float" office:value="38.657" calcext:value-type="float">
            <text:p>38.657</text:p>
          </table:table-cell>
          <table:table-cell office:value-type="string" calcext:value-type="string">
            <text:p>WDB</text:p>
          </table:table-cell>
          <table:table-cell office:value-type="string" calcext:value-type="string">
            <text:p>Woodbridge, Virginia</text:p>
          </table:table-cell>
          <table:table-cell office:value-type="string" calcext:value-type="string">
            <text:p>1040 Express Way</text:p>
          </table:table-cell>
          <table:table-cell office:value-type="string" calcext:value-type="string">
            <text:p>Woodbridge</text:p>
          </table:table-cell>
          <table:table-cell office:value-type="string" calcext:value-type="string">
            <text:p>VA</text:p>
          </table:table-cell>
          <table:table-cell office:value-type="float" office:value="22194" calcext:value-type="float">
            <text:p>22194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5.7153850005,-121.469093</text:p>
          </table:table-cell>
          <table:table-cell office:value-type="float" office:value="-121.469" calcext:value-type="float">
            <text:p>-121.469</text:p>
          </table:table-cell>
          <table:table-cell office:value-type="float" office:value="45.715" calcext:value-type="float">
            <text:p>45.715</text:p>
          </table:table-cell>
          <table:table-cell office:value-type="string" calcext:value-type="string">
            <text:p>BNG</text:p>
          </table:table-cell>
          <table:table-cell office:value-type="string" calcext:value-type="string">
            <text:p>Bingen-White Salmon, Washington</text:p>
          </table:table-cell>
          <table:table-cell office:value-type="string" calcext:value-type="string">
            <text:p>Hwy 14 and Walnut St.</text:p>
          </table:table-cell>
          <table:table-cell office:value-type="string" calcext:value-type="string">
            <text:p>Bingen</text:p>
          </table:table-cell>
          <table:table-cell office:value-type="string" calcext:value-type="string">
            <text:p>WA</text:p>
          </table:table-cell>
          <table:table-cell office:value-type="float" office:value="98605" calcext:value-type="float">
            <text:p>98605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40.944050001,-90.3641049998</text:p>
          </table:table-cell>
          <table:table-cell office:value-type="float" office:value="-90.364" calcext:value-type="float">
            <text:p>-90.364</text:p>
          </table:table-cell>
          <table:table-cell office:value-type="float" office:value="40.944" calcext:value-type="float">
            <text:p>40.944</text:p>
          </table:table-cell>
          <table:table-cell office:value-type="string" calcext:value-type="string">
            <text:p>GBB</text:p>
          </table:table-cell>
          <table:table-cell office:value-type="string" calcext:value-type="string">
            <text:p>Galesburg, Illinois</text:p>
          </table:table-cell>
          <table:table-cell office:value-type="string" calcext:value-type="string">
            <text:p>225 South Seminary Street</text:p>
          </table:table-cell>
          <table:table-cell office:value-type="string" calcext:value-type="string">
            <text:p>Galesburg</text:p>
          </table:table-cell>
          <table:table-cell office:value-type="string" calcext:value-type="string">
            <text:p>IL</text:p>
          </table:table-cell>
          <table:table-cell office:value-type="float" office:value="61401" calcext:value-type="float">
            <text:p>61401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42.9097790014,-83.9824370004</text:p>
          </table:table-cell>
          <table:table-cell office:value-type="float" office:value="-83.982" calcext:value-type="float">
            <text:p>-83.982</text:p>
          </table:table-cell>
          <table:table-cell office:value-type="float" office:value="42.91" calcext:value-type="float">
            <text:p>42.91</text:p>
          </table:table-cell>
          <table:table-cell office:value-type="string" calcext:value-type="string">
            <text:p>DRD</text:p>
          </table:table-cell>
          <table:table-cell office:value-type="string" calcext:value-type="string">
            <text:p>Durand, Michigan</text:p>
          </table:table-cell>
          <table:table-cell office:value-type="string" calcext:value-type="string">
            <text:p>200 South Railroad St.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48429-1713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41.3492010008,-71.9597849999</text:p>
          </table:table-cell>
          <table:table-cell office:value-type="float" office:value="-71.96" calcext:value-type="float">
            <text:p>-71.96</text:p>
          </table:table-cell>
          <table:table-cell office:value-type="float" office:value="41.349" calcext:value-type="float">
            <text:p>41.349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ystic, Connecticut</text:p>
          </table:table-cell>
          <table:table-cell office:value-type="string" calcext:value-type="string">
            <text:p>2 Roosevelt Avenue</text:p>
          </table:table-cell>
          <table:table-cell office:value-type="string" calcext:value-type="string">
            <text:p>Mystic</text:p>
          </table:table-cell>
          <table:table-cell office:value-type="string" calcext:value-type="string">
            <text:p>CT</text:p>
          </table:table-cell>
          <table:table-cell office:value-type="float" office:value="6355" calcext:value-type="float">
            <text:p>6355</text:p>
          </table:table-cell>
          <table:table-cell office:value-type="string" calcext:value-type="string">
            <text:p>RAI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40.8794400012,-88.6364969998</text:p>
          </table:table-cell>
          <table:table-cell office:value-type="float" office:value="-88.636" calcext:value-type="float">
            <text:p>-88.636</text:p>
          </table:table-cell>
          <table:table-cell office:value-type="float" office:value="40.879" calcext:value-type="float">
            <text:p>40.879</text:p>
          </table:table-cell>
          <table:table-cell office:value-type="string" calcext:value-type="string">
            <text:p>PON</text:p>
          </table:table-cell>
          <table:table-cell office:value-type="string" calcext:value-type="string">
            <text:p>Pontiac, Illinois</text:p>
          </table:table-cell>
          <table:table-cell office:value-type="string" calcext:value-type="string">
            <text:p>721 West Washington St.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IL</text:p>
          </table:table-cell>
          <table:table-cell office:value-type="float" office:value="61764" calcext:value-type="float">
            <text:p>61764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32.6881450007,-80.8471449997</text:p>
          </table:table-cell>
          <table:table-cell office:value-type="float" office:value="-80.847" calcext:value-type="float">
            <text:p>-80.847</text:p>
          </table:table-cell>
          <table:table-cell office:value-type="float" office:value="32.688" calcext:value-type="float">
            <text:p>32.688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massee, South Carolina</text:p>
          </table:table-cell>
          <table:table-cell office:value-type="string" calcext:value-type="string">
            <text:p>9 Main Street</text:p>
          </table:table-cell>
          <table:table-cell office:value-type="string" calcext:value-type="string">
            <text:p>Yemassee</text:p>
          </table:table-cell>
          <table:table-cell office:value-type="string" calcext:value-type="string">
            <text:p>SC</text:p>
          </table:table-cell>
          <table:table-cell office:value-type="float" office:value="29945" calcext:value-type="float">
            <text:p>29945</text:p>
          </table:table-cell>
          <table:table-cell office:value-type="string" calcext:value-type="string">
            <text:p>RAI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41.6807210006,-85.971054</text:p>
          </table:table-cell>
          <table:table-cell office:value-type="float" office:value="-85.971" calcext:value-type="float">
            <text:p>-85.971</text:p>
          </table:table-cell>
          <table:table-cell office:value-type="float" office:value="41.681" calcext:value-type="float">
            <text:p>41.681</text:p>
          </table:table-cell>
          <table:table-cell office:value-type="string" calcext:value-type="string">
            <text:p>EKH</text:p>
          </table:table-cell>
          <table:table-cell office:value-type="string" calcext:value-type="string">
            <text:p>Elkhart, Indiana</text:p>
          </table:table-cell>
          <table:table-cell office:value-type="string" calcext:value-type="string">
            <text:p>131 Tyler Avenue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IN</text:p>
          </table:table-cell>
          <table:table-cell office:value-type="float" office:value="46515" calcext:value-type="float">
            <text:p>46515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38.4154050011,-82.4408419998</text:p>
          </table:table-cell>
          <table:table-cell office:value-type="float" office:value="-82.441" calcext:value-type="float">
            <text:p>-82.441</text:p>
          </table:table-cell>
          <table:table-cell office:value-type="float" office:value="38.415" calcext:value-type="float">
            <text:p>38.415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ntington, West Virginia</text:p>
          </table:table-cell>
          <table:table-cell office:value-type="string" calcext:value-type="string">
            <text:p>1050 8th Avenue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WV</text:p>
          </table:table-cell>
          <table:table-cell office:value-type="float" office:value="25701" calcext:value-type="float">
            <text:p>25701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37.3310700013,-121.901207</text:p>
          </table:table-cell>
          <table:table-cell office:value-type="float" office:value="-121.901" calcext:value-type="float">
            <text:p>-121.901</text:p>
          </table:table-cell>
          <table:table-cell office:value-type="float" office:value="37.331" calcext:value-type="float">
            <text:p>37.331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San Jose, California</text:p>
          </table:table-cell>
          <table:table-cell office:value-type="string" calcext:value-type="string">
            <text:p>65 Cahill Street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float" office:value="95110" calcext:value-type="float">
            <text:p>95110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35.477486001,-105.884758</text:p>
          </table:table-cell>
          <table:table-cell office:value-type="float" office:value="-105.885" calcext:value-type="float">
            <text:p>-105.885</text:p>
          </table:table-cell>
          <table:table-cell office:value-type="float" office:value="35.477" calcext:value-type="float">
            <text:p>35.477</text:p>
          </table:table-cell>
          <table:table-cell office:value-type="string" calcext:value-type="string">
            <text:p>LMY</text:p>
          </table:table-cell>
          <table:table-cell office:value-type="string" calcext:value-type="string">
            <text:p>Lamy, New Mexico</text:p>
          </table:table-cell>
          <table:table-cell office:value-type="string" calcext:value-type="string">
            <text:p>Santa Fe County Road 33</text:p>
          </table:table-cell>
          <table:table-cell office:value-type="string" calcext:value-type="string">
            <text:p>Lamy</text:p>
          </table:table-cell>
          <table:table-cell office:value-type="string" calcext:value-type="string">
            <text:p>NM</text:p>
          </table:table-cell>
          <table:table-cell office:value-type="float" office:value="87540" calcext:value-type="float">
            <text:p>87540</text:p>
          </table:table-cell>
          <table:table-cell office:value-type="string" calcext:value-type="string">
            <text:p>RAIL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33.9937170005,-81.0405730002</text:p>
          </table:table-cell>
          <table:table-cell office:value-type="float" office:value="-81.041" calcext:value-type="float">
            <text:p>-81.041</text:p>
          </table:table-cell>
          <table:table-cell office:value-type="float" office:value="33.994" calcext:value-type="float">
            <text:p>33.994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olumbia, South Carolina</text:p>
          </table:table-cell>
          <table:table-cell office:value-type="string" calcext:value-type="string">
            <text:p>850 Pulaski Street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C</text:p>
          </table:table-cell>
          <table:table-cell office:value-type="float" office:value="29201" calcext:value-type="float">
            <text:p>29201</text:p>
          </table:table-cell>
          <table:table-cell office:value-type="string" calcext:value-type="string">
            <text:p>RAI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44.6969910006,-73.4474559996</text:p>
          </table:table-cell>
          <table:table-cell office:value-type="float" office:value="-73.447" calcext:value-type="float">
            <text:p>-73.447</text:p>
          </table:table-cell>
          <table:table-cell office:value-type="float" office:value="44.697" calcext:value-type="float">
            <text:p>44.697</text:p>
          </table:table-cell>
          <table:table-cell office:value-type="string" calcext:value-type="string">
            <text:p>PLB</text:p>
          </table:table-cell>
          <table:table-cell office:value-type="string" calcext:value-type="string">
            <text:p>Plattsburgh, New York</text:p>
          </table:table-cell>
          <table:table-cell office:value-type="string" calcext:value-type="string">
            <text:p>Bridge and Dock Sts.</text:p>
          </table:table-cell>
          <table:table-cell office:value-type="string" calcext:value-type="string">
            <text:p>Plattsburgh</text:p>
          </table:table-cell>
          <table:table-cell office:value-type="string" calcext:value-type="string">
            <text:p>NY</text:p>
          </table:table-cell>
          <table:table-cell office:value-type="float" office:value="12901" calcext:value-type="float">
            <text:p>12901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38.8973050009,-77.0063709999</text:p>
          </table:table-cell>
          <table:table-cell office:value-type="float" office:value="-77.006" calcext:value-type="float">
            <text:p>-77.006</text:p>
          </table:table-cell>
          <table:table-cell office:value-type="float" office:value="38.897" calcext:value-type="float">
            <text:p>38.897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ashington, District of Columbia</text:p>
          </table:table-cell>
          <table:table-cell office:value-type="string" calcext:value-type="string">
            <text:p>50 Massachusetts Ave N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20002-4214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33.5177380011,-90.1760860004</text:p>
          </table:table-cell>
          <table:table-cell office:value-type="float" office:value="-90.176" calcext:value-type="float">
            <text:p>-90.176</text:p>
          </table:table-cell>
          <table:table-cell office:value-type="float" office:value="33.518" calcext:value-type="float">
            <text:p>33.518</text:p>
          </table:table-cell>
          <table:table-cell office:value-type="string" calcext:value-type="string">
            <text:p>GWD</text:p>
          </table:table-cell>
          <table:table-cell office:value-type="string" calcext:value-type="string">
            <text:p>Greenwood, Mississippi</text:p>
          </table:table-cell>
          <table:table-cell office:value-type="string" calcext:value-type="string">
            <text:p>Carrolton Ave. and East Gibbs Street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MS</text:p>
          </table:table-cell>
          <table:table-cell office:value-type="float" office:value="38930" calcext:value-type="float">
            <text:p>38930</text:p>
          </table:table-cell>
          <table:table-cell office:value-type="string" calcext:value-type="string">
            <text:p>RAI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48.3951490012,-115.548622</text:p>
          </table:table-cell>
          <table:table-cell office:value-type="float" office:value="-115.549" calcext:value-type="float">
            <text:p>-115.549</text:p>
          </table:table-cell>
          <table:table-cell office:value-type="float" office:value="48.395" calcext:value-type="float">
            <text:p>48.395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Libby, Montana</text:p>
          </table:table-cell>
          <table:table-cell office:value-type="string" calcext:value-type="string">
            <text:p>100 Mineral Avenue</text:p>
          </table:table-cell>
          <table:table-cell office:value-type="string" calcext:value-type="string">
            <text:p>Libby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59923-1933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33.4191590012,-117.619011</text:p>
          </table:table-cell>
          <table:table-cell office:value-type="float" office:value="-117.619" calcext:value-type="float">
            <text:p>-117.619</text:p>
          </table:table-cell>
          <table:table-cell office:value-type="float" office:value="33.419" calcext:value-type="float">
            <text:p>33.419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San Clemente Pier, California</text:p>
          </table:table-cell>
          <table:table-cell office:value-type="string" calcext:value-type="string">
            <text:p>Avenida del Mar and Avenida Victoria</text:p>
          </table:table-cell>
          <table:table-cell office:value-type="string" calcext:value-type="string">
            <text:p>San Clemente</text:p>
          </table:table-cell>
          <table:table-cell office:value-type="string" calcext:value-type="string">
            <text:p>CA</text:p>
          </table:table-cell>
          <table:table-cell office:value-type="float" office:value="92672" calcext:value-type="float">
            <text:p>92672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45.5668488561,-94.148069967</text:p>
          </table:table-cell>
          <table:table-cell office:value-type="float" office:value="-94.148" calcext:value-type="float">
            <text:p>-94.148</text:p>
          </table:table-cell>
          <table:table-cell office:value-type="float" office:value="45.567" calcext:value-type="float">
            <text:p>45.567</text:p>
          </table:table-cell>
          <table:table-cell office:value-type="string" calcext:value-type="string">
            <text:p>SCD</text:p>
          </table:table-cell>
          <table:table-cell office:value-type="string" calcext:value-type="string">
            <text:p>St. Cloud, Minnesota</text:p>
          </table:table-cell>
          <table:table-cell office:value-type="string" calcext:value-type="string">
            <text:p>555 East St. Germain Street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56304-0751</text:p>
          </table:table-cell>
          <table:table-cell office:value-type="string" calcext:value-type="string">
            <text:p>RAI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37.8117710006,-79.8364939997</text:p>
          </table:table-cell>
          <table:table-cell office:value-type="float" office:value="-79.836" calcext:value-type="float">
            <text:p>-79.836</text:p>
          </table:table-cell>
          <table:table-cell office:value-type="float" office:value="37.812" calcext:value-type="float">
            <text:p>37.812</text:p>
          </table:table-cell>
          <table:table-cell office:value-type="string" calcext:value-type="string">
            <text:p>CLF</text:p>
          </table:table-cell>
          <table:table-cell office:value-type="string" calcext:value-type="string">
            <text:p>Clifton Forge, Virginia</text:p>
          </table:table-cell>
          <table:table-cell office:value-type="string" calcext:value-type="string">
            <text:p>400 Ridgeway Street</text:p>
          </table:table-cell>
          <table:table-cell office:value-type="string" calcext:value-type="string">
            <text:p>Clifton Forge</text:p>
          </table:table-cell>
          <table:table-cell office:value-type="string" calcext:value-type="string">
            <text:p>VA</text:p>
          </table:table-cell>
          <table:table-cell office:value-type="float" office:value="24422" calcext:value-type="float">
            <text:p>24422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40.7496800011,-73.9918670004</text:p>
          </table:table-cell>
          <table:table-cell office:value-type="float" office:value="-73.992" calcext:value-type="float">
            <text:p>-73.992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NYP</text:p>
          </table:table-cell>
          <table:table-cell office:value-type="string" calcext:value-type="string">
            <text:p>New York (Penn Station), New York</text:p>
          </table:table-cell>
          <table:table-cell office:value-type="string" calcext:value-type="string">
            <text:p>8th Ave 31st <text:s/>Street / 8th Ave 33rd Street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43.0340160014,-87.9164809999</text:p>
          </table:table-cell>
          <table:table-cell office:value-type="float" office:value="-87.916" calcext:value-type="float">
            <text:p>-87.916</text:p>
          </table:table-cell>
          <table:table-cell office:value-type="float" office:value="43.034" calcext:value-type="float">
            <text:p>43.034</text:p>
          </table:table-cell>
          <table:table-cell office:value-type="string" calcext:value-type="string">
            <text:p>MKE</text:p>
          </table:table-cell>
          <table:table-cell office:value-type="string" calcext:value-type="string">
            <text:p>Milwaukee, Wisconsin</text:p>
          </table:table-cell>
          <table:table-cell office:value-type="string" calcext:value-type="string">
            <text:p>433 West St. Paul Ave.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float" office:value="53203" calcext:value-type="float">
            <text:p>53203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43.4963040009,-70.4476120004</text:p>
          </table:table-cell>
          <table:table-cell office:value-type="float" office:value="-70.448" calcext:value-type="float">
            <text:p>-70.448</text:p>
          </table:table-cell>
          <table:table-cell office:value-type="float" office:value="43.496" calcext:value-type="float">
            <text:p>43.496</text:p>
          </table:table-cell>
          <table:table-cell office:value-type="string" calcext:value-type="string">
            <text:p>SAO</text:p>
          </table:table-cell>
          <table:table-cell office:value-type="string" calcext:value-type="string">
            <text:p>Saco, Maine</text:p>
          </table:table-cell>
          <table:table-cell office:value-type="string" calcext:value-type="string">
            <text:p>130 Main Street</text:p>
          </table:table-cell>
          <table:table-cell office:value-type="string" calcext:value-type="string">
            <text:p>Sac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04072-3502</text:p>
          </table:table-cell>
          <table:table-cell office:value-type="string" calcext:value-type="string">
            <text:p>RAI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42.2473750006,-84.7563249997</text:p>
          </table:table-cell>
          <table:table-cell office:value-type="float" office:value="-84.756" calcext:value-type="float">
            <text:p>-84.756</text:p>
          </table:table-cell>
          <table:table-cell office:value-type="float" office:value="42.247" calcext:value-type="float">
            <text:p>42.247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Albion, Michigan</text:p>
          </table:table-cell>
          <table:table-cell office:value-type="string" calcext:value-type="string">
            <text:p>300 North Eaton St.</text:p>
          </table:table-cell>
          <table:table-cell office:value-type="string" calcext:value-type="string">
            <text:p>Albion</text:p>
          </table:table-cell>
          <table:table-cell office:value-type="string" calcext:value-type="string">
            <text:p>MI</text:p>
          </table:table-cell>
          <table:table-cell office:value-type="float" office:value="49224" calcext:value-type="float">
            <text:p>49224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40.9695430007,-117.731567</text:p>
          </table:table-cell>
          <table:table-cell office:value-type="float" office:value="-117.732" calcext:value-type="float">
            <text:p>-117.732</text:p>
          </table:table-cell>
          <table:table-cell office:value-type="float" office:value="40.97" calcext:value-type="float">
            <text:p>40.97</text:p>
          </table:table-cell>
          <table:table-cell office:value-type="string" calcext:value-type="string">
            <text:p>WNN</text:p>
          </table:table-cell>
          <table:table-cell office:value-type="string" calcext:value-type="string">
            <text:p>Winnemucca, Nevada</text:p>
          </table:table-cell>
          <table:table-cell office:value-type="string" calcext:value-type="string">
            <text:p>209 Railroad Street</text:p>
          </table:table-cell>
          <table:table-cell office:value-type="string" calcext:value-type="string">
            <text:p>Winnemucca</text:p>
          </table:table-cell>
          <table:table-cell office:value-type="string" calcext:value-type="string">
            <text:p>NV</text:p>
          </table:table-cell>
          <table:table-cell office:value-type="float" office:value="89445" calcext:value-type="float">
            <text:p>89445</text:p>
          </table:table-cell>
          <table:table-cell office:value-type="string" calcext:value-type="string">
            <text:p>RAIL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41.7209066356,-86.9049984331</text:p>
          </table:table-cell>
          <table:table-cell office:value-type="float" office:value="-86.905" calcext:value-type="float">
            <text:p>-86.905</text:p>
          </table:table-cell>
          <table:table-cell office:value-type="float" office:value="41.721" calcext:value-type="float">
            <text:p>41.721</text:p>
          </table:table-cell>
          <table:table-cell office:value-type="string" calcext:value-type="string">
            <text:p>MCI</text:p>
          </table:table-cell>
          <table:table-cell office:value-type="string" calcext:value-type="string">
            <text:p>Michigan City, Indiana</text:p>
          </table:table-cell>
          <table:table-cell office:value-type="string" calcext:value-type="string">
            <text:p>100 Washington St.</text:p>
          </table:table-cell>
          <table:table-cell office:value-type="string" calcext:value-type="string">
            <text:p>Michigan Cit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46360-3246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39.5286410012,-119.811234</text:p>
          </table:table-cell>
          <table:table-cell office:value-type="float" office:value="-119.811" calcext:value-type="float">
            <text:p>-119.811</text:p>
          </table:table-cell>
          <table:table-cell office:value-type="float" office:value="39.529" calcext:value-type="float">
            <text:p>39.529</text:p>
          </table:table-cell>
          <table:table-cell office:value-type="string" calcext:value-type="string">
            <text:p>RNO</text:p>
          </table:table-cell>
          <table:table-cell office:value-type="string" calcext:value-type="string">
            <text:p>Reno, Nevada</text:p>
          </table:table-cell>
          <table:table-cell office:value-type="string" calcext:value-type="string">
            <text:p>280 North Center St.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89501-1425</text:p>
          </table:table-cell>
          <table:table-cell office:value-type="string" calcext:value-type="string">
            <text:p>RAIL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47.3205950008,-119.548645</text:p>
          </table:table-cell>
          <table:table-cell office:value-type="float" office:value="-119.549" calcext:value-type="float">
            <text:p>-119.549</text:p>
          </table:table-cell>
          <table:table-cell office:value-type="float" office:value="47.321" calcext:value-type="float">
            <text:p>47.321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>Ephrata, Washington</text:p>
          </table:table-cell>
          <table:table-cell office:value-type="string" calcext:value-type="string">
            <text:p>24 Alder St NW</text:p>
          </table:table-cell>
          <table:table-cell office:value-type="string" calcext:value-type="string">
            <text:p>Ephrat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88823-2421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30.5116980005,-90.4635930002</text:p>
          </table:table-cell>
          <table:table-cell office:value-type="float" office:value="-90.464" calcext:value-type="float">
            <text:p>-90.464</text:p>
          </table:table-cell>
          <table:table-cell office:value-type="float" office:value="30.512" calcext:value-type="float">
            <text:p>30.512</text:p>
          </table:table-cell>
          <table:table-cell office:value-type="string" calcext:value-type="string">
            <text:p>HMD</text:p>
          </table:table-cell>
          <table:table-cell office:value-type="string" calcext:value-type="string">
            <text:p>Hammond, Louisiana</text:p>
          </table:table-cell>
          <table:table-cell office:value-type="string" calcext:value-type="string">
            <text:p>404 N.E. Railroad Ave.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LA</text:p>
          </table:table-cell>
          <table:table-cell office:value-type="float" office:value="70401" calcext:value-type="float">
            <text:p>70401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34.0593950009,-117.750633</text:p>
          </table:table-cell>
          <table:table-cell office:value-type="float" office:value="-117.751" calcext:value-type="float">
            <text:p>-117.751</text:p>
          </table:table-cell>
          <table:table-cell office:value-type="float" office:value="34.059" calcext:value-type="float">
            <text:p>34.059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mona (Sunset Ltd), California</text:p>
          </table:table-cell>
          <table:table-cell office:value-type="string" calcext:value-type="string">
            <text:p>100 West Commercial Street</text:p>
          </table:table-cell>
          <table:table-cell office:value-type="string" calcext:value-type="string">
            <text:p>Pomona</text:p>
          </table:table-cell>
          <table:table-cell office:value-type="string" calcext:value-type="string">
            <text:p>CA</text:p>
          </table:table-cell>
          <table:table-cell office:value-type="float" office:value="91768" calcext:value-type="float">
            <text:p>91768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38.7118720011,-93.2283779999</text:p>
          </table:table-cell>
          <table:table-cell office:value-type="float" office:value="-93.228" calcext:value-type="float">
            <text:p>-93.228</text:p>
          </table:table-cell>
          <table:table-cell office:value-type="float" office:value="38.712" calcext:value-type="float">
            <text:p>38.712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Sedalia, Missouri</text:p>
          </table:table-cell>
          <table:table-cell office:value-type="string" calcext:value-type="string">
            <text:p>100 block of Main Street, through parking lot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MO</text:p>
          </table:table-cell>
          <table:table-cell office:value-type="float" office:value="65301" calcext:value-type="float">
            <text:p>65301</text:p>
          </table:table-cell>
          <table:table-cell office:value-type="string" calcext:value-type="string">
            <text:p>RAI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35.0209080012,-110.693085</text:p>
          </table:table-cell>
          <table:table-cell office:value-type="float" office:value="-110.693" calcext:value-type="float">
            <text:p>-110.693</text:p>
          </table:table-cell>
          <table:table-cell office:value-type="float" office:value="35.021" calcext:value-type="float">
            <text:p>35.021</text:p>
          </table:table-cell>
          <table:table-cell office:value-type="string" calcext:value-type="string">
            <text:p>WLO</text:p>
          </table:table-cell>
          <table:table-cell office:value-type="string" calcext:value-type="string">
            <text:p>Winslow, Arizona</text:p>
          </table:table-cell>
          <table:table-cell office:value-type="string" calcext:value-type="string">
            <text:p>501 East Second Street</text:p>
          </table:table-cell>
          <table:table-cell office:value-type="string" calcext:value-type="string">
            <text:p>Winslow</text:p>
          </table:table-cell>
          <table:table-cell office:value-type="string" calcext:value-type="string">
            <text:p>AZ</text:p>
          </table:table-cell>
          <table:table-cell office:value-type="float" office:value="86047" calcext:value-type="float">
            <text:p>86047</text:p>
          </table:table-cell>
          <table:table-cell office:value-type="string" calcext:value-type="string">
            <text:p>RAI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38.0180850007,-121.815132</text:p>
          </table:table-cell>
          <table:table-cell office:value-type="float" office:value="-121.815" calcext:value-type="float">
            <text:p>-121.815</text:p>
          </table:table-cell>
          <table:table-cell office:value-type="float" office:value="38.018" calcext:value-type="float">
            <text:p>38.018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Antioch-Pittsburg, California</text:p>
          </table:table-cell>
          <table:table-cell office:value-type="string" calcext:value-type="string">
            <text:p>100 I Street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09-1122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40.0191090273,-75.6220205353</text:p>
          </table:table-cell>
          <table:table-cell office:value-type="float" office:value="-75.622" calcext:value-type="float">
            <text:p>-75.622</text:p>
          </table:table-cell>
          <table:table-cell office:value-type="float" office:value="40.019" calcext:value-type="float">
            <text:p>40.019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Exton, Pennsylvania</text:p>
          </table:table-cell>
          <table:table-cell office:value-type="string" calcext:value-type="string">
            <text:p>425 Walkertown Road</text:p>
          </table:table-cell>
          <table:table-cell office:value-type="string" calcext:value-type="string">
            <text:p>Exton</text:p>
          </table:table-cell>
          <table:table-cell office:value-type="string" calcext:value-type="string">
            <text:p>PA</text:p>
          </table:table-cell>
          <table:table-cell office:value-type="float" office:value="19341" calcext:value-type="float">
            <text:p>19341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34.2699470011,-118.693718</text:p>
          </table:table-cell>
          <table:table-cell office:value-type="float" office:value="-118.694" calcext:value-type="float">
            <text:p>-118.694</text:p>
          </table:table-cell>
          <table:table-cell office:value-type="float" office:value="34.27" calcext:value-type="float">
            <text:p>34.2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mi Valley, California</text:p>
          </table:table-cell>
          <table:table-cell office:value-type="string" calcext:value-type="string">
            <text:p>5050 Los Angeles Avenue</text:p>
          </table:table-cell>
          <table:table-cell office:value-type="string" calcext:value-type="string">
            <text:p>Simi Valley</text:p>
          </table:table-cell>
          <table:table-cell office:value-type="string" calcext:value-type="string">
            <text:p>CA</text:p>
          </table:table-cell>
          <table:table-cell office:value-type="float" office:value="93063" calcext:value-type="float">
            <text:p>93063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42.374859001,-72.511925</text:p>
          </table:table-cell>
          <table:table-cell office:value-type="float" office:value="-72.512" calcext:value-type="float">
            <text:p>-72.512</text:p>
          </table:table-cell>
          <table:table-cell office:value-type="float" office:value="42.375" calcext:value-type="float">
            <text:p>42.375</text:p>
          </table:table-cell>
          <table:table-cell office:value-type="string" calcext:value-type="string">
            <text:p>AMM</text:p>
          </table:table-cell>
          <table:table-cell office:value-type="string" calcext:value-type="string">
            <text:p>Amherst, Massachusetts</text:p>
          </table:table-cell>
          <table:table-cell office:value-type="string" calcext:value-type="string">
            <text:p>13 Railroad St.</text:p>
          </table:table-cell>
          <table:table-cell office:value-type="string" calcext:value-type="string">
            <text:p>Amhers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1002-2318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41.6381840012,-83.5412670003</text:p>
          </table:table-cell>
          <table:table-cell office:value-type="float" office:value="-83.541" calcext:value-type="float">
            <text:p>-83.541</text:p>
          </table:table-cell>
          <table:table-cell office:value-type="float" office:value="41.638" calcext:value-type="float">
            <text:p>41.638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Toledo, Ohio</text:p>
          </table:table-cell>
          <table:table-cell office:value-type="string" calcext:value-type="string">
            <text:p>415 Emerald Ave.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43604-8817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43.1040730013,-75.2239379997</text:p>
          </table:table-cell>
          <table:table-cell office:value-type="float" office:value="-75.224" calcext:value-type="float">
            <text:p>-75.224</text:p>
          </table:table-cell>
          <table:table-cell office:value-type="float" office:value="43.104" calcext:value-type="float">
            <text:p>43.104</text:p>
          </table:table-cell>
          <table:table-cell office:value-type="string" calcext:value-type="string">
            <text:p>UCA</text:p>
          </table:table-cell>
          <table:table-cell office:value-type="string" calcext:value-type="string">
            <text:p>Utica, New York</text:p>
          </table:table-cell>
          <table:table-cell office:value-type="string" calcext:value-type="string">
            <text:p>321 Main St.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NY</text:p>
          </table:table-cell>
          <table:table-cell office:value-type="float" office:value="13501" calcext:value-type="float">
            <text:p>13501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34.4182850006,-79.3717579997</text:p>
          </table:table-cell>
          <table:table-cell office:value-type="float" office:value="-79.372" calcext:value-type="float">
            <text:p>-79.372</text:p>
          </table:table-cell>
          <table:table-cell office:value-type="float" office:value="34.418" calcext:value-type="float">
            <text:p>34.418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Dillon, South Carolina</text:p>
          </table:table-cell>
          <table:table-cell office:value-type="string" calcext:value-type="string">
            <text:p>100 North Railroad Avenue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SC</text:p>
          </table:table-cell>
          <table:table-cell office:value-type="float" office:value="29536" calcext:value-type="float">
            <text:p>29536</text:p>
          </table:table-cell>
          <table:table-cell office:value-type="string" calcext:value-type="string">
            <text:p>RAI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42.6416470008,-73.7412569999</text:p>
          </table:table-cell>
          <table:table-cell office:value-type="float" office:value="-73.741" calcext:value-type="float">
            <text:p>-73.741</text:p>
          </table:table-cell>
          <table:table-cell office:value-type="float" office:value="42.642" calcext:value-type="float">
            <text:p>42.642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bany/Rensselaer, New York</text:p>
          </table:table-cell>
          <table:table-cell office:value-type="string" calcext:value-type="string">
            <text:p>525 East St.</text:p>
          </table:table-cell>
          <table:table-cell office:value-type="string" calcext:value-type="string">
            <text:p>Rensselaer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12144-2310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4.283718001,-83.8266829999</text:p>
          </table:table-cell>
          <table:table-cell office:value-type="float" office:value="-83.827" calcext:value-type="float">
            <text:p>-83.827</text:p>
          </table:table-cell>
          <table:table-cell office:value-type="float" office:value="34.284" calcext:value-type="float">
            <text:p>34.284</text:p>
          </table:table-cell>
          <table:table-cell office:value-type="string" calcext:value-type="string">
            <text:p>GNS</text:p>
          </table:table-cell>
          <table:table-cell office:value-type="string" calcext:value-type="string">
            <text:p>Gainesville, Georgia</text:p>
          </table:table-cell>
          <table:table-cell office:value-type="string" calcext:value-type="string">
            <text:p>116 Industrial Boulevard</text:p>
          </table:table-cell>
          <table:table-cell office:value-type="string" calcext:value-type="string">
            <text:p>Gainesville</text:p>
          </table:table-cell>
          <table:table-cell office:value-type="string" calcext:value-type="string">
            <text:p>GA</text:p>
          </table:table-cell>
          <table:table-cell office:value-type="float" office:value="30501" calcext:value-type="float">
            <text:p>30501</text:p>
          </table:table-cell>
          <table:table-cell office:value-type="string" calcext:value-type="string">
            <text:p>RAI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34.9537700009,-81.9357379997</text:p>
          </table:table-cell>
          <table:table-cell office:value-type="float" office:value="-81.936" calcext:value-type="float">
            <text:p>-81.936</text:p>
          </table:table-cell>
          <table:table-cell office:value-type="float" office:value="34.954" calcext:value-type="float">
            <text:p>34.954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Spartanburg, South Carolina</text:p>
          </table:table-cell>
          <table:table-cell office:value-type="string" calcext:value-type="string">
            <text:p>290 Magnolia St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C</text:p>
          </table:table-cell>
          <table:table-cell office:value-type="float" office:value="29303" calcext:value-type="float">
            <text:p>29303</text:p>
          </table:table-cell>
          <table:table-cell office:value-type="string" calcext:value-type="string">
            <text:p>RAI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37.9360850006,-122.35305</text:p>
          </table:table-cell>
          <table:table-cell office:value-type="float" office:value="-122.353" calcext:value-type="float">
            <text:p>-122.353</text:p>
          </table:table-cell>
          <table:table-cell office:value-type="float" office:value="37.936" calcext:value-type="float">
            <text:p>37.936</text:p>
          </table:table-cell>
          <table:table-cell office:value-type="string" calcext:value-type="string">
            <text:p>RIC</text:p>
          </table:table-cell>
          <table:table-cell office:value-type="string" calcext:value-type="string">
            <text:p>Richmond, California</text:p>
          </table:table-cell>
          <table:table-cell office:value-type="string" calcext:value-type="string">
            <text:p>1700 Nevin Avenue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CA</text:p>
          </table:table-cell>
          <table:table-cell office:value-type="float" office:value="94802" calcext:value-type="float">
            <text:p>94802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39.8015860007,-89.6516719996</text:p>
          </table:table-cell>
          <table:table-cell office:value-type="float" office:value="-89.652" calcext:value-type="float">
            <text:p>-89.652</text:p>
          </table:table-cell>
          <table:table-cell office:value-type="float" office:value="39.802" calcext:value-type="float">
            <text:p>39.802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pringfield, Illinois</text:p>
          </table:table-cell>
          <table:table-cell office:value-type="string" calcext:value-type="string">
            <text:p>East Washington and North Third Sts.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62701-1106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42.3141860011,-86.1118699998</text:p>
          </table:table-cell>
          <table:table-cell office:value-type="float" office:value="-86.112" calcext:value-type="float">
            <text:p>-86.112</text:p>
          </table:table-cell>
          <table:table-cell office:value-type="float" office:value="42.314" calcext:value-type="float">
            <text:p>42.314</text:p>
          </table:table-cell>
          <table:table-cell office:value-type="string" calcext:value-type="string">
            <text:p>BAM</text:p>
          </table:table-cell>
          <table:table-cell office:value-type="string" calcext:value-type="string">
            <text:p>Bangor, Michigan</text:p>
          </table:table-cell>
          <table:table-cell office:value-type="string" calcext:value-type="string">
            <text:p>541 Railroad St.</text:p>
          </table:table-cell>
          <table:table-cell office:value-type="string" calcext:value-type="string">
            <text:p>Bangor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49013-1464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33.674767001,-117.759193</text:p>
          </table:table-cell>
          <table:table-cell office:value-type="float" office:value="-117.759" calcext:value-type="float">
            <text:p>-117.759</text:p>
          </table:table-cell>
          <table:table-cell office:value-type="float" office:value="33.675" calcext:value-type="float">
            <text:p>33.675</text:p>
          </table:table-cell>
          <table:table-cell office:value-type="string" calcext:value-type="string">
            <text:p>IRV</text:p>
          </table:table-cell>
          <table:table-cell office:value-type="string" calcext:value-type="string">
            <text:p>Irvine, California</text:p>
          </table:table-cell>
          <table:table-cell office:value-type="string" calcext:value-type="string">
            <text:p>15215 Barranca Parkway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float" office:value="92618" calcext:value-type="float">
            <text:p>92618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41.9135529577,-72.625886663</text:p>
          </table:table-cell>
          <table:table-cell office:value-type="float" office:value="-72.626" calcext:value-type="float">
            <text:p>-72.626</text:p>
          </table:table-cell>
          <table:table-cell office:value-type="float" office:value="41.914" calcext:value-type="float">
            <text:p>41.914</text:p>
          </table:table-cell>
          <table:table-cell office:value-type="string" calcext:value-type="string">
            <text:p>WNL</text:p>
          </table:table-cell>
          <table:table-cell office:value-type="string" calcext:value-type="string">
            <text:p>Windsor Locks, Connecticut</text:p>
          </table:table-cell>
          <table:table-cell office:value-type="string" calcext:value-type="string">
            <text:p>South Main St at Stanton Road</text:p>
          </table:table-cell>
          <table:table-cell office:value-type="string" calcext:value-type="string">
            <text:p>Windsor Locks</text:p>
          </table:table-cell>
          <table:table-cell office:value-type="string" calcext:value-type="string">
            <text:p>CT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RAI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9.4191040012,-98.4781339999</text:p>
          </table:table-cell>
          <table:table-cell office:value-type="float" office:value="-98.478" calcext:value-type="float">
            <text:p>-98.478</text:p>
          </table:table-cell>
          <table:table-cell office:value-type="float" office:value="29.419" calcext:value-type="float">
            <text:p>29.419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an Antonio, Texas</text:p>
          </table:table-cell>
          <table:table-cell office:value-type="string" calcext:value-type="string">
            <text:p>350 Hoefgen Street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78205" calcext:value-type="float">
            <text:p>78205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41.2986680007,-72.925995</text:p>
          </table:table-cell>
          <table:table-cell office:value-type="float" office:value="-72.926" calcext:value-type="float">
            <text:p>-72.926</text:p>
          </table:table-cell>
          <table:table-cell office:value-type="float" office:value="41.299" calcext:value-type="float">
            <text:p>41.299</text:p>
          </table:table-cell>
          <table:table-cell office:value-type="string" calcext:value-type="string">
            <text:p>NHV</text:p>
          </table:table-cell>
          <table:table-cell office:value-type="string" calcext:value-type="string">
            <text:p>New Haven, Connecticut</text:p>
          </table:table-cell>
          <table:table-cell office:value-type="string" calcext:value-type="string">
            <text:p>50 Union Avenue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06519-1754</text:p>
          </table:table-cell>
          <table:table-cell office:value-type="string" calcext:value-type="string">
            <text:p>RAI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37.7592350008,-77.4816739996</text:p>
          </table:table-cell>
          <table:table-cell office:value-type="float" office:value="-77.482" calcext:value-type="float">
            <text:p>-77.482</text:p>
          </table:table-cell>
          <table:table-cell office:value-type="float" office:value="37.759" calcext:value-type="float">
            <text:p>37.759</text:p>
          </table:table-cell>
          <table:table-cell office:value-type="string" calcext:value-type="string">
            <text:p>ASD</text:p>
          </table:table-cell>
          <table:table-cell office:value-type="string" calcext:value-type="string">
            <text:p>Ashland, Virginia</text:p>
          </table:table-cell>
          <table:table-cell office:value-type="string" calcext:value-type="string">
            <text:p>112 North Railroad Avenue</text:p>
          </table:table-cell>
          <table:table-cell office:value-type="string" calcext:value-type="string">
            <text:p>Ashland</text:p>
          </table:table-cell>
          <table:table-cell office:value-type="string" calcext:value-type="string">
            <text:p>VA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30.399120001,-88.8911440002</text:p>
          </table:table-cell>
          <table:table-cell office:value-type="float" office:value="-88.891" calcext:value-type="float">
            <text:p>-88.891</text:p>
          </table:table-cell>
          <table:table-cell office:value-type="float" office:value="30.399" calcext:value-type="float">
            <text:p>30.399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Biloxi, Mississippi</text:p>
          </table:table-cell>
          <table:table-cell office:value-type="string" calcext:value-type="string">
            <text:p>860 Esters Blvd.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MS</text:p>
          </table:table-cell>
          <table:table-cell office:value-type="float" office:value="39530" calcext:value-type="float">
            <text:p>39530</text:p>
          </table:table-cell>
          <table:table-cell office:value-type="string" calcext:value-type="string">
            <text:p>RAI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43.1358260009,-72.4454499997</text:p>
          </table:table-cell>
          <table:table-cell office:value-type="float" office:value="-72.445" calcext:value-type="float">
            <text:p>-72.445</text:p>
          </table:table-cell>
          <table:table-cell office:value-type="float" office:value="43.136" calcext:value-type="float">
            <text:p>43.136</text:p>
          </table:table-cell>
          <table:table-cell office:value-type="string" calcext:value-type="string">
            <text:p>BLF</text:p>
          </table:table-cell>
          <table:table-cell office:value-type="string" calcext:value-type="string">
            <text:p>Bellows Falls, Vermont</text:p>
          </table:table-cell>
          <table:table-cell office:value-type="string" calcext:value-type="string">
            <text:p>54 Depot St</text:p>
          </table:table-cell>
          <table:table-cell office:value-type="string" calcext:value-type="string">
            <text:p>Bellows Falls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05101-1356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41.0461810009,-73.5426790003</text:p>
          </table:table-cell>
          <table:table-cell office:value-type="float" office:value="-73.543" calcext:value-type="float">
            <text:p>-73.543</text:p>
          </table:table-cell>
          <table:table-cell office:value-type="float" office:value="41.046" calcext:value-type="float">
            <text:p>41.046</text:p>
          </table:table-cell>
          <table:table-cell office:value-type="string" calcext:value-type="string">
            <text:p>STM</text:p>
          </table:table-cell>
          <table:table-cell office:value-type="string" calcext:value-type="string">
            <text:p>Stamford, Connecticut</text:p>
          </table:table-cell>
          <table:table-cell office:value-type="string" calcext:value-type="string">
            <text:p>Washington Blvd and South State St.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CT</text:p>
          </table:table-cell>
          <table:table-cell office:value-type="float" office:value="6902" calcext:value-type="float">
            <text:p>6902</text:p>
          </table:table-cell>
          <table:table-cell office:value-type="string" calcext:value-type="string">
            <text:p>RAI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40.1161960006,-88.2409290001</text:p>
          </table:table-cell>
          <table:table-cell office:value-type="float" office:value="-88.241" calcext:value-type="float">
            <text:p>-88.241</text:p>
          </table:table-cell>
          <table:table-cell office:value-type="float" office:value="40.116" calcext:value-type="float">
            <text:p>40.116</text:p>
          </table:table-cell>
          <table:table-cell office:value-type="string" calcext:value-type="string">
            <text:p>CHM</text:p>
          </table:table-cell>
          <table:table-cell office:value-type="string" calcext:value-type="string">
            <text:p>Champaign-Urbana, Illlinois</text:p>
          </table:table-cell>
          <table:table-cell office:value-type="string" calcext:value-type="string">
            <text:p>45 East University Ave.</text:p>
          </table:table-cell>
          <table:table-cell office:value-type="string" calcext:value-type="string">
            <text:p>Champaig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61820-4046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48.4439660014,-113.218559</text:p>
          </table:table-cell>
          <table:table-cell office:value-type="float" office:value="-113.219" calcext:value-type="float">
            <text:p>-113.219</text:p>
          </table:table-cell>
          <table:table-cell office:value-type="float" office:value="48.444" calcext:value-type="float">
            <text:p>48.444</text:p>
          </table:table-cell>
          <table:table-cell office:value-type="string" calcext:value-type="string">
            <text:p>GPK</text:p>
          </table:table-cell>
          <table:table-cell office:value-type="string" calcext:value-type="string">
            <text:p>East Glacier Park, Montana</text:p>
          </table:table-cell>
          <table:table-cell office:value-type="string" calcext:value-type="string">
            <text:p>400 Highway 49 North</text:p>
          </table:table-cell>
          <table:table-cell office:value-type="string" calcext:value-type="string">
            <text:p>East Glacier Park</text:p>
          </table:table-cell>
          <table:table-cell office:value-type="string" calcext:value-type="string">
            <text:p>MT</text:p>
          </table:table-cell>
          <table:table-cell office:value-type="float" office:value="59434" calcext:value-type="float">
            <text:p>59434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43.0496290007,-83.3056490002</text:p>
          </table:table-cell>
          <table:table-cell office:value-type="float" office:value="-83.306" calcext:value-type="float">
            <text:p>-83.306</text:p>
          </table:table-cell>
          <table:table-cell office:value-type="float" office:value="43.05" calcext:value-type="float">
            <text:p>43.05</text:p>
          </table:table-cell>
          <table:table-cell office:value-type="string" calcext:value-type="string">
            <text:p>LPE</text:p>
          </table:table-cell>
          <table:table-cell office:value-type="string" calcext:value-type="string">
            <text:p>Lapeer, Michigan</text:p>
          </table:table-cell>
          <table:table-cell office:value-type="string" calcext:value-type="string">
            <text:p>73 Howard St.</text:p>
          </table:table-cell>
          <table:table-cell office:value-type="string" calcext:value-type="string">
            <text:p>Lapeer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48446-2515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41.7056730005,-73.9390110001</text:p>
          </table:table-cell>
          <table:table-cell office:value-type="float" office:value="-73.939" calcext:value-type="float">
            <text:p>-73.939</text:p>
          </table:table-cell>
          <table:table-cell office:value-type="float" office:value="41.706" calcext:value-type="float">
            <text:p>41.706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Poughkeepsie, New York</text:p>
          </table:table-cell>
          <table:table-cell office:value-type="string" calcext:value-type="string">
            <text:p>41 Main St.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12601-2909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33.8959430008,-116.545013</text:p>
          </table:table-cell>
          <table:table-cell office:value-type="float" office:value="-116.545" calcext:value-type="float">
            <text:p>-116.545</text:p>
          </table:table-cell>
          <table:table-cell office:value-type="float" office:value="33.896" calcext:value-type="float">
            <text:p>33.896</text:p>
          </table:table-cell>
          <table:table-cell office:value-type="string" calcext:value-type="string">
            <text:p>PSN</text:p>
          </table:table-cell>
          <table:table-cell office:value-type="string" calcext:value-type="string">
            <text:p>Palm Springs (Train), California</text:p>
          </table:table-cell>
          <table:table-cell office:value-type="string" calcext:value-type="string">
            <text:p>Indian Ave. and Palm Springs Station Rd.</text:p>
          </table:table-cell>
          <table:table-cell office:value-type="string" calcext:value-type="string">
            <text:p>North Palm Springs</text:p>
          </table:table-cell>
          <table:table-cell office:value-type="string" calcext:value-type="string">
            <text:p>CA</text:p>
          </table:table-cell>
          <table:table-cell office:value-type="float" office:value="92258" calcext:value-type="float">
            <text:p>92258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7.2512190009,-80.8303069996</text:p>
          </table:table-cell>
          <table:table-cell office:value-type="float" office:value="-80.83" calcext:value-type="float">
            <text:p>-80.83</text:p>
          </table:table-cell>
          <table:table-cell office:value-type="float" office:value="27.251" calcext:value-type="float">
            <text:p>27.251</text:p>
          </table:table-cell>
          <table:table-cell office:value-type="string" calcext:value-type="string">
            <text:p>OKE</text:p>
          </table:table-cell>
          <table:table-cell office:value-type="string" calcext:value-type="string">
            <text:p>Okeechobee, Florida</text:p>
          </table:table-cell>
          <table:table-cell office:value-type="string" calcext:value-type="string">
            <text:p>801 North Parrott Avenue</text:p>
          </table:table-cell>
          <table:table-cell office:value-type="string" calcext:value-type="string">
            <text:p>Okeechobe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34972-2130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32.4958720013,-94.725266</text:p>
          </table:table-cell>
          <table:table-cell office:value-type="float" office:value="-94.725" calcext:value-type="float">
            <text:p>-94.725</text:p>
          </table:table-cell>
          <table:table-cell office:value-type="float" office:value="32.496" calcext:value-type="float">
            <text:p>32.496</text:p>
          </table:table-cell>
          <table:table-cell office:value-type="string" calcext:value-type="string">
            <text:p>LVW</text:p>
          </table:table-cell>
          <table:table-cell office:value-type="string" calcext:value-type="string">
            <text:p>Longview, Texas</text:p>
          </table:table-cell>
          <table:table-cell office:value-type="string" calcext:value-type="string">
            <text:p>905 Pacific Ave.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TX</text:p>
          </table:table-cell>
          <table:table-cell office:value-type="float" office:value="75602" calcext:value-type="float">
            <text:p>75602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1.4317050007,-85.0251919999</text:p>
          </table:table-cell>
          <table:table-cell office:value-type="float" office:value="-85.025" calcext:value-type="float">
            <text:p>-85.025</text:p>
          </table:table-cell>
          <table:table-cell office:value-type="float" office:value="41.432" calcext:value-type="float">
            <text:p>41.432</text:p>
          </table:table-cell>
          <table:table-cell office:value-type="string" calcext:value-type="string">
            <text:p>WTI</text:p>
          </table:table-cell>
          <table:table-cell office:value-type="string" calcext:value-type="string">
            <text:p>Waterloo, Indiana</text:p>
          </table:table-cell>
          <table:table-cell office:value-type="string" calcext:value-type="string">
            <text:p>Lincoln and Center Street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IN</text:p>
          </table:table-cell>
          <table:table-cell office:value-type="float" office:value="46793" calcext:value-type="float">
            <text:p>46793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41.4407523926,-82.718610084</text:p>
          </table:table-cell>
          <table:table-cell office:value-type="float" office:value="-82.719" calcext:value-type="float">
            <text:p>-82.719</text:p>
          </table:table-cell>
          <table:table-cell office:value-type="float" office:value="41.441" calcext:value-type="float">
            <text:p>41.441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andusky, Ohio</text:p>
          </table:table-cell>
          <table:table-cell office:value-type="string" calcext:value-type="string">
            <text:p>1200 North Depot St.</text:p>
          </table:table-cell>
          <table:table-cell office:value-type="string" calcext:value-type="string">
            <text:p>Sandusky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44870-3165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40.1475370011,-89.3633039997</text:p>
          </table:table-cell>
          <table:table-cell office:value-type="float" office:value="-89.363" calcext:value-type="float">
            <text:p>-89.363</text:p>
          </table:table-cell>
          <table:table-cell office:value-type="float" office:value="40.148" calcext:value-type="float">
            <text:p>40.148</text:p>
          </table:table-cell>
          <table:table-cell office:value-type="string" calcext:value-type="string">
            <text:p>LCN</text:p>
          </table:table-cell>
          <table:table-cell office:value-type="string" calcext:value-type="string">
            <text:p>Lincoln, Illinois</text:p>
          </table:table-cell>
          <table:table-cell office:value-type="string" calcext:value-type="string">
            <text:p>Broadway and North Chicago Sts.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IL</text:p>
          </table:table-cell>
          <table:table-cell office:value-type="float" office:value="62656" calcext:value-type="float">
            <text:p>62656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39.1023790013,-84.5365299996</text:p>
          </table:table-cell>
          <table:table-cell office:value-type="float" office:value="-84.537" calcext:value-type="float">
            <text:p>-84.537</text:p>
          </table:table-cell>
          <table:table-cell office:value-type="float" office:value="39.102" calcext:value-type="float">
            <text:p>39.102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incinnati, Ohio</text:p>
          </table:table-cell>
          <table:table-cell office:value-type="string" calcext:value-type="string">
            <text:p>1301 Western Ave.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45203-1130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38.0197330011,-122.136353</text:p>
          </table:table-cell>
          <table:table-cell office:value-type="float" office:value="-122.136" calcext:value-type="float">
            <text:p>-122.136</text:p>
          </table:table-cell>
          <table:table-cell office:value-type="float" office:value="38.02" calcext:value-type="float">
            <text:p>38.0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Martinez, California</text:p>
          </table:table-cell>
          <table:table-cell office:value-type="string" calcext:value-type="string">
            <text:p>601 Marina Vista Ave.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53-1132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35.673420001,-80.4574200004</text:p>
          </table:table-cell>
          <table:table-cell office:value-type="float" office:value="-80.457" calcext:value-type="float">
            <text:p>-80.457</text:p>
          </table:table-cell>
          <table:table-cell office:value-type="float" office:value="35.673" calcext:value-type="float">
            <text:p>35.673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alisbury, North Carolina</text:p>
          </table:table-cell>
          <table:table-cell office:value-type="string" calcext:value-type="string">
            <text:p>Depot and Liberty Sts.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NC</text:p>
          </table:table-cell>
          <table:table-cell office:value-type="float" office:value="28144" calcext:value-type="float">
            <text:p>28144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33.6489980011,-85.8318859997</text:p>
          </table:table-cell>
          <table:table-cell office:value-type="float" office:value="-85.832" calcext:value-type="float">
            <text:p>-85.832</text:p>
          </table:table-cell>
          <table:table-cell office:value-type="float" office:value="33.649" calcext:value-type="float">
            <text:p>33.649</text:p>
          </table:table-cell>
          <table:table-cell office:value-type="string" calcext:value-type="string">
            <text:p>ATN</text:p>
          </table:table-cell>
          <table:table-cell office:value-type="string" calcext:value-type="string">
            <text:p>Anniston, Alabama</text:p>
          </table:table-cell>
          <table:table-cell office:value-type="string" calcext:value-type="string">
            <text:p>126 West 4th St</text:p>
          </table:table-cell>
          <table:table-cell office:value-type="string" calcext:value-type="string">
            <text:p>Anniston</text:p>
          </table:table-cell>
          <table:table-cell office:value-type="string" calcext:value-type="string">
            <text:p>AL</text:p>
          </table:table-cell>
          <table:table-cell office:value-type="float" office:value="36201" calcext:value-type="float">
            <text:p>36201</text:p>
          </table:table-cell>
          <table:table-cell office:value-type="string" calcext:value-type="string">
            <text:p>R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39.5094600011,-76.1630099998</text:p>
          </table:table-cell>
          <table:table-cell office:value-type="float" office:value="-76.163" calcext:value-type="float">
            <text:p>-76.163</text:p>
          </table:table-cell>
          <table:table-cell office:value-type="float" office:value="39.509" calcext:value-type="float">
            <text:p>39.509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Aberdeen, Maryland</text:p>
          </table:table-cell>
          <table:table-cell office:value-type="string" calcext:value-type="string">
            <text:p>18 East Bel Air Ave.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1001-3701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44.5780410006,-73.4442750004</text:p>
          </table:table-cell>
          <table:table-cell office:value-type="float" office:value="-73.444" calcext:value-type="float">
            <text:p>-73.444</text:p>
          </table:table-cell>
          <table:table-cell office:value-type="float" office:value="44.578" calcext:value-type="float">
            <text:p>44.578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Port Kent, New York</text:p>
          </table:table-cell>
          <table:table-cell office:value-type="string" calcext:value-type="string">
            <text:p>Hwy 373 &amp; Back Rd</text:p>
          </table:table-cell>
          <table:table-cell office:value-type="string" calcext:value-type="string">
            <text:p>Port Kent</text:p>
          </table:table-cell>
          <table:table-cell office:value-type="string" calcext:value-type="string">
            <text:p>NY</text:p>
          </table:table-cell>
          <table:table-cell office:value-type="float" office:value="12975" calcext:value-type="float">
            <text:p>12975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37.4070240005,-79.1574629996</text:p>
          </table:table-cell>
          <table:table-cell office:value-type="float" office:value="-79.157" calcext:value-type="float">
            <text:p>-79.157</text:p>
          </table:table-cell>
          <table:table-cell office:value-type="float" office:value="37.407" calcext:value-type="float">
            <text:p>37.407</text:p>
          </table:table-cell>
          <table:table-cell office:value-type="string" calcext:value-type="string">
            <text:p>LYH</text:p>
          </table:table-cell>
          <table:table-cell office:value-type="string" calcext:value-type="string">
            <text:p>Lynchburg, Virginia</text:p>
          </table:table-cell>
          <table:table-cell office:value-type="string" calcext:value-type="string">
            <text:p>825 Kemper St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24501-1397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48.5332950011,-113.010841</text:p>
          </table:table-cell>
          <table:table-cell office:value-type="float" office:value="-113.011" calcext:value-type="float">
            <text:p>-113.011</text:p>
          </table:table-cell>
          <table:table-cell office:value-type="float" office:value="48.533" calcext:value-type="float">
            <text:p>48.533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Browning, Montana</text:p>
          </table:table-cell>
          <table:table-cell office:value-type="string" calcext:value-type="string">
            <text:p>Heart Butte Rd and Depot Rd.</text:p>
          </table:table-cell>
          <table:table-cell office:value-type="string" calcext:value-type="string">
            <text:p>Browning</text:p>
          </table:table-cell>
          <table:table-cell office:value-type="string" calcext:value-type="string">
            <text:p>MT</text:p>
          </table:table-cell>
          <table:table-cell office:value-type="float" office:value="59417" calcext:value-type="float">
            <text:p>59417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33.7995640007,-84.3917850003</text:p>
          </table:table-cell>
          <table:table-cell office:value-type="float" office:value="-84.392" calcext:value-type="float">
            <text:p>-84.392</text:p>
          </table:table-cell>
          <table:table-cell office:value-type="float" office:value="33.8" calcext:value-type="float">
            <text:p>33.8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Atlanta, Georgia</text:p>
          </table:table-cell>
          <table:table-cell office:value-type="string" calcext:value-type="string">
            <text:p>1688 Peachtree Street, NW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float" office:value="30309" calcext:value-type="float">
            <text:p>30309</text:p>
          </table:table-cell>
          <table:table-cell office:value-type="string" calcext:value-type="string">
            <text:p>RAI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38.9044910012,-90.1349489999</text:p>
          </table:table-cell>
          <table:table-cell office:value-type="float" office:value="-90.135" calcext:value-type="float">
            <text:p>-90.135</text:p>
          </table:table-cell>
          <table:table-cell office:value-type="float" office:value="38.904" calcext:value-type="float">
            <text:p>38.904</text:p>
          </table:table-cell>
          <table:table-cell office:value-type="string" calcext:value-type="string">
            <text:p>ALN</text:p>
          </table:table-cell>
          <table:table-cell office:value-type="string" calcext:value-type="string">
            <text:p>Alton, Illinois</text:p>
          </table:table-cell>
          <table:table-cell office:value-type="string" calcext:value-type="string">
            <text:p>3400 College Ave.</text:p>
          </table:table-cell>
          <table:table-cell office:value-type="string" calcext:value-type="string">
            <text:p>Alto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62002-5000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46.2335970005,-119.084244</text:p>
          </table:table-cell>
          <table:table-cell office:value-type="float" office:value="-119.084" calcext:value-type="float">
            <text:p>-119.084</text:p>
          </table:table-cell>
          <table:table-cell office:value-type="float" office:value="46.234" calcext:value-type="float">
            <text:p>46.234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Pasco, Washington</text:p>
          </table:table-cell>
          <table:table-cell office:value-type="string" calcext:value-type="string">
            <text:p>535 North 1st Avenue</text:p>
          </table:table-cell>
          <table:table-cell office:value-type="string" calcext:value-type="string">
            <text:p>Pasco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99301-5378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37.7854190009,-80.3058090003</text:p>
          </table:table-cell>
          <table:table-cell office:value-type="float" office:value="-80.306" calcext:value-type="float">
            <text:p>-80.306</text:p>
          </table:table-cell>
          <table:table-cell office:value-type="float" office:value="37.785" calcext:value-type="float">
            <text:p>37.785</text:p>
          </table:table-cell>
          <table:table-cell office:value-type="string" calcext:value-type="string">
            <text:p>WSS</text:p>
          </table:table-cell>
          <table:table-cell office:value-type="string" calcext:value-type="string">
            <text:p>White Sulphur Springs, West Virginia</text:p>
          </table:table-cell>
          <table:table-cell office:value-type="string" calcext:value-type="string">
            <text:p>315 West Main Street</text:p>
          </table:table-cell>
          <table:table-cell office:value-type="string" calcext:value-type="string">
            <text:p>White Sulphur Springs</text:p>
          </table:table-cell>
          <table:table-cell office:value-type="string" calcext:value-type="string">
            <text:p>WV</text:p>
          </table:table-cell>
          <table:table-cell office:value-type="float" office:value="24986" calcext:value-type="float">
            <text:p>24986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30.2273450013,-92.014595</text:p>
          </table:table-cell>
          <table:table-cell office:value-type="float" office:value="-92.015" calcext:value-type="float">
            <text:p>-92.015</text:p>
          </table:table-cell>
          <table:table-cell office:value-type="float" office:value="30.227" calcext:value-type="float">
            <text:p>30.227</text:p>
          </table:table-cell>
          <table:table-cell office:value-type="string" calcext:value-type="string">
            <text:p>LFT</text:p>
          </table:table-cell>
          <table:table-cell office:value-type="string" calcext:value-type="string">
            <text:p>Lafayette, Louisiana</text:p>
          </table:table-cell>
          <table:table-cell office:value-type="string" calcext:value-type="string">
            <text:p>133 East Grant St.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LA</text:p>
          </table:table-cell>
          <table:table-cell office:value-type="float" office:value="70501" calcext:value-type="float">
            <text:p>70501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34.1938320008,-118.355911</text:p>
          </table:table-cell>
          <table:table-cell office:value-type="float" office:value="-118.356" calcext:value-type="float">
            <text:p>-118.356</text:p>
          </table:table-cell>
          <table:table-cell office:value-type="float" office:value="34.194" calcext:value-type="float">
            <text:p>34.194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Burbank (Airport), California</text:p>
          </table:table-cell>
          <table:table-cell office:value-type="string" calcext:value-type="string">
            <text:p>3750 Empire Avenue</text:p>
          </table:table-cell>
          <table:table-cell office:value-type="string" calcext:value-type="string">
            <text:p>Burbank</text:p>
          </table:table-cell>
          <table:table-cell office:value-type="string" calcext:value-type="string">
            <text:p>CA</text:p>
          </table:table-cell>
          <table:table-cell office:value-type="float" office:value="91505" calcext:value-type="float">
            <text:p>91505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35.7737500007,-78.6444849998</text:p>
          </table:table-cell>
          <table:table-cell office:value-type="float" office:value="-78.644" calcext:value-type="float">
            <text:p>-78.644</text:p>
          </table:table-cell>
          <table:table-cell office:value-type="float" office:value="35.774" calcext:value-type="float">
            <text:p>35.774</text:p>
          </table:table-cell>
          <table:table-cell office:value-type="string" calcext:value-type="string">
            <text:p>RGH</text:p>
          </table:table-cell>
          <table:table-cell office:value-type="string" calcext:value-type="string">
            <text:p>Raleigh, North Carolina</text:p>
          </table:table-cell>
          <table:table-cell office:value-type="string" calcext:value-type="string">
            <text:p>320 West Cabarrus Street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C</text:p>
          </table:table-cell>
          <table:table-cell office:value-type="float" office:value="27601" calcext:value-type="float">
            <text:p>27601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45.6298030008,-122.684723</text:p>
          </table:table-cell>
          <table:table-cell office:value-type="float" office:value="-122.685" calcext:value-type="float">
            <text:p>-122.685</text:p>
          </table:table-cell>
          <table:table-cell office:value-type="float" office:value="45.63" calcext:value-type="float">
            <text:p>45.63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Vancouver, Washington, United States</text:p>
          </table:table-cell>
          <table:table-cell office:value-type="string" calcext:value-type="string">
            <text:p>1301 West 11th Street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WA</text:p>
          </table:table-cell>
          <table:table-cell office:value-type="float" office:value="98660" calcext:value-type="float">
            <text:p>98660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38.2985570008,-77.4569320003</text:p>
          </table:table-cell>
          <table:table-cell office:value-type="float" office:value="-77.457" calcext:value-type="float">
            <text:p>-77.457</text:p>
          </table:table-cell>
          <table:table-cell office:value-type="float" office:value="38.299" calcext:value-type="float">
            <text:p>38.299</text:p>
          </table:table-cell>
          <table:table-cell office:value-type="string" calcext:value-type="string">
            <text:p>FBG</text:p>
          </table:table-cell>
          <table:table-cell office:value-type="string" calcext:value-type="string">
            <text:p>Fredericksburg, Virginia</text:p>
          </table:table-cell>
          <table:table-cell office:value-type="string" calcext:value-type="string">
            <text:p>200 Lafayette Blvd.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22401-6067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34.1988180013,-79.7570949999</text:p>
          </table:table-cell>
          <table:table-cell office:value-type="float" office:value="-79.757" calcext:value-type="float">
            <text:p>-79.757</text:p>
          </table:table-cell>
          <table:table-cell office:value-type="float" office:value="34.199" calcext:value-type="float">
            <text:p>34.199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Florence, South Carolina</text:p>
          </table:table-cell>
          <table:table-cell office:value-type="string" calcext:value-type="string">
            <text:p>805 East Day Street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SC</text:p>
          </table:table-cell>
          <table:table-cell office:value-type="float" office:value="29506" calcext:value-type="float">
            <text:p>29506</text:p>
          </table:table-cell>
          <table:table-cell office:value-type="string" calcext:value-type="string">
            <text:p>RAI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41.2501680007,-95.9274219999</text:p>
          </table:table-cell>
          <table:table-cell office:value-type="float" office:value="-95.927" calcext:value-type="float">
            <text:p>-95.927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OMA</text:p>
          </table:table-cell>
          <table:table-cell office:value-type="string" calcext:value-type="string">
            <text:p>Omaha, Nebraska</text:p>
          </table:table-cell>
          <table:table-cell office:value-type="string" calcext:value-type="string">
            <text:p>1003 S. 9th Street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</text:p>
          </table:table-cell>
          <table:table-cell office:value-type="float" office:value="68108" calcext:value-type="float">
            <text:p>68108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42.0741960009,-87.8053440003</text:p>
          </table:table-cell>
          <table:table-cell office:value-type="float" office:value="-87.805" calcext:value-type="float">
            <text:p>-87.805</text:p>
          </table:table-cell>
          <table:table-cell office:value-type="float" office:value="42.074" calcext:value-type="float">
            <text:p>42.074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enview, Illinois</text:p>
          </table:table-cell>
          <table:table-cell office:value-type="string" calcext:value-type="string">
            <text:p>1116 Depot St.</text:p>
          </table:table-cell>
          <table:table-cell office:value-type="string" calcext:value-type="string">
            <text:p>Glenview</text:p>
          </table:table-cell>
          <table:table-cell office:value-type="string" calcext:value-type="string">
            <text:p>IL</text:p>
          </table:table-cell>
          <table:table-cell office:value-type="float" office:value="60025" calcext:value-type="float">
            <text:p>60025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32.3505900006,-108.706322</text:p>
          </table:table-cell>
          <table:table-cell office:value-type="float" office:value="-108.706" calcext:value-type="float">
            <text:p>-108.706</text:p>
          </table:table-cell>
          <table:table-cell office:value-type="float" office:value="32.351" calcext:value-type="float">
            <text:p>32.351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Lordsburg, New Mexico</text:p>
          </table:table-cell>
          <table:table-cell office:value-type="string" calcext:value-type="string">
            <text:p>Center St. and S.P. Blvd.</text:p>
          </table:table-cell>
          <table:table-cell office:value-type="string" calcext:value-type="string">
            <text:p>Lordsburg</text:p>
          </table:table-cell>
          <table:table-cell office:value-type="string" calcext:value-type="string">
            <text:p>NM</text:p>
          </table:table-cell>
          <table:table-cell office:value-type="float" office:value="88045" calcext:value-type="float">
            <text:p>88045</text:p>
          </table:table-cell>
          <table:table-cell office:value-type="string" calcext:value-type="string">
            <text:p>RAIL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43.0136340007,-83.6548389997</text:p>
          </table:table-cell>
          <table:table-cell office:value-type="float" office:value="-83.655" calcext:value-type="float">
            <text:p>-83.655</text:p>
          </table:table-cell>
          <table:table-cell office:value-type="float" office:value="43.014" calcext:value-type="float">
            <text:p>43.014</text:p>
          </table:table-cell>
          <table:table-cell office:value-type="string" calcext:value-type="string">
            <text:p>FLN</text:p>
          </table:table-cell>
          <table:table-cell office:value-type="string" calcext:value-type="string">
            <text:p>Flint, Michigan</text:p>
          </table:table-cell>
          <table:table-cell office:value-type="string" calcext:value-type="string">
            <text:p>1407 South Dort Highway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48503-2878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42.941746536,-87.9244757164</text:p>
          </table:table-cell>
          <table:table-cell office:value-type="float" office:value="-87.924" calcext:value-type="float">
            <text:p>-87.924</text:p>
          </table:table-cell>
          <table:table-cell office:value-type="float" office:value="42.942" calcext:value-type="float">
            <text:p>42.942</text:p>
          </table:table-cell>
          <table:table-cell office:value-type="string" calcext:value-type="string">
            <text:p>MKA</text:p>
          </table:table-cell>
          <table:table-cell office:value-type="string" calcext:value-type="string">
            <text:p>Milwaukee (General Mitchell Intl Airport), Wiscons</text:p>
          </table:table-cell>
          <table:table-cell office:value-type="string" calcext:value-type="string">
            <text:p>5601 South 6th Street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float" office:value="53221" calcext:value-type="float">
            <text:p>53221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48.1945150013,-106.634811</text:p>
          </table:table-cell>
          <table:table-cell office:value-type="float" office:value="-106.635" calcext:value-type="float">
            <text:p>-106.635</text:p>
          </table:table-cell>
          <table:table-cell office:value-type="float" office:value="48.195" calcext:value-type="float">
            <text:p>48.195</text:p>
          </table:table-cell>
          <table:table-cell office:value-type="string" calcext:value-type="string">
            <text:p>GGW</text:p>
          </table:table-cell>
          <table:table-cell office:value-type="string" calcext:value-type="string">
            <text:p>Glasgow, Montana</text:p>
          </table:table-cell>
          <table:table-cell office:value-type="string" calcext:value-type="string">
            <text:p>424 1st Avenue South</text:p>
          </table:table-cell>
          <table:table-cell office:value-type="string" calcext:value-type="string">
            <text:p>Glasgow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59230-2396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39.6703220005,-75.7533489998</text:p>
          </table:table-cell>
          <table:table-cell office:value-type="float" office:value="-75.753" calcext:value-type="float">
            <text:p>-75.753</text:p>
          </table:table-cell>
          <table:table-cell office:value-type="float" office:value="39.67" calcext:value-type="float">
            <text:p>39.67</text:p>
          </table:table-cell>
          <table:table-cell office:value-type="string" calcext:value-type="string">
            <text:p>NRK</text:p>
          </table:table-cell>
          <table:table-cell office:value-type="string" calcext:value-type="string">
            <text:p>Newark, Delaware</text:p>
          </table:table-cell>
          <table:table-cell office:value-type="string" calcext:value-type="string">
            <text:p>429 South College Ave.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9711-5105</text:p>
          </table:table-cell>
          <table:table-cell office:value-type="string" calcext:value-type="string">
            <text:p>RAI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47.6569860011,-117.413063</text:p>
          </table:table-cell>
          <table:table-cell office:value-type="float" office:value="-117.413" calcext:value-type="float">
            <text:p>-117.413</text:p>
          </table:table-cell>
          <table:table-cell office:value-type="float" office:value="47.657" calcext:value-type="float">
            <text:p>47.657</text:p>
          </table:table-cell>
          <table:table-cell office:value-type="string" calcext:value-type="string">
            <text:p>SPK</text:p>
          </table:table-cell>
          <table:table-cell office:value-type="string" calcext:value-type="string">
            <text:p>Spokane, Washington</text:p>
          </table:table-cell>
          <table:table-cell office:value-type="string" calcext:value-type="string">
            <text:p>221 W. 1st Avenue</text:p>
          </table:table-cell>
          <table:table-cell office:value-type="string" calcext:value-type="string">
            <text:p>Spokan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99201-3704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38.5220110014,-77.293045</text:p>
          </table:table-cell>
          <table:table-cell office:value-type="float" office:value="-77.293" calcext:value-type="float">
            <text:p>-77.293</text:p>
          </table:table-cell>
          <table:table-cell office:value-type="float" office:value="38.522" calcext:value-type="float">
            <text:p>38.522</text:p>
          </table:table-cell>
          <table:table-cell office:value-type="string" calcext:value-type="string">
            <text:p>QAN</text:p>
          </table:table-cell>
          <table:table-cell office:value-type="string" calcext:value-type="string">
            <text:p>Quantico, Virginia</text:p>
          </table:table-cell>
          <table:table-cell office:value-type="string" calcext:value-type="string">
            <text:p>550 Railroad Avenue</text:p>
          </table:table-cell>
          <table:table-cell office:value-type="string" calcext:value-type="string">
            <text:p>Quantico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22134-3444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43.8332143409,-91.2467048321</text:p>
          </table:table-cell>
          <table:table-cell office:value-type="float" office:value="-91.247" calcext:value-type="float">
            <text:p>-91.247</text:p>
          </table:table-cell>
          <table:table-cell office:value-type="float" office:value="43.833" calcext:value-type="float">
            <text:p>43.833</text:p>
          </table:table-cell>
          <table:table-cell office:value-type="string" calcext:value-type="string">
            <text:p>LSE</text:p>
          </table:table-cell>
          <table:table-cell office:value-type="string" calcext:value-type="string">
            <text:p>LaCrosse, Wisconsin</text:p>
          </table:table-cell>
          <table:table-cell office:value-type="string" calcext:value-type="string">
            <text:p>St. Andrew and Caledonia Streets</text:p>
          </table:table-cell>
          <table:table-cell office:value-type="string" calcext:value-type="string">
            <text:p>La Crosse</text:p>
          </table:table-cell>
          <table:table-cell office:value-type="string" calcext:value-type="string">
            <text:p>WI</text:p>
          </table:table-cell>
          <table:table-cell office:value-type="float" office:value="54601" calcext:value-type="float">
            <text:p>54601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37.9460110013,-121.284271</text:p>
          </table:table-cell>
          <table:table-cell office:value-type="float" office:value="-121.284" calcext:value-type="float">
            <text:p>-121.284</text:p>
          </table:table-cell>
          <table:table-cell office:value-type="float" office:value="37.946" calcext:value-type="float">
            <text:p>37.946</text:p>
          </table:table-cell>
          <table:table-cell office:value-type="string" calcext:value-type="string">
            <text:p>SKN</text:p>
          </table:table-cell>
          <table:table-cell office:value-type="string" calcext:value-type="string">
            <text:p>Stockton (711-718), California</text:p>
          </table:table-cell>
          <table:table-cell office:value-type="string" calcext:value-type="string">
            <text:p>735 S. San Joaquin St</text:p>
          </table:table-cell>
          <table:table-cell office:value-type="string" calcext:value-type="string">
            <text:p>Stockton</text:p>
          </table:table-cell>
          <table:table-cell office:value-type="string" calcext:value-type="string">
            <text:p>CA</text:p>
          </table:table-cell>
          <table:table-cell office:value-type="float" office:value="95203" calcext:value-type="float">
            <text:p>95203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9.3630810007,-100.901466</text:p>
          </table:table-cell>
          <table:table-cell office:value-type="float" office:value="-100.901" calcext:value-type="float">
            <text:p>-100.901</text:p>
          </table:table-cell>
          <table:table-cell office:value-type="float" office:value="29.363" calcext:value-type="float">
            <text:p>29.363</text:p>
          </table:table-cell>
          <table:table-cell office:value-type="string" calcext:value-type="string">
            <text:p>DRT</text:p>
          </table:table-cell>
          <table:table-cell office:value-type="string" calcext:value-type="string">
            <text:p>Del Rio, Texas</text:p>
          </table:table-cell>
          <table:table-cell office:value-type="string" calcext:value-type="string">
            <text:p>100 North Main Street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TX</text:p>
          </table:table-cell>
          <table:table-cell office:value-type="float" office:value="78840" calcext:value-type="float">
            <text:p>78840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40.971306001,-91.5512389998</text:p>
          </table:table-cell>
          <table:table-cell office:value-type="float" office:value="-91.551" calcext:value-type="float">
            <text:p>-91.551</text:p>
          </table:table-cell>
          <table:table-cell office:value-type="float" office:value="40.971" calcext:value-type="float">
            <text:p>40.971</text:p>
          </table:table-cell>
          <table:table-cell office:value-type="string" calcext:value-type="string">
            <text:p>MTP</text:p>
          </table:table-cell>
          <table:table-cell office:value-type="string" calcext:value-type="string">
            <text:p>Mt. Pleasant, Iowa</text:p>
          </table:table-cell>
          <table:table-cell office:value-type="string" calcext:value-type="string">
            <text:p>418 North Adams Street</text:p>
          </table:table-cell>
          <table:table-cell office:value-type="string" calcext:value-type="string">
            <text:p>Mt. Pleasant</text:p>
          </table:table-cell>
          <table:table-cell office:value-type="string" calcext:value-type="string">
            <text:p>IA</text:p>
          </table:table-cell>
          <table:table-cell office:value-type="float" office:value="52641" calcext:value-type="float">
            <text:p>52641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43.3687860008,-72.3793030001</text:p>
          </table:table-cell>
          <table:table-cell office:value-type="float" office:value="-72.379" calcext:value-type="float">
            <text:p>-72.379</text:p>
          </table:table-cell>
          <table:table-cell office:value-type="float" office:value="43.369" calcext:value-type="float">
            <text:p>43.369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Claremont, New Hampshire</text:p>
          </table:table-cell>
          <table:table-cell office:value-type="string" calcext:value-type="string">
            <text:p>Plains Rd. and Maple Ave.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NH</text:p>
          </table:table-cell>
          <table:table-cell office:value-type="float" office:value="3743" calcext:value-type="float">
            <text:p>3743</text:p>
          </table:table-cell>
          <table:table-cell office:value-type="string" calcext:value-type="string">
            <text:p>RAIL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30.2380850008,-93.214996</text:p>
          </table:table-cell>
          <table:table-cell office:value-type="float" office:value="-93.215" calcext:value-type="float">
            <text:p>-93.215</text:p>
          </table:table-cell>
          <table:table-cell office:value-type="float" office:value="30.238" calcext:value-type="float">
            <text:p>30.238</text:p>
          </table:table-cell>
          <table:table-cell office:value-type="string" calcext:value-type="string">
            <text:p>LCH</text:p>
          </table:table-cell>
          <table:table-cell office:value-type="string" calcext:value-type="string">
            <text:p>Lake Charles, Louisiana</text:p>
          </table:table-cell>
          <table:table-cell office:value-type="string" calcext:value-type="string">
            <text:p>100 Ryan Street</text:p>
          </table:table-cell>
          <table:table-cell office:value-type="string" calcext:value-type="string">
            <text:p>Lake Charle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70601-2152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41.092049001,-88.4283220003</text:p>
          </table:table-cell>
          <table:table-cell office:value-type="float" office:value="-88.428" calcext:value-type="float">
            <text:p>-88.428</text:p>
          </table:table-cell>
          <table:table-cell office:value-type="float" office:value="41.092" calcext:value-type="float">
            <text:p>41.092</text:p>
          </table:table-cell>
          <table:table-cell office:value-type="string" calcext:value-type="string">
            <text:p>DWT</text:p>
          </table:table-cell>
          <table:table-cell office:value-type="string" calcext:value-type="string">
            <text:p>Dwight, Illinois</text:p>
          </table:table-cell>
          <table:table-cell office:value-type="string" calcext:value-type="string">
            <text:p>119 West Main St.</text:p>
          </table:table-cell>
          <table:table-cell office:value-type="string" calcext:value-type="string">
            <text:p>Dwight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60420-1321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41.5500410012,-89.1172869996</text:p>
          </table:table-cell>
          <table:table-cell office:value-type="float" office:value="-89.117" calcext:value-type="float">
            <text:p>-89.117</text:p>
          </table:table-cell>
          <table:table-cell office:value-type="float" office:value="41.55" calcext:value-type="float">
            <text:p>41.55</text:p>
          </table:table-cell>
          <table:table-cell office:value-type="string" calcext:value-type="string">
            <text:p>MDT</text:p>
          </table:table-cell>
          <table:table-cell office:value-type="string" calcext:value-type="string">
            <text:p>Mendota, Illinois</text:p>
          </table:table-cell>
          <table:table-cell office:value-type="string" calcext:value-type="string">
            <text:p>783 Main Street</text:p>
          </table:table-cell>
          <table:table-cell office:value-type="string" calcext:value-type="string">
            <text:p>Mendota</text:p>
          </table:table-cell>
          <table:table-cell office:value-type="string" calcext:value-type="string">
            <text:p>IL</text:p>
          </table:table-cell>
          <table:table-cell office:value-type="float" office:value="61342" calcext:value-type="float">
            <text:p>61342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39.1895520006,-76.6933979999</text:p>
          </table:table-cell>
          <table:table-cell office:value-type="float" office:value="-76.693" calcext:value-type="float">
            <text:p>-76.693</text:p>
          </table:table-cell>
          <table:table-cell office:value-type="float" office:value="39.19" calcext:value-type="float">
            <text:p>39.19</text:p>
          </table:table-cell>
          <table:table-cell office:value-type="string" calcext:value-type="string">
            <text:p>BWI</text:p>
          </table:table-cell>
          <table:table-cell office:value-type="string" calcext:value-type="string">
            <text:p>BWI Rail Station at Thurgood Marshall Airport, Mar</text:p>
          </table:table-cell>
          <table:table-cell office:value-type="string" calcext:value-type="string">
            <text:p>7 Amtrak Way</text:p>
          </table:table-cell>
          <table:table-cell office:value-type="string" calcext:value-type="string">
            <text:p>BWI Airport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1240-0642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42.7727080006,-71.0859459996</text:p>
          </table:table-cell>
          <table:table-cell office:value-type="float" office:value="-71.086" calcext:value-type="float">
            <text:p>-71.086</text:p>
          </table:table-cell>
          <table:table-cell office:value-type="float" office:value="42.773" calcext:value-type="float">
            <text:p>42.773</text:p>
          </table:table-cell>
          <table:table-cell office:value-type="string" calcext:value-type="string">
            <text:p>HHL</text:p>
          </table:table-cell>
          <table:table-cell office:value-type="string" calcext:value-type="string">
            <text:p>Haverhill, Massachusetts</text:p>
          </table:table-cell>
          <table:table-cell office:value-type="string" calcext:value-type="string">
            <text:p>Washington Street at Railroad Square</text:p>
          </table:table-cell>
          <table:table-cell office:value-type="string" calcext:value-type="string">
            <text:p>Haverhil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1832-5418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34.9048000009,-117.025352</text:p>
          </table:table-cell>
          <table:table-cell office:value-type="float" office:value="-117.025" calcext:value-type="float">
            <text:p>-117.025</text:p>
          </table:table-cell>
          <table:table-cell office:value-type="float" office:value="34.905" calcext:value-type="float">
            <text:p>34.905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rstow (Amtrak), California</text:p>
          </table:table-cell>
          <table:table-cell office:value-type="string" calcext:value-type="string">
            <text:p>685 North First Avenue</text:p>
          </table:table-cell>
          <table:table-cell office:value-type="string" calcext:value-type="string">
            <text:p>Barstow</text:p>
          </table:table-cell>
          <table:table-cell office:value-type="string" calcext:value-type="string">
            <text:p>CA</text:p>
          </table:table-cell>
          <table:table-cell office:value-type="float" office:value="92311" calcext:value-type="float">
            <text:p>92311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37.8676030013,-122.299995</text:p>
          </table:table-cell>
          <table:table-cell office:value-type="float" office:value="-122.3" calcext:value-type="float">
            <text:p>-122.3</text:p>
          </table:table-cell>
          <table:table-cell office:value-type="float" office:value="37.868" calcext:value-type="float">
            <text:p>37.868</text:p>
          </table:table-cell>
          <table:table-cell office:value-type="string" calcext:value-type="string">
            <text:p>BKY</text:p>
          </table:table-cell>
          <table:table-cell office:value-type="string" calcext:value-type="string">
            <text:p>Berkeley, California</text:p>
          </table:table-cell>
          <table:table-cell office:value-type="string" calcext:value-type="string">
            <text:p>University Ave. and Third St.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  <table:table-cell office:value-type="float" office:value="94710" calcext:value-type="float">
            <text:p>94710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30.0769060012,-94.1229629997</text:p>
          </table:table-cell>
          <table:table-cell office:value-type="float" office:value="-94.123" calcext:value-type="float">
            <text:p>-94.123</text:p>
          </table:table-cell>
          <table:table-cell office:value-type="float" office:value="30.077" calcext:value-type="float">
            <text:p>30.07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eaumont, Texas</text:p>
          </table:table-cell>
          <table:table-cell office:value-type="string" calcext:value-type="string">
            <text:p>2555 W. Cedar Street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TX</text:p>
          </table:table-cell>
          <table:table-cell office:value-type="float" office:value="77704" calcext:value-type="float">
            <text:p>77704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42.4890440008,-83.1478419996</text:p>
          </table:table-cell>
          <table:table-cell office:value-type="float" office:value="-83.148" calcext:value-type="float">
            <text:p>-83.148</text:p>
          </table:table-cell>
          <table:table-cell office:value-type="float" office:value="42.489" calcext:value-type="float">
            <text:p>42.489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Royal Oak, Michigan</text:p>
          </table:table-cell>
          <table:table-cell office:value-type="string" calcext:value-type="string">
            <text:p>202 South Sherman Ave.</text:p>
          </table:table-cell>
          <table:table-cell office:value-type="string" calcext:value-type="string">
            <text:p>Royal Oak</text:p>
          </table:table-cell>
          <table:table-cell office:value-type="string" calcext:value-type="string">
            <text:p>MI</text:p>
          </table:table-cell>
          <table:table-cell office:value-type="float" office:value="48069" calcext:value-type="float">
            <text:p>48069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40.461132001,-90.6722789999</text:p>
          </table:table-cell>
          <table:table-cell office:value-type="float" office:value="-90.672" calcext:value-type="float">
            <text:p>-90.672</text:p>
          </table:table-cell>
          <table:table-cell office:value-type="float" office:value="40.461" calcext:value-type="float">
            <text:p>40.461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comb, Illinois</text:p>
          </table:table-cell>
          <table:table-cell office:value-type="string" calcext:value-type="string">
            <text:p>120 East Calhoun Street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61455-7321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30.780727001,-85.5376130001</text:p>
          </table:table-cell>
          <table:table-cell office:value-type="float" office:value="-85.538" calcext:value-type="float">
            <text:p>-85.538</text:p>
          </table:table-cell>
          <table:table-cell office:value-type="float" office:value="30.781" calcext:value-type="float">
            <text:p>30.781</text:p>
          </table:table-cell>
          <table:table-cell office:value-type="string" calcext:value-type="string">
            <text:p>CIP</text:p>
          </table:table-cell>
          <table:table-cell office:value-type="string" calcext:value-type="string">
            <text:p>Chipley, Florida</text:p>
          </table:table-cell>
          <table:table-cell office:value-type="string" calcext:value-type="string">
            <text:p>675 7th street</text:p>
          </table:table-cell>
          <table:table-cell office:value-type="string" calcext:value-type="string">
            <text:p>Chiple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32428-1905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30.2782330007,-89.782433</text:p>
          </table:table-cell>
          <table:table-cell office:value-type="float" office:value="-89.782" calcext:value-type="float">
            <text:p>-89.782</text:p>
          </table:table-cell>
          <table:table-cell office:value-type="float" office:value="30.278" calcext:value-type="float">
            <text:p>30.278</text:p>
          </table:table-cell>
          <table:table-cell office:value-type="string" calcext:value-type="string">
            <text:p>SDL</text:p>
          </table:table-cell>
          <table:table-cell office:value-type="string" calcext:value-type="string">
            <text:p>Slidell, Louisiana</text:p>
          </table:table-cell>
          <table:table-cell office:value-type="string" calcext:value-type="string">
            <text:p>1827 Front Street</text:p>
          </table:table-cell>
          <table:table-cell office:value-type="string" calcext:value-type="string">
            <text:p>Slidell</text:p>
          </table:table-cell>
          <table:table-cell office:value-type="string" calcext:value-type="string">
            <text:p>LA</text:p>
          </table:table-cell>
          <table:table-cell office:value-type="float" office:value="70458" calcext:value-type="float">
            <text:p>70458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34.4375570013,-119.841171</text:p>
          </table:table-cell>
          <table:table-cell office:value-type="float" office:value="-119.841" calcext:value-type="float">
            <text:p>-119.841</text:p>
          </table:table-cell>
          <table:table-cell office:value-type="float" office:value="34.438" calcext:value-type="float">
            <text:p>34.438</text:p>
          </table:table-cell>
          <table:table-cell office:value-type="string" calcext:value-type="string">
            <text:p>GTA</text:p>
          </table:table-cell>
          <table:table-cell office:value-type="string" calcext:value-type="string">
            <text:p>Goleta, California</text:p>
          </table:table-cell>
          <table:table-cell office:value-type="string" calcext:value-type="string">
            <text:p>25 South La Patera Lane</text:p>
          </table:table-cell>
          <table:table-cell office:value-type="string" calcext:value-type="string">
            <text:p>Goleta</text:p>
          </table:table-cell>
          <table:table-cell office:value-type="string" calcext:value-type="string">
            <text:p>CA</text:p>
          </table:table-cell>
          <table:table-cell office:value-type="float" office:value="93117" calcext:value-type="float">
            <text:p>93117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41.0374450011,-93.7657469999</text:p>
          </table:table-cell>
          <table:table-cell office:value-type="float" office:value="-93.766" calcext:value-type="float">
            <text:p>-93.766</text:p>
          </table:table-cell>
          <table:table-cell office:value-type="float" office:value="41.037" calcext:value-type="float">
            <text:p>41.037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Osceola, Iowa</text:p>
          </table:table-cell>
          <table:table-cell office:value-type="string" calcext:value-type="string">
            <text:p>Main &amp; East Clay Streets</text:p>
          </table:table-cell>
          <table:table-cell office:value-type="string" calcext:value-type="string">
            <text:p>Osceola</text:p>
          </table:table-cell>
          <table:table-cell office:value-type="string" calcext:value-type="string">
            <text:p>IA</text:p>
          </table:table-cell>
          <table:table-cell office:value-type="float" office:value="50213" calcext:value-type="float">
            <text:p>50213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41.480347001,-84.55275</text:p>
          </table:table-cell>
          <table:table-cell office:value-type="float" office:value="-84.553" calcext:value-type="float">
            <text:p>-84.553</text:p>
          </table:table-cell>
          <table:table-cell office:value-type="float" office:value="41.48" calcext:value-type="float">
            <text:p>41.48</text:p>
          </table:table-cell>
          <table:table-cell office:value-type="string" calcext:value-type="string">
            <text:p>BYN</text:p>
          </table:table-cell>
          <table:table-cell office:value-type="string" calcext:value-type="string">
            <text:p>Bryan, Ohio</text:p>
          </table:table-cell>
          <table:table-cell office:value-type="string" calcext:value-type="string">
            <text:p>Page and Lynn Street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OH</text:p>
          </table:table-cell>
          <table:table-cell office:value-type="float" office:value="43506" calcext:value-type="float">
            <text:p>43506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3.7531660005,-117.855042</text:p>
          </table:table-cell>
          <table:table-cell office:value-type="float" office:value="-117.855" calcext:value-type="float">
            <text:p>-117.855</text:p>
          </table:table-cell>
          <table:table-cell office:value-type="float" office:value="33.753" calcext:value-type="float">
            <text:p>33.753</text:p>
          </table:table-cell>
          <table:table-cell office:value-type="string" calcext:value-type="string">
            <text:p>SNA</text:p>
          </table:table-cell>
          <table:table-cell office:value-type="string" calcext:value-type="string">
            <text:p>Santa Ana, California</text:p>
          </table:table-cell>
          <table:table-cell office:value-type="string" calcext:value-type="string">
            <text:p>1000 East Santa Ana Boulevard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CA</text:p>
          </table:table-cell>
          <table:table-cell office:value-type="float" office:value="92701" calcext:value-type="float">
            <text:p>92701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48.3598820006,-107.872444</text:p>
          </table:table-cell>
          <table:table-cell office:value-type="float" office:value="-107.872" calcext:value-type="float">
            <text:p>-107.872</text:p>
          </table:table-cell>
          <table:table-cell office:value-type="float" office:value="48.36" calcext:value-type="float">
            <text:p>48.36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ta, Montana</text:p>
          </table:table-cell>
          <table:table-cell office:value-type="string" calcext:value-type="string">
            <text:p>51 South 1st Street East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59538-1732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43.6072580011,-72.9822460002</text:p>
          </table:table-cell>
          <table:table-cell office:value-type="float" office:value="-72.982" calcext:value-type="float">
            <text:p>-72.982</text:p>
          </table:table-cell>
          <table:table-cell office:value-type="float" office:value="43.607" calcext:value-type="float">
            <text:p>43.607</text:p>
          </table:table-cell>
          <table:table-cell office:value-type="string" calcext:value-type="string">
            <text:p>RUD</text:p>
          </table:table-cell>
          <table:table-cell office:value-type="string" calcext:value-type="string">
            <text:p>Rutland, Vermont</text:p>
          </table:table-cell>
          <table:table-cell office:value-type="string" calcext:value-type="string">
            <text:p>25 Evelyn Stree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VT</text:p>
          </table:table-cell>
          <table:table-cell office:value-type="float" office:value="5701" calcext:value-type="float">
            <text:p>5701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35.9575080006,-80.0058359997</text:p>
          </table:table-cell>
          <table:table-cell office:value-type="float" office:value="-80.006" calcext:value-type="float">
            <text:p>-80.006</text:p>
          </table:table-cell>
          <table:table-cell office:value-type="float" office:value="35.958" calcext:value-type="float">
            <text:p>35.958</text:p>
          </table:table-cell>
          <table:table-cell office:value-type="string" calcext:value-type="string">
            <text:p>HPT</text:p>
          </table:table-cell>
          <table:table-cell office:value-type="string" calcext:value-type="string">
            <text:p>High Point, North Carolina</text:p>
          </table:table-cell>
          <table:table-cell office:value-type="string" calcext:value-type="string">
            <text:p>100 West High St</text:p>
          </table:table-cell>
          <table:table-cell office:value-type="string" calcext:value-type="string">
            <text:p>High Point</text:p>
          </table:table-cell>
          <table:table-cell office:value-type="string" calcext:value-type="string">
            <text:p>NC</text:p>
          </table:table-cell>
          <table:table-cell office:value-type="float" office:value="27260" calcext:value-type="float">
            <text:p>27260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42.9069180008,-78.7266080002</text:p>
          </table:table-cell>
          <table:table-cell office:value-type="float" office:value="-78.727" calcext:value-type="float">
            <text:p>-78.727</text:p>
          </table:table-cell>
          <table:table-cell office:value-type="float" office:value="42.907" calcext:value-type="float">
            <text:p>42.907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Buffalo (Depew), New York</text:p>
          </table:table-cell>
          <table:table-cell office:value-type="string" calcext:value-type="string">
            <text:p>55 Dick Road</text:p>
          </table:table-cell>
          <table:table-cell office:value-type="string" calcext:value-type="string">
            <text:p>Depew</text:p>
          </table:table-cell>
          <table:table-cell office:value-type="string" calcext:value-type="string">
            <text:p>NY</text:p>
          </table:table-cell>
          <table:table-cell office:value-type="float" office:value="14043" calcext:value-type="float">
            <text:p>14043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39.4824220012,-88.3755260001</text:p>
          </table:table-cell>
          <table:table-cell office:value-type="float" office:value="-88.376" calcext:value-type="float">
            <text:p>-88.376</text:p>
          </table:table-cell>
          <table:table-cell office:value-type="float" office:value="39.482" calcext:value-type="float">
            <text:p>39.482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attoon, Illinois</text:p>
          </table:table-cell>
          <table:table-cell office:value-type="string" calcext:value-type="string">
            <text:p>1718 Broadway Ave.</text:p>
          </table:table-cell>
          <table:table-cell office:value-type="string" calcext:value-type="string">
            <text:p>Mattoo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61938-3920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41.2456250008,-89.9274219997</text:p>
          </table:table-cell>
          <table:table-cell office:value-type="float" office:value="-89.927" calcext:value-type="float">
            <text:p>-89.927</text:p>
          </table:table-cell>
          <table:table-cell office:value-type="float" office:value="41.246" calcext:value-type="float">
            <text:p>41.246</text:p>
          </table:table-cell>
          <table:table-cell office:value-type="string" calcext:value-type="string">
            <text:p>KEE</text:p>
          </table:table-cell>
          <table:table-cell office:value-type="string" calcext:value-type="string">
            <text:p>Kewanee, Illinois</text:p>
          </table:table-cell>
          <table:table-cell office:value-type="string" calcext:value-type="string">
            <text:p>Loomis and North Tremont Sts.</text:p>
          </table:table-cell>
          <table:table-cell office:value-type="string" calcext:value-type="string">
            <text:p>Kewanee</text:p>
          </table:table-cell>
          <table:table-cell office:value-type="string" calcext:value-type="string">
            <text:p>IL</text:p>
          </table:table-cell>
          <table:table-cell office:value-type="float" office:value="61443" calcext:value-type="float">
            <text:p>61443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39.0648190011,-108.569923</text:p>
          </table:table-cell>
          <table:table-cell office:value-type="float" office:value="-108.57" calcext:value-type="float">
            <text:p>-108.57</text:p>
          </table:table-cell>
          <table:table-cell office:value-type="float" office:value="39.065" calcext:value-type="float">
            <text:p>39.065</text:p>
          </table:table-cell>
          <table:table-cell office:value-type="string" calcext:value-type="string">
            <text:p>GJT</text:p>
          </table:table-cell>
          <table:table-cell office:value-type="string" calcext:value-type="string">
            <text:p>Grand Junction, Colorado</text:p>
          </table:table-cell>
          <table:table-cell office:value-type="string" calcext:value-type="string">
            <text:p>339 South 1st Street</text:p>
          </table:table-cell>
          <table:table-cell office:value-type="string" calcext:value-type="string">
            <text:p>Grand Junctio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81501-2207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40.7620770006,-87.9947660004</text:p>
          </table:table-cell>
          <table:table-cell office:value-type="float" office:value="-87.995" calcext:value-type="float">
            <text:p>-87.995</text:p>
          </table:table-cell>
          <table:table-cell office:value-type="float" office:value="40.762" calcext:value-type="float">
            <text:p>40.762</text:p>
          </table:table-cell>
          <table:table-cell office:value-type="string" calcext:value-type="string">
            <text:p>GLM</text:p>
          </table:table-cell>
          <table:table-cell office:value-type="string" calcext:value-type="string">
            <text:p>Gilman, Illinois</text:p>
          </table:table-cell>
          <table:table-cell office:value-type="string" calcext:value-type="string">
            <text:p>US Hwy 24 &amp; West Wenona St.</text:p>
          </table:table-cell>
          <table:table-cell office:value-type="string" calcext:value-type="string">
            <text:p>Gilman</text:p>
          </table:table-cell>
          <table:table-cell office:value-type="string" calcext:value-type="string">
            <text:p>IL</text:p>
          </table:table-cell>
          <table:table-cell office:value-type="float" office:value="60983" calcext:value-type="float">
            <text:p>60983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35.8214817656,-80.2499906585</text:p>
          </table:table-cell>
          <table:table-cell office:value-type="float" office:value="-80.25" calcext:value-type="float">
            <text:p>-80.25</text:p>
          </table:table-cell>
          <table:table-cell office:value-type="float" office:value="35.821" calcext:value-type="float">
            <text:p>35.821</text:p>
          </table:table-cell>
          <table:table-cell office:value-type="string" calcext:value-type="string">
            <text:p>LEX</text:p>
          </table:table-cell>
          <table:table-cell office:value-type="string" calcext:value-type="string">
            <text:p>Lexington, North Carolina (Special Stop)</text:p>
          </table:table-cell>
          <table:table-cell office:value-type="string" calcext:value-type="string">
            <text:p>Center St. and railroad tracks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NC</text:p>
          </table:table-cell>
          <table:table-cell office:value-type="float" office:value="27292" calcext:value-type="float">
            <text:p>27292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34.5366290005,-117.29213</text:p>
          </table:table-cell>
          <table:table-cell office:value-type="float" office:value="-117.292" calcext:value-type="float">
            <text:p>-117.292</text:p>
          </table:table-cell>
          <table:table-cell office:value-type="float" office:value="34.537" calcext:value-type="float">
            <text:p>34.537</text:p>
          </table:table-cell>
          <table:table-cell office:value-type="string" calcext:value-type="string">
            <text:p>VRV</text:p>
          </table:table-cell>
          <table:table-cell office:value-type="string" calcext:value-type="string">
            <text:p>Victorville, California</text:p>
          </table:table-cell>
          <table:table-cell office:value-type="string" calcext:value-type="string">
            <text:p>16858 D St.</text:p>
          </table:table-cell>
          <table:table-cell office:value-type="string" calcext:value-type="string">
            <text:p>Victorville</text:p>
          </table:table-cell>
          <table:table-cell office:value-type="string" calcext:value-type="string">
            <text:p>CA</text:p>
          </table:table-cell>
          <table:table-cell office:value-type="float" office:value="92392" calcext:value-type="float">
            <text:p>92392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35.5292470011,-108.739677</text:p>
          </table:table-cell>
          <table:table-cell office:value-type="float" office:value="-108.74" calcext:value-type="float">
            <text:p>-108.74</text:p>
          </table:table-cell>
          <table:table-cell office:value-type="float" office:value="35.529" calcext:value-type="float">
            <text:p>35.529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Gallup, New Mexico</text:p>
          </table:table-cell>
          <table:table-cell office:value-type="string" calcext:value-type="string">
            <text:p>201 East Highway 66</text:p>
          </table:table-cell>
          <table:table-cell office:value-type="string" calcext:value-type="string">
            <text:p>Gallup</text:p>
          </table:table-cell>
          <table:table-cell office:value-type="string" calcext:value-type="string">
            <text:p>NM</text:p>
          </table:table-cell>
          <table:table-cell office:value-type="float" office:value="87301" calcext:value-type="float">
            <text:p>87301</text:p>
          </table:table-cell>
          <table:table-cell office:value-type="string" calcext:value-type="string">
            <text:p>RAIL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43.5466120006,-89.4691390004</text:p>
          </table:table-cell>
          <table:table-cell office:value-type="float" office:value="-89.469" calcext:value-type="float">
            <text:p>-89.469</text:p>
          </table:table-cell>
          <table:table-cell office:value-type="float" office:value="43.547" calcext:value-type="float">
            <text:p>43.547</text:p>
          </table:table-cell>
          <table:table-cell office:value-type="string" calcext:value-type="string">
            <text:p>POG</text:p>
          </table:table-cell>
          <table:table-cell office:value-type="string" calcext:value-type="string">
            <text:p>Portage, Wisconsin</text:p>
          </table:table-cell>
          <table:table-cell office:value-type="string" calcext:value-type="string">
            <text:p>400 West Oneida Street</text:p>
          </table:table-cell>
          <table:table-cell office:value-type="string" calcext:value-type="string">
            <text:p>Portage</text:p>
          </table:table-cell>
          <table:table-cell office:value-type="string" calcext:value-type="string">
            <text:p>WI</text:p>
          </table:table-cell>
          <table:table-cell office:value-type="float" office:value="53901" calcext:value-type="float">
            <text:p>53901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36.1124500005,-89.2629620004</text:p>
          </table:table-cell>
          <table:table-cell office:value-type="float" office:value="-89.263" calcext:value-type="float">
            <text:p>-89.263</text:p>
          </table:table-cell>
          <table:table-cell office:value-type="float" office:value="36.112" calcext:value-type="float">
            <text:p>36.112</text:p>
          </table:table-cell>
          <table:table-cell office:value-type="string" calcext:value-type="string">
            <text:p>NBN</text:p>
          </table:table-cell>
          <table:table-cell office:value-type="string" calcext:value-type="string">
            <text:p>Newbern-Dyersburg, Tennessee</text:p>
          </table:table-cell>
          <table:table-cell office:value-type="string" calcext:value-type="string">
            <text:p>108 Jefferson St</text:p>
          </table:table-cell>
          <table:table-cell office:value-type="string" calcext:value-type="string">
            <text:p>Newbern</text:p>
          </table:table-cell>
          <table:table-cell office:value-type="string" calcext:value-type="string">
            <text:p>TN</text:p>
          </table:table-cell>
          <table:table-cell office:value-type="float" office:value="38059" calcext:value-type="float">
            <text:p>38059</text:p>
          </table:table-cell>
          <table:table-cell office:value-type="string" calcext:value-type="string">
            <text:p>RAIL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33.1925810006,-117.378624</text:p>
          </table:table-cell>
          <table:table-cell office:value-type="float" office:value="-117.379" calcext:value-type="float">
            <text:p>-117.379</text:p>
          </table:table-cell>
          <table:table-cell office:value-type="float" office:value="33.193" calcext:value-type="float">
            <text:p>33.193</text:p>
          </table:table-cell>
          <table:table-cell office:value-type="string" calcext:value-type="string">
            <text:p>OSD</text:p>
          </table:table-cell>
          <table:table-cell office:value-type="string" calcext:value-type="string">
            <text:p>Oceanside, California</text:p>
          </table:table-cell>
          <table:table-cell office:value-type="string" calcext:value-type="string">
            <text:p>235 South Tremont Street</text:p>
          </table:table-cell>
          <table:table-cell office:value-type="string" calcext:value-type="string">
            <text:p>Oceanside</text:p>
          </table:table-cell>
          <table:table-cell office:value-type="string" calcext:value-type="string">
            <text:p>CA</text:p>
          </table:table-cell>
          <table:table-cell office:value-type="float" office:value="92054" calcext:value-type="float">
            <text:p>92054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33.976521001,-117.369621</text:p>
          </table:table-cell>
          <table:table-cell office:value-type="float" office:value="-117.37" calcext:value-type="float">
            <text:p>-117.37</text:p>
          </table:table-cell>
          <table:table-cell office:value-type="float" office:value="33.977" calcext:value-type="float">
            <text:p>33.977</text:p>
          </table:table-cell>
          <table:table-cell office:value-type="string" calcext:value-type="string">
            <text:p>RIV</text:p>
          </table:table-cell>
          <table:table-cell office:value-type="string" calcext:value-type="string">
            <text:p>Riverside, California</text:p>
          </table:table-cell>
          <table:table-cell office:value-type="string" calcext:value-type="string">
            <text:p>4066 Vine St.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2507-4223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39.5481190007,-107.322678</text:p>
          </table:table-cell>
          <table:table-cell office:value-type="float" office:value="-107.323" calcext:value-type="float">
            <text:p>-107.323</text:p>
          </table:table-cell>
          <table:table-cell office:value-type="float" office:value="39.548" calcext:value-type="float">
            <text:p>39.548</text:p>
          </table:table-cell>
          <table:table-cell office:value-type="string" calcext:value-type="string">
            <text:p>GSC</text:p>
          </table:table-cell>
          <table:table-cell office:value-type="string" calcext:value-type="string">
            <text:p>Glenwood Springs, Colorado</text:p>
          </table:table-cell>
          <table:table-cell office:value-type="string" calcext:value-type="string">
            <text:p>413 7th Street</text:p>
          </table:table-cell>
          <table:table-cell office:value-type="string" calcext:value-type="string">
            <text:p>Glenwood Springs</text:p>
          </table:table-cell>
          <table:table-cell office:value-type="string" calcext:value-type="string">
            <text:p>CO</text:p>
          </table:table-cell>
          <table:table-cell office:value-type="float" office:value="81601" calcext:value-type="float">
            <text:p>81601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34.7503510012,-92.2863769998</text:p>
          </table:table-cell>
          <table:table-cell office:value-type="float" office:value="-92.286" calcext:value-type="float">
            <text:p>-92.286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LRK</text:p>
          </table:table-cell>
          <table:table-cell office:value-type="string" calcext:value-type="string">
            <text:p>Little Rock, Arkansas</text:p>
          </table:table-cell>
          <table:table-cell office:value-type="string" calcext:value-type="string">
            <text:p>1400 West Markham Street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AR</text:p>
          </table:table-cell>
          <table:table-cell office:value-type="float" office:value="72201" calcext:value-type="float">
            <text:p>72201</text:p>
          </table:table-cell>
          <table:table-cell office:value-type="string" calcext:value-type="string">
            <text:p>RAI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34.1236380008,-118.257957</text:p>
          </table:table-cell>
          <table:table-cell office:value-type="float" office:value="-118.258" calcext:value-type="float">
            <text:p>-118.258</text:p>
          </table:table-cell>
          <table:table-cell office:value-type="float" office:value="34.124" calcext:value-type="float">
            <text:p>34.124</text:p>
          </table:table-cell>
          <table:table-cell office:value-type="string" calcext:value-type="string">
            <text:p>GDL</text:p>
          </table:table-cell>
          <table:table-cell office:value-type="string" calcext:value-type="string">
            <text:p>Glendale, California</text:p>
          </table:table-cell>
          <table:table-cell office:value-type="string" calcext:value-type="string">
            <text:p>400 West Cerritos Avenue</text:p>
          </table:table-cell>
          <table:table-cell office:value-type="string" calcext:value-type="string">
            <text:p>Glendale</text:p>
          </table:table-cell>
          <table:table-cell office:value-type="string" calcext:value-type="string">
            <text:p>CA</text:p>
          </table:table-cell>
          <table:table-cell office:value-type="float" office:value="91204" calcext:value-type="float">
            <text:p>91204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32.8480830006,-90.4150389996</text:p>
          </table:table-cell>
          <table:table-cell office:value-type="float" office:value="-90.415" calcext:value-type="float">
            <text:p>-90.415</text:p>
          </table:table-cell>
          <table:table-cell office:value-type="float" office:value="32.848" calcext:value-type="float">
            <text:p>32.848</text:p>
          </table:table-cell>
          <table:table-cell office:value-type="string" calcext:value-type="string">
            <text:p>YAZ</text:p>
          </table:table-cell>
          <table:table-cell office:value-type="string" calcext:value-type="string">
            <text:p>Yazoo City, Mississippi</text:p>
          </table:table-cell>
          <table:table-cell office:value-type="string" calcext:value-type="string">
            <text:p>West Broadway (SR149) and North Water Street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MS</text:p>
          </table:table-cell>
          <table:table-cell office:value-type="float" office:value="39194" calcext:value-type="float">
            <text:p>39194</text:p>
          </table:table-cell>
          <table:table-cell office:value-type="string" calcext:value-type="string">
            <text:p>RAI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30.3665770009,-81.7246020004</text:p>
          </table:table-cell>
          <table:table-cell office:value-type="float" office:value="-81.725" calcext:value-type="float">
            <text:p>-81.725</text:p>
          </table:table-cell>
          <table:table-cell office:value-type="float" office:value="30.367" calcext:value-type="float">
            <text:p>30.367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Jacksonville, Florida</text:p>
          </table:table-cell>
          <table:table-cell office:value-type="string" calcext:value-type="string">
            <text:p>3570 Clifford Lane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32209-2123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41.8256300011,-71.4159929998</text:p>
          </table:table-cell>
          <table:table-cell office:value-type="float" office:value="-71.416" calcext:value-type="float">
            <text:p>-71.416</text:p>
          </table:table-cell>
          <table:table-cell office:value-type="float" office:value="41.826" calcext:value-type="float">
            <text:p>41.826</text:p>
          </table:table-cell>
          <table:table-cell office:value-type="string" calcext:value-type="string">
            <text:p>PVD</text:p>
          </table:table-cell>
          <table:table-cell office:value-type="string" calcext:value-type="string">
            <text:p>Providence, Rhode Island</text:p>
          </table:table-cell>
          <table:table-cell office:value-type="string" calcext:value-type="string">
            <text:p>100 Gaspee Street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RI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45.3654310009,-122.596408</text:p>
          </table:table-cell>
          <table:table-cell office:value-type="float" office:value="-122.596" calcext:value-type="float">
            <text:p>-122.596</text:p>
          </table:table-cell>
          <table:table-cell office:value-type="float" office:value="45.365" calcext:value-type="float">
            <text:p>45.365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Oregon City, Oregon</text:p>
          </table:table-cell>
          <table:table-cell office:value-type="string" calcext:value-type="string">
            <text:p>1757 Washington Street</text:p>
          </table:table-cell>
          <table:table-cell office:value-type="string" calcext:value-type="string">
            <text:p>Oregon City</text:p>
          </table:table-cell>
          <table:table-cell office:value-type="string" calcext:value-type="string">
            <text:p>OR</text:p>
          </table:table-cell>
          <table:table-cell office:value-type="float" office:value="97045" calcext:value-type="float">
            <text:p>97045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43.6247860006,-89.775078</text:p>
          </table:table-cell>
          <table:table-cell office:value-type="float" office:value="-89.775" calcext:value-type="float">
            <text:p>-89.775</text:p>
          </table:table-cell>
          <table:table-cell office:value-type="float" office:value="43.625" calcext:value-type="float">
            <text:p>43.625</text:p>
          </table:table-cell>
          <table:table-cell office:value-type="string" calcext:value-type="string">
            <text:p>WDL</text:p>
          </table:table-cell>
          <table:table-cell office:value-type="string" calcext:value-type="string">
            <text:p>Wisconsin Dells, Wisconsin</text:p>
          </table:table-cell>
          <table:table-cell office:value-type="string" calcext:value-type="string">
            <text:p>Superior and La Crosse Sts.</text:p>
          </table:table-cell>
          <table:table-cell office:value-type="string" calcext:value-type="string">
            <text:p>Wisconsin Dells</text:p>
          </table:table-cell>
          <table:table-cell office:value-type="string" calcext:value-type="string">
            <text:p>WI</text:p>
          </table:table-cell>
          <table:table-cell office:value-type="float" office:value="53965" calcext:value-type="float">
            <text:p>53965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38.1807020009,-81.3240739996</text:p>
          </table:table-cell>
          <table:table-cell office:value-type="float" office:value="-81.324" calcext:value-type="float">
            <text:p>-81.324</text:p>
          </table:table-cell>
          <table:table-cell office:value-type="float" office:value="38.181" calcext:value-type="float">
            <text:p>38.181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ontgomery, West Virginia</text:p>
          </table:table-cell>
          <table:table-cell office:value-type="string" calcext:value-type="string">
            <text:p>Third Avenue and Washington Street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WV</text:p>
          </table:table-cell>
          <table:table-cell office:value-type="float" office:value="25136" calcext:value-type="float">
            <text:p>25136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44.4925730008,-73.1104509997</text:p>
          </table:table-cell>
          <table:table-cell office:value-type="float" office:value="-73.11" calcext:value-type="float">
            <text:p>-73.11</text:p>
          </table:table-cell>
          <table:table-cell office:value-type="float" office:value="44.493" calcext:value-type="float">
            <text:p>44.493</text:p>
          </table:table-cell>
          <table:table-cell office:value-type="string" calcext:value-type="string">
            <text:p>ESX</text:p>
          </table:table-cell>
          <table:table-cell office:value-type="string" calcext:value-type="string">
            <text:p>Essex Junction, Vermont</text:p>
          </table:table-cell>
          <table:table-cell office:value-type="string" calcext:value-type="string">
            <text:p>29 Railroad Ave.</text:p>
          </table:table-cell>
          <table:table-cell office:value-type="string" calcext:value-type="string">
            <text:p>Essex Jct.</text:p>
          </table:table-cell>
          <table:table-cell office:value-type="string" calcext:value-type="string">
            <text:p>VT</text:p>
          </table:table-cell>
          <table:table-cell office:value-type="float" office:value="5452" calcext:value-type="float">
            <text:p>5452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40.3105120259,-88.159728321</text:p>
          </table:table-cell>
          <table:table-cell office:value-type="float" office:value="-88.16" calcext:value-type="float">
            <text:p>-88.16</text:p>
          </table:table-cell>
          <table:table-cell office:value-type="float" office:value="40.311" calcext:value-type="float">
            <text:p>40.311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Rantoul, Illinois</text:p>
          </table:table-cell>
          <table:table-cell office:value-type="string" calcext:value-type="string">
            <text:p>West Sangamon and North Kentucky Aves.</text:p>
          </table:table-cell>
          <table:table-cell office:value-type="string" calcext:value-type="string">
            <text:p>Rantoul</text:p>
          </table:table-cell>
          <table:table-cell office:value-type="string" calcext:value-type="string">
            <text:p>IL</text:p>
          </table:table-cell>
          <table:table-cell office:value-type="float" office:value="61866" calcext:value-type="float">
            <text:p>61866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6.7123410006,-80.0624620001</text:p>
          </table:table-cell>
          <table:table-cell office:value-type="float" office:value="-80.062" calcext:value-type="float">
            <text:p>-80.062</text:p>
          </table:table-cell>
          <table:table-cell office:value-type="float" office:value="26.712" calcext:value-type="float">
            <text:p>26.712</text:p>
          </table:table-cell>
          <table:table-cell office:value-type="string" calcext:value-type="string">
            <text:p>WPB</text:p>
          </table:table-cell>
          <table:table-cell office:value-type="string" calcext:value-type="string">
            <text:p>West Palm Beach, Florida</text:p>
          </table:table-cell>
          <table:table-cell office:value-type="string" calcext:value-type="string">
            <text:p>201 South Tamarind Ave</text:p>
          </table:table-cell>
          <table:table-cell office:value-type="string" calcext:value-type="string">
            <text:p>West Palm Beach</text:p>
          </table:table-cell>
          <table:table-cell office:value-type="string" calcext:value-type="string">
            <text:p>FL</text:p>
          </table:table-cell>
          <table:table-cell office:value-type="float" office:value="33402" calcext:value-type="float">
            <text:p>33402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34.5785330013,-83.3313670004</text:p>
          </table:table-cell>
          <table:table-cell office:value-type="float" office:value="-83.331" calcext:value-type="float">
            <text:p>-83.331</text:p>
          </table:table-cell>
          <table:table-cell office:value-type="float" office:value="34.579" calcext:value-type="float">
            <text:p>34.579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Toccoa, Georgia</text:p>
          </table:table-cell>
          <table:table-cell office:value-type="string" calcext:value-type="string">
            <text:p>47 North Alexander St.</text:p>
          </table:table-cell>
          <table:table-cell office:value-type="string" calcext:value-type="string">
            <text:p>Toccoa</text:p>
          </table:table-cell>
          <table:table-cell office:value-type="string" calcext:value-type="string">
            <text:p>GA</text:p>
          </table:table-cell>
          <table:table-cell office:value-type="float" office:value="30577" calcext:value-type="float">
            <text:p>30577</text:p>
          </table:table-cell>
          <table:table-cell office:value-type="string" calcext:value-type="string">
            <text:p>RAI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37.8587070014,-81.0542219998</text:p>
          </table:table-cell>
          <table:table-cell office:value-type="float" office:value="-81.054" calcext:value-type="float">
            <text:p>-81.054</text:p>
          </table:table-cell>
          <table:table-cell office:value-type="float" office:value="37.859" calcext:value-type="float">
            <text:p>37.859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Prince, West Virginia (Beckley)</text:p>
          </table:table-cell>
          <table:table-cell office:value-type="string" calcext:value-type="string">
            <text:p>Hwy 41 and County Road 25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WV</text:p>
          </table:table-cell>
          <table:table-cell office:value-type="float" office:value="25907" calcext:value-type="float">
            <text:p>25907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32.3006440005,-90.1905980003</text:p>
          </table:table-cell>
          <table:table-cell office:value-type="float" office:value="-90.191" calcext:value-type="float">
            <text:p>-90.191</text:p>
          </table:table-cell>
          <table:table-cell office:value-type="float" office:value="32.301" calcext:value-type="float">
            <text:p>32.301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ckson, Mississippi</text:p>
          </table:table-cell>
          <table:table-cell office:value-type="string" calcext:value-type="string">
            <text:p>300 W. Capital Street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S</text:p>
          </table:table-cell>
          <table:table-cell office:value-type="float" office:value="39201" calcext:value-type="float">
            <text:p>39201</text:p>
          </table:table-cell>
          <table:table-cell office:value-type="string" calcext:value-type="string">
            <text:p>RAI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42.3130490008,-83.2011800004</text:p>
          </table:table-cell>
          <table:table-cell office:value-type="float" office:value="-83.201" calcext:value-type="float">
            <text:p>-83.201</text:p>
          </table:table-cell>
          <table:table-cell office:value-type="float" office:value="42.313" calcext:value-type="float">
            <text:p>42.313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Dearborn, Michigan</text:p>
          </table:table-cell>
          <table:table-cell office:value-type="string" calcext:value-type="string">
            <text:p>16121 Michigan Ave.</text:p>
          </table:table-cell>
          <table:table-cell office:value-type="string" calcext:value-type="string">
            <text:p>Dearborn</text:p>
          </table:table-cell>
          <table:table-cell office:value-type="string" calcext:value-type="string">
            <text:p>MI</text:p>
          </table:table-cell>
          <table:table-cell office:value-type="float" office:value="48126" calcext:value-type="float">
            <text:p>48126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35.9381520005,-77.7978970002</text:p>
          </table:table-cell>
          <table:table-cell office:value-type="float" office:value="-77.798" calcext:value-type="float">
            <text:p>-77.798</text:p>
          </table:table-cell>
          <table:table-cell office:value-type="float" office:value="35.938" calcext:value-type="float">
            <text:p>35.938</text:p>
          </table:table-cell>
          <table:table-cell office:value-type="string" calcext:value-type="string">
            <text:p>RMT</text:p>
          </table:table-cell>
          <table:table-cell office:value-type="string" calcext:value-type="string">
            <text:p>Rocky Mount, North Carolina</text:p>
          </table:table-cell>
          <table:table-cell office:value-type="string" calcext:value-type="string">
            <text:p>101 Hammond Street</text:p>
          </table:table-cell>
          <table:table-cell office:value-type="string" calcext:value-type="string">
            <text:p>Rocky Mount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27804-5820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39.9969060011,-75.1543659997</text:p>
          </table:table-cell>
          <table:table-cell office:value-type="float" office:value="-75.154" calcext:value-type="float">
            <text:p>-75.154</text:p>
          </table:table-cell>
          <table:table-cell office:value-type="float" office:value="39.997" calcext:value-type="float">
            <text:p>39.997</text:p>
          </table:table-cell>
          <table:table-cell office:value-type="string" calcext:value-type="string">
            <text:p>PHN</text:p>
          </table:table-cell>
          <table:table-cell office:value-type="string" calcext:value-type="string">
            <text:p>Philadelphia (North), Pennsylvania</text:p>
          </table:table-cell>
          <table:table-cell office:value-type="string" calcext:value-type="string">
            <text:p>2900 North Broad St.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19132-2400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40.9139210007,-73.7820050004</text:p>
          </table:table-cell>
          <table:table-cell office:value-type="float" office:value="-73.782" calcext:value-type="float">
            <text:p>-73.782</text:p>
          </table:table-cell>
          <table:table-cell office:value-type="float" office:value="40.914" calcext:value-type="float">
            <text:p>40.914</text:p>
          </table:table-cell>
          <table:table-cell office:value-type="string" calcext:value-type="string">
            <text:p>NRO</text:p>
          </table:table-cell>
          <table:table-cell office:value-type="string" calcext:value-type="string">
            <text:p>New Rochelle, New York</text:p>
          </table:table-cell>
          <table:table-cell office:value-type="string" calcext:value-type="string">
            <text:p>1 Railroad Plaza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10801-6353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41.779507001,-88.1450499997</text:p>
          </table:table-cell>
          <table:table-cell office:value-type="float" office:value="-88.145" calcext:value-type="float">
            <text:p>-88.145</text:p>
          </table:table-cell>
          <table:table-cell office:value-type="float" office:value="41.78" calcext:value-type="float">
            <text:p>41.78</text:p>
          </table:table-cell>
          <table:table-cell office:value-type="string" calcext:value-type="string">
            <text:p>NPV</text:p>
          </table:table-cell>
          <table:table-cell office:value-type="string" calcext:value-type="string">
            <text:p>Naperville, Illinois</text:p>
          </table:table-cell>
          <table:table-cell office:value-type="string" calcext:value-type="string">
            <text:p>105 E. Fourth Ave.</text:p>
          </table:table-cell>
          <table:table-cell office:value-type="string" calcext:value-type="string">
            <text:p>Naperville</text:p>
          </table:table-cell>
          <table:table-cell office:value-type="string" calcext:value-type="string">
            <text:p>IL</text:p>
          </table:table-cell>
          <table:table-cell office:value-type="float" office:value="60540" calcext:value-type="float">
            <text:p>60540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34.8567050596,-82.4142136304</text:p>
          </table:table-cell>
          <table:table-cell office:value-type="float" office:value="-82.414" calcext:value-type="float">
            <text:p>-82.414</text:p>
          </table:table-cell>
          <table:table-cell office:value-type="float" office:value="34.857" calcext:value-type="float">
            <text:p>34.857</text:p>
          </table:table-cell>
          <table:table-cell office:value-type="string" calcext:value-type="string">
            <text:p>GRV</text:p>
          </table:table-cell>
          <table:table-cell office:value-type="string" calcext:value-type="string">
            <text:p>Greenville, South Carolina</text:p>
          </table:table-cell>
          <table:table-cell office:value-type="string" calcext:value-type="string">
            <text:p>1120 West Washington Street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C</text:p>
          </table:table-cell>
          <table:table-cell office:value-type="float" office:value="29601" calcext:value-type="float">
            <text:p>29601</text:p>
          </table:table-cell>
          <table:table-cell office:value-type="string" calcext:value-type="string">
            <text:p>RAI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46.1426240005,-122.911766</text:p>
          </table:table-cell>
          <table:table-cell office:value-type="float" office:value="-122.912" calcext:value-type="float">
            <text:p>-122.912</text:p>
          </table:table-cell>
          <table:table-cell office:value-type="float" office:value="46.143" calcext:value-type="float">
            <text:p>46.143</text:p>
          </table:table-cell>
          <table:table-cell office:value-type="string" calcext:value-type="string">
            <text:p>KEL</text:p>
          </table:table-cell>
          <table:table-cell office:value-type="string" calcext:value-type="string">
            <text:p>Kelso-Longview, Washington</text:p>
          </table:table-cell>
          <table:table-cell office:value-type="string" calcext:value-type="string">
            <text:p>501 South First Street</text:p>
          </table:table-cell>
          <table:table-cell office:value-type="string" calcext:value-type="string">
            <text:p>Kelso</text:p>
          </table:table-cell>
          <table:table-cell office:value-type="string" calcext:value-type="string">
            <text:p>WA</text:p>
          </table:table-cell>
          <table:table-cell office:value-type="float" office:value="98626" calcext:value-type="float">
            <text:p>98626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35.2683560007,-81.1639789996</text:p>
          </table:table-cell>
          <table:table-cell office:value-type="float" office:value="-81.164" calcext:value-type="float">
            <text:p>-81.164</text:p>
          </table:table-cell>
          <table:table-cell office:value-type="float" office:value="35.268" calcext:value-type="float">
            <text:p>35.268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tonia, North Carolina</text:p>
          </table:table-cell>
          <table:table-cell office:value-type="string" calcext:value-type="string">
            <text:p>350 Hancock Street</text:p>
          </table:table-cell>
          <table:table-cell office:value-type="string" calcext:value-type="string">
            <text:p>Gastonia</text:p>
          </table:table-cell>
          <table:table-cell office:value-type="string" calcext:value-type="string">
            <text:p>NC</text:p>
          </table:table-cell>
          <table:table-cell office:value-type="float" office:value="28054" calcext:value-type="float">
            <text:p>28054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28.5971320004,-81.3519820001</text:p>
          </table:table-cell>
          <table:table-cell office:value-type="float" office:value="-81.352" calcext:value-type="float">
            <text:p>-81.352</text:p>
          </table:table-cell>
          <table:table-cell office:value-type="float" office:value="28.597" calcext:value-type="float">
            <text:p>28.597</text:p>
          </table:table-cell>
          <table:table-cell office:value-type="string" calcext:value-type="string">
            <text:p>WPK</text:p>
          </table:table-cell>
          <table:table-cell office:value-type="string" calcext:value-type="string">
            <text:p>Winter Park, Florida</text:p>
          </table:table-cell>
          <table:table-cell office:value-type="string" calcext:value-type="string">
            <text:p>150 West Morse Blvd</text:p>
          </table:table-cell>
          <table:table-cell office:value-type="string" calcext:value-type="string">
            <text:p>Winter Park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32789-3825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30.196611001,-82.6511</text:p>
          </table:table-cell>
          <table:table-cell office:value-type="float" office:value="-82.651" calcext:value-type="float">
            <text:p>-82.651</text:p>
          </table:table-cell>
          <table:table-cell office:value-type="float" office:value="30.197" calcext:value-type="float">
            <text:p>30.197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Lake City, Florida</text:p>
          </table:table-cell>
          <table:table-cell office:value-type="string" calcext:value-type="string">
            <text:p>1200 Lake Jeffrey Road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32055-8709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40.4361920007,-99.3707430003</text:p>
          </table:table-cell>
          <table:table-cell office:value-type="float" office:value="-99.371" calcext:value-type="float">
            <text:p>-99.371</text:p>
          </table:table-cell>
          <table:table-cell office:value-type="float" office:value="40.436" calcext:value-type="float">
            <text:p>40.436</text:p>
          </table:table-cell>
          <table:table-cell office:value-type="string" calcext:value-type="string">
            <text:p>HLD</text:p>
          </table:table-cell>
          <table:table-cell office:value-type="string" calcext:value-type="string">
            <text:p>Holdrege, Nebraska</text:p>
          </table:table-cell>
          <table:table-cell office:value-type="string" calcext:value-type="string">
            <text:p>100 West Ave.</text:p>
          </table:table-cell>
          <table:table-cell office:value-type="string" calcext:value-type="string">
            <text:p>Holdrege</text:p>
          </table:table-cell>
          <table:table-cell office:value-type="string" calcext:value-type="string">
            <text:p>NE</text:p>
          </table:table-cell>
          <table:table-cell office:value-type="float" office:value="68949" calcext:value-type="float">
            <text:p>68949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39.9546090011,-75.183189</text:p>
          </table:table-cell>
          <table:table-cell office:value-type="float" office:value="-75.183" calcext:value-type="float">
            <text:p>-75.183</text:p>
          </table:table-cell>
          <table:table-cell office:value-type="float" office:value="39.955" calcext:value-type="float">
            <text:p>39.955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iladelphia (30th St), Pennsylvania</text:p>
          </table:table-cell>
          <table:table-cell office:value-type="string" calcext:value-type="string">
            <text:p>2955 Market St.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19104-2898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44.9948010005,-73.3710940004</text:p>
          </table:table-cell>
          <table:table-cell office:value-type="float" office:value="-73.371" calcext:value-type="float">
            <text:p>-73.371</text:p>
          </table:table-cell>
          <table:table-cell office:value-type="float" office:value="44.995" calcext:value-type="float">
            <text:p>44.995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Rouses Point, New York</text:p>
          </table:table-cell>
          <table:table-cell office:value-type="string" calcext:value-type="string">
            <text:p>Delaware and Pratt Sts.</text:p>
          </table:table-cell>
          <table:table-cell office:value-type="string" calcext:value-type="string">
            <text:p>Rouses Point</text:p>
          </table:table-cell>
          <table:table-cell office:value-type="string" calcext:value-type="string">
            <text:p>NY</text:p>
          </table:table-cell>
          <table:table-cell office:value-type="float" office:value="12979" calcext:value-type="float">
            <text:p>12979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43.9857250012,-90.5041659999</text:p>
          </table:table-cell>
          <table:table-cell office:value-type="float" office:value="-90.504" calcext:value-type="float">
            <text:p>-90.504</text:p>
          </table:table-cell>
          <table:table-cell office:value-type="float" office:value="43.986" calcext:value-type="float">
            <text:p>43.986</text:p>
          </table:table-cell>
          <table:table-cell office:value-type="string" calcext:value-type="string">
            <text:p>TOH</text:p>
          </table:table-cell>
          <table:table-cell office:value-type="string" calcext:value-type="string">
            <text:p>Tomah, Wisconsin</text:p>
          </table:table-cell>
          <table:table-cell office:value-type="string" calcext:value-type="string">
            <text:p>North Superior Ave. and Washington St.</text:p>
          </table:table-cell>
          <table:table-cell office:value-type="string" calcext:value-type="string">
            <text:p>Tomah</text:p>
          </table:table-cell>
          <table:table-cell office:value-type="string" calcext:value-type="string">
            <text:p>WI</text:p>
          </table:table-cell>
          <table:table-cell office:value-type="float" office:value="54660" calcext:value-type="float">
            <text:p>54660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37.6681400005,-120.911598</text:p>
          </table:table-cell>
          <table:table-cell office:value-type="float" office:value="-120.912" calcext:value-type="float">
            <text:p>-120.912</text:p>
          </table:table-cell>
          <table:table-cell office:value-type="float" office:value="37.668" calcext:value-type="float">
            <text:p>37.668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Modesto, California</text:p>
          </table:table-cell>
          <table:table-cell office:value-type="string" calcext:value-type="string">
            <text:p>1700 Held Drive</text:p>
          </table:table-cell>
          <table:table-cell office:value-type="string" calcext:value-type="string">
            <text:p>Modest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355-8301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48.1427650008,-103.620377</text:p>
          </table:table-cell>
          <table:table-cell office:value-type="float" office:value="-103.62" calcext:value-type="float">
            <text:p>-103.62</text:p>
          </table:table-cell>
          <table:table-cell office:value-type="float" office:value="48.143" calcext:value-type="float">
            <text:p>48.143</text:p>
          </table:table-cell>
          <table:table-cell office:value-type="string" calcext:value-type="string">
            <text:p>WTN</text:p>
          </table:table-cell>
          <table:table-cell office:value-type="string" calcext:value-type="string">
            <text:p>Williston, North Dakota</text:p>
          </table:table-cell>
          <table:table-cell office:value-type="string" calcext:value-type="string">
            <text:p>1 South Main Street</text:p>
          </table:table-cell>
          <table:table-cell office:value-type="string" calcext:value-type="string">
            <text:p>Williston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8801-6057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38.7209130006,-82.9642870001</text:p>
          </table:table-cell>
          <table:table-cell office:value-type="float" office:value="-82.964" calcext:value-type="float">
            <text:p>-82.964</text:p>
          </table:table-cell>
          <table:table-cell office:value-type="float" office:value="38.721" calcext:value-type="float">
            <text:p>38.721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South Shore-South Portsmouth, Kentucky</text:p>
          </table:table-cell>
          <table:table-cell office:value-type="string" calcext:value-type="string">
            <text:p>Main St &amp; US 23</text:p>
          </table:table-cell>
          <table:table-cell office:value-type="string" calcext:value-type="string">
            <text:p>South Shore</text:p>
          </table:table-cell>
          <table:table-cell office:value-type="string" calcext:value-type="string">
            <text:p>KY</text:p>
          </table:table-cell>
          <table:table-cell office:value-type="float" office:value="41174" calcext:value-type="float">
            <text:p>41174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42.9816030009,-70.9578220002</text:p>
          </table:table-cell>
          <table:table-cell office:value-type="float" office:value="-70.958" calcext:value-type="float">
            <text:p>-70.958</text:p>
          </table:table-cell>
          <table:table-cell office:value-type="float" office:value="42.982" calcext:value-type="float">
            <text:p>42.982</text:p>
          </table:table-cell>
          <table:table-cell office:value-type="string" calcext:value-type="string">
            <text:p>EXR</text:p>
          </table:table-cell>
          <table:table-cell office:value-type="string" calcext:value-type="string">
            <text:p>Exeter, New Hampshire</text:p>
          </table:table-cell>
          <table:table-cell office:value-type="string" calcext:value-type="string">
            <text:p>60 Lincoln Street</text:p>
          </table:table-cell>
          <table:table-cell office:value-type="string" calcext:value-type="string">
            <text:p>Exeter</text:p>
          </table:table-cell>
          <table:table-cell office:value-type="string" calcext:value-type="string">
            <text:p>NH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RAIL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39.0869750008,-94.4292979996</text:p>
          </table:table-cell>
          <table:table-cell office:value-type="float" office:value="-94.429" calcext:value-type="float">
            <text:p>-94.429</text:p>
          </table:table-cell>
          <table:table-cell office:value-type="float" office:value="39.087" calcext:value-type="float">
            <text:p>39.087</text:p>
          </table:table-cell>
          <table:table-cell office:value-type="string" calcext:value-type="string">
            <text:p>IDP</text:p>
          </table:table-cell>
          <table:table-cell office:value-type="string" calcext:value-type="string">
            <text:p>Independence, Missouri</text:p>
          </table:table-cell>
          <table:table-cell office:value-type="string" calcext:value-type="string">
            <text:p>600 South Grand Ave.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64050-3564</text:p>
          </table:table-cell>
          <table:table-cell office:value-type="string" calcext:value-type="string">
            <text:p>RAI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2.2766690011,-71.4178619996</text:p>
          </table:table-cell>
          <table:table-cell office:value-type="float" office:value="-71.418" calcext:value-type="float">
            <text:p>-71.418</text:p>
          </table:table-cell>
          <table:table-cell office:value-type="float" office:value="42.277" calcext:value-type="float">
            <text:p>42.27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mingham, Massachusetts</text:p>
          </table:table-cell>
          <table:table-cell office:value-type="string" calcext:value-type="string">
            <text:p>417 Waverly St.</text:p>
          </table:table-cell>
          <table:table-cell office:value-type="string" calcext:value-type="string">
            <text:p>Framingham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1702-6948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38.9533310006,-76.8644329997</text:p>
          </table:table-cell>
          <table:table-cell office:value-type="float" office:value="-76.864" calcext:value-type="float">
            <text:p>-76.864</text:p>
          </table:table-cell>
          <table:table-cell office:value-type="float" office:value="38.953" calcext:value-type="float">
            <text:p>38.953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New Carrollton, Maryland</text:p>
          </table:table-cell>
          <table:table-cell office:value-type="string" calcext:value-type="string">
            <text:p>4300 Garden City Drive</text:p>
          </table:table-cell>
          <table:table-cell office:value-type="string" calcext:value-type="string">
            <text:p>New Carrollto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0785-2209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37.1728020009,-104.507271</text:p>
          </table:table-cell>
          <table:table-cell office:value-type="float" office:value="-104.507" calcext:value-type="float">
            <text:p>-104.507</text:p>
          </table:table-cell>
          <table:table-cell office:value-type="float" office:value="37.173" calcext:value-type="float">
            <text:p>37.173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Trinidad, Colorado</text:p>
          </table:table-cell>
          <table:table-cell office:value-type="string" calcext:value-type="string">
            <text:p>110 West Pine Street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CO</text:p>
          </table:table-cell>
          <table:table-cell office:value-type="float" office:value="81082" calcext:value-type="float">
            <text:p>81082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40.1929470007,-76.7316129997</text:p>
          </table:table-cell>
          <table:table-cell office:value-type="float" office:value="-76.732" calcext:value-type="float">
            <text:p>-76.732</text:p>
          </table:table-cell>
          <table:table-cell office:value-type="float" office:value="40.193" calcext:value-type="float">
            <text:p>40.193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Middletown, Pennsylvania</text:p>
          </table:table-cell>
          <table:table-cell office:value-type="string" calcext:value-type="string">
            <text:p>Union Street and Mill Street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PA</text:p>
          </table:table-cell>
          <table:table-cell office:value-type="float" office:value="17057" calcext:value-type="float">
            <text:p>17057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32.7755430005,-96.8074040002</text:p>
          </table:table-cell>
          <table:table-cell office:value-type="float" office:value="-96.807" calcext:value-type="float">
            <text:p>-96.807</text:p>
          </table:table-cell>
          <table:table-cell office:value-type="float" office:value="32.776" calcext:value-type="float">
            <text:p>32.776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allas, Texas</text:p>
          </table:table-cell>
          <table:table-cell office:value-type="string" calcext:value-type="string">
            <text:p>400 South Houston St.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75202-4840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34.0617070005,-117.647858</text:p>
          </table:table-cell>
          <table:table-cell office:value-type="float" office:value="-117.648" calcext:value-type="float">
            <text:p>-117.648</text:p>
          </table:table-cell>
          <table:table-cell office:value-type="float" office:value="34.062" calcext:value-type="float">
            <text:p>34.062</text:p>
          </table:table-cell>
          <table:table-cell office:value-type="string" calcext:value-type="string">
            <text:p>ONA</text:p>
          </table:table-cell>
          <table:table-cell office:value-type="string" calcext:value-type="string">
            <text:p>Ontario, California</text:p>
          </table:table-cell>
          <table:table-cell office:value-type="string" calcext:value-type="string">
            <text:p>228 South Plum Street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</text:p>
          </table:table-cell>
          <table:table-cell office:value-type="float" office:value="91764" calcext:value-type="float">
            <text:p>91764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31.8628980009,-90.3942790004</text:p>
          </table:table-cell>
          <table:table-cell office:value-type="float" office:value="-90.394" calcext:value-type="float">
            <text:p>-90.394</text:p>
          </table:table-cell>
          <table:table-cell office:value-type="float" office:value="31.863" calcext:value-type="float">
            <text:p>31.863</text:p>
          </table:table-cell>
          <table:table-cell office:value-type="string" calcext:value-type="string">
            <text:p>HAZ</text:p>
          </table:table-cell>
          <table:table-cell office:value-type="string" calcext:value-type="string">
            <text:p>Hazlehurst, Mississippi</text:p>
          </table:table-cell>
          <table:table-cell office:value-type="string" calcext:value-type="string">
            <text:p>North Ragsdale Ave and East Conway St.</text:p>
          </table:table-cell>
          <table:table-cell office:value-type="string" calcext:value-type="string">
            <text:p>Hazlehurst</text:p>
          </table:table-cell>
          <table:table-cell office:value-type="string" calcext:value-type="string">
            <text:p>MS</text:p>
          </table:table-cell>
          <table:table-cell office:value-type="float" office:value="39083" calcext:value-type="float">
            <text:p>39083</text:p>
          </table:table-cell>
          <table:table-cell office:value-type="string" calcext:value-type="string">
            <text:p>RAI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40.514782001,-78.4009930001</text:p>
          </table:table-cell>
          <table:table-cell office:value-type="float" office:value="-78.401" calcext:value-type="float">
            <text:p>-78.401</text:p>
          </table:table-cell>
          <table:table-cell office:value-type="float" office:value="40.515" calcext:value-type="float">
            <text:p>40.515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ltoona, Pennsylvania</text:p>
          </table:table-cell>
          <table:table-cell office:value-type="string" calcext:value-type="string">
            <text:p>1231 11th Avenue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PA</text:p>
          </table:table-cell>
          <table:table-cell office:value-type="float" office:value="16601" calcext:value-type="float">
            <text:p>16601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43.2169040008,-121.780663</text:p>
          </table:table-cell>
          <table:table-cell office:value-type="float" office:value="-121.781" calcext:value-type="float">
            <text:p>-121.781</text:p>
          </table:table-cell>
          <table:table-cell office:value-type="float" office:value="43.217" calcext:value-type="float">
            <text:p>43.217</text:p>
          </table:table-cell>
          <table:table-cell office:value-type="string" calcext:value-type="string">
            <text:p>CMO</text:p>
          </table:table-cell>
          <table:table-cell office:value-type="string" calcext:value-type="string">
            <text:p>Chemult, Oregon</text:p>
          </table:table-cell>
          <table:table-cell office:value-type="string" calcext:value-type="string">
            <text:p>Palmer/Kranz Street and Depot Street</text:p>
          </table:table-cell>
          <table:table-cell office:value-type="string" calcext:value-type="string">
            <text:p>Chemult</text:p>
          </table:table-cell>
          <table:table-cell office:value-type="string" calcext:value-type="string">
            <text:p>OR</text:p>
          </table:table-cell>
          <table:table-cell office:value-type="float" office:value="97731" calcext:value-type="float">
            <text:p>97731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34.1988330011,-119.174866</text:p>
          </table:table-cell>
          <table:table-cell office:value-type="float" office:value="-119.175" calcext:value-type="float">
            <text:p>-119.175</text:p>
          </table:table-cell>
          <table:table-cell office:value-type="float" office:value="34.199" calcext:value-type="float">
            <text:p>34.199</text:p>
          </table:table-cell>
          <table:table-cell office:value-type="string" calcext:value-type="string">
            <text:p>OXN</text:p>
          </table:table-cell>
          <table:table-cell office:value-type="string" calcext:value-type="string">
            <text:p>Oxnard, California</text:p>
          </table:table-cell>
          <table:table-cell office:value-type="string" calcext:value-type="string">
            <text:p>201 East Fourth Street</text:p>
          </table:table-cell>
          <table:table-cell office:value-type="string" calcext:value-type="string">
            <text:p>Oxnard</text:p>
          </table:table-cell>
          <table:table-cell office:value-type="string" calcext:value-type="string">
            <text:p>CA</text:p>
          </table:table-cell>
          <table:table-cell office:value-type="float" office:value="93030" calcext:value-type="float">
            <text:p>93030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31.2492920013,-90.4529420003</text:p>
          </table:table-cell>
          <table:table-cell office:value-type="float" office:value="-90.453" calcext:value-type="float">
            <text:p>-90.453</text:p>
          </table:table-cell>
          <table:table-cell office:value-type="float" office:value="31.249" calcext:value-type="float">
            <text:p>31.249</text:p>
          </table:table-cell>
          <table:table-cell office:value-type="string" calcext:value-type="string">
            <text:p>MCB</text:p>
          </table:table-cell>
          <table:table-cell office:value-type="string" calcext:value-type="string">
            <text:p>McComb, Mississippi</text:p>
          </table:table-cell>
          <table:table-cell office:value-type="string" calcext:value-type="string">
            <text:p>114 Northeast Railroad Ave.</text:p>
          </table:table-cell>
          <table:table-cell office:value-type="string" calcext:value-type="string">
            <text:p>McComb</text:p>
          </table:table-cell>
          <table:table-cell office:value-type="string" calcext:value-type="string">
            <text:p>MS</text:p>
          </table:table-cell>
          <table:table-cell office:value-type="float" office:value="39648" calcext:value-type="float">
            <text:p>39648</text:p>
          </table:table-cell>
          <table:table-cell office:value-type="string" calcext:value-type="string">
            <text:p>RAI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43.590576001,-73.262047</text:p>
          </table:table-cell>
          <table:table-cell office:value-type="float" office:value="-73.262" calcext:value-type="float">
            <text:p>-73.262</text:p>
          </table:table-cell>
          <table:table-cell office:value-type="float" office:value="43.591" calcext:value-type="float">
            <text:p>43.591</text:p>
          </table:table-cell>
          <table:table-cell office:value-type="string" calcext:value-type="string">
            <text:p>FHV</text:p>
          </table:table-cell>
          <table:table-cell office:value-type="string" calcext:value-type="string">
            <text:p>Fair Haven, Vermont</text:p>
          </table:table-cell>
          <table:table-cell office:value-type="string" calcext:value-type="string">
            <text:p>Depot and Water Sts.</text:p>
          </table:table-cell>
          <table:table-cell office:value-type="string" calcext:value-type="string">
            <text:p>Fair Haven</text:p>
          </table:table-cell>
          <table:table-cell office:value-type="string" calcext:value-type="string">
            <text:p>VT</text:p>
          </table:table-cell>
          <table:table-cell office:value-type="float" office:value="5743" calcext:value-type="float">
            <text:p>5743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33.4200740012,-94.0424420004</text:p>
          </table:table-cell>
          <table:table-cell office:value-type="float" office:value="-94.042" calcext:value-type="float">
            <text:p>-94.042</text:p>
          </table:table-cell>
          <table:table-cell office:value-type="float" office:value="33.42" calcext:value-type="float">
            <text:p>33.42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Texarkana, Arkansas</text:p>
          </table:table-cell>
          <table:table-cell office:value-type="string" calcext:value-type="string">
            <text:p>100 East Front Street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71854-5907</text:p>
          </table:table-cell>
          <table:table-cell office:value-type="string" calcext:value-type="string">
            <text:p>RAI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37.9880680011,-103.542496</text:p>
          </table:table-cell>
          <table:table-cell office:value-type="float" office:value="-103.542" calcext:value-type="float">
            <text:p>-103.542</text:p>
          </table:table-cell>
          <table:table-cell office:value-type="float" office:value="37.988" calcext:value-type="float">
            <text:p>37.988</text:p>
          </table:table-cell>
          <table:table-cell office:value-type="string" calcext:value-type="string">
            <text:p>LAJ</text:p>
          </table:table-cell>
          <table:table-cell office:value-type="string" calcext:value-type="string">
            <text:p>La Junta, Colorado</text:p>
          </table:table-cell>
          <table:table-cell office:value-type="string" calcext:value-type="string">
            <text:p>1 West First St.</text:p>
          </table:table-cell>
          <table:table-cell office:value-type="string" calcext:value-type="string">
            <text:p>La Junta</text:p>
          </table:table-cell>
          <table:table-cell office:value-type="string" calcext:value-type="string">
            <text:p>CO</text:p>
          </table:table-cell>
          <table:table-cell office:value-type="float" office:value="81050" calcext:value-type="float">
            <text:p>81050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42.815266001,-73.9428249997</text:p>
          </table:table-cell>
          <table:table-cell office:value-type="float" office:value="-73.943" calcext:value-type="float">
            <text:p>-73.943</text:p>
          </table:table-cell>
          <table:table-cell office:value-type="float" office:value="42.815" calcext:value-type="float">
            <text:p>42.815</text:p>
          </table:table-cell>
          <table:table-cell office:value-type="string" calcext:value-type="string">
            <text:p>SDY</text:p>
          </table:table-cell>
          <table:table-cell office:value-type="string" calcext:value-type="string">
            <text:p>Schenectady, New York</text:p>
          </table:table-cell>
          <table:table-cell office:value-type="string" calcext:value-type="string">
            <text:p>332 Erie Blvd.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12305-1817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41.8519170006,-72.6437610004</text:p>
          </table:table-cell>
          <table:table-cell office:value-type="float" office:value="-72.644" calcext:value-type="float">
            <text:p>-72.644</text:p>
          </table:table-cell>
          <table:table-cell office:value-type="float" office:value="41.852" calcext:value-type="float">
            <text:p>41.852</text:p>
          </table:table-cell>
          <table:table-cell office:value-type="string" calcext:value-type="string">
            <text:p>WND</text:p>
          </table:table-cell>
          <table:table-cell office:value-type="string" calcext:value-type="string">
            <text:p>Windsor, Connecticut</text:p>
          </table:table-cell>
          <table:table-cell office:value-type="string" calcext:value-type="string">
            <text:p>41 Central St.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06095-2908</text:p>
          </table:table-cell>
          <table:table-cell office:value-type="string" calcext:value-type="string">
            <text:p>RAI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25.8498480007,-80.2580720004</text:p>
          </table:table-cell>
          <table:table-cell office:value-type="float" office:value="-80.258" calcext:value-type="float">
            <text:p>-80.258</text:p>
          </table:table-cell>
          <table:table-cell office:value-type="float" office:value="25.85" calcext:value-type="float">
            <text:p>25.85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Miami, Florida</text:p>
          </table:table-cell>
          <table:table-cell office:value-type="string" calcext:value-type="string">
            <text:p>8303 NW 37th Ave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47" calcext:value-type="float">
            <text:p>33147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41.5044170007,-81.6981739999</text:p>
          </table:table-cell>
          <table:table-cell office:value-type="float" office:value="-81.698" calcext:value-type="float">
            <text:p>-81.698</text:p>
          </table:table-cell>
          <table:table-cell office:value-type="float" office:value="41.504" calcext:value-type="float">
            <text:p>41.504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Cleveland, Ohio</text:p>
          </table:table-cell>
          <table:table-cell office:value-type="string" calcext:value-type="string">
            <text:p>200 Cleveland Memorial Shoreway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  <table:table-cell office:value-type="float" office:value="44114" calcext:value-type="float">
            <text:p>44114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39.3081210011,-76.6174770003</text:p>
          </table:table-cell>
          <table:table-cell office:value-type="float" office:value="-76.617" calcext:value-type="float">
            <text:p>-76.617</text:p>
          </table:table-cell>
          <table:table-cell office:value-type="float" office:value="39.308" calcext:value-type="float">
            <text:p>39.308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Baltimore (Penn Station), Maryland</text:p>
          </table:table-cell>
          <table:table-cell office:value-type="string" calcext:value-type="string">
            <text:p>1515 North Charles Street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1201-5893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35.4661450008,-97.5126340002</text:p>
          </table:table-cell>
          <table:table-cell office:value-type="float" office:value="-97.513" calcext:value-type="float">
            <text:p>-97.513</text:p>
          </table:table-cell>
          <table:table-cell office:value-type="float" office:value="35.466" calcext:value-type="float">
            <text:p>35.466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Oklahoma City, Oklahoma</text:p>
          </table:table-cell>
          <table:table-cell office:value-type="string" calcext:value-type="string">
            <text:p>100 South E.K. Gaylord Blvd.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</text:p>
          </table:table-cell>
          <table:table-cell office:value-type="float" office:value="73102" calcext:value-type="float">
            <text:p>73102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30.7575870009,-86.5690309996</text:p>
          </table:table-cell>
          <table:table-cell office:value-type="float" office:value="-86.569" calcext:value-type="float">
            <text:p>-86.569</text:p>
          </table:table-cell>
          <table:table-cell office:value-type="float" office:value="30.758" calcext:value-type="float">
            <text:p>30.758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Crestview, Florida</text:p>
          </table:table-cell>
          <table:table-cell office:value-type="string" calcext:value-type="string">
            <text:p>101 North Main Street</text:p>
          </table:table-cell>
          <table:table-cell office:value-type="string" calcext:value-type="string">
            <text:p>Crestview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32536-3545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39.0513460006,-95.6648939996</text:p>
          </table:table-cell>
          <table:table-cell office:value-type="float" office:value="-95.665" calcext:value-type="float">
            <text:p>-95.665</text:p>
          </table:table-cell>
          <table:table-cell office:value-type="float" office:value="39.051" calcext:value-type="float">
            <text:p>39.051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Topeka, Kansas</text:p>
          </table:table-cell>
          <table:table-cell office:value-type="string" calcext:value-type="string">
            <text:p>500 SE Holliday Place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66607-1100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34.3960040005,-119.521317</text:p>
          </table:table-cell>
          <table:table-cell office:value-type="float" office:value="-119.521" calcext:value-type="float">
            <text:p>-119.521</text:p>
          </table:table-cell>
          <table:table-cell office:value-type="float" office:value="34.396" calcext:value-type="float">
            <text:p>34.396</text:p>
          </table:table-cell>
          <table:table-cell office:value-type="string" calcext:value-type="string">
            <text:p>CPN</text:p>
          </table:table-cell>
          <table:table-cell office:value-type="string" calcext:value-type="string">
            <text:p>Carpinteria, California</text:p>
          </table:table-cell>
          <table:table-cell office:value-type="string" calcext:value-type="string">
            <text:p>475 Linden at Fifth Street</text:p>
          </table:table-cell>
          <table:table-cell office:value-type="string" calcext:value-type="string">
            <text:p>Carpinteria</text:p>
          </table:table-cell>
          <table:table-cell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43.1986560013,-70.8766479996</text:p>
          </table:table-cell>
          <table:table-cell office:value-type="float" office:value="-70.877" calcext:value-type="float">
            <text:p>-70.877</text:p>
          </table:table-cell>
          <table:table-cell office:value-type="float" office:value="43.199" calcext:value-type="float">
            <text:p>43.199</text:p>
          </table:table-cell>
          <table:table-cell office:value-type="string" calcext:value-type="string">
            <text:p>DOV</text:p>
          </table:table-cell>
          <table:table-cell office:value-type="string" calcext:value-type="string">
            <text:p>Dover, New Hampshire</text:p>
          </table:table-cell>
          <table:table-cell office:value-type="string" calcext:value-type="string">
            <text:p>33 Chestnut St.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03820-3327</text:p>
          </table:table-cell>
          <table:table-cell office:value-type="string" calcext:value-type="string">
            <text:p>RAIL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37.7946470009,-122.270744</text:p>
          </table:table-cell>
          <table:table-cell office:value-type="float" office:value="-122.271" calcext:value-type="float">
            <text:p>-122.271</text:p>
          </table:table-cell>
          <table:table-cell office:value-type="float" office:value="37.795" calcext:value-type="float">
            <text:p>37.795</text:p>
          </table:table-cell>
          <table:table-cell office:value-type="string" calcext:value-type="string">
            <text:p>OKJ</text:p>
          </table:table-cell>
          <table:table-cell office:value-type="string" calcext:value-type="string">
            <text:p>Oakland, California</text:p>
          </table:table-cell>
          <table:table-cell office:value-type="string" calcext:value-type="string">
            <text:p>245 Second Street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float" office:value="94607" calcext:value-type="float">
            <text:p>94607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33.6643790006,-79.8290629998</text:p>
          </table:table-cell>
          <table:table-cell office:value-type="float" office:value="-79.829" calcext:value-type="float">
            <text:p>-79.829</text:p>
          </table:table-cell>
          <table:table-cell office:value-type="float" office:value="33.664" calcext:value-type="float">
            <text:p>33.664</text:p>
          </table:table-cell>
          <table:table-cell office:value-type="string" calcext:value-type="string">
            <text:p>KTR</text:p>
          </table:table-cell>
          <table:table-cell office:value-type="string" calcext:value-type="string">
            <text:p>Kingstree, South Carolina</text:p>
          </table:table-cell>
          <table:table-cell office:value-type="string" calcext:value-type="string">
            <text:p>101 East Main St.</text:p>
          </table:table-cell>
          <table:table-cell office:value-type="string" calcext:value-type="string">
            <text:p>Kingstre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29556-3425</text:p>
          </table:table-cell>
          <table:table-cell office:value-type="string" calcext:value-type="string">
            <text:p>RAI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32.7161640008,-117.168564</text:p>
          </table:table-cell>
          <table:table-cell office:value-type="float" office:value="-117.169" calcext:value-type="float">
            <text:p>-117.169</text:p>
          </table:table-cell>
          <table:table-cell office:value-type="float" office:value="32.716" calcext:value-type="float">
            <text:p>32.716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an Diego (Downtown), California</text:p>
          </table:table-cell>
          <table:table-cell office:value-type="string" calcext:value-type="string">
            <text:p>1050 Kettner Blvd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2101-3339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48.235733001,-101.297905</text:p>
          </table:table-cell>
          <table:table-cell office:value-type="float" office:value="-101.298" calcext:value-type="float">
            <text:p>-101.298</text:p>
          </table:table-cell>
          <table:table-cell office:value-type="float" office:value="48.236" calcext:value-type="float">
            <text:p>48.23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inot, North Dakota</text:p>
          </table:table-cell>
          <table:table-cell office:value-type="string" calcext:value-type="string">
            <text:p>400 1st Ave. S.W.</text:p>
          </table:table-cell>
          <table:table-cell office:value-type="string" calcext:value-type="string">
            <text:p>Minot</text:p>
          </table:table-cell>
          <table:table-cell office:value-type="string" calcext:value-type="string">
            <text:p>ND</text:p>
          </table:table-cell>
          <table:table-cell office:value-type="float" office:value="58701" calcext:value-type="float">
            <text:p>58701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40.6703220005,-78.241051</text:p>
          </table:table-cell>
          <table:table-cell office:value-type="float" office:value="-78.241" calcext:value-type="float">
            <text:p>-78.241</text:p>
          </table:table-cell>
          <table:table-cell office:value-type="float" office:value="40.67" calcext:value-type="float">
            <text:p>40.67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yrone, Pennsylvania</text:p>
          </table:table-cell>
          <table:table-cell office:value-type="string" calcext:value-type="string">
            <text:p>Pennsylvania Ave and West 10th St.</text:p>
          </table:table-cell>
          <table:table-cell office:value-type="string" calcext:value-type="string">
            <text:p>Tyrone</text:p>
          </table:table-cell>
          <table:table-cell office:value-type="string" calcext:value-type="string">
            <text:p>PA</text:p>
          </table:table-cell>
          <table:table-cell office:value-type="float" office:value="16686" calcext:value-type="float">
            <text:p>16686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40.4210890006,-86.8950349996</text:p>
          </table:table-cell>
          <table:table-cell office:value-type="float" office:value="-86.895" calcext:value-type="float">
            <text:p>-86.895</text:p>
          </table:table-cell>
          <table:table-cell office:value-type="float" office:value="40.421" calcext:value-type="float">
            <text:p>40.421</text:p>
          </table:table-cell>
          <table:table-cell office:value-type="string" calcext:value-type="string">
            <text:p>LAF</text:p>
          </table:table-cell>
          <table:table-cell office:value-type="string" calcext:value-type="string">
            <text:p>Lafayette, Indiana</text:p>
          </table:table-cell>
          <table:table-cell office:value-type="string" calcext:value-type="string">
            <text:p>200 North 2nd St.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47901-1238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38.7631720006,-93.7404559996</text:p>
          </table:table-cell>
          <table:table-cell office:value-type="float" office:value="-93.74" calcext:value-type="float">
            <text:p>-93.74</text:p>
          </table:table-cell>
          <table:table-cell office:value-type="float" office:value="38.763" calcext:value-type="float">
            <text:p>38.763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rensburg, Missouri</text:p>
          </table:table-cell>
          <table:table-cell office:value-type="string" calcext:value-type="string">
            <text:p>100 South Holden St.</text:p>
          </table:table-cell>
          <table:table-cell office:value-type="string" calcext:value-type="string">
            <text:p>Warrensburg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64093-2331</text:p>
          </table:table-cell>
          <table:table-cell office:value-type="string" calcext:value-type="string">
            <text:p>RAI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33.0584370008,-112.047928</text:p>
          </table:table-cell>
          <table:table-cell office:value-type="float" office:value="-112.048" calcext:value-type="float">
            <text:p>-112.048</text:p>
          </table:table-cell>
          <table:table-cell office:value-type="float" office:value="33.058" calcext:value-type="float">
            <text:p>33.058</text:p>
          </table:table-cell>
          <table:table-cell office:value-type="string" calcext:value-type="string">
            <text:p>MRC</text:p>
          </table:table-cell>
          <table:table-cell office:value-type="string" calcext:value-type="string">
            <text:p>Maricopa, Arizona</text:p>
          </table:table-cell>
          <table:table-cell office:value-type="string" calcext:value-type="string">
            <text:p>19427 N. John Wayne Parkway</text:p>
          </table:table-cell>
          <table:table-cell office:value-type="string" calcext:value-type="string">
            <text:p>Maricopa</text:p>
          </table:table-cell>
          <table:table-cell office:value-type="string" calcext:value-type="string">
            <text:p>AZ</text:p>
          </table:table-cell>
          <table:table-cell office:value-type="float" office:value="85239" calcext:value-type="float">
            <text:p>85239</text:p>
          </table:table-cell>
          <table:table-cell office:value-type="string" calcext:value-type="string">
            <text:p>RAI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40.0442540011,-86.8993840004</text:p>
          </table:table-cell>
          <table:table-cell office:value-type="float" office:value="-86.899" calcext:value-type="float">
            <text:p>-86.899</text:p>
          </table:table-cell>
          <table:table-cell office:value-type="float" office:value="40.044" calcext:value-type="float">
            <text:p>40.044</text:p>
          </table:table-cell>
          <table:table-cell office:value-type="string" calcext:value-type="string">
            <text:p>CRF</text:p>
          </table:table-cell>
          <table:table-cell office:value-type="string" calcext:value-type="string">
            <text:p>Crawfordsville (Amtrak), Indiana</text:p>
          </table:table-cell>
          <table:table-cell office:value-type="string" calcext:value-type="string">
            <text:p>Spring and Green Streets</text:p>
          </table:table-cell>
          <table:table-cell office:value-type="string" calcext:value-type="string">
            <text:p>Crawfordsville</text:p>
          </table:table-cell>
          <table:table-cell office:value-type="string" calcext:value-type="string">
            <text:p>IN</text:p>
          </table:table-cell>
          <table:table-cell office:value-type="float" office:value="47933" calcext:value-type="float">
            <text:p>47933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41.3869060005,-89.4616780001</text:p>
          </table:table-cell>
          <table:table-cell office:value-type="float" office:value="-89.462" calcext:value-type="float">
            <text:p>-89.462</text:p>
          </table:table-cell>
          <table:table-cell office:value-type="float" office:value="41.387" calcext:value-type="float">
            <text:p>41.387</text:p>
          </table:table-cell>
          <table:table-cell office:value-type="string" calcext:value-type="string">
            <text:p>PCT</text:p>
          </table:table-cell>
          <table:table-cell office:value-type="string" calcext:value-type="string">
            <text:p>Princeton, Illinois</text:p>
          </table:table-cell>
          <table:table-cell office:value-type="string" calcext:value-type="string">
            <text:p>107 Bicentennial Dr.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IL</text:p>
          </table:table-cell>
          <table:table-cell office:value-type="float" office:value="61356" calcext:value-type="float">
            <text:p>61356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34.8402790007,-114.604874</text:p>
          </table:table-cell>
          <table:table-cell office:value-type="float" office:value="-114.605" calcext:value-type="float">
            <text:p>-114.605</text:p>
          </table:table-cell>
          <table:table-cell office:value-type="float" office:value="34.84" calcext:value-type="float">
            <text:p>34.84</text:p>
          </table:table-cell>
          <table:table-cell office:value-type="string" calcext:value-type="string">
            <text:p>NDL</text:p>
          </table:table-cell>
          <table:table-cell office:value-type="string" calcext:value-type="string">
            <text:p>Needles, California</text:p>
          </table:table-cell>
          <table:table-cell office:value-type="string" calcext:value-type="string">
            <text:p>900 Front Street</text:p>
          </table:table-cell>
          <table:table-cell office:value-type="string" calcext:value-type="string">
            <text:p>Needles</text:p>
          </table:table-cell>
          <table:table-cell office:value-type="string" calcext:value-type="string">
            <text:p>CA</text:p>
          </table:table-cell>
          <table:table-cell office:value-type="float" office:value="92363" calcext:value-type="float">
            <text:p>92363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38.4729230013,-77.9930419998</text:p>
          </table:table-cell>
          <table:table-cell office:value-type="float" office:value="-77.993" calcext:value-type="float">
            <text:p>-77.993</text:p>
          </table:table-cell>
          <table:table-cell office:value-type="float" office:value="38.473" calcext:value-type="float">
            <text:p>38.473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ulpeper, Virginia</text:p>
          </table:table-cell>
          <table:table-cell office:value-type="string" calcext:value-type="string">
            <text:p>109 South Commerce Street</text:p>
          </table:table-cell>
          <table:table-cell office:value-type="string" calcext:value-type="string">
            <text:p>Culpeper</text:p>
          </table:table-cell>
          <table:table-cell office:value-type="string" calcext:value-type="string">
            <text:p>VA</text:p>
          </table:table-cell>
          <table:table-cell office:value-type="float" office:value="22701" calcext:value-type="float">
            <text:p>22701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39.6464650006,-85.1335599996</text:p>
          </table:table-cell>
          <table:table-cell office:value-type="float" office:value="-85.134" calcext:value-type="float">
            <text:p>-85.134</text:p>
          </table:table-cell>
          <table:table-cell office:value-type="float" office:value="39.646" calcext:value-type="float">
            <text:p>39.646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Connersville, Indiana</text:p>
          </table:table-cell>
          <table:table-cell office:value-type="string" calcext:value-type="string">
            <text:p>1012 Eastern Avenue</text:p>
          </table:table-cell>
          <table:table-cell office:value-type="string" calcext:value-type="string">
            <text:p>Connersville</text:p>
          </table:table-cell>
          <table:table-cell office:value-type="string" calcext:value-type="string">
            <text:p>IN</text:p>
          </table:table-cell>
          <table:table-cell office:value-type="float" office:value="47331" calcext:value-type="float">
            <text:p>47331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43.1136020008,-79.0306630001</text:p>
          </table:table-cell>
          <table:table-cell office:value-type="float" office:value="-79.031" calcext:value-type="float">
            <text:p>-79.031</text:p>
          </table:table-cell>
          <table:table-cell office:value-type="float" office:value="43.114" calcext:value-type="float">
            <text:p>43.114</text:p>
          </table:table-cell>
          <table:table-cell office:value-type="string" calcext:value-type="string">
            <text:p>NFL</text:p>
          </table:table-cell>
          <table:table-cell office:value-type="string" calcext:value-type="string">
            <text:p>Niagara Falls, New York, United States</text:p>
          </table:table-cell>
          <table:table-cell office:value-type="string" calcext:value-type="string">
            <text:p>27th St. and Lockport Rd.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NY</text:p>
          </table:table-cell>
          <table:table-cell office:value-type="float" office:value="14305" calcext:value-type="float">
            <text:p>14305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38.0895000011,-102.618294</text:p>
          </table:table-cell>
          <table:table-cell office:value-type="float" office:value="-102.618" calcext:value-type="float">
            <text:p>-102.618</text:p>
          </table:table-cell>
          <table:table-cell office:value-type="float" office:value="38.09" calcext:value-type="float">
            <text:p>38.09</text:p>
          </table:table-cell>
          <table:table-cell office:value-type="string" calcext:value-type="string">
            <text:p>LMR</text:p>
          </table:table-cell>
          <table:table-cell office:value-type="string" calcext:value-type="string">
            <text:p>Lamar, Colorado</text:p>
          </table:table-cell>
          <table:table-cell office:value-type="string" calcext:value-type="string">
            <text:p>Main &amp; Beach Streets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CO</text:p>
          </table:table-cell>
          <table:table-cell office:value-type="float" office:value="81052" calcext:value-type="float">
            <text:p>81052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34.216469001,-119.033112</text:p>
          </table:table-cell>
          <table:table-cell office:value-type="float" office:value="-119.033" calcext:value-type="float">
            <text:p>-119.033</text:p>
          </table:table-cell>
          <table:table-cell office:value-type="float" office:value="34.216" calcext:value-type="float">
            <text:p>34.216</text:p>
          </table:table-cell>
          <table:table-cell office:value-type="string" calcext:value-type="string">
            <text:p>CML</text:p>
          </table:table-cell>
          <table:table-cell office:value-type="string" calcext:value-type="string">
            <text:p>Camarillo, California (Trains)</text:p>
          </table:table-cell>
          <table:table-cell office:value-type="string" calcext:value-type="string">
            <text:p>30 Lewis Road</text:p>
          </table:table-cell>
          <table:table-cell office:value-type="string" calcext:value-type="string">
            <text:p>Camarillo</text:p>
          </table:table-cell>
          <table:table-cell office:value-type="string" calcext:value-type="string">
            <text:p>CA</text:p>
          </table:table-cell>
          <table:table-cell office:value-type="float" office:value="93010" calcext:value-type="float">
            <text:p>93010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41.3810160006,-71.8306879998</text:p>
          </table:table-cell>
          <table:table-cell office:value-type="float" office:value="-71.831" calcext:value-type="float">
            <text:p>-71.831</text:p>
          </table:table-cell>
          <table:table-cell office:value-type="float" office:value="41.381" calcext:value-type="float">
            <text:p>41.381</text:p>
          </table:table-cell>
          <table:table-cell office:value-type="string" calcext:value-type="string">
            <text:p>WLY</text:p>
          </table:table-cell>
          <table:table-cell office:value-type="string" calcext:value-type="string">
            <text:p>Westerly, Rhode Island</text:p>
          </table:table-cell>
          <table:table-cell office:value-type="string" calcext:value-type="string">
            <text:p>14 Railroad Avenue</text:p>
          </table:table-cell>
          <table:table-cell office:value-type="string" calcext:value-type="string">
            <text:p>Westerly</text:p>
          </table:table-cell>
          <table:table-cell office:value-type="string" calcext:value-type="string">
            <text:p>RI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37.6668590009,-122.097786</text:p>
          </table:table-cell>
          <table:table-cell office:value-type="float" office:value="-122.098" calcext:value-type="float">
            <text:p>-122.098</text:p>
          </table:table-cell>
          <table:table-cell office:value-type="float" office:value="37.667" calcext:value-type="float">
            <text:p>37.667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Hayward, California</text:p>
          </table:table-cell>
          <table:table-cell office:value-type="string" calcext:value-type="string">
            <text:p>22555 Meekland Avenue</text:p>
          </table:table-cell>
          <table:table-cell office:value-type="string" calcext:value-type="string">
            <text:p>Hayward</text:p>
          </table:table-cell>
          <table:table-cell office:value-type="string" calcext:value-type="string">
            <text:p>CA</text:p>
          </table:table-cell>
          <table:table-cell office:value-type="float" office:value="94541" calcext:value-type="float">
            <text:p>94541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40.9430390011,-87.1544799999</text:p>
          </table:table-cell>
          <table:table-cell office:value-type="float" office:value="-87.154" calcext:value-type="float">
            <text:p>-87.154</text:p>
          </table:table-cell>
          <table:table-cell office:value-type="float" office:value="40.943" calcext:value-type="float">
            <text:p>40.943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Rensselaer, Indiana</text:p>
          </table:table-cell>
          <table:table-cell office:value-type="string" calcext:value-type="string">
            <text:p>619 North Cullen Street</text:p>
          </table:table-cell>
          <table:table-cell office:value-type="string" calcext:value-type="string">
            <text:p>Rensselaer</text:p>
          </table:table-cell>
          <table:table-cell office:value-type="string" calcext:value-type="string">
            <text:p>IN</text:p>
          </table:table-cell>
          <table:table-cell office:value-type="float" office:value="47978" calcext:value-type="float">
            <text:p>47978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40.8146710013,-96.7108150003</text:p>
          </table:table-cell>
          <table:table-cell office:value-type="float" office:value="-96.711" calcext:value-type="float">
            <text:p>-96.711</text:p>
          </table:table-cell>
          <table:table-cell office:value-type="float" office:value="40.815" calcext:value-type="float">
            <text:p>40.815</text:p>
          </table:table-cell>
          <table:table-cell office:value-type="string" calcext:value-type="string">
            <text:p>LNK</text:p>
          </table:table-cell>
          <table:table-cell office:value-type="string" calcext:value-type="string">
            <text:p>Lincoln, Nebraska</text:p>
          </table:table-cell>
          <table:table-cell office:value-type="string" calcext:value-type="string">
            <text:p>201 North 7th St.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NE</text:p>
          </table:table-cell>
          <table:table-cell office:value-type="float" office:value="68508" calcext:value-type="float">
            <text:p>68508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34.3659170013,-92.8123549998</text:p>
          </table:table-cell>
          <table:table-cell office:value-type="float" office:value="-92.812" calcext:value-type="float">
            <text:p>-92.812</text:p>
          </table:table-cell>
          <table:table-cell office:value-type="float" office:value="34.366" calcext:value-type="float">
            <text:p>34.366</text:p>
          </table:table-cell>
          <table:table-cell office:value-type="string" calcext:value-type="string">
            <text:p>MVN</text:p>
          </table:table-cell>
          <table:table-cell office:value-type="string" calcext:value-type="string">
            <text:p>Malvern, Arkansas</text:p>
          </table:table-cell>
          <table:table-cell office:value-type="string" calcext:value-type="string">
            <text:p>200 East First St.</text:p>
          </table:table-cell>
          <table:table-cell office:value-type="string" calcext:value-type="string">
            <text:p>Malver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72104-3922</text:p>
          </table:table-cell>
          <table:table-cell office:value-type="string" calcext:value-type="string">
            <text:p>RAI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38.6516230009,-83.7710720004</text:p>
          </table:table-cell>
          <table:table-cell office:value-type="float" office:value="-83.771" calcext:value-type="float">
            <text:p>-83.771</text:p>
          </table:table-cell>
          <table:table-cell office:value-type="float" office:value="38.652" calcext:value-type="float">
            <text:p>38.65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ysville, <text:s/>Kentucky</text:p>
          </table:table-cell>
          <table:table-cell office:value-type="string" calcext:value-type="string">
            <text:p>West Front St &amp; Rosemary Clooney St</text:p>
          </table:table-cell>
          <table:table-cell office:value-type="string" calcext:value-type="string">
            <text:p>Maysville</text:p>
          </table:table-cell>
          <table:table-cell office:value-type="string" calcext:value-type="string">
            <text:p>KY</text:p>
          </table:table-cell>
          <table:table-cell office:value-type="float" office:value="41056" calcext:value-type="float">
            <text:p>41056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36.7539860007,-90.3934330001</text:p>
          </table:table-cell>
          <table:table-cell office:value-type="float" office:value="-90.393" calcext:value-type="float">
            <text:p>-90.393</text:p>
          </table:table-cell>
          <table:table-cell office:value-type="float" office:value="36.754" calcext:value-type="float">
            <text:p>36.754</text:p>
          </table:table-cell>
          <table:table-cell office:value-type="string" calcext:value-type="string">
            <text:p>PBF</text:p>
          </table:table-cell>
          <table:table-cell office:value-type="string" calcext:value-type="string">
            <text:p>Poplar Bluff, Missouri</text:p>
          </table:table-cell>
          <table:table-cell office:value-type="string" calcext:value-type="string">
            <text:p>400 South Main St.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63901-5855</text:p>
          </table:table-cell>
          <table:table-cell office:value-type="string" calcext:value-type="string">
            <text:p>RAI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39.4582710013,-77.9615020001</text:p>
          </table:table-cell>
          <table:table-cell office:value-type="float" office:value="-77.962" calcext:value-type="float">
            <text:p>-77.962</text:p>
          </table:table-cell>
          <table:table-cell office:value-type="float" office:value="39.458" calcext:value-type="float">
            <text:p>39.458</text:p>
          </table:table-cell>
          <table:table-cell office:value-type="string" calcext:value-type="string">
            <text:p>MRB</text:p>
          </table:table-cell>
          <table:table-cell office:value-type="string" calcext:value-type="string">
            <text:p>Martinsburg, West Virginia</text:p>
          </table:table-cell>
          <table:table-cell office:value-type="string" calcext:value-type="string">
            <text:p>229 East Martin St.</text:p>
          </table:table-cell>
          <table:table-cell office:value-type="string" calcext:value-type="string">
            <text:p>Martinsburg</text:p>
          </table:table-cell>
          <table:table-cell office:value-type="string" calcext:value-type="string">
            <text:p>WV</text:p>
          </table:table-cell>
          <table:table-cell office:value-type="float" office:value="25401" calcext:value-type="float">
            <text:p>25401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35.1740990013,-79.391899</text:p>
          </table:table-cell>
          <table:table-cell office:value-type="float" office:value="-79.392" calcext:value-type="float">
            <text:p>-79.392</text:p>
          </table:table-cell>
          <table:table-cell office:value-type="float" office:value="35.174" calcext:value-type="float">
            <text:p>35.174</text:p>
          </table:table-cell>
          <table:table-cell office:value-type="string" calcext:value-type="string">
            <text:p>SOP</text:p>
          </table:table-cell>
          <table:table-cell office:value-type="string" calcext:value-type="string">
            <text:p>Southern Pines, North Carolina</text:p>
          </table:table-cell>
          <table:table-cell office:value-type="string" calcext:value-type="string">
            <text:p>235 Northwest Broad Street</text:p>
          </table:table-cell>
          <table:table-cell office:value-type="string" calcext:value-type="string">
            <text:p>Southern Pines</text:p>
          </table:table-cell>
          <table:table-cell office:value-type="string" calcext:value-type="string">
            <text:p>NC</text:p>
          </table:table-cell>
          <table:table-cell office:value-type="float" office:value="28387" calcext:value-type="float">
            <text:p>28387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40.2615620007,-76.8781970001</text:p>
          </table:table-cell>
          <table:table-cell office:value-type="float" office:value="-76.878" calcext:value-type="float">
            <text:p>-76.878</text:p>
          </table:table-cell>
          <table:table-cell office:value-type="float" office:value="40.262" calcext:value-type="float">
            <text:p>40.262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Harrisburg, Pennsylvania</text:p>
          </table:table-cell>
          <table:table-cell office:value-type="string" calcext:value-type="string">
            <text:p>4th and Chestnut Streets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A</text:p>
          </table:table-cell>
          <table:table-cell office:value-type="float" office:value="17101" calcext:value-type="float">
            <text:p>17101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39.6881980007,-110.852577</text:p>
          </table:table-cell>
          <table:table-cell office:value-type="float" office:value="-110.853" calcext:value-type="float">
            <text:p>-110.853</text:p>
          </table:table-cell>
          <table:table-cell office:value-type="float" office:value="39.688" calcext:value-type="float">
            <text:p>39.688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lper, Utah</text:p>
          </table:table-cell>
          <table:table-cell office:value-type="string" calcext:value-type="string">
            <text:p>1 Depot Street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UT</text:p>
          </table:table-cell>
          <table:table-cell office:value-type="float" office:value="84526" calcext:value-type="float">
            <text:p>84526</text:p>
          </table:table-cell>
          <table:table-cell office:value-type="string" calcext:value-type="string">
            <text:p>RAIL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38.1477810005,-79.072723</text:p>
          </table:table-cell>
          <table:table-cell office:value-type="float" office:value="-79.073" calcext:value-type="float">
            <text:p>-79.073</text:p>
          </table:table-cell>
          <table:table-cell office:value-type="float" office:value="38.148" calcext:value-type="float">
            <text:p>38.148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aunton, Virginia</text:p>
          </table:table-cell>
          <table:table-cell office:value-type="string" calcext:value-type="string">
            <text:p>1 Middlebrook Avenue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VA</text:p>
          </table:table-cell>
          <table:table-cell office:value-type="float" office:value="24401" calcext:value-type="float">
            <text:p>24401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41.0570830007,-94.3611979999</text:p>
          </table:table-cell>
          <table:table-cell office:value-type="float" office:value="-94.361" calcext:value-type="float">
            <text:p>-94.361</text:p>
          </table:table-cell>
          <table:table-cell office:value-type="float" office:value="41.057" calcext:value-type="float">
            <text:p>41.057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Creston, Iowa</text:p>
          </table:table-cell>
          <table:table-cell office:value-type="string" calcext:value-type="string">
            <text:p>Pine and Adams Avenue</text:p>
          </table:table-cell>
          <table:table-cell office:value-type="string" calcext:value-type="string">
            <text:p>Creston</text:p>
          </table:table-cell>
          <table:table-cell office:value-type="string" calcext:value-type="string">
            <text:p>IA</text:p>
          </table:table-cell>
          <table:table-cell office:value-type="float" office:value="50891" calcext:value-type="float">
            <text:p>50891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37.7240870012,-89.2163700003</text:p>
          </table:table-cell>
          <table:table-cell office:value-type="float" office:value="-89.216" calcext:value-type="float">
            <text:p>-89.216</text:p>
          </table:table-cell>
          <table:table-cell office:value-type="float" office:value="37.724" calcext:value-type="float">
            <text:p>37.724</text:p>
          </table:table-cell>
          <table:table-cell office:value-type="string" calcext:value-type="string">
            <text:p>CDL</text:p>
          </table:table-cell>
          <table:table-cell office:value-type="string" calcext:value-type="string">
            <text:p>Carbondale, Illinois</text:p>
          </table:table-cell>
          <table:table-cell office:value-type="string" calcext:value-type="string">
            <text:p>401 South Illinois St.</text:p>
          </table:table-cell>
          <table:table-cell office:value-type="string" calcext:value-type="string">
            <text:p>Carbondale</text:p>
          </table:table-cell>
          <table:table-cell office:value-type="string" calcext:value-type="string">
            <text:p>IL</text:p>
          </table:table-cell>
          <table:table-cell office:value-type="float" office:value="62901" calcext:value-type="float">
            <text:p>62901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38.0113530006,-89.2401579996</text:p>
          </table:table-cell>
          <table:table-cell office:value-type="float" office:value="-89.24" calcext:value-type="float">
            <text:p>-89.24</text:p>
          </table:table-cell>
          <table:table-cell office:value-type="float" office:value="38.011" calcext:value-type="float">
            <text:p>38.011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Du Quoin, Illinois</text:p>
          </table:table-cell>
          <table:table-cell office:value-type="string" calcext:value-type="string">
            <text:p>20 North Chestnut St.</text:p>
          </table:table-cell>
          <table:table-cell office:value-type="string" calcext:value-type="string">
            <text:p>Du Quoi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62832-1602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40.0314060006,-92.4853060002</text:p>
          </table:table-cell>
          <table:table-cell office:value-type="float" office:value="-92.485" calcext:value-type="float">
            <text:p>-92.485</text:p>
          </table:table-cell>
          <table:table-cell office:value-type="float" office:value="40.031" calcext:value-type="float">
            <text:p>40.031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La Plata, Missouri</text:p>
          </table:table-cell>
          <table:table-cell office:value-type="string" calcext:value-type="string">
            <text:p>535 N. Owensby St.</text:p>
          </table:table-cell>
          <table:table-cell office:value-type="string" calcext:value-type="string">
            <text:p>La Plata</text:p>
          </table:table-cell>
          <table:table-cell office:value-type="string" calcext:value-type="string">
            <text:p>MO</text:p>
          </table:table-cell>
          <table:table-cell office:value-type="float" office:value="63549" calcext:value-type="float">
            <text:p>63549</text:p>
          </table:table-cell>
          <table:table-cell office:value-type="string" calcext:value-type="string">
            <text:p>RAI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32.5513500009,-94.3668440003</text:p>
          </table:table-cell>
          <table:table-cell office:value-type="float" office:value="-94.367" calcext:value-type="float">
            <text:p>-94.367</text:p>
          </table:table-cell>
          <table:table-cell office:value-type="float" office:value="32.551" calcext:value-type="float">
            <text:p>32.551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Marshall, Texas</text:p>
          </table:table-cell>
          <table:table-cell office:value-type="string" calcext:value-type="string">
            <text:p>800 North Washington Street - suite 2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75670-5330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48.4135700014,-114.335159</text:p>
          </table:table-cell>
          <table:table-cell office:value-type="float" office:value="-114.335" calcext:value-type="float">
            <text:p>-114.335</text:p>
          </table:table-cell>
          <table:table-cell office:value-type="float" office:value="48.414" calcext:value-type="float">
            <text:p>48.414</text:p>
          </table:table-cell>
          <table:table-cell office:value-type="string" calcext:value-type="string">
            <text:p>WFH</text:p>
          </table:table-cell>
          <table:table-cell office:value-type="string" calcext:value-type="string">
            <text:p>Whitefish, Montana</text:p>
          </table:table-cell>
          <table:table-cell office:value-type="string" calcext:value-type="string">
            <text:p>500 Depot Street</text:p>
          </table:table-cell>
          <table:table-cell office:value-type="string" calcext:value-type="string">
            <text:p>Whitefish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59937-2567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41.2111740009,-122.269974</text:p>
          </table:table-cell>
          <table:table-cell office:value-type="float" office:value="-122.27" calcext:value-type="float">
            <text:p>-122.27</text:p>
          </table:table-cell>
          <table:table-cell office:value-type="float" office:value="41.211" calcext:value-type="float">
            <text:p>41.211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Dunsmuir (Amtrak Station), California</text:p>
          </table:table-cell>
          <table:table-cell office:value-type="string" calcext:value-type="string">
            <text:p>5750 Sacramento Avenue</text:p>
          </table:table-cell>
          <table:table-cell office:value-type="string" calcext:value-type="string">
            <text:p>Dunsmui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6025-2024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43.3406680006,-89.0124819996</text:p>
          </table:table-cell>
          <table:table-cell office:value-type="float" office:value="-89.012" calcext:value-type="float">
            <text:p>-89.012</text:p>
          </table:table-cell>
          <table:table-cell office:value-type="float" office:value="43.341" calcext:value-type="float">
            <text:p>43.341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Columbus, Wisconsin</text:p>
          </table:table-cell>
          <table:table-cell office:value-type="string" calcext:value-type="string">
            <text:p>359 North Ludington Street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WI</text:p>
          </table:table-cell>
          <table:table-cell office:value-type="float" office:value="53925" calcext:value-type="float">
            <text:p>53925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40.5885850009,-77.5792160003</text:p>
          </table:table-cell>
          <table:table-cell office:value-type="float" office:value="-77.579" calcext:value-type="float">
            <text:p>-77.579</text:p>
          </table:table-cell>
          <table:table-cell office:value-type="float" office:value="40.589" calcext:value-type="float">
            <text:p>40.589</text:p>
          </table:table-cell>
          <table:table-cell office:value-type="string" calcext:value-type="string">
            <text:p>LEW</text:p>
          </table:table-cell>
          <table:table-cell office:value-type="string" calcext:value-type="string">
            <text:p>Lewistown, Pennsylvania</text:p>
          </table:table-cell>
          <table:table-cell office:value-type="string" calcext:value-type="string">
            <text:p>150 Helen Street</text:p>
          </table:table-cell>
          <table:table-cell office:value-type="string" calcext:value-type="string">
            <text:p>Lewistown</text:p>
          </table:table-cell>
          <table:table-cell office:value-type="string" calcext:value-type="string">
            <text:p>PA</text:p>
          </table:table-cell>
          <table:table-cell office:value-type="float" office:value="17044" calcext:value-type="float">
            <text:p>17044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33.868946001,-117.922836</text:p>
          </table:table-cell>
          <table:table-cell office:value-type="float" office:value="-117.923" calcext:value-type="float">
            <text:p>-117.923</text:p>
          </table:table-cell>
          <table:table-cell office:value-type="float" office:value="33.869" calcext:value-type="float">
            <text:p>33.869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Fullerton, California</text:p>
          </table:table-cell>
          <table:table-cell office:value-type="string" calcext:value-type="string">
            <text:p>120 East Santa Fe Avenue</text:p>
          </table:table-cell>
          <table:table-cell office:value-type="string" calcext:value-type="string">
            <text:p>Fullerton</text:p>
          </table:table-cell>
          <table:table-cell office:value-type="string" calcext:value-type="string">
            <text:p>CA</text:p>
          </table:table-cell>
          <table:table-cell office:value-type="float" office:value="92832" calcext:value-type="float">
            <text:p>92832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43.5157840014,-70.3748479998</text:p>
          </table:table-cell>
          <table:table-cell office:value-type="float" office:value="-70.375" calcext:value-type="float">
            <text:p>-70.375</text:p>
          </table:table-cell>
          <table:table-cell office:value-type="float" office:value="43.516" calcext:value-type="float">
            <text:p>43.516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Old Orchard Beach, Maine (Seasonal)</text:p>
          </table:table-cell>
          <table:table-cell office:value-type="string" calcext:value-type="string">
            <text:p>11 First Street</text:p>
          </table:table-cell>
          <table:table-cell office:value-type="string" calcext:value-type="string">
            <text:p>Old Orchard Beach</text:p>
          </table:table-cell>
          <table:table-cell office:value-type="string" calcext:value-type="string">
            <text:p>ME</text:p>
          </table:table-cell>
          <table:table-cell office:value-type="float" office:value="4064" calcext:value-type="float">
            <text:p>4064</text:p>
          </table:table-cell>
          <table:table-cell office:value-type="string" calcext:value-type="string">
            <text:p>RAI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30.368608001,-89.0949780001</text:p>
          </table:table-cell>
          <table:table-cell office:value-type="float" office:value="-89.095" calcext:value-type="float">
            <text:p>-89.095</text:p>
          </table:table-cell>
          <table:table-cell office:value-type="float" office:value="30.369" calcext:value-type="float">
            <text:p>30.369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Gulfport, Mississippi</text:p>
          </table:table-cell>
          <table:table-cell office:value-type="string" calcext:value-type="string">
            <text:p>1419 27th Avenue</text:p>
          </table:table-cell>
          <table:table-cell office:value-type="string" calcext:value-type="string">
            <text:p>Gulfport</text:p>
          </table:table-cell>
          <table:table-cell office:value-type="string" calcext:value-type="string">
            <text:p>MS</text:p>
          </table:table-cell>
          <table:table-cell office:value-type="float" office:value="39501" calcext:value-type="float">
            <text:p>39501</text:p>
          </table:table-cell>
          <table:table-cell office:value-type="string" calcext:value-type="string">
            <text:p>RAI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36.7386280005,-119.782249</text:p>
          </table:table-cell>
          <table:table-cell office:value-type="float" office:value="-119.782" calcext:value-type="float">
            <text:p>-119.782</text:p>
          </table:table-cell>
          <table:table-cell office:value-type="float" office:value="36.739" calcext:value-type="float">
            <text:p>36.739</text:p>
          </table:table-cell>
          <table:table-cell office:value-type="string" calcext:value-type="string">
            <text:p>FNO</text:p>
          </table:table-cell>
          <table:table-cell office:value-type="string" calcext:value-type="string">
            <text:p>Fresno, California</text:p>
          </table:table-cell>
          <table:table-cell office:value-type="string" calcext:value-type="string">
            <text:p>2650 Tulare St.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721-1325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30.5674360004,-97.4087979999</text:p>
          </table:table-cell>
          <table:table-cell office:value-type="float" office:value="-97.409" calcext:value-type="float">
            <text:p>-97.409</text:p>
          </table:table-cell>
          <table:table-cell office:value-type="float" office:value="30.567" calcext:value-type="float">
            <text:p>30.567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Taylor, Texas</text:p>
          </table:table-cell>
          <table:table-cell office:value-type="string" calcext:value-type="string">
            <text:p>118 East First St.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76574-3627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35.7940488105,-78.7059336641</text:p>
          </table:table-cell>
          <table:table-cell office:value-type="float" office:value="-78.706" calcext:value-type="float">
            <text:p>-78.706</text:p>
          </table:table-cell>
          <table:table-cell office:value-type="float" office:value="35.794" calcext:value-type="float">
            <text:p>35.794</text:p>
          </table:table-cell>
          <table:table-cell office:value-type="string" calcext:value-type="string">
            <text:p>NSF</text:p>
          </table:table-cell>
          <table:table-cell office:value-type="string" calcext:value-type="string">
            <text:p>North Carolina State Fair, North Carolina</text:p>
          </table:table-cell>
          <table:table-cell office:value-type="string" calcext:value-type="string">
            <text:p>1025 Blue Ridge Blvd.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27607-3902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46.8194890006,-95.845581</text:p>
          </table:table-cell>
          <table:table-cell office:value-type="float" office:value="-95.846" calcext:value-type="float">
            <text:p>-95.846</text:p>
          </table:table-cell>
          <table:table-cell office:value-type="float" office:value="46.819" calcext:value-type="float">
            <text:p>46.819</text:p>
          </table:table-cell>
          <table:table-cell office:value-type="string" calcext:value-type="string">
            <text:p>DLK</text:p>
          </table:table-cell>
          <table:table-cell office:value-type="string" calcext:value-type="string">
            <text:p>Detroit Lakes, Minnesota</text:p>
          </table:table-cell>
          <table:table-cell office:value-type="string" calcext:value-type="string">
            <text:p>116 Pioneer Street</text:p>
          </table:table-cell>
          <table:table-cell office:value-type="string" calcext:value-type="string">
            <text:p>Detroit Lakes</text:p>
          </table:table-cell>
          <table:table-cell office:value-type="string" calcext:value-type="string">
            <text:p>MN</text:p>
          </table:table-cell>
          <table:table-cell office:value-type="float" office:value="56501" calcext:value-type="float">
            <text:p>56501</text:p>
          </table:table-cell>
          <table:table-cell office:value-type="string" calcext:value-type="string">
            <text:p>RAI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40.7342800008,-74.1648859999</text:p>
          </table:table-cell>
          <table:table-cell office:value-type="float" office:value="-74.165" calcext:value-type="float">
            <text:p>-74.165</text:p>
          </table:table-cell>
          <table:table-cell office:value-type="float" office:value="40.734" calcext:value-type="float">
            <text:p>40.734</text:p>
          </table:table-cell>
          <table:table-cell office:value-type="string" calcext:value-type="string">
            <text:p>NWK</text:p>
          </table:table-cell>
          <table:table-cell office:value-type="string" calcext:value-type="string">
            <text:p>Newark (Penn Station), New Jersey</text:p>
          </table:table-cell>
          <table:table-cell office:value-type="string" calcext:value-type="string">
            <text:p>1 Raymond Plaza West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07102-5405</text:p>
          </table:table-cell>
          <table:table-cell office:value-type="string" calcext:value-type="string">
            <text:p>RAIL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42.3473050007,-71.0763549999</text:p>
          </table:table-cell>
          <table:table-cell office:value-type="float" office:value="-71.076" calcext:value-type="float">
            <text:p>-71.076</text:p>
          </table:table-cell>
          <table:table-cell office:value-type="float" office:value="42.347" calcext:value-type="float">
            <text:p>42.347</text:p>
          </table:table-cell>
          <table:table-cell office:value-type="string" calcext:value-type="string">
            <text:p>BBY</text:p>
          </table:table-cell>
          <table:table-cell office:value-type="string" calcext:value-type="string">
            <text:p>Boston (Back Bay), Massachusetts</text:p>
          </table:table-cell>
          <table:table-cell office:value-type="string" calcext:value-type="string">
            <text:p>145 Dartmouth St.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2116-5162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42.9474790008,-74.209526</text:p>
          </table:table-cell>
          <table:table-cell office:value-type="float" office:value="-74.21" calcext:value-type="float">
            <text:p>-74.21</text:p>
          </table:table-cell>
          <table:table-cell office:value-type="float" office:value="42.947" calcext:value-type="float">
            <text:p>42.947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Amsterdam, New York</text:p>
          </table:table-cell>
          <table:table-cell office:value-type="string" calcext:value-type="string">
            <text:p>Railroad St. &amp; West Main Ave.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NY</text:p>
          </table:table-cell>
          <table:table-cell office:value-type="float" office:value="12010" calcext:value-type="float">
            <text:p>12010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38.9722180007,-95.2317200003</text:p>
          </table:table-cell>
          <table:table-cell office:value-type="float" office:value="-95.232" calcext:value-type="float">
            <text:p>-95.232</text:p>
          </table:table-cell>
          <table:table-cell office:value-type="float" office:value="38.972" calcext:value-type="float">
            <text:p>38.972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Lawrence, Kansas</text:p>
          </table:table-cell>
          <table:table-cell office:value-type="string" calcext:value-type="string">
            <text:p>413 East 7th Street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KS</text:p>
          </table:table-cell>
          <table:table-cell office:value-type="float" office:value="66044" calcext:value-type="float">
            <text:p>66044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39.533649001,-119.755418</text:p>
          </table:table-cell>
          <table:table-cell office:value-type="float" office:value="-119.755" calcext:value-type="float">
            <text:p>-119.755</text:p>
          </table:table-cell>
          <table:table-cell office:value-type="float" office:value="39.534" calcext:value-type="float">
            <text:p>39.534</text:p>
          </table:table-cell>
          <table:table-cell office:value-type="string" calcext:value-type="string">
            <text:p>SPR</text:p>
          </table:table-cell>
          <table:table-cell office:value-type="string" calcext:value-type="string">
            <text:p>Sparks, Nevada (Train Stop)</text:p>
          </table:table-cell>
          <table:table-cell office:value-type="string" calcext:value-type="string">
            <text:p>Nugget Ave. east of 11th St.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NV</text:p>
          </table:table-cell>
          <table:table-cell office:value-type="float" office:value="89431" calcext:value-type="float">
            <text:p>89431</text:p>
          </table:table-cell>
          <table:table-cell office:value-type="string" calcext:value-type="string">
            <text:p>RAIL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44.8109510009,-73.0864110004</text:p>
          </table:table-cell>
          <table:table-cell office:value-type="float" office:value="-73.086" calcext:value-type="float">
            <text:p>-73.086</text:p>
          </table:table-cell>
          <table:table-cell office:value-type="float" office:value="44.811" calcext:value-type="float">
            <text:p>44.811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t. Albans, Vermont</text:p>
          </table:table-cell>
          <table:table-cell office:value-type="string" calcext:value-type="string">
            <text:p>40 Federal Street</text:p>
          </table:table-cell>
          <table:table-cell office:value-type="string" calcext:value-type="string">
            <text:p>St Albans</text:p>
          </table:table-cell>
          <table:table-cell office:value-type="string" calcext:value-type="string">
            <text:p>VT</text:p>
          </table:table-cell>
          <table:table-cell office:value-type="float" office:value="5478" calcext:value-type="float">
            <text:p>5478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40.5841330007,-98.3873290004</text:p>
          </table:table-cell>
          <table:table-cell office:value-type="float" office:value="-98.387" calcext:value-type="float">
            <text:p>-98.387</text:p>
          </table:table-cell>
          <table:table-cell office:value-type="float" office:value="40.584" calcext:value-type="float">
            <text:p>40.584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Hastings, Nebraska</text:p>
          </table:table-cell>
          <table:table-cell office:value-type="string" calcext:value-type="string">
            <text:p>501 West First St.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NE</text:p>
          </table:table-cell>
          <table:table-cell office:value-type="float" office:value="68901" calcext:value-type="float">
            <text:p>68901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38.7500340012,-77.4738460003</text:p>
          </table:table-cell>
          <table:table-cell office:value-type="float" office:value="-77.474" calcext:value-type="float">
            <text:p>-77.474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MSS</text:p>
          </table:table-cell>
          <table:table-cell office:value-type="string" calcext:value-type="string">
            <text:p>Manassas, Virginia</text:p>
          </table:table-cell>
          <table:table-cell office:value-type="string" calcext:value-type="string">
            <text:p>9431 West Street</text:p>
          </table:table-cell>
          <table:table-cell office:value-type="string" calcext:value-type="string">
            <text:p>Manassas</text:p>
          </table:table-cell>
          <table:table-cell office:value-type="string" calcext:value-type="string">
            <text:p>VA</text:p>
          </table:table-cell>
          <table:table-cell office:value-type="float" office:value="20110" calcext:value-type="float">
            <text:p>20110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42.3678820013,-83.0720980001</text:p>
          </table:table-cell>
          <table:table-cell office:value-type="float" office:value="-83.072" calcext:value-type="float">
            <text:p>-83.072</text:p>
          </table:table-cell>
          <table:table-cell office:value-type="float" office:value="42.368" calcext:value-type="float">
            <text:p>42.368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troit, Michigan</text:p>
          </table:table-cell>
          <table:table-cell office:value-type="string" calcext:value-type="string">
            <text:p>11 West Baltimore Ave.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</text:p>
          </table:table-cell>
          <table:table-cell office:value-type="float" office:value="48202" calcext:value-type="float">
            <text:p>48202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40.3301010008,-78.9224240001</text:p>
          </table:table-cell>
          <table:table-cell office:value-type="float" office:value="-78.922" calcext:value-type="float">
            <text:p>-78.922</text:p>
          </table:table-cell>
          <table:table-cell office:value-type="float" office:value="40.33" calcext:value-type="float">
            <text:p>40.33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ohnstown, Pennsylvania</text:p>
          </table:table-cell>
          <table:table-cell office:value-type="string" calcext:value-type="string">
            <text:p>47 Walnut Street</text:p>
          </table:table-cell>
          <table:table-cell office:value-type="string" calcext:value-type="string">
            <text:p>Johnstown</text:p>
          </table:table-cell>
          <table:table-cell office:value-type="string" calcext:value-type="string">
            <text:p>PA</text:p>
          </table:table-cell>
          <table:table-cell office:value-type="float" office:value="15901" calcext:value-type="float">
            <text:p>15901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37.1292077784,-121.650716111</text:p>
          </table:table-cell>
          <table:table-cell office:value-type="float" office:value="-121.651" calcext:value-type="float">
            <text:p>-121.651</text:p>
          </table:table-cell>
          <table:table-cell office:value-type="float" office:value="37.129" calcext:value-type="float">
            <text:p>37.129</text:p>
          </table:table-cell>
          <table:table-cell office:value-type="string" calcext:value-type="string">
            <text:p>MHC</text:p>
          </table:table-cell>
          <table:table-cell office:value-type="string" calcext:value-type="string">
            <text:p>Morgan Hill, California</text:p>
          </table:table-cell>
          <table:table-cell office:value-type="string" calcext:value-type="string">
            <text:p>17300 Depot Street</text:p>
          </table:table-cell>
          <table:table-cell office:value-type="string" calcext:value-type="string">
            <text:p>Morgan Hill</text:p>
          </table:table-cell>
          <table:table-cell office:value-type="string" calcext:value-type="string">
            <text:p>CA</text:p>
          </table:table-cell>
          <table:table-cell office:value-type="float" office:value="95037" calcext:value-type="float">
            <text:p>95037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37.6770710012,-80.8886340002</text:p>
          </table:table-cell>
          <table:table-cell office:value-type="float" office:value="-80.889" calcext:value-type="float">
            <text:p>-80.889</text:p>
          </table:table-cell>
          <table:table-cell office:value-type="float" office:value="37.677" calcext:value-type="float">
            <text:p>37.677</text:p>
          </table:table-cell>
          <table:table-cell office:value-type="string" calcext:value-type="string">
            <text:p>HIN</text:p>
          </table:table-cell>
          <table:table-cell office:value-type="string" calcext:value-type="string">
            <text:p>Hinton, West Virginia</text:p>
          </table:table-cell>
          <table:table-cell office:value-type="string" calcext:value-type="string">
            <text:p>Front St. and Fifth Ave.</text:p>
          </table:table-cell>
          <table:table-cell office:value-type="string" calcext:value-type="string">
            <text:p>Hinton</text:p>
          </table:table-cell>
          <table:table-cell office:value-type="string" calcext:value-type="string">
            <text:p>WV</text:p>
          </table:table-cell>
          <table:table-cell office:value-type="float" office:value="25951" calcext:value-type="float">
            <text:p>25951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38.7059630012,-77.2213750004</text:p>
          </table:table-cell>
          <table:table-cell office:value-type="float" office:value="-77.221" calcext:value-type="float">
            <text:p>-77.221</text:p>
          </table:table-cell>
          <table:table-cell office:value-type="float" office:value="38.706" calcext:value-type="float">
            <text:p>38.706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ton (Auto Train), Virginia</text:p>
          </table:table-cell>
          <table:table-cell office:value-type="string" calcext:value-type="string">
            <text:p>8006 Lorton Road</text:p>
          </table:table-cell>
          <table:table-cell office:value-type="string" calcext:value-type="string">
            <text:p>Lorton</text:p>
          </table:table-cell>
          <table:table-cell office:value-type="string" calcext:value-type="string">
            <text:p>VA</text:p>
          </table:table-cell>
          <table:table-cell office:value-type="float" office:value="22079" calcext:value-type="float">
            <text:p>22079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39.948696001,-105.817368</text:p>
          </table:table-cell>
          <table:table-cell office:value-type="float" office:value="-105.817" calcext:value-type="float">
            <text:p>-105.817</text:p>
          </table:table-cell>
          <table:table-cell office:value-type="float" office:value="39.949" calcext:value-type="float">
            <text:p>39.949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Winter Park/Fraser, Colorado</text:p>
          </table:table-cell>
          <table:table-cell office:value-type="string" calcext:value-type="string">
            <text:p>205 Fraser Avenue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CO</text:p>
          </table:table-cell>
          <table:table-cell office:value-type="float" office:value="80442" calcext:value-type="float">
            <text:p>80442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38.4809300007,-82.639473</text:p>
          </table:table-cell>
          <table:table-cell office:value-type="float" office:value="-82.639" calcext:value-type="float">
            <text:p>-82.639</text:p>
          </table:table-cell>
          <table:table-cell office:value-type="float" office:value="38.481" calcext:value-type="float">
            <text:p>38.481</text:p>
          </table:table-cell>
          <table:table-cell office:value-type="string" calcext:value-type="string">
            <text:p>AKY</text:p>
          </table:table-cell>
          <table:table-cell office:value-type="string" calcext:value-type="string">
            <text:p>Ashland, Kentucky</text:p>
          </table:table-cell>
          <table:table-cell office:value-type="string" calcext:value-type="string">
            <text:p>99 15th Street</text:p>
          </table:table-cell>
          <table:table-cell office:value-type="string" calcext:value-type="string">
            <text:p>Ashland</text:p>
          </table:table-cell>
          <table:table-cell office:value-type="string" calcext:value-type="string">
            <text:p>KY</text:p>
          </table:table-cell>
          <table:table-cell office:value-type="float" office:value="41101" calcext:value-type="float">
            <text:p>41101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29.7671890011,-95.366974</text:p>
          </table:table-cell>
          <table:table-cell office:value-type="float" office:value="-95.367" calcext:value-type="float">
            <text:p>-95.367</text:p>
          </table:table-cell>
          <table:table-cell office:value-type="float" office:value="29.767" calcext:value-type="float">
            <text:p>29.767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Houston, Texas</text:p>
          </table:table-cell>
          <table:table-cell office:value-type="string" calcext:value-type="string">
            <text:p>902 Washington Ave.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002" calcext:value-type="float">
            <text:p>77002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44.0449370012,-91.6417469999</text:p>
          </table:table-cell>
          <table:table-cell office:value-type="float" office:value="-91.642" calcext:value-type="float">
            <text:p>-91.642</text:p>
          </table:table-cell>
          <table:table-cell office:value-type="float" office:value="44.045" calcext:value-type="float">
            <text:p>44.04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inona, Minnesota</text:p>
          </table:table-cell>
          <table:table-cell office:value-type="string" calcext:value-type="string">
            <text:p>65 East Mark Street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55987-3611</text:p>
          </table:table-cell>
          <table:table-cell office:value-type="string" calcext:value-type="string">
            <text:p>RAI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32.2710840013,-107.760834</text:p>
          </table:table-cell>
          <table:table-cell office:value-type="float" office:value="-107.761" calcext:value-type="float">
            <text:p>-107.761</text:p>
          </table:table-cell>
          <table:table-cell office:value-type="float" office:value="32.271" calcext:value-type="float">
            <text:p>32.271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Deming, New Mexico</text:p>
          </table:table-cell>
          <table:table-cell office:value-type="string" calcext:value-type="string">
            <text:p>400 East Railroad Avenue</text:p>
          </table:table-cell>
          <table:table-cell office:value-type="string" calcext:value-type="string">
            <text:p>Deming</text:p>
          </table:table-cell>
          <table:table-cell office:value-type="string" calcext:value-type="string">
            <text:p>NM</text:p>
          </table:table-cell>
          <table:table-cell office:value-type="float" office:value="88030" calcext:value-type="float">
            <text:p>88030</text:p>
          </table:table-cell>
          <table:table-cell office:value-type="string" calcext:value-type="string">
            <text:p>RAIL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42.1066170007,-86.486748</text:p>
          </table:table-cell>
          <table:table-cell office:value-type="float" office:value="-86.487" calcext:value-type="float">
            <text:p>-86.487</text:p>
          </table:table-cell>
          <table:table-cell office:value-type="float" office:value="42.107" calcext:value-type="float">
            <text:p>42.107</text:p>
          </table:table-cell>
          <table:table-cell office:value-type="string" calcext:value-type="string">
            <text:p>SJM</text:p>
          </table:table-cell>
          <table:table-cell office:value-type="string" calcext:value-type="string">
            <text:p>St. Joseph, Michigan</text:p>
          </table:table-cell>
          <table:table-cell office:value-type="string" calcext:value-type="string">
            <text:p>410 1/2 Vine Street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MI</text:p>
          </table:table-cell>
          <table:table-cell office:value-type="float" office:value="49085" calcext:value-type="float">
            <text:p>49085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33.6244240006,-97.1402659997</text:p>
          </table:table-cell>
          <table:table-cell office:value-type="float" office:value="-97.14" calcext:value-type="float">
            <text:p>-97.14</text:p>
          </table:table-cell>
          <table:table-cell office:value-type="float" office:value="33.624" calcext:value-type="float">
            <text:p>33.624</text:p>
          </table:table-cell>
          <table:table-cell office:value-type="string" calcext:value-type="string">
            <text:p>GLE</text:p>
          </table:table-cell>
          <table:table-cell office:value-type="string" calcext:value-type="string">
            <text:p>Gainesville, Texas</text:p>
          </table:table-cell>
          <table:table-cell office:value-type="string" calcext:value-type="string">
            <text:p>605 East California Street</text:p>
          </table:table-cell>
          <table:table-cell office:value-type="string" calcext:value-type="string">
            <text:p>Gainesville</text:p>
          </table:table-cell>
          <table:table-cell office:value-type="string" calcext:value-type="string">
            <text:p>TX</text:p>
          </table:table-cell>
          <table:table-cell office:value-type="float" office:value="76240" calcext:value-type="float">
            <text:p>76240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42.7891372043,-86.0976277226</text:p>
          </table:table-cell>
          <table:table-cell office:value-type="float" office:value="-86.098" calcext:value-type="float">
            <text:p>-86.098</text:p>
          </table:table-cell>
          <table:table-cell office:value-type="float" office:value="42.789" calcext:value-type="float">
            <text:p>42.789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Holland, Michigan</text:p>
          </table:table-cell>
          <table:table-cell office:value-type="string" calcext:value-type="string">
            <text:p>171 Lincoln Ave.</text:p>
          </table:table-cell>
          <table:table-cell office:value-type="string" calcext:value-type="string">
            <text:p>Holland</text:p>
          </table:table-cell>
          <table:table-cell office:value-type="string" calcext:value-type="string">
            <text:p>MI</text:p>
          </table:table-cell>
          <table:table-cell office:value-type="float" office:value="49423" calcext:value-type="float">
            <text:p>49423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40.7051340872,-74.1905963864</text:p>
          </table:table-cell>
          <table:table-cell office:value-type="float" office:value="-74.191" calcext:value-type="float">
            <text:p>-74.191</text:p>
          </table:table-cell>
          <table:table-cell office:value-type="float" office:value="40.705" calcext:value-type="float">
            <text:p>40.705</text:p>
          </table:table-cell>
          <table:table-cell office:value-type="string" calcext:value-type="string">
            <text:p>EWR</text:p>
          </table:table-cell>
          <table:table-cell office:value-type="string" calcext:value-type="string">
            <text:p>Newark Liberty International Airport, New Jersey</text:p>
          </table:table-cell>
          <table:table-cell office:value-type="string" calcext:value-type="string">
            <text:p>Newark Liberty International Airport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07114-3401</text:p>
          </table:table-cell>
          <table:table-cell office:value-type="string" calcext:value-type="string">
            <text:p>RAIL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37.5303120009,-120.798798</text:p>
          </table:table-cell>
          <table:table-cell office:value-type="float" office:value="-120.799" calcext:value-type="float">
            <text:p>-120.799</text:p>
          </table:table-cell>
          <table:table-cell office:value-type="float" office:value="37.53" calcext:value-type="float">
            <text:p>37.53</text:p>
          </table:table-cell>
          <table:table-cell office:value-type="string" calcext:value-type="string">
            <text:p>TRK</text:p>
          </table:table-cell>
          <table:table-cell office:value-type="string" calcext:value-type="string">
            <text:p>Turlock-Denair, California</text:p>
          </table:table-cell>
          <table:table-cell office:value-type="string" calcext:value-type="string">
            <text:p>3800 Santa Fe Avenue</text:p>
          </table:table-cell>
          <table:table-cell office:value-type="string" calcext:value-type="string">
            <text:p>Denair</text:p>
          </table:table-cell>
          <table:table-cell office:value-type="string" calcext:value-type="string">
            <text:p>CA</text:p>
          </table:table-cell>
          <table:table-cell office:value-type="float" office:value="95316" calcext:value-type="float">
            <text:p>95316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48.2808610011,-113.609482</text:p>
          </table:table-cell>
          <table:table-cell office:value-type="float" office:value="-113.609" calcext:value-type="float">
            <text:p>-113.609</text:p>
          </table:table-cell>
          <table:table-cell office:value-type="float" office:value="48.281" calcext:value-type="float">
            <text:p>48.281</text:p>
          </table:table-cell>
          <table:table-cell office:value-type="string" calcext:value-type="string">
            <text:p>ESM</text:p>
          </table:table-cell>
          <table:table-cell office:value-type="string" calcext:value-type="string">
            <text:p>Essex, Montana</text:p>
          </table:table-cell>
          <table:table-cell office:value-type="string" calcext:value-type="string">
            <text:p>290 Izaak Walton Inn 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59916-9710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37.9566680006,-121.278989</text:p>
          </table:table-cell>
          <table:table-cell office:value-type="float" office:value="-121.279" calcext:value-type="float">
            <text:p>-121.279</text:p>
          </table:table-cell>
          <table:table-cell office:value-type="float" office:value="37.957" calcext:value-type="float">
            <text:p>37.957</text:p>
          </table:table-cell>
          <table:table-cell office:value-type="string" calcext:value-type="string">
            <text:p>SKT</text:p>
          </table:table-cell>
          <table:table-cell office:value-type="string" calcext:value-type="string">
            <text:p>Stockton (ACE, 701-704), California</text:p>
          </table:table-cell>
          <table:table-cell office:value-type="string" calcext:value-type="string">
            <text:p>949 East Channel St.</text:p>
          </table:table-cell>
          <table:table-cell office:value-type="string" calcext:value-type="string">
            <text:p>Stockton</text:p>
          </table:table-cell>
          <table:table-cell office:value-type="string" calcext:value-type="string">
            <text:p>CA</text:p>
          </table:table-cell>
          <table:table-cell office:value-type="float" office:value="95202" calcext:value-type="float">
            <text:p>95202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37.9566650005,-81.0780560004</text:p>
          </table:table-cell>
          <table:table-cell office:value-type="float" office:value="-81.078" calcext:value-type="float">
            <text:p>-81.078</text:p>
          </table:table-cell>
          <table:table-cell office:value-type="float" office:value="37.957" calcext:value-type="float">
            <text:p>37.957</text:p>
          </table:table-cell>
          <table:table-cell office:value-type="string" calcext:value-type="string">
            <text:p>THN</text:p>
          </table:table-cell>
          <table:table-cell office:value-type="string" calcext:value-type="string">
            <text:p>Thurmond, West Virginia</text:p>
          </table:table-cell>
          <table:table-cell office:value-type="string" calcext:value-type="string">
            <text:p>Hwy 25 &amp; Hwy 2</text:p>
          </table:table-cell>
          <table:table-cell office:value-type="string" calcext:value-type="string">
            <text:p>Thurmond</text:p>
          </table:table-cell>
          <table:table-cell office:value-type="string" calcext:value-type="string">
            <text:p>WV</text:p>
          </table:table-cell>
          <table:table-cell office:value-type="float" office:value="25936" calcext:value-type="float">
            <text:p>25936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40.6233940011,-91.3333589999</text:p>
          </table:table-cell>
          <table:table-cell office:value-type="float" office:value="-91.333" calcext:value-type="float">
            <text:p>-91.333</text:p>
          </table:table-cell>
          <table:table-cell office:value-type="float" office:value="40.623" calcext:value-type="float">
            <text:p>40.623</text:p>
          </table:table-cell>
          <table:table-cell office:value-type="string" calcext:value-type="string">
            <text:p>FMD</text:p>
          </table:table-cell>
          <table:table-cell office:value-type="string" calcext:value-type="string">
            <text:p>Fort Madison, Iowa</text:p>
          </table:table-cell>
          <table:table-cell office:value-type="string" calcext:value-type="string">
            <text:p>1601 20th Street</text:p>
          </table:table-cell>
          <table:table-cell office:value-type="string" calcext:value-type="string">
            <text:p>Fort Madison</text:p>
          </table:table-cell>
          <table:table-cell office:value-type="string" calcext:value-type="string">
            <text:p>IA</text:p>
          </table:table-cell>
          <table:table-cell office:value-type="float" office:value="52627" calcext:value-type="float">
            <text:p>52627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32.8755340007,-79.9989010001</text:p>
          </table:table-cell>
          <table:table-cell office:value-type="float" office:value="-79.999" calcext:value-type="float">
            <text:p>-79.999</text:p>
          </table:table-cell>
          <table:table-cell office:value-type="float" office:value="32.876" calcext:value-type="float">
            <text:p>32.876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Charleston, South Carolina</text:p>
          </table:table-cell>
          <table:table-cell office:value-type="string" calcext:value-type="string">
            <text:p>4565 Gaynor Avenue</text:p>
          </table:table-cell>
          <table:table-cell office:value-type="string" calcext:value-type="string">
            <text:p>North Charleston</text:p>
          </table:table-cell>
          <table:table-cell office:value-type="string" calcext:value-type="string">
            <text:p>SC</text:p>
          </table:table-cell>
          <table:table-cell office:value-type="float" office:value="29405" calcext:value-type="float">
            <text:p>29405</text:p>
          </table:table-cell>
          <table:table-cell office:value-type="string" calcext:value-type="string">
            <text:p>RAI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36.3262140013,-119.65078</text:p>
          </table:table-cell>
          <table:table-cell office:value-type="float" office:value="-119.651" calcext:value-type="float">
            <text:p>-119.651</text:p>
          </table:table-cell>
          <table:table-cell office:value-type="float" office:value="36.326" calcext:value-type="float">
            <text:p>36.326</text:p>
          </table:table-cell>
          <table:table-cell office:value-type="string" calcext:value-type="string">
            <text:p>HNF</text:p>
          </table:table-cell>
          <table:table-cell office:value-type="string" calcext:value-type="string">
            <text:p>Hanford, California</text:p>
          </table:table-cell>
          <table:table-cell office:value-type="string" calcext:value-type="string">
            <text:p>200 Santa Fe Avenue #A</text:p>
          </table:table-cell>
          <table:table-cell office:value-type="string" calcext:value-type="string">
            <text:p>Hanfor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230-4554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36.9007490013,-104.437523</text:p>
          </table:table-cell>
          <table:table-cell office:value-type="float" office:value="-104.438" calcext:value-type="float">
            <text:p>-104.438</text:p>
          </table:table-cell>
          <table:table-cell office:value-type="float" office:value="36.901" calcext:value-type="float">
            <text:p>36.901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Raton, New Mexico</text:p>
          </table:table-cell>
          <table:table-cell office:value-type="string" calcext:value-type="string">
            <text:p>201 South First Street</text:p>
          </table:table-cell>
          <table:table-cell office:value-type="string" calcext:value-type="string">
            <text:p>Raton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87740-3903</text:p>
          </table:table-cell>
          <table:table-cell office:value-type="string" calcext:value-type="string">
            <text:p>RAIL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43.2695160005,-73.5804599999</text:p>
          </table:table-cell>
          <table:table-cell office:value-type="float" office:value="-73.58" calcext:value-type="float">
            <text:p>-73.58</text:p>
          </table:table-cell>
          <table:table-cell office:value-type="float" office:value="43.27" calcext:value-type="float">
            <text:p>43.27</text:p>
          </table:table-cell>
          <table:table-cell office:value-type="string" calcext:value-type="string">
            <text:p>FED</text:p>
          </table:table-cell>
          <table:table-cell office:value-type="string" calcext:value-type="string">
            <text:p>Fort Edward-Glens Falls, New York</text:p>
          </table:table-cell>
          <table:table-cell office:value-type="string" calcext:value-type="string">
            <text:p>70 East St.</text:p>
          </table:table-cell>
          <table:table-cell office:value-type="string" calcext:value-type="string">
            <text:p>Fort Edward</text:p>
          </table:table-cell>
          <table:table-cell office:value-type="string" calcext:value-type="string">
            <text:p>NY</text:p>
          </table:table-cell>
          <table:table-cell office:value-type="float" office:value="12828" calcext:value-type="float">
            <text:p>12828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40.2182500006,-74.7545619999</text:p>
          </table:table-cell>
          <table:table-cell office:value-type="float" office:value="-74.755" calcext:value-type="float">
            <text:p>-74.755</text:p>
          </table:table-cell>
          <table:table-cell office:value-type="float" office:value="40.218" calcext:value-type="float">
            <text:p>40.218</text:p>
          </table:table-cell>
          <table:table-cell office:value-type="string" calcext:value-type="string">
            <text:p>TRE</text:p>
          </table:table-cell>
          <table:table-cell office:value-type="string" calcext:value-type="string">
            <text:p>Trenton, New Jersey</text:p>
          </table:table-cell>
          <table:table-cell office:value-type="string" calcext:value-type="string">
            <text:p>72 South Clinton Avenue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08609-1238</text:p>
          </table:table-cell>
          <table:table-cell office:value-type="string" calcext:value-type="string">
            <text:p>RAIL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2.6618800004,-95.4901349999</text:p>
          </table:table-cell>
          <table:table-cell office:value-type="float" office:value="-95.49" calcext:value-type="float">
            <text:p>-95.49</text:p>
          </table:table-cell>
          <table:table-cell office:value-type="float" office:value="32.662" calcext:value-type="float">
            <text:p>32.66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eola, Texas</text:p>
          </table:table-cell>
          <table:table-cell office:value-type="string" calcext:value-type="string">
            <text:p>115 East Front St.</text:p>
          </table:table-cell>
          <table:table-cell office:value-type="string" calcext:value-type="string">
            <text:p>Mineol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75773-2453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48.1106450013,-98.8613739997</text:p>
          </table:table-cell>
          <table:table-cell office:value-type="float" office:value="-98.861" calcext:value-type="float">
            <text:p>-98.861</text:p>
          </table:table-cell>
          <table:table-cell office:value-type="float" office:value="48.111" calcext:value-type="float">
            <text:p>48.111</text:p>
          </table:table-cell>
          <table:table-cell office:value-type="string" calcext:value-type="string">
            <text:p>DVL</text:p>
          </table:table-cell>
          <table:table-cell office:value-type="string" calcext:value-type="string">
            <text:p>Devils Lake, North Dakota</text:p>
          </table:table-cell>
          <table:table-cell office:value-type="string" calcext:value-type="string">
            <text:p>Railroad Ave. and Third St.</text:p>
          </table:table-cell>
          <table:table-cell office:value-type="string" calcext:value-type="string">
            <text:p>Devils Lake</text:p>
          </table:table-cell>
          <table:table-cell office:value-type="string" calcext:value-type="string">
            <text:p>ND</text:p>
          </table:table-cell>
          <table:table-cell office:value-type="float" office:value="58301" calcext:value-type="float">
            <text:p>58301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42.1211280005,-80.0810390003</text:p>
          </table:table-cell>
          <table:table-cell office:value-type="float" office:value="-80.081" calcext:value-type="float">
            <text:p>-80.081</text:p>
          </table:table-cell>
          <table:table-cell office:value-type="float" office:value="42.121" calcext:value-type="float">
            <text:p>42.121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ie, Pennsylvania</text:p>
          </table:table-cell>
          <table:table-cell office:value-type="string" calcext:value-type="string">
            <text:p>125 West 14th Street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A</text:p>
          </table:table-cell>
          <table:table-cell office:value-type="float" office:value="16501" calcext:value-type="float">
            <text:p>16501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41.1927300006,-73.8838420003</text:p>
          </table:table-cell>
          <table:table-cell office:value-type="float" office:value="-73.884" calcext:value-type="float">
            <text:p>-73.884</text:p>
          </table:table-cell>
          <table:table-cell office:value-type="float" office:value="41.193" calcext:value-type="float">
            <text:p>41.193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Croton Harmon, New York</text:p>
          </table:table-cell>
          <table:table-cell office:value-type="string" calcext:value-type="string">
            <text:p>1 Croton Point Avenue</text:p>
          </table:table-cell>
          <table:table-cell office:value-type="string" calcext:value-type="string">
            <text:p>Croton-on-Hudso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10520-3054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38.243465001,-122.039543</text:p>
          </table:table-cell>
          <table:table-cell office:value-type="float" office:value="-122.04" calcext:value-type="float">
            <text:p>-122.04</text:p>
          </table:table-cell>
          <table:table-cell office:value-type="float" office:value="38.243" calcext:value-type="float">
            <text:p>38.24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Suisun, California</text:p>
          </table:table-cell>
          <table:table-cell office:value-type="string" calcext:value-type="string">
            <text:p>177 Main Street</text:p>
          </table:table-cell>
          <table:table-cell office:value-type="string" calcext:value-type="string">
            <text:p>Suisun</text:p>
          </table:table-cell>
          <table:table-cell office:value-type="string" calcext:value-type="string">
            <text:p>CA</text:p>
          </table:table-cell>
          <table:table-cell office:value-type="float" office:value="94585" calcext:value-type="float">
            <text:p>94585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38.3519900007,-81.6467209996</text:p>
          </table:table-cell>
          <table:table-cell office:value-type="float" office:value="-81.647" calcext:value-type="float">
            <text:p>-81.647</text:p>
          </table:table-cell>
          <table:table-cell office:value-type="float" office:value="38.352" calcext:value-type="float">
            <text:p>38.352</text:p>
          </table:table-cell>
          <table:table-cell office:value-type="string" calcext:value-type="string">
            <text:p>CHW</text:p>
          </table:table-cell>
          <table:table-cell office:value-type="string" calcext:value-type="string">
            <text:p>Charleston, West Virginia</text:p>
          </table:table-cell>
          <table:table-cell office:value-type="string" calcext:value-type="string">
            <text:p>350 MacCorkle Avenue - Southeast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WV</text:p>
          </table:table-cell>
          <table:table-cell office:value-type="float" office:value="25314" calcext:value-type="float">
            <text:p>25314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44.9633290013,-93.1863250004</text:p>
          </table:table-cell>
          <table:table-cell office:value-type="float" office:value="-93.186" calcext:value-type="float">
            <text:p>-93.186</text:p>
          </table:table-cell>
          <table:table-cell office:value-type="float" office:value="44.963" calcext:value-type="float">
            <text:p>44.963</text:p>
          </table:table-cell>
          <table:table-cell office:value-type="string" calcext:value-type="string">
            <text:p>MSP</text:p>
          </table:table-cell>
          <table:table-cell office:value-type="string" calcext:value-type="string">
            <text:p>St. Paul/Minneapolis, Minnesota</text:p>
          </table:table-cell>
          <table:table-cell office:value-type="string" calcext:value-type="string">
            <text:p>Midway Station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55114-1498</text:p>
          </table:table-cell>
          <table:table-cell office:value-type="string" calcext:value-type="string">
            <text:p>RAI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41.0196420006,-92.415672</text:p>
          </table:table-cell>
          <table:table-cell office:value-type="float" office:value="-92.416" calcext:value-type="float">
            <text:p>-92.416</text:p>
          </table:table-cell>
          <table:table-cell office:value-type="float" office:value="41.02" calcext:value-type="float">
            <text:p>41.02</text:p>
          </table:table-cell>
          <table:table-cell office:value-type="string" calcext:value-type="string">
            <text:p>OTM</text:p>
          </table:table-cell>
          <table:table-cell office:value-type="string" calcext:value-type="string">
            <text:p>Ottumwa, Iowa</text:p>
          </table:table-cell>
          <table:table-cell office:value-type="string" calcext:value-type="string">
            <text:p>210 West Main Street</text:p>
          </table:table-cell>
          <table:table-cell office:value-type="string" calcext:value-type="string">
            <text:p>Ottumwa</text:p>
          </table:table-cell>
          <table:table-cell office:value-type="string" calcext:value-type="string">
            <text:p>IA</text:p>
          </table:table-cell>
          <table:table-cell office:value-type="float" office:value="52501" calcext:value-type="float">
            <text:p>52501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31.6923900012,-89.1278380004</text:p>
          </table:table-cell>
          <table:table-cell office:value-type="float" office:value="-89.128" calcext:value-type="float">
            <text:p>-89.128</text:p>
          </table:table-cell>
          <table:table-cell office:value-type="float" office:value="31.692" calcext:value-type="float">
            <text:p>31.692</text:p>
          </table:table-cell>
          <table:table-cell office:value-type="string" calcext:value-type="string">
            <text:p>LAU</text:p>
          </table:table-cell>
          <table:table-cell office:value-type="string" calcext:value-type="string">
            <text:p>Laurel, Mississippi</text:p>
          </table:table-cell>
          <table:table-cell office:value-type="string" calcext:value-type="string">
            <text:p>230 North Maple Street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MS</text:p>
          </table:table-cell>
          <table:table-cell office:value-type="float" office:value="39440" calcext:value-type="float">
            <text:p>39440</text:p>
          </table:table-cell>
          <table:table-cell office:value-type="string" calcext:value-type="string">
            <text:p>RAI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31.4379220009,-97.4017260003</text:p>
          </table:table-cell>
          <table:table-cell office:value-type="float" office:value="-97.402" calcext:value-type="float">
            <text:p>-97.402</text:p>
          </table:table-cell>
          <table:table-cell office:value-type="float" office:value="31.438" calcext:value-type="float">
            <text:p>31.438</text:p>
          </table:table-cell>
          <table:table-cell office:value-type="string" calcext:value-type="string">
            <text:p>MCG</text:p>
          </table:table-cell>
          <table:table-cell office:value-type="string" calcext:value-type="string">
            <text:p>McGregor, Texas</text:p>
          </table:table-cell>
          <table:table-cell office:value-type="string" calcext:value-type="string">
            <text:p>1 Amtrak Blvd.</text:p>
          </table:table-cell>
          <table:table-cell office:value-type="string" calcext:value-type="string">
            <text:p>McGregor</text:p>
          </table:table-cell>
          <table:table-cell office:value-type="string" calcext:value-type="string">
            <text:p>TX</text:p>
          </table:table-cell>
          <table:table-cell office:value-type="float" office:value="76657" calcext:value-type="float">
            <text:p>76657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35.219627001,-97.4421690003</text:p>
          </table:table-cell>
          <table:table-cell office:value-type="float" office:value="-97.442" calcext:value-type="float">
            <text:p>-97.442</text:p>
          </table:table-cell>
          <table:table-cell office:value-type="float" office:value="35.22" calcext:value-type="float">
            <text:p>35.22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man, Oklahoma</text:p>
          </table:table-cell>
          <table:table-cell office:value-type="string" calcext:value-type="string">
            <text:p>200 South Jones Avenue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73069-6023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41.8365750011,-86.2536160003</text:p>
          </table:table-cell>
          <table:table-cell office:value-type="float" office:value="-86.254" calcext:value-type="float">
            <text:p>-86.254</text:p>
          </table:table-cell>
          <table:table-cell office:value-type="float" office:value="41.837" calcext:value-type="float">
            <text:p>41.837</text:p>
          </table:table-cell>
          <table:table-cell office:value-type="string" calcext:value-type="string">
            <text:p>NLS</text:p>
          </table:table-cell>
          <table:table-cell office:value-type="string" calcext:value-type="string">
            <text:p>Niles, Michigan</text:p>
          </table:table-cell>
          <table:table-cell office:value-type="string" calcext:value-type="string">
            <text:p>598 Dey St.</text:p>
          </table:table-cell>
          <table:table-cell office:value-type="string" calcext:value-type="string">
            <text:p>Nile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49120-1745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40.582832001,-122.391922</text:p>
          </table:table-cell>
          <table:table-cell office:value-type="float" office:value="-122.392" calcext:value-type="float">
            <text:p>-122.392</text:p>
          </table:table-cell>
          <table:table-cell office:value-type="float" office:value="40.583" calcext:value-type="float">
            <text:p>40.583</text:p>
          </table:table-cell>
          <table:table-cell office:value-type="string" calcext:value-type="string">
            <text:p>RDD</text:p>
          </table:table-cell>
          <table:table-cell office:value-type="string" calcext:value-type="string">
            <text:p>Redding (Amtrak Station), California</text:p>
          </table:table-cell>
          <table:table-cell office:value-type="string" calcext:value-type="string">
            <text:p>1620 Yuba Street</text:p>
          </table:table-cell>
          <table:table-cell office:value-type="string" calcext:value-type="string">
            <text:p>Reddin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6001-1712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35.1220660012,-120.628105</text:p>
          </table:table-cell>
          <table:table-cell office:value-type="float" office:value="-120.628" calcext:value-type="float">
            <text:p>-120.628</text:p>
          </table:table-cell>
          <table:table-cell office:value-type="float" office:value="35.122" calcext:value-type="float">
            <text:p>35.122</text:p>
          </table:table-cell>
          <table:table-cell office:value-type="string" calcext:value-type="string">
            <text:p>GVB</text:p>
          </table:table-cell>
          <table:table-cell office:value-type="string" calcext:value-type="string">
            <text:p>Grover Beach, California</text:p>
          </table:table-cell>
          <table:table-cell office:value-type="string" calcext:value-type="string">
            <text:p>180 West Grand Avenue</text:p>
          </table:table-cell>
          <table:table-cell office:value-type="string" calcext:value-type="string">
            <text:p>Grover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433-1968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33.5123940012,-86.8070299997</text:p>
          </table:table-cell>
          <table:table-cell office:value-type="float" office:value="-86.807" calcext:value-type="float">
            <text:p>-86.807</text:p>
          </table:table-cell>
          <table:table-cell office:value-type="float" office:value="33.512" calcext:value-type="float">
            <text:p>33.512</text:p>
          </table:table-cell>
          <table:table-cell office:value-type="string" calcext:value-type="string">
            <text:p>BHM</text:p>
          </table:table-cell>
          <table:table-cell office:value-type="string" calcext:value-type="string">
            <text:p>Birmingham, Alabama</text:p>
          </table:table-cell>
          <table:table-cell office:value-type="string" calcext:value-type="string">
            <text:p>1819 Morris Ave.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35203-3109</text:p>
          </table:table-cell>
          <table:table-cell office:value-type="string" calcext:value-type="string">
            <text:p>R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41.4570690008,-72.8253559996</text:p>
          </table:table-cell>
          <table:table-cell office:value-type="float" office:value="-72.825" calcext:value-type="float">
            <text:p>-72.825</text:p>
          </table:table-cell>
          <table:table-cell office:value-type="float" office:value="41.457" calcext:value-type="float">
            <text:p>41.457</text:p>
          </table:table-cell>
          <table:table-cell office:value-type="string" calcext:value-type="string">
            <text:p>WFD</text:p>
          </table:table-cell>
          <table:table-cell office:value-type="string" calcext:value-type="string">
            <text:p>Wallingford, Connecticut</text:p>
          </table:table-cell>
          <table:table-cell office:value-type="string" calcext:value-type="string">
            <text:p>37 Hall Avenue</text:p>
          </table:table-cell>
          <table:table-cell office:value-type="string" calcext:value-type="string">
            <text:p>Wallingford</text:p>
          </table:table-cell>
          <table:table-cell office:value-type="string" calcext:value-type="string">
            <text:p>CT</text:p>
          </table:table-cell>
          <table:table-cell office:value-type="float" office:value="6492" calcext:value-type="float">
            <text:p>6492</text:p>
          </table:table-cell>
          <table:table-cell office:value-type="string" calcext:value-type="string">
            <text:p>RAI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39.0994570006,-120.952705</text:p>
          </table:table-cell>
          <table:table-cell office:value-type="float" office:value="-120.953" calcext:value-type="float">
            <text:p>-120.953</text:p>
          </table:table-cell>
          <table:table-cell office:value-type="float" office:value="39.099" calcext:value-type="float">
            <text:p>39.099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Colfax, California</text:p>
          </table:table-cell>
          <table:table-cell office:value-type="string" calcext:value-type="string">
            <text:p>99 Railroad St. at Church St.</text:p>
          </table:table-cell>
          <table:table-cell office:value-type="string" calcext:value-type="string">
            <text:p>Colfax</text:p>
          </table:table-cell>
          <table:table-cell office:value-type="string" calcext:value-type="string">
            <text:p>CA</text:p>
          </table:table-cell>
          <table:table-cell office:value-type="float" office:value="95713" calcext:value-type="float">
            <text:p>95713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30.5247120005,-89.6801379997</text:p>
          </table:table-cell>
          <table:table-cell office:value-type="float" office:value="-89.68" calcext:value-type="float">
            <text:p>-89.68</text:p>
          </table:table-cell>
          <table:table-cell office:value-type="float" office:value="30.525" calcext:value-type="float">
            <text:p>30.525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Picayune, Mississippi</text:p>
          </table:table-cell>
          <table:table-cell office:value-type="string" calcext:value-type="string">
            <text:p>US 11 at Tate Street</text:p>
          </table:table-cell>
          <table:table-cell office:value-type="string" calcext:value-type="string">
            <text:p>Picayune</text:p>
          </table:table-cell>
          <table:table-cell office:value-type="string" calcext:value-type="string">
            <text:p>MS</text:p>
          </table:table-cell>
          <table:table-cell office:value-type="float" office:value="39466" calcext:value-type="float">
            <text:p>39466</text:p>
          </table:table-cell>
          <table:table-cell office:value-type="string" calcext:value-type="string">
            <text:p>RAI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38.5441130013,-121.737068</text:p>
          </table:table-cell>
          <table:table-cell office:value-type="float" office:value="-121.737" calcext:value-type="float">
            <text:p>-121.737</text:p>
          </table:table-cell>
          <table:table-cell office:value-type="float" office:value="38.544" calcext:value-type="float">
            <text:p>38.544</text:p>
          </table:table-cell>
          <table:table-cell office:value-type="string" calcext:value-type="string">
            <text:p>DAV</text:p>
          </table:table-cell>
          <table:table-cell office:value-type="string" calcext:value-type="string">
            <text:p>Davis, California</text:p>
          </table:table-cell>
          <table:table-cell office:value-type="string" calcext:value-type="string">
            <text:p>840 Second Street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616-4624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28.04677766,-81.9518838627</text:p>
          </table:table-cell>
          <table:table-cell office:value-type="float" office:value="-81.952" calcext:value-type="float">
            <text:p>-81.952</text:p>
          </table:table-cell>
          <table:table-cell office:value-type="float" office:value="28.047" calcext:value-type="float">
            <text:p>28.047</text:p>
          </table:table-cell>
          <table:table-cell office:value-type="string" calcext:value-type="string">
            <text:p>LKL</text:p>
          </table:table-cell>
          <table:table-cell office:value-type="string" calcext:value-type="string">
            <text:p>Lakeland, Florida</text:p>
          </table:table-cell>
          <table:table-cell office:value-type="string" calcext:value-type="string">
            <text:p>600 East Main Street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33801-5036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31.0953790011,-97.3448029997</text:p>
          </table:table-cell>
          <table:table-cell office:value-type="float" office:value="-97.345" calcext:value-type="float">
            <text:p>-97.345</text:p>
          </table:table-cell>
          <table:table-cell office:value-type="float" office:value="31.095" calcext:value-type="float">
            <text:p>31.095</text:p>
          </table:table-cell>
          <table:table-cell office:value-type="string" calcext:value-type="string">
            <text:p>TPL</text:p>
          </table:table-cell>
          <table:table-cell office:value-type="string" calcext:value-type="string">
            <text:p>Temple, Texas</text:p>
          </table:table-cell>
          <table:table-cell office:value-type="string" calcext:value-type="string">
            <text:p>315 West Ave B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TX</text:p>
          </table:table-cell>
          <table:table-cell office:value-type="float" office:value="76501" calcext:value-type="float">
            <text:p>76501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42.2480510012,-84.4002910003</text:p>
          </table:table-cell>
          <table:table-cell office:value-type="float" office:value="-84.4" calcext:value-type="float">
            <text:p>-84.4</text:p>
          </table:table-cell>
          <table:table-cell office:value-type="float" office:value="42.248" calcext:value-type="float">
            <text:p>42.248</text:p>
          </table:table-cell>
          <table:table-cell office:value-type="string" calcext:value-type="string">
            <text:p>JXN</text:p>
          </table:table-cell>
          <table:table-cell office:value-type="string" calcext:value-type="string">
            <text:p>Jackson, Michigan</text:p>
          </table:table-cell>
          <table:table-cell office:value-type="string" calcext:value-type="string">
            <text:p>501 E. Michigan Ave.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</text:p>
          </table:table-cell>
          <table:table-cell office:value-type="float" office:value="49201" calcext:value-type="float">
            <text:p>49201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35.7877080011,-78.7796780004</text:p>
          </table:table-cell>
          <table:table-cell office:value-type="float" office:value="-78.78" calcext:value-type="float">
            <text:p>-78.78</text:p>
          </table:table-cell>
          <table:table-cell office:value-type="float" office:value="35.788" calcext:value-type="float">
            <text:p>35.788</text:p>
          </table:table-cell>
          <table:table-cell office:value-type="string" calcext:value-type="string">
            <text:p>CYN</text:p>
          </table:table-cell>
          <table:table-cell office:value-type="string" calcext:value-type="string">
            <text:p>Cary, North Carolina</text:p>
          </table:table-cell>
          <table:table-cell office:value-type="string" calcext:value-type="string">
            <text:p>211 North Academy Street</text:p>
          </table:table-cell>
          <table:table-cell office:value-type="string" calcext:value-type="string">
            <text:p>Cary</text:p>
          </table:table-cell>
          <table:table-cell office:value-type="string" calcext:value-type="string">
            <text:p>NC</text:p>
          </table:table-cell>
          <table:table-cell office:value-type="float" office:value="27511" calcext:value-type="float">
            <text:p>27511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41.8159030006,-87.86972</text:p>
          </table:table-cell>
          <table:table-cell office:value-type="float" office:value="-87.87" calcext:value-type="float">
            <text:p>-87.87</text:p>
          </table:table-cell>
          <table:table-cell office:value-type="float" office:value="41.816" calcext:value-type="float">
            <text:p>41.816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La Grange, Illinois</text:p>
          </table:table-cell>
          <table:table-cell office:value-type="string" calcext:value-type="string">
            <text:p>25 West Burlington St.</text:p>
          </table:table-cell>
          <table:table-cell office:value-type="string" calcext:value-type="string">
            <text:p>La Grange</text:p>
          </table:table-cell>
          <table:table-cell office:value-type="string" calcext:value-type="string">
            <text:p>IL</text:p>
          </table:table-cell>
          <table:table-cell office:value-type="float" office:value="60525" calcext:value-type="float">
            <text:p>60525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42.2078740009,-71.1499399997</text:p>
          </table:table-cell>
          <table:table-cell office:value-type="float" office:value="-71.15" calcext:value-type="float">
            <text:p>-71.15</text:p>
          </table:table-cell>
          <table:table-cell office:value-type="float" office:value="42.208" calcext:value-type="float">
            <text:p>42.208</text:p>
          </table:table-cell>
          <table:table-cell office:value-type="string" calcext:value-type="string">
            <text:p>RTE</text:p>
          </table:table-cell>
          <table:table-cell office:value-type="string" calcext:value-type="string">
            <text:p>Westwood, Route 128 Station, Massachusetts</text:p>
          </table:table-cell>
          <table:table-cell office:value-type="string" calcext:value-type="string">
            <text:p>50 University Ave</text:p>
          </table:table-cell>
          <table:table-cell office:value-type="string" calcext:value-type="string">
            <text:p>Westwood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2090-2307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37.8406790013,-122.29068</text:p>
          </table:table-cell>
          <table:table-cell office:value-type="float" office:value="-122.291" calcext:value-type="float">
            <text:p>-122.291</text:p>
          </table:table-cell>
          <table:table-cell office:value-type="float" office:value="37.841" calcext:value-type="float">
            <text:p>37.841</text:p>
          </table:table-cell>
          <table:table-cell office:value-type="string" calcext:value-type="string">
            <text:p>EMY</text:p>
          </table:table-cell>
          <table:table-cell office:value-type="string" calcext:value-type="string">
            <text:p>Emeryville, California</text:p>
          </table:table-cell>
          <table:table-cell office:value-type="string" calcext:value-type="string">
            <text:p>5885 Horton Street</text:p>
          </table:table-cell>
          <table:table-cell office:value-type="string" calcext:value-type="string">
            <text:p>Emery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608-2037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41.1767460012,-73.1874009999</text:p>
          </table:table-cell>
          <table:table-cell office:value-type="float" office:value="-73.187" calcext:value-type="float">
            <text:p>-73.187</text:p>
          </table:table-cell>
          <table:table-cell office:value-type="float" office:value="41.177" calcext:value-type="float">
            <text:p>41.177</text:p>
          </table:table-cell>
          <table:table-cell office:value-type="string" calcext:value-type="string">
            <text:p>BRP</text:p>
          </table:table-cell>
          <table:table-cell office:value-type="string" calcext:value-type="string">
            <text:p>Bridgeport, Connecticut</text:p>
          </table:table-cell>
          <table:table-cell office:value-type="string" calcext:value-type="string">
            <text:p>525 Water St.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06604-4315</text:p>
          </table:table-cell>
          <table:table-cell office:value-type="string" calcext:value-type="string">
            <text:p>RAI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35.0119740012,-97.356339</text:p>
          </table:table-cell>
          <table:table-cell office:value-type="float" office:value="-97.356" calcext:value-type="float">
            <text:p>-97.356</text:p>
          </table:table-cell>
          <table:table-cell office:value-type="float" office:value="35.012" calcext:value-type="float">
            <text:p>35.01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urcell, Oklahoma</text:p>
          </table:table-cell>
          <table:table-cell office:value-type="string" calcext:value-type="string">
            <text:p>East Main St and North Santa Fe Ave.</text:p>
          </table:table-cell>
          <table:table-cell office:value-type="string" calcext:value-type="string">
            <text:p>Purcell</text:p>
          </table:table-cell>
          <table:table-cell office:value-type="string" calcext:value-type="string">
            <text:p>OK</text:p>
          </table:table-cell>
          <table:table-cell office:value-type="float" office:value="73080" calcext:value-type="float">
            <text:p>73080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47.2418290005,-122.418472</text:p>
          </table:table-cell>
          <table:table-cell office:value-type="float" office:value="-122.418" calcext:value-type="float">
            <text:p>-122.418</text:p>
          </table:table-cell>
          <table:table-cell office:value-type="float" office:value="47.242" calcext:value-type="float">
            <text:p>47.242</text:p>
          </table:table-cell>
          <table:table-cell office:value-type="string" calcext:value-type="string">
            <text:p>TAC</text:p>
          </table:table-cell>
          <table:table-cell office:value-type="string" calcext:value-type="string">
            <text:p>Tacoma, Washington</text:p>
          </table:table-cell>
          <table:table-cell office:value-type="string" calcext:value-type="string">
            <text:p>1001 Puyallup Avenue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98421-2122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39.9574430014,-91.3663479998</text:p>
          </table:table-cell>
          <table:table-cell office:value-type="float" office:value="-91.366" calcext:value-type="float">
            <text:p>-91.366</text:p>
          </table:table-cell>
          <table:table-cell office:value-type="float" office:value="39.957" calcext:value-type="float">
            <text:p>39.957</text:p>
          </table:table-cell>
          <table:table-cell office:value-type="string" calcext:value-type="string">
            <text:p>QCY</text:p>
          </table:table-cell>
          <table:table-cell office:value-type="string" calcext:value-type="string">
            <text:p>Quincy, Illinois</text:p>
          </table:table-cell>
          <table:table-cell office:value-type="string" calcext:value-type="string">
            <text:p>North 30th St. and Wisman Lane</text:p>
          </table:table-cell>
          <table:table-cell office:value-type="string" calcext:value-type="string">
            <text:p>Quincy</text:p>
          </table:table-cell>
          <table:table-cell office:value-type="string" calcext:value-type="string">
            <text:p>IL</text:p>
          </table:table-cell>
          <table:table-cell office:value-type="float" office:value="62301" calcext:value-type="float">
            <text:p>62301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43.3218260007,-70.609631</text:p>
          </table:table-cell>
          <table:table-cell office:value-type="float" office:value="-70.61" calcext:value-type="float">
            <text:p>-70.61</text:p>
          </table:table-cell>
          <table:table-cell office:value-type="float" office:value="43.322" calcext:value-type="float">
            <text:p>43.322</text:p>
          </table:table-cell>
          <table:table-cell office:value-type="string" calcext:value-type="string">
            <text:p>WEM</text:p>
          </table:table-cell>
          <table:table-cell office:value-type="string" calcext:value-type="string">
            <text:p>Wells, Maine</text:p>
          </table:table-cell>
          <table:table-cell office:value-type="string" calcext:value-type="string">
            <text:p>696 Sanford Road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ME</text:p>
          </table:table-cell>
          <table:table-cell office:value-type="float" office:value="4090" calcext:value-type="float">
            <text:p>4090</text:p>
          </table:table-cell>
          <table:table-cell office:value-type="string" calcext:value-type="string">
            <text:p>RAI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35.0829350006,-106.64698</text:p>
          </table:table-cell>
          <table:table-cell office:value-type="float" office:value="-106.647" calcext:value-type="float">
            <text:p>-106.647</text:p>
          </table:table-cell>
          <table:table-cell office:value-type="float" office:value="35.083" calcext:value-type="float">
            <text:p>35.083</text:p>
          </table:table-cell>
          <table:table-cell office:value-type="string" calcext:value-type="string">
            <text:p>ABQ</text:p>
          </table:table-cell>
          <table:table-cell office:value-type="string" calcext:value-type="string">
            <text:p>Albuquerque, New Mexico</text:p>
          </table:table-cell>
          <table:table-cell office:value-type="string" calcext:value-type="string">
            <text:p>320 First Street SW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float" office:value="87102" calcext:value-type="float">
            <text:p>87102</text:p>
          </table:table-cell>
          <table:table-cell office:value-type="string" calcext:value-type="string">
            <text:p>RAIL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39.0861510006,-94.5839460003</text:p>
          </table:table-cell>
          <table:table-cell office:value-type="float" office:value="-94.584" calcext:value-type="float">
            <text:p>-94.584</text:p>
          </table:table-cell>
          <table:table-cell office:value-type="float" office:value="39.086" calcext:value-type="float">
            <text:p>39.086</text:p>
          </table:table-cell>
          <table:table-cell office:value-type="string" calcext:value-type="string">
            <text:p>KCY</text:p>
          </table:table-cell>
          <table:table-cell office:value-type="string" calcext:value-type="string">
            <text:p>Kansas City, Missouri</text:p>
          </table:table-cell>
          <table:table-cell office:value-type="string" calcext:value-type="string">
            <text:p>30 West Pershing Rd.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64108-2410</text:p>
          </table:table-cell>
          <table:table-cell office:value-type="string" calcext:value-type="string">
            <text:p>RAI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38.9924430013,-110.164597</text:p>
          </table:table-cell>
          <table:table-cell office:value-type="float" office:value="-110.165" calcext:value-type="float">
            <text:p>-110.165</text:p>
          </table:table-cell>
          <table:table-cell office:value-type="float" office:value="38.992" calcext:value-type="float">
            <text:p>38.992</text:p>
          </table:table-cell>
          <table:table-cell office:value-type="string" calcext:value-type="string">
            <text:p>GRI</text:p>
          </table:table-cell>
          <table:table-cell office:value-type="string" calcext:value-type="string">
            <text:p>Green River, Utah</text:p>
          </table:table-cell>
          <table:table-cell office:value-type="string" calcext:value-type="string">
            <text:p>250 South Broadway</text:p>
          </table:table-cell>
          <table:table-cell office:value-type="string" calcext:value-type="string">
            <text:p>Green River</text:p>
          </table:table-cell>
          <table:table-cell office:value-type="string" calcext:value-type="string">
            <text:p>UT</text:p>
          </table:table-cell>
          <table:table-cell office:value-type="float" office:value="84525" calcext:value-type="float">
            <text:p>84525</text:p>
          </table:table-cell>
          <table:table-cell office:value-type="string" calcext:value-type="string">
            <text:p>RAIL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40.147400001,-76.6145779998</text:p>
          </table:table-cell>
          <table:table-cell office:value-type="float" office:value="-76.615" calcext:value-type="float">
            <text:p>-76.615</text:p>
          </table:table-cell>
          <table:table-cell office:value-type="float" office:value="40.147" calcext:value-type="float">
            <text:p>40.147</text:p>
          </table:table-cell>
          <table:table-cell office:value-type="string" calcext:value-type="string">
            <text:p>ELT</text:p>
          </table:table-cell>
          <table:table-cell office:value-type="string" calcext:value-type="string">
            <text:p>Elizabethtown, Pennsylvania</text:p>
          </table:table-cell>
          <table:table-cell office:value-type="string" calcext:value-type="string">
            <text:p>South Wilson Avenue at West High Street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PA</text:p>
          </table:table-cell>
          <table:table-cell office:value-type="float" office:value="17022" calcext:value-type="float">
            <text:p>17022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29.6493090009,-81.6405409998</text:p>
          </table:table-cell>
          <table:table-cell office:value-type="float" office:value="-81.641" calcext:value-type="float">
            <text:p>-81.641</text:p>
          </table:table-cell>
          <table:table-cell office:value-type="float" office:value="29.649" calcext:value-type="float">
            <text:p>29.649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alatka, Florida</text:p>
          </table:table-cell>
          <table:table-cell office:value-type="string" calcext:value-type="string">
            <text:p>220 North 11th Street</text:p>
          </table:table-cell>
          <table:table-cell office:value-type="string" calcext:value-type="string">
            <text:p>Palatk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32077-3615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41.3542734613,-72.0935889804</text:p>
          </table:table-cell>
          <table:table-cell office:value-type="float" office:value="-72.094" calcext:value-type="float">
            <text:p>-72.094</text:p>
          </table:table-cell>
          <table:table-cell office:value-type="float" office:value="41.354" calcext:value-type="float">
            <text:p>41.354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ew London, Connecticut</text:p>
          </table:table-cell>
          <table:table-cell office:value-type="string" calcext:value-type="string">
            <text:p>27 Water Stree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CT</text:p>
          </table:table-cell>
          <table:table-cell office:value-type="float" office:value="6320" calcext:value-type="float">
            <text:p>6320</text:p>
          </table:table-cell>
          <table:table-cell office:value-type="string" calcext:value-type="string">
            <text:p>RAI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40.0538060007,-76.3075870003</text:p>
          </table:table-cell>
          <table:table-cell office:value-type="float" office:value="-76.308" calcext:value-type="float">
            <text:p>-76.308</text:p>
          </table:table-cell>
          <table:table-cell office:value-type="float" office:value="40.054" calcext:value-type="float">
            <text:p>40.054</text:p>
          </table:table-cell>
          <table:table-cell office:value-type="string" calcext:value-type="string">
            <text:p>LNC</text:p>
          </table:table-cell>
          <table:table-cell office:value-type="string" calcext:value-type="string">
            <text:p>Lancaster, Pennsylvania</text:p>
          </table:table-cell>
          <table:table-cell office:value-type="string" calcext:value-type="string">
            <text:p>53 McGovern Avenu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A</text:p>
          </table:table-cell>
          <table:table-cell office:value-type="float" office:value="17602" calcext:value-type="float">
            <text:p>17602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32.0785060004,-81.1441569996</text:p>
          </table:table-cell>
          <table:table-cell office:value-type="float" office:value="-81.144" calcext:value-type="float">
            <text:p>-81.144</text:p>
          </table:table-cell>
          <table:table-cell office:value-type="float" office:value="32.079" calcext:value-type="float">
            <text:p>32.079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Savannah, Georgia</text:p>
          </table:table-cell>
          <table:table-cell office:value-type="string" calcext:value-type="string">
            <text:p>2611 Seaboard Coastline Drive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31401-1634</text:p>
          </table:table-cell>
          <table:table-cell office:value-type="string" calcext:value-type="string">
            <text:p>RAI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40.5677530011,-74.3278580003</text:p>
          </table:table-cell>
          <table:table-cell office:value-type="float" office:value="-74.328" calcext:value-type="float">
            <text:p>-74.328</text:p>
          </table:table-cell>
          <table:table-cell office:value-type="float" office:value="40.568" calcext:value-type="float">
            <text:p>40.568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opark (Iselin), New Jersey</text:p>
          </table:table-cell>
          <table:table-cell office:value-type="string" calcext:value-type="string">
            <text:p>100 Middlesex-Essex Turnpike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08830-2707</text:p>
          </table:table-cell>
          <table:table-cell office:value-type="string" calcext:value-type="string">
            <text:p>RAIL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41.5623510012,-87.6685099996</text:p>
          </table:table-cell>
          <table:table-cell office:value-type="float" office:value="-87.669" calcext:value-type="float">
            <text:p>-87.669</text:p>
          </table:table-cell>
          <table:table-cell office:value-type="float" office:value="41.562" calcext:value-type="float">
            <text:p>41.562</text:p>
          </table:table-cell>
          <table:table-cell office:value-type="string" calcext:value-type="string">
            <text:p>HMW</text:p>
          </table:table-cell>
          <table:table-cell office:value-type="string" calcext:value-type="string">
            <text:p>Homewood, Illinois</text:p>
          </table:table-cell>
          <table:table-cell office:value-type="string" calcext:value-type="string">
            <text:p>18015 Park Ave.</text:p>
          </table:table-cell>
          <table:table-cell office:value-type="string" calcext:value-type="string">
            <text:p>Homewood</text:p>
          </table:table-cell>
          <table:table-cell office:value-type="string" calcext:value-type="string">
            <text:p>IL</text:p>
          </table:table-cell>
          <table:table-cell office:value-type="float" office:value="60430" calcext:value-type="float">
            <text:p>60430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40.1975630012,-100.625343</text:p>
          </table:table-cell>
          <table:table-cell office:value-type="float" office:value="-100.625" calcext:value-type="float">
            <text:p>-100.625</text:p>
          </table:table-cell>
          <table:table-cell office:value-type="float" office:value="40.198" calcext:value-type="float">
            <text:p>40.198</text:p>
          </table:table-cell>
          <table:table-cell office:value-type="string" calcext:value-type="string">
            <text:p>MCK</text:p>
          </table:table-cell>
          <table:table-cell office:value-type="string" calcext:value-type="string">
            <text:p>McCook, Nebraska</text:p>
          </table:table-cell>
          <table:table-cell office:value-type="string" calcext:value-type="string">
            <text:p>101 Norris Ave.</text:p>
          </table:table-cell>
          <table:table-cell office:value-type="string" calcext:value-type="string">
            <text:p>McCook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69001-3779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43.1389762405,-70.9358294451</text:p>
          </table:table-cell>
          <table:table-cell office:value-type="float" office:value="-70.936" calcext:value-type="float">
            <text:p>-70.936</text:p>
          </table:table-cell>
          <table:table-cell office:value-type="float" office:value="43.139" calcext:value-type="float">
            <text:p>43.139</text:p>
          </table:table-cell>
          <table:table-cell office:value-type="string" calcext:value-type="string">
            <text:p>DHM</text:p>
          </table:table-cell>
          <table:table-cell office:value-type="string" calcext:value-type="string">
            <text:p>Durham, New Hampshire</text:p>
          </table:table-cell>
          <table:table-cell office:value-type="string" calcext:value-type="string">
            <text:p>3 Depot Road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03824-1909</text:p>
          </table:table-cell>
          <table:table-cell office:value-type="string" calcext:value-type="string">
            <text:p>RAIL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38.5613750011,-91.0122220003</text:p>
          </table:table-cell>
          <table:table-cell office:value-type="float" office:value="-91.012" calcext:value-type="float">
            <text:p>-91.012</text:p>
          </table:table-cell>
          <table:table-cell office:value-type="float" office:value="38.561" calcext:value-type="float">
            <text:p>38.561</text:p>
          </table:table-cell>
          <table:table-cell office:value-type="string" calcext:value-type="string">
            <text:p>WAH</text:p>
          </table:table-cell>
          <table:table-cell office:value-type="string" calcext:value-type="string">
            <text:p>Washington, Missouri</text:p>
          </table:table-cell>
          <table:table-cell office:value-type="string" calcext:value-type="string">
            <text:p>301 West Front St.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63090-2118</text:p>
          </table:table-cell>
          <table:table-cell office:value-type="string" calcext:value-type="string">
            <text:p>RAI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35.7230680009,-77.9082949999</text:p>
          </table:table-cell>
          <table:table-cell office:value-type="float" office:value="-77.908" calcext:value-type="float">
            <text:p>-77.908</text:p>
          </table:table-cell>
          <table:table-cell office:value-type="float" office:value="35.723" calcext:value-type="float">
            <text:p>35.723</text:p>
          </table:table-cell>
          <table:table-cell office:value-type="string" calcext:value-type="string">
            <text:p>WLN</text:p>
          </table:table-cell>
          <table:table-cell office:value-type="string" calcext:value-type="string">
            <text:p>Wilson, North Carolina</text:p>
          </table:table-cell>
          <table:table-cell office:value-type="string" calcext:value-type="string">
            <text:p>401 East Nash Street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NC</text:p>
          </table:table-cell>
          <table:table-cell office:value-type="float" office:value="27893" calcext:value-type="float">
            <text:p>27893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28.5256940007,-81.3817439996</text:p>
          </table:table-cell>
          <table:table-cell office:value-type="float" office:value="-81.382" calcext:value-type="float">
            <text:p>-81.382</text:p>
          </table:table-cell>
          <table:table-cell office:value-type="float" office:value="28.526" calcext:value-type="float">
            <text:p>28.526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Orlando, Florida</text:p>
          </table:table-cell>
          <table:table-cell office:value-type="string" calcext:value-type="string">
            <text:p>1400 Sligh Blvd.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32806-3905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34.2764949337,-119.298061099</text:p>
          </table:table-cell>
          <table:table-cell office:value-type="float" office:value="-119.297" calcext:value-type="float">
            <text:p>-119.297</text:p>
          </table:table-cell>
          <table:table-cell office:value-type="float" office:value="34.277" calcext:value-type="float">
            <text:p>34.277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Ventura, California</text:p>
          </table:table-cell>
          <table:table-cell office:value-type="string" calcext:value-type="string">
            <text:p>Harbor Blvd and Figueroa Street</text:p>
          </table:table-cell>
          <table:table-cell office:value-type="string" calcext:value-type="string">
            <text:p>Ventura</text:p>
          </table:table-cell>
          <table:table-cell office:value-type="string" calcext:value-type="string">
            <text:p>CA</text:p>
          </table:table-cell>
          <table:table-cell office:value-type="float" office:value="93003" calcext:value-type="float">
            <text:p>93003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34.6844600009,-120.602516</text:p>
          </table:table-cell>
          <table:table-cell office:value-type="float" office:value="-120.603" calcext:value-type="float">
            <text:p>-120.603</text:p>
          </table:table-cell>
          <table:table-cell office:value-type="float" office:value="34.684" calcext:value-type="float">
            <text:p>34.684</text:p>
          </table:table-cell>
          <table:table-cell office:value-type="string" calcext:value-type="string">
            <text:p>LPS</text:p>
          </table:table-cell>
          <table:table-cell office:value-type="string" calcext:value-type="string">
            <text:p>Lompoc-Surf, California</text:p>
          </table:table-cell>
          <table:table-cell office:value-type="string" calcext:value-type="string">
            <text:p>Ocean Ave and Park Rd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CA</text:p>
          </table:table-cell>
          <table:table-cell office:value-type="float" office:value="93437" calcext:value-type="float">
            <text:p>93437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48.2517590005,-116.608223</text:p>
          </table:table-cell>
          <table:table-cell office:value-type="float" office:value="-116.608" calcext:value-type="float">
            <text:p>-116.608</text:p>
          </table:table-cell>
          <table:table-cell office:value-type="float" office:value="48.252" calcext:value-type="float">
            <text:p>48.25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andpoint, Idaho</text:p>
          </table:table-cell>
          <table:table-cell office:value-type="string" calcext:value-type="string">
            <text:p>450 Railroad Avenue</text:p>
          </table:table-cell>
          <table:table-cell office:value-type="string" calcext:value-type="string">
            <text:p>Sandpoint</text:p>
          </table:table-cell>
          <table:table-cell office:value-type="string" calcext:value-type="string">
            <text:p>ID</text:p>
          </table:table-cell>
          <table:table-cell office:value-type="float" office:value="83864" calcext:value-type="float">
            <text:p>83864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40.4834940012,-78.0118329999</text:p>
          </table:table-cell>
          <table:table-cell office:value-type="float" office:value="-78.012" calcext:value-type="float">
            <text:p>-78.012</text:p>
          </table:table-cell>
          <table:table-cell office:value-type="float" office:value="40.483" calcext:value-type="float">
            <text:p>40.483</text:p>
          </table:table-cell>
          <table:table-cell office:value-type="string" calcext:value-type="string">
            <text:p>HGD</text:p>
          </table:table-cell>
          <table:table-cell office:value-type="string" calcext:value-type="string">
            <text:p>Huntingdon, Pennsylvania</text:p>
          </table:table-cell>
          <table:table-cell office:value-type="string" calcext:value-type="string">
            <text:p>Fourth and Allegheny Sts.</text:p>
          </table:table-cell>
          <table:table-cell office:value-type="string" calcext:value-type="string">
            <text:p>Huntingdon</text:p>
          </table:table-cell>
          <table:table-cell office:value-type="string" calcext:value-type="string">
            <text:p>PA</text:p>
          </table:table-cell>
          <table:table-cell office:value-type="float" office:value="16652" calcext:value-type="float">
            <text:p>16652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32.2230610008,-110.965935</text:p>
          </table:table-cell>
          <table:table-cell office:value-type="float" office:value="-110.966" calcext:value-type="float">
            <text:p>-110.966</text:p>
          </table:table-cell>
          <table:table-cell office:value-type="float" office:value="32.223" calcext:value-type="float">
            <text:p>32.223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Tucson, Arizona</text:p>
          </table:table-cell>
          <table:table-cell office:value-type="string" calcext:value-type="string">
            <text:p>400 North Toole Avenue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85701-1815</text:p>
          </table:table-cell>
          <table:table-cell office:value-type="string" calcext:value-type="string">
            <text:p>RAI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41.6355250009,-72.765724</text:p>
          </table:table-cell>
          <table:table-cell office:value-type="float" office:value="-72.766" calcext:value-type="float">
            <text:p>-72.766</text:p>
          </table:table-cell>
          <table:table-cell office:value-type="float" office:value="41.636" calcext:value-type="float">
            <text:p>41.636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erlin, Connecticut</text:p>
          </table:table-cell>
          <table:table-cell office:value-type="string" calcext:value-type="string">
            <text:p>51 Depot Road</text:p>
          </table:table-cell>
          <table:table-cell office:value-type="string" calcext:value-type="string">
            <text:p>Kensington</text:p>
          </table:table-cell>
          <table:table-cell office:value-type="string" calcext:value-type="string">
            <text:p>CT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RAI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43.4804420009,-72.3854520003</text:p>
          </table:table-cell>
          <table:table-cell office:value-type="float" office:value="-72.385" calcext:value-type="float">
            <text:p>-72.385</text:p>
          </table:table-cell>
          <table:table-cell office:value-type="float" office:value="43.48" calcext:value-type="float">
            <text:p>43.48</text:p>
          </table:table-cell>
          <table:table-cell office:value-type="string" calcext:value-type="string">
            <text:p>WNM</text:p>
          </table:table-cell>
          <table:table-cell office:value-type="string" calcext:value-type="string">
            <text:p>Windsor, Vermont</text:p>
          </table:table-cell>
          <table:table-cell office:value-type="string" calcext:value-type="string">
            <text:p>26 Depot Ave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05089-1407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42.2530820011,-73.7984389999</text:p>
          </table:table-cell>
          <table:table-cell office:value-type="float" office:value="-73.798" calcext:value-type="float">
            <text:p>-73.798</text:p>
          </table:table-cell>
          <table:table-cell office:value-type="float" office:value="42.253" calcext:value-type="float">
            <text:p>42.253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Hudson, New York</text:p>
          </table:table-cell>
          <table:table-cell office:value-type="string" calcext:value-type="string">
            <text:p>69 South Front St.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NY</text:p>
          </table:table-cell>
          <table:table-cell office:value-type="float" office:value="12534" calcext:value-type="float">
            <text:p>12534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40.3048520006,-79.5472790003</text:p>
          </table:table-cell>
          <table:table-cell office:value-type="float" office:value="-79.547" calcext:value-type="float">
            <text:p>-79.547</text:p>
          </table:table-cell>
          <table:table-cell office:value-type="float" office:value="40.305" calcext:value-type="float">
            <text:p>40.305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Greensburg, Pennsylvania</text:p>
          </table:table-cell>
          <table:table-cell office:value-type="string" calcext:value-type="string">
            <text:p>Harrison Ave. and Seton Hill Dr.</text:p>
          </table:table-cell>
          <table:table-cell office:value-type="string" calcext:value-type="string">
            <text:p>Greensburg</text:p>
          </table:table-cell>
          <table:table-cell office:value-type="string" calcext:value-type="string">
            <text:p>PA</text:p>
          </table:table-cell>
          <table:table-cell office:value-type="float" office:value="15601" calcext:value-type="float">
            <text:p>15601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42.513972416,-71.1401158058</text:p>
          </table:table-cell>
          <table:table-cell office:value-type="float" office:value="-71.14" calcext:value-type="float">
            <text:p>-71.14</text:p>
          </table:table-cell>
          <table:table-cell office:value-type="float" office:value="42.514" calcext:value-type="float">
            <text:p>42.514</text:p>
          </table:table-cell>
          <table:table-cell office:value-type="string" calcext:value-type="string">
            <text:p>WOB</text:p>
          </table:table-cell>
          <table:table-cell office:value-type="string" calcext:value-type="string">
            <text:p>Woburn, Massachusetts</text:p>
          </table:table-cell>
          <table:table-cell office:value-type="string" calcext:value-type="string">
            <text:p>100 Atlantic Ave.</text:p>
          </table:table-cell>
          <table:table-cell office:value-type="string" calcext:value-type="string">
            <text:p>Wobur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1801-1081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35.3713800013,-119.022461</text:p>
          </table:table-cell>
          <table:table-cell office:value-type="float" office:value="-119.022" calcext:value-type="float">
            <text:p>-119.022</text:p>
          </table:table-cell>
          <table:table-cell office:value-type="float" office:value="35.371" calcext:value-type="float">
            <text:p>35.371</text:p>
          </table:table-cell>
          <table:table-cell office:value-type="string" calcext:value-type="string">
            <text:p>BFD</text:p>
          </table:table-cell>
          <table:table-cell office:value-type="string" calcext:value-type="string">
            <text:p>Bakersfield, California</text:p>
          </table:table-cell>
          <table:table-cell office:value-type="string" calcext:value-type="string">
            <text:p>601 Truxtun Ave</text:p>
          </table:table-cell>
          <table:table-cell office:value-type="string" calcext:value-type="string">
            <text:p>Bakersfiel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301-5319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41.7677990009,-72.6821209997</text:p>
          </table:table-cell>
          <table:table-cell office:value-type="float" office:value="-72.682" calcext:value-type="float">
            <text:p>-72.682</text:p>
          </table:table-cell>
          <table:table-cell office:value-type="float" office:value="41.768" calcext:value-type="float">
            <text:p>41.768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Hartford, Connecticut</text:p>
          </table:table-cell>
          <table:table-cell office:value-type="string" calcext:value-type="string">
            <text:p>One Union Place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CT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RAI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41.1191330012,-87.8657610001</text:p>
          </table:table-cell>
          <table:table-cell office:value-type="float" office:value="-87.866" calcext:value-type="float">
            <text:p>-87.866</text:p>
          </table:table-cell>
          <table:table-cell office:value-type="float" office:value="41.119" calcext:value-type="float">
            <text:p>41.119</text:p>
          </table:table-cell>
          <table:table-cell office:value-type="string" calcext:value-type="string">
            <text:p>KKI</text:p>
          </table:table-cell>
          <table:table-cell office:value-type="string" calcext:value-type="string">
            <text:p>Kankakee, Illinois</text:p>
          </table:table-cell>
          <table:table-cell office:value-type="string" calcext:value-type="string">
            <text:p>199 South East Ave.</text:p>
          </table:table-cell>
          <table:table-cell office:value-type="string" calcext:value-type="string">
            <text:p>Kankake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60901-3834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40.9360960012,-73.9028850004</text:p>
          </table:table-cell>
          <table:table-cell office:value-type="float" office:value="-73.903" calcext:value-type="float">
            <text:p>-73.903</text:p>
          </table:table-cell>
          <table:table-cell office:value-type="float" office:value="40.936" calcext:value-type="float">
            <text:p>40.936</text:p>
          </table:table-cell>
          <table:table-cell office:value-type="string" calcext:value-type="string">
            <text:p>YNY</text:p>
          </table:table-cell>
          <table:table-cell office:value-type="string" calcext:value-type="string">
            <text:p>Yonkers, New York</text:p>
          </table:table-cell>
          <table:table-cell office:value-type="string" calcext:value-type="string">
            <text:p>5 Buena Vista Ave.</text:p>
          </table:table-cell>
          <table:table-cell office:value-type="string" calcext:value-type="string">
            <text:p>Yonker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10701-3544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47.4611207255,-122.242580616</text:p>
          </table:table-cell>
          <table:table-cell office:value-type="float" office:value="-122.243" calcext:value-type="float">
            <text:p>-122.243</text:p>
          </table:table-cell>
          <table:table-cell office:value-type="float" office:value="47.461" calcext:value-type="float">
            <text:p>47.461</text:p>
          </table:table-cell>
          <table:table-cell office:value-type="string" calcext:value-type="string">
            <text:p>TUK</text:p>
          </table:table-cell>
          <table:table-cell office:value-type="string" calcext:value-type="string">
            <text:p>Tukwila, Washington</text:p>
          </table:table-cell>
          <table:table-cell office:value-type="string" calcext:value-type="string">
            <text:p>7301 South 158th St.</text:p>
          </table:table-cell>
          <table:table-cell office:value-type="string" calcext:value-type="string">
            <text:p>Tukwila</text:p>
          </table:table-cell>
          <table:table-cell office:value-type="string" calcext:value-type="string">
            <text:p>WA</text:p>
          </table:table-cell>
          <table:table-cell office:value-type="float" office:value="98188" calcext:value-type="float">
            <text:p>98188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31.9681680008,-110.293983</text:p>
          </table:table-cell>
          <table:table-cell office:value-type="float" office:value="-110.294" calcext:value-type="float">
            <text:p>-110.294</text:p>
          </table:table-cell>
          <table:table-cell office:value-type="float" office:value="31.968" calcext:value-type="float">
            <text:p>31.968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nson, Arizona</text:p>
          </table:table-cell>
          <table:table-cell office:value-type="string" calcext:value-type="string">
            <text:p>105 E. 4th Street</text:p>
          </table:table-cell>
          <table:table-cell office:value-type="string" calcext:value-type="string">
            <text:p>Bens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85602-6611</text:p>
          </table:table-cell>
          <table:table-cell office:value-type="string" calcext:value-type="string">
            <text:p>RAI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41.6619903638,-88.5383583718</text:p>
          </table:table-cell>
          <table:table-cell office:value-type="float" office:value="-88.538" calcext:value-type="float">
            <text:p>-88.538</text:p>
          </table:table-cell>
          <table:table-cell office:value-type="float" office:value="41.662" calcext:value-type="float">
            <text:p>41.662</text:p>
          </table:table-cell>
          <table:table-cell office:value-type="string" calcext:value-type="string">
            <text:p>PLO</text:p>
          </table:table-cell>
          <table:table-cell office:value-type="string" calcext:value-type="string">
            <text:p>Plano, Illinois</text:p>
          </table:table-cell>
          <table:table-cell office:value-type="string" calcext:value-type="string">
            <text:p>101 West Main Street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IL</text:p>
          </table:table-cell>
          <table:table-cell office:value-type="float" office:value="60545" calcext:value-type="float">
            <text:p>60545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47.8112950006,-122.383072</text:p>
          </table:table-cell>
          <table:table-cell office:value-type="float" office:value="-122.383" calcext:value-type="float">
            <text:p>-122.383</text:p>
          </table:table-cell>
          <table:table-cell office:value-type="float" office:value="47.811" calcext:value-type="float">
            <text:p>47.811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Edmonds, Washington</text:p>
          </table:table-cell>
          <table:table-cell office:value-type="string" calcext:value-type="string">
            <text:p>211 Railroad Ave.</text:p>
          </table:table-cell>
          <table:table-cell office:value-type="string" calcext:value-type="string">
            <text:p>Edmonds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98020-4132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38.6239470013,-90.2054519997</text:p>
          </table:table-cell>
          <table:table-cell office:value-type="float" office:value="-90.205" calcext:value-type="float">
            <text:p>-90.205</text:p>
          </table:table-cell>
          <table:table-cell office:value-type="float" office:value="38.624" calcext:value-type="float">
            <text:p>38.624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St. Louis, Missouri</text:p>
          </table:table-cell>
          <table:table-cell office:value-type="string" calcext:value-type="string">
            <text:p>551 South 16th St.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float" office:value="63103" calcext:value-type="float">
            <text:p>63103</text:p>
          </table:table-cell>
          <table:table-cell office:value-type="string" calcext:value-type="string">
            <text:p>RAI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29.7469080006,-90.812653</text:p>
          </table:table-cell>
          <table:table-cell office:value-type="float" office:value="-90.813" calcext:value-type="float">
            <text:p>-90.813</text:p>
          </table:table-cell>
          <table:table-cell office:value-type="float" office:value="29.747" calcext:value-type="float">
            <text:p>29.747</text:p>
          </table:table-cell>
          <table:table-cell office:value-type="string" calcext:value-type="string">
            <text:p>SCH</text:p>
          </table:table-cell>
          <table:table-cell office:value-type="string" calcext:value-type="string">
            <text:p>Schriever, Louisiana</text:p>
          </table:table-cell>
          <table:table-cell office:value-type="string" calcext:value-type="string">
            <text:p>Hwy 20 and Hwy 24</text:p>
          </table:table-cell>
          <table:table-cell office:value-type="string" calcext:value-type="string">
            <text:p>Schriever</text:p>
          </table:table-cell>
          <table:table-cell office:value-type="string" calcext:value-type="string">
            <text:p>LA</text:p>
          </table:table-cell>
          <table:table-cell office:value-type="float" office:value="70395" calcext:value-type="float">
            <text:p>70395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34.6911770011,-82.8334810003</text:p>
          </table:table-cell>
          <table:table-cell office:value-type="float" office:value="-82.833" calcext:value-type="float">
            <text:p>-82.833</text:p>
          </table:table-cell>
          <table:table-cell office:value-type="float" office:value="34.691" calcext:value-type="float">
            <text:p>34.691</text:p>
          </table:table-cell>
          <table:table-cell office:value-type="string" calcext:value-type="string">
            <text:p>CSN</text:p>
          </table:table-cell>
          <table:table-cell office:value-type="string" calcext:value-type="string">
            <text:p>Clemson, South Carolina</text:p>
          </table:table-cell>
          <table:table-cell office:value-type="string" calcext:value-type="string">
            <text:p>Calhoun Memorial Hwy and College Ave.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SC</text:p>
          </table:table-cell>
          <table:table-cell office:value-type="float" office:value="29631" calcext:value-type="float">
            <text:p>29631</text:p>
          </table:table-cell>
          <table:table-cell office:value-type="string" calcext:value-type="string">
            <text:p>RAI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40.7620160005,-111.902382</text:p>
          </table:table-cell>
          <table:table-cell office:value-type="float" office:value="-111.902" calcext:value-type="float">
            <text:p>-111.902</text:p>
          </table:table-cell>
          <table:table-cell office:value-type="float" office:value="40.762" calcext:value-type="float">
            <text:p>40.762</text:p>
          </table:table-cell>
          <table:table-cell office:value-type="string" calcext:value-type="string">
            <text:p>SLC</text:p>
          </table:table-cell>
          <table:table-cell office:value-type="string" calcext:value-type="string">
            <text:p>Salt Lake City, Utah</text:p>
          </table:table-cell>
          <table:table-cell office:value-type="string" calcext:value-type="string">
            <text:p>340 South 600 West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float" office:value="84101" calcext:value-type="float">
            <text:p>84101</text:p>
          </table:table-cell>
          <table:table-cell office:value-type="string" calcext:value-type="string">
            <text:p>RAIL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40.4953540011,-74.4485020001</text:p>
          </table:table-cell>
          <table:table-cell office:value-type="float" office:value="-74.449" calcext:value-type="float">
            <text:p>-74.449</text:p>
          </table:table-cell>
          <table:table-cell office:value-type="float" office:value="40.495" calcext:value-type="float">
            <text:p>40.495</text:p>
          </table:table-cell>
          <table:table-cell office:value-type="string" calcext:value-type="string">
            <text:p>NBK</text:p>
          </table:table-cell>
          <table:table-cell office:value-type="string" calcext:value-type="string">
            <text:p>New Brunswick, New Jersey</text:p>
          </table:table-cell>
          <table:table-cell office:value-type="string" calcext:value-type="string">
            <text:p>French and Albany Streets</text:p>
          </table:table-cell>
          <table:table-cell office:value-type="string" calcext:value-type="string">
            <text:p>New Brunswick</text:p>
          </table:table-cell>
          <table:table-cell office:value-type="string" calcext:value-type="string">
            <text:p>NJ</text:p>
          </table:table-cell>
          <table:table-cell office:value-type="float" office:value="8901" calcext:value-type="float">
            <text:p>8901</text:p>
          </table:table-cell>
          <table:table-cell office:value-type="string" calcext:value-type="string">
            <text:p>RAIL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33.3261450007,-81.14315</text:p>
          </table:table-cell>
          <table:table-cell office:value-type="float" office:value="-81.143" calcext:value-type="float">
            <text:p>-81.143</text:p>
          </table:table-cell>
          <table:table-cell office:value-type="float" office:value="33.326" calcext:value-type="float">
            <text:p>33.326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enmark, South Carolina</text:p>
          </table:table-cell>
          <table:table-cell office:value-type="string" calcext:value-type="string">
            <text:p>200 West Baruch Street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C</text:p>
          </table:table-cell>
          <table:table-cell office:value-type="float" office:value="29042" calcext:value-type="float">
            <text:p>29042</text:p>
          </table:table-cell>
          <table:table-cell office:value-type="string" calcext:value-type="string">
            <text:p>RAI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44.2573620006,-72.6086810003</text:p>
          </table:table-cell>
          <table:table-cell office:value-type="float" office:value="-72.609" calcext:value-type="float">
            <text:p>-72.609</text:p>
          </table:table-cell>
          <table:table-cell office:value-type="float" office:value="44.257" calcext:value-type="float">
            <text:p>44.257</text:p>
          </table:table-cell>
          <table:table-cell office:value-type="string" calcext:value-type="string">
            <text:p>MPR</text:p>
          </table:table-cell>
          <table:table-cell office:value-type="string" calcext:value-type="string">
            <text:p>Montpelier, Vermont</text:p>
          </table:table-cell>
          <table:table-cell office:value-type="string" calcext:value-type="string">
            <text:p>Junction Rd and Short Rd</text:p>
          </table:table-cell>
          <table:table-cell office:value-type="string" calcext:value-type="string">
            <text:p>Montpelier</text:p>
          </table:table-cell>
          <table:table-cell office:value-type="string" calcext:value-type="string">
            <text:p>VT</text:p>
          </table:table-cell>
          <table:table-cell office:value-type="float" office:value="5602" calcext:value-type="float">
            <text:p>5602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30.2690930012,-97.7555690003</text:p>
          </table:table-cell>
          <table:table-cell office:value-type="float" office:value="-97.756" calcext:value-type="float">
            <text:p>-97.756</text:p>
          </table:table-cell>
          <table:table-cell office:value-type="float" office:value="30.269" calcext:value-type="float">
            <text:p>30.26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stin, Texas</text:p>
          </table:table-cell>
          <table:table-cell office:value-type="string" calcext:value-type="string">
            <text:p>250 North Lamar Blvd.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float" office:value="78703" calcext:value-type="float">
            <text:p>78703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35.5012660009,-80.6218109997</text:p>
          </table:table-cell>
          <table:table-cell office:value-type="float" office:value="-80.622" calcext:value-type="float">
            <text:p>-80.622</text:p>
          </table:table-cell>
          <table:table-cell office:value-type="float" office:value="35.501" calcext:value-type="float">
            <text:p>35.501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Kannapolis, North Carolina</text:p>
          </table:table-cell>
          <table:table-cell office:value-type="string" calcext:value-type="string">
            <text:p>201 South Main St.</text:p>
          </table:table-cell>
          <table:table-cell office:value-type="string" calcext:value-type="string">
            <text:p>Kannapolis</text:p>
          </table:table-cell>
          <table:table-cell office:value-type="string" calcext:value-type="string">
            <text:p>NC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43.9228550007,-72.6658479996</text:p>
          </table:table-cell>
          <table:table-cell office:value-type="float" office:value="-72.666" calcext:value-type="float">
            <text:p>-72.666</text:p>
          </table:table-cell>
          <table:table-cell office:value-type="float" office:value="43.923" calcext:value-type="float">
            <text:p>43.923</text:p>
          </table:table-cell>
          <table:table-cell office:value-type="string" calcext:value-type="string">
            <text:p>RPH</text:p>
          </table:table-cell>
          <table:table-cell office:value-type="string" calcext:value-type="string">
            <text:p>Randolph, Vermont</text:p>
          </table:table-cell>
          <table:table-cell office:value-type="string" calcext:value-type="string">
            <text:p>South Main and Salisbury Sts.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VT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36.0612030007,-79.8313520001</text:p>
          </table:table-cell>
          <table:table-cell office:value-type="float" office:value="-79.831" calcext:value-type="float">
            <text:p>-79.831</text:p>
          </table:table-cell>
          <table:table-cell office:value-type="float" office:value="36.061" calcext:value-type="float">
            <text:p>36.061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eensboro, North Carolina</text:p>
          </table:table-cell>
          <table:table-cell office:value-type="string" calcext:value-type="string">
            <text:p>236 East Washington Street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27401-2704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37.3070410007,-120.475891</text:p>
          </table:table-cell>
          <table:table-cell office:value-type="float" office:value="-120.476" calcext:value-type="float">
            <text:p>-120.476</text:p>
          </table:table-cell>
          <table:table-cell office:value-type="float" office:value="37.307" calcext:value-type="float">
            <text:p>37.307</text:p>
          </table:table-cell>
          <table:table-cell office:value-type="string" calcext:value-type="string">
            <text:p>MCD</text:p>
          </table:table-cell>
          <table:table-cell office:value-type="string" calcext:value-type="string">
            <text:p>Merced, California</text:p>
          </table:table-cell>
          <table:table-cell office:value-type="string" calcext:value-type="string">
            <text:p>324 West 24th St</text:p>
          </table:table-cell>
          <table:table-cell office:value-type="string" calcext:value-type="string">
            <text:p>Merced</text:p>
          </table:table-cell>
          <table:table-cell office:value-type="string" calcext:value-type="string">
            <text:p>CA</text:p>
          </table:table-cell>
          <table:table-cell office:value-type="float" office:value="95340" calcext:value-type="float">
            <text:p>95340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28.0022510006,-81.7342609996</text:p>
          </table:table-cell>
          <table:table-cell office:value-type="float" office:value="-81.734" calcext:value-type="float">
            <text:p>-81.734</text:p>
          </table:table-cell>
          <table:table-cell office:value-type="float" office:value="28.002" calcext:value-type="float">
            <text:p>28.002</text:p>
          </table:table-cell>
          <table:table-cell office:value-type="string" calcext:value-type="string">
            <text:p>WTH</text:p>
          </table:table-cell>
          <table:table-cell office:value-type="string" calcext:value-type="string">
            <text:p>Winter Haven, Florida</text:p>
          </table:table-cell>
          <table:table-cell office:value-type="string" calcext:value-type="string">
            <text:p>1800 7th St SW</text:p>
          </table:table-cell>
          <table:table-cell office:value-type="string" calcext:value-type="string">
            <text:p>Winter Have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33880-4375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48.0907820012,-105.640358</text:p>
          </table:table-cell>
          <table:table-cell office:value-type="float" office:value="-105.64" calcext:value-type="float">
            <text:p>-105.64</text:p>
          </table:table-cell>
          <table:table-cell office:value-type="float" office:value="48.091" calcext:value-type="float">
            <text:p>48.091</text:p>
          </table:table-cell>
          <table:table-cell office:value-type="string" calcext:value-type="string">
            <text:p>WPT</text:p>
          </table:table-cell>
          <table:table-cell office:value-type="string" calcext:value-type="string">
            <text:p>Wolf Point, Montana</text:p>
          </table:table-cell>
          <table:table-cell office:value-type="string" calcext:value-type="string">
            <text:p>320 Front Street</text:p>
          </table:table-cell>
          <table:table-cell office:value-type="string" calcext:value-type="string">
            <text:p>Wolf Point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59201-1413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47.4216230011,-120.30584</text:p>
          </table:table-cell>
          <table:table-cell office:value-type="float" office:value="-120.306" calcext:value-type="float">
            <text:p>-120.306</text:p>
          </table:table-cell>
          <table:table-cell office:value-type="float" office:value="47.422" calcext:value-type="float">
            <text:p>47.422</text:p>
          </table:table-cell>
          <table:table-cell office:value-type="string" calcext:value-type="string">
            <text:p>WEN</text:p>
          </table:table-cell>
          <table:table-cell office:value-type="string" calcext:value-type="string">
            <text:p>Wenatchee, Washington</text:p>
          </table:table-cell>
          <table:table-cell office:value-type="string" calcext:value-type="string">
            <text:p>Kittitas &amp; South Columbia Sts.</text:p>
          </table:table-cell>
          <table:table-cell office:value-type="string" calcext:value-type="string">
            <text:p>Wenatche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98801-6008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41.4985280009,-87.5181879996</text:p>
          </table:table-cell>
          <table:table-cell office:value-type="float" office:value="-87.518" calcext:value-type="float">
            <text:p>-87.518</text:p>
          </table:table-cell>
          <table:table-cell office:value-type="float" office:value="41.499" calcext:value-type="float">
            <text:p>41.499</text:p>
          </table:table-cell>
          <table:table-cell office:value-type="string" calcext:value-type="string">
            <text:p>DYE</text:p>
          </table:table-cell>
          <table:table-cell office:value-type="string" calcext:value-type="string">
            <text:p>Dyer, Indiana</text:p>
          </table:table-cell>
          <table:table-cell office:value-type="string" calcext:value-type="string">
            <text:p>913 Sheffield Avenue</text:p>
          </table:table-cell>
          <table:table-cell office:value-type="string" calcext:value-type="string">
            <text:p>Dyer</text:p>
          </table:table-cell>
          <table:table-cell office:value-type="string" calcext:value-type="string">
            <text:p>IN</text:p>
          </table:table-cell>
          <table:table-cell office:value-type="float" office:value="46311" calcext:value-type="float">
            <text:p>46311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40.805943001,-91.1019820002</text:p>
          </table:table-cell>
          <table:table-cell office:value-type="float" office:value="-91.102" calcext:value-type="float">
            <text:p>-91.102</text:p>
          </table:table-cell>
          <table:table-cell office:value-type="float" office:value="40.806" calcext:value-type="float">
            <text:p>40.806</text:p>
          </table:table-cell>
          <table:table-cell office:value-type="string" calcext:value-type="string">
            <text:p>BRL</text:p>
          </table:table-cell>
          <table:table-cell office:value-type="string" calcext:value-type="string">
            <text:p>Burlington, Iowa</text:p>
          </table:table-cell>
          <table:table-cell office:value-type="string" calcext:value-type="string">
            <text:p>300 South Main Stree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IA</text:p>
          </table:table-cell>
          <table:table-cell office:value-type="float" office:value="52601" calcext:value-type="float">
            <text:p>52601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35.277416001,-120.653946</text:p>
          </table:table-cell>
          <table:table-cell office:value-type="float" office:value="-120.654" calcext:value-type="float">
            <text:p>-120.654</text:p>
          </table:table-cell>
          <table:table-cell office:value-type="float" office:value="35.277" calcext:value-type="float">
            <text:p>35.277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San Luis Obispo, California</text:p>
          </table:table-cell>
          <table:table-cell office:value-type="string" calcext:value-type="string">
            <text:p>1011 Railroad Avenue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401-4449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46.8810770013,-96.7846150001</text:p>
          </table:table-cell>
          <table:table-cell office:value-type="float" office:value="-96.785" calcext:value-type="float">
            <text:p>-96.785</text:p>
          </table:table-cell>
          <table:table-cell office:value-type="float" office:value="46.881" calcext:value-type="float">
            <text:p>46.881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Fargo, North Dakota</text:p>
          </table:table-cell>
          <table:table-cell office:value-type="string" calcext:value-type="string">
            <text:p>420 4th Street North</text:p>
          </table:table-cell>
          <table:table-cell office:value-type="string" calcext:value-type="string">
            <text:p>Fargo</text:p>
          </table:table-cell>
          <table:table-cell office:value-type="string" calcext:value-type="string">
            <text:p>ND</text:p>
          </table:table-cell>
          <table:table-cell office:value-type="float" office:value="58102" calcext:value-type="float">
            <text:p>58102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44.0330660008,-73.4619290003</text:p>
          </table:table-cell>
          <table:table-cell office:value-type="float" office:value="-73.462" calcext:value-type="float">
            <text:p>-73.462</text:p>
          </table:table-cell>
          <table:table-cell office:value-type="float" office:value="44.033" calcext:value-type="float">
            <text:p>44.033</text:p>
          </table:table-cell>
          <table:table-cell office:value-type="string" calcext:value-type="string">
            <text:p>POH</text:p>
          </table:table-cell>
          <table:table-cell office:value-type="string" calcext:value-type="string">
            <text:p>Port Henry, New York</text:p>
          </table:table-cell>
          <table:table-cell office:value-type="string" calcext:value-type="string">
            <text:p>20 Park Place</text:p>
          </table:table-cell>
          <table:table-cell office:value-type="string" calcext:value-type="string">
            <text:p>Port Henr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12974-1324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27.497257001,-81.4347460003</text:p>
          </table:table-cell>
          <table:table-cell office:value-type="float" office:value="-81.435" calcext:value-type="float">
            <text:p>-81.435</text:p>
          </table:table-cell>
          <table:table-cell office:value-type="float" office:value="27.497" calcext:value-type="float">
            <text:p>27.497</text:p>
          </table:table-cell>
          <table:table-cell office:value-type="string" calcext:value-type="string">
            <text:p>SBG</text:p>
          </table:table-cell>
          <table:table-cell office:value-type="string" calcext:value-type="string">
            <text:p>Sebring, Florida</text:p>
          </table:table-cell>
          <table:table-cell office:value-type="string" calcext:value-type="string">
            <text:p>601 East Center St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33870-3513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36.6793630007,-121.656189</text:p>
          </table:table-cell>
          <table:table-cell office:value-type="float" office:value="-121.656" calcext:value-type="float">
            <text:p>-121.656</text:p>
          </table:table-cell>
          <table:table-cell office:value-type="float" office:value="36.679" calcext:value-type="float">
            <text:p>36.679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Salinas, California</text:p>
          </table:table-cell>
          <table:table-cell office:value-type="string" calcext:value-type="string">
            <text:p>Station Place and Railroad Avenue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901-1432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40.2473300011,-103.80265</text:p>
          </table:table-cell>
          <table:table-cell office:value-type="float" office:value="-103.803" calcext:value-type="float">
            <text:p>-103.803</text:p>
          </table:table-cell>
          <table:table-cell office:value-type="float" office:value="40.247" calcext:value-type="float">
            <text:p>40.247</text:p>
          </table:table-cell>
          <table:table-cell office:value-type="string" calcext:value-type="string">
            <text:p>FMG</text:p>
          </table:table-cell>
          <table:table-cell office:value-type="string" calcext:value-type="string">
            <text:p>Fort Morgan, Colorado</text:p>
          </table:table-cell>
          <table:table-cell office:value-type="string" calcext:value-type="string">
            <text:p>South Ensign St and Main St</text:p>
          </table:table-cell>
          <table:table-cell office:value-type="string" calcext:value-type="string">
            <text:p>Fort Morgan</text:p>
          </table:table-cell>
          <table:table-cell office:value-type="string" calcext:value-type="string">
            <text:p>CO</text:p>
          </table:table-cell>
          <table:table-cell office:value-type="float" office:value="80701" calcext:value-type="float">
            <text:p>80701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34.3789849552,-118.52675231</text:p>
          </table:table-cell>
          <table:table-cell office:value-type="float" office:value="-118.527" calcext:value-type="float">
            <text:p>-118.527</text:p>
          </table:table-cell>
          <table:table-cell office:value-type="float" office:value="34.379" calcext:value-type="float">
            <text:p>34.379</text:p>
          </table:table-cell>
          <table:table-cell office:value-type="string" calcext:value-type="string">
            <text:p>NHL</text:p>
          </table:table-cell>
          <table:table-cell office:value-type="string" calcext:value-type="string">
            <text:p>Santa Clarita-Newhall, California</text:p>
          </table:table-cell>
          <table:table-cell office:value-type="string" calcext:value-type="string">
            <text:p>24300 Railroad Avenue</text:p>
          </table:table-cell>
          <table:table-cell office:value-type="string" calcext:value-type="string">
            <text:p>Santa Clarit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1321-0000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43.6520130011,-70.2904929999</text:p>
          </table:table-cell>
          <table:table-cell office:value-type="float" office:value="-70.29" calcext:value-type="float">
            <text:p>-70.29</text:p>
          </table:table-cell>
          <table:table-cell office:value-type="float" office:value="43.652" calcext:value-type="float">
            <text:p>43.652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tland, Maine</text:p>
          </table:table-cell>
          <table:table-cell office:value-type="string" calcext:value-type="string">
            <text:p>100 Thompson's Point Road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04102-2630</text:p>
          </table:table-cell>
          <table:table-cell office:value-type="string" calcext:value-type="string">
            <text:p>RAI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34.2473490009,-80.6261599996</text:p>
          </table:table-cell>
          <table:table-cell office:value-type="float" office:value="-80.626" calcext:value-type="float">
            <text:p>-80.626</text:p>
          </table:table-cell>
          <table:table-cell office:value-type="float" office:value="34.247" calcext:value-type="float">
            <text:p>34.247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den, South Carolina</text:p>
          </table:table-cell>
          <table:table-cell office:value-type="string" calcext:value-type="string">
            <text:p>1060 West Dekalb Street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SC</text:p>
          </table:table-cell>
          <table:table-cell office:value-type="float" office:value="29020" calcext:value-type="float">
            <text:p>29020</text:p>
          </table:table-cell>
          <table:table-cell office:value-type="string" calcext:value-type="string">
            <text:p>RAI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40.8368760006,-115.753395</text:p>
          </table:table-cell>
          <table:table-cell office:value-type="float" office:value="-115.753" calcext:value-type="float">
            <text:p>-115.753</text:p>
          </table:table-cell>
          <table:table-cell office:value-type="float" office:value="40.837" calcext:value-type="float">
            <text:p>40.837</text:p>
          </table:table-cell>
          <table:table-cell office:value-type="string" calcext:value-type="string">
            <text:p>ELK</text:p>
          </table:table-cell>
          <table:table-cell office:value-type="string" calcext:value-type="string">
            <text:p>Elko, Nevada</text:p>
          </table:table-cell>
          <table:table-cell office:value-type="string" calcext:value-type="string">
            <text:p>12th and Silver Sts.</text:p>
          </table:table-cell>
          <table:table-cell office:value-type="string" calcext:value-type="string">
            <text:p>Elko</text:p>
          </table:table-cell>
          <table:table-cell office:value-type="string" calcext:value-type="string">
            <text:p>NV</text:p>
          </table:table-cell>
          <table:table-cell office:value-type="float" office:value="89801" calcext:value-type="float">
            <text:p>89801</text:p>
          </table:table-cell>
          <table:table-cell office:value-type="string" calcext:value-type="string">
            <text:p>RAIL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38.0558590008,-97.9300610002</text:p>
          </table:table-cell>
          <table:table-cell office:value-type="float" office:value="-97.93" calcext:value-type="float">
            <text:p>-97.93</text:p>
          </table:table-cell>
          <table:table-cell office:value-type="float" office:value="38.056" calcext:value-type="float">
            <text:p>38.056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Hutchinson, Kansas</text:p>
          </table:table-cell>
          <table:table-cell office:value-type="string" calcext:value-type="string">
            <text:p>North Walnut St &amp; East 3rd Ave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KS</text:p>
          </table:table-cell>
          <table:table-cell office:value-type="float" office:value="67501" calcext:value-type="float">
            <text:p>67501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37.534060001,-77.4297900001</text:p>
          </table:table-cell>
          <table:table-cell office:value-type="float" office:value="-77.43" calcext:value-type="float">
            <text:p>-77.43</text:p>
          </table:table-cell>
          <table:table-cell office:value-type="float" office:value="37.534" calcext:value-type="float">
            <text:p>37.534</text:p>
          </table:table-cell>
          <table:table-cell office:value-type="string" calcext:value-type="string">
            <text:p>RVM</text:p>
          </table:table-cell>
          <table:table-cell office:value-type="string" calcext:value-type="string">
            <text:p>Richmond (Main St), Virginia</text:p>
          </table:table-cell>
          <table:table-cell office:value-type="string" calcext:value-type="string">
            <text:p>1500 East Main Street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  <table:table-cell office:value-type="float" office:value="23219" calcext:value-type="float">
            <text:p>23219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36.9745180005,-120.018944</text:p>
          </table:table-cell>
          <table:table-cell office:value-type="float" office:value="-120.019" calcext:value-type="float">
            <text:p>-120.019</text:p>
          </table:table-cell>
          <table:table-cell office:value-type="float" office:value="36.975" calcext:value-type="float">
            <text:p>36.975</text:p>
          </table:table-cell>
          <table:table-cell office:value-type="string" calcext:value-type="string">
            <text:p>MDR</text:p>
          </table:table-cell>
          <table:table-cell office:value-type="string" calcext:value-type="string">
            <text:p>Madera, California</text:p>
          </table:table-cell>
          <table:table-cell office:value-type="string" calcext:value-type="string">
            <text:p>Avenue 15 1/2 at 29th Road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CA</text:p>
          </table:table-cell>
          <table:table-cell office:value-type="float" office:value="93637" calcext:value-type="float">
            <text:p>93637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38.7072940005,-91.4326019998</text:p>
          </table:table-cell>
          <table:table-cell office:value-type="float" office:value="-91.433" calcext:value-type="float">
            <text:p>-91.433</text:p>
          </table:table-cell>
          <table:table-cell office:value-type="float" office:value="38.707" calcext:value-type="float">
            <text:p>38.707</text:p>
          </table:table-cell>
          <table:table-cell office:value-type="string" calcext:value-type="string">
            <text:p>HEM</text:p>
          </table:table-cell>
          <table:table-cell office:value-type="string" calcext:value-type="string">
            <text:p>Hermann, Missouri</text:p>
          </table:table-cell>
          <table:table-cell office:value-type="string" calcext:value-type="string">
            <text:p>Wharf &amp; Gutenberg Sts.</text:p>
          </table:table-cell>
          <table:table-cell office:value-type="string" calcext:value-type="string">
            <text:p>Herman</text:p>
          </table:table-cell>
          <table:table-cell office:value-type="string" calcext:value-type="string">
            <text:p>MO</text:p>
          </table:table-cell>
          <table:table-cell office:value-type="float" office:value="65041" calcext:value-type="float">
            <text:p>65041</text:p>
          </table:table-cell>
          <table:table-cell office:value-type="string" calcext:value-type="string">
            <text:p>RAI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39.9856190007,-75.8206630001</text:p>
          </table:table-cell>
          <table:table-cell office:value-type="float" office:value="-75.821" calcext:value-type="float">
            <text:p>-75.821</text:p>
          </table:table-cell>
          <table:table-cell office:value-type="float" office:value="39.986" calcext:value-type="float">
            <text:p>39.986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Coatesville, Pennsylvania</text:p>
          </table:table-cell>
          <table:table-cell office:value-type="string" calcext:value-type="string">
            <text:p>Third Ave. and Fleetwood St.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PA</text:p>
          </table:table-cell>
          <table:table-cell office:value-type="float" office:value="19320" calcext:value-type="float">
            <text:p>19320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38.9129450006,-94.3776470001</text:p>
          </table:table-cell>
          <table:table-cell office:value-type="float" office:value="-94.378" calcext:value-type="float">
            <text:p>-94.378</text:p>
          </table:table-cell>
          <table:table-cell office:value-type="float" office:value="38.913" calcext:value-type="float">
            <text:p>38.913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ees Summit, Missouri</text:p>
          </table:table-cell>
          <table:table-cell office:value-type="string" calcext:value-type="string">
            <text:p>217 SW Main St.</text:p>
          </table:table-cell>
          <table:table-cell office:value-type="string" calcext:value-type="string">
            <text:p>Lees Summit</text:p>
          </table:table-cell>
          <table:table-cell office:value-type="string" calcext:value-type="string">
            <text:p>MO</text:p>
          </table:table-cell>
          <table:table-cell office:value-type="float" office:value="64063" calcext:value-type="float">
            <text:p>64063</text:p>
          </table:table-cell>
          <table:table-cell office:value-type="string" calcext:value-type="string">
            <text:p>RAI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34.2851940007,-118.876953</text:p>
          </table:table-cell>
          <table:table-cell office:value-type="float" office:value="-118.877" calcext:value-type="float">
            <text:p>-118.877</text:p>
          </table:table-cell>
          <table:table-cell office:value-type="float" office:value="34.285" calcext:value-type="float">
            <text:p>34.285</text:p>
          </table:table-cell>
          <table:table-cell office:value-type="string" calcext:value-type="string">
            <text:p>MPK</text:p>
          </table:table-cell>
          <table:table-cell office:value-type="string" calcext:value-type="string">
            <text:p>Moorpark, California</text:p>
          </table:table-cell>
          <table:table-cell office:value-type="string" calcext:value-type="string">
            <text:p>300 High Street</text:p>
          </table:table-cell>
          <table:table-cell office:value-type="string" calcext:value-type="string">
            <text:p>Moorpark</text:p>
          </table:table-cell>
          <table:table-cell office:value-type="string" calcext:value-type="string">
            <text:p>CA</text:p>
          </table:table-cell>
          <table:table-cell office:value-type="float" office:value="93021" calcext:value-type="float">
            <text:p>93021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34.2571180006,-118.598732</text:p>
          </table:table-cell>
          <table:table-cell office:value-type="float" office:value="-118.599" calcext:value-type="float">
            <text:p>-118.599</text:p>
          </table:table-cell>
          <table:table-cell office:value-type="float" office:value="34.257" calcext:value-type="float">
            <text:p>34.257</text:p>
          </table:table-cell>
          <table:table-cell office:value-type="string" calcext:value-type="string">
            <text:p>CWT</text:p>
          </table:table-cell>
          <table:table-cell office:value-type="string" calcext:value-type="string">
            <text:p>Chatsworth, California</text:p>
          </table:table-cell>
          <table:table-cell office:value-type="string" calcext:value-type="string">
            <text:p>10040 Old Depot Plaza Road</text:p>
          </table:table-cell>
          <table:table-cell office:value-type="string" calcext:value-type="string">
            <text:p>Chatsworth</text:p>
          </table:table-cell>
          <table:table-cell office:value-type="string" calcext:value-type="string">
            <text:p>CA</text:p>
          </table:table-cell>
          <table:table-cell office:value-type="float" office:value="91311" calcext:value-type="float">
            <text:p>91311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31.5787580008,-90.4421229998</text:p>
          </table:table-cell>
          <table:table-cell office:value-type="float" office:value="-90.442" calcext:value-type="float">
            <text:p>-90.442</text:p>
          </table:table-cell>
          <table:table-cell office:value-type="float" office:value="31.579" calcext:value-type="float">
            <text:p>31.579</text:p>
          </table:table-cell>
          <table:table-cell office:value-type="string" calcext:value-type="string">
            <text:p>BRH</text:p>
          </table:table-cell>
          <table:table-cell office:value-type="string" calcext:value-type="string">
            <text:p>Brookhaven, Mississippi</text:p>
          </table:table-cell>
          <table:table-cell office:value-type="string" calcext:value-type="string">
            <text:p>East Monticello St. and South Railroad Ave.</text:p>
          </table:table-cell>
          <table:table-cell office:value-type="string" calcext:value-type="string">
            <text:p>Brookhaven</text:p>
          </table:table-cell>
          <table:table-cell office:value-type="string" calcext:value-type="string">
            <text:p>MS</text:p>
          </table:table-cell>
          <table:table-cell office:value-type="float" office:value="39601" calcext:value-type="float">
            <text:p>39601</text:p>
          </table:table-cell>
          <table:table-cell office:value-type="string" calcext:value-type="string">
            <text:p>RAI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41.7879490007,-86.7398759996</text:p>
          </table:table-cell>
          <table:table-cell office:value-type="float" office:value="-86.74" calcext:value-type="float">
            <text:p>-86.74</text:p>
          </table:table-cell>
          <table:table-cell office:value-type="float" office:value="41.788" calcext:value-type="float">
            <text:p>41.788</text:p>
          </table:table-cell>
          <table:table-cell office:value-type="string" calcext:value-type="string">
            <text:p>NBM</text:p>
          </table:table-cell>
          <table:table-cell office:value-type="string" calcext:value-type="string">
            <text:p>New Buffalo, Michigan</text:p>
          </table:table-cell>
          <table:table-cell office:value-type="string" calcext:value-type="string">
            <text:p>517 South Whittaker Street</text:p>
          </table:table-cell>
          <table:table-cell office:value-type="string" calcext:value-type="string">
            <text:p>New Buffalo</text:p>
          </table:table-cell>
          <table:table-cell office:value-type="string" calcext:value-type="string">
            <text:p>MI</text:p>
          </table:table-cell>
          <table:table-cell office:value-type="float" office:value="49117" calcext:value-type="float">
            <text:p>49117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42.7190820009,-84.4935460003</text:p>
          </table:table-cell>
          <table:table-cell office:value-type="float" office:value="-84.494" calcext:value-type="float">
            <text:p>-84.494</text:p>
          </table:table-cell>
          <table:table-cell office:value-type="float" office:value="42.719" calcext:value-type="float">
            <text:p>42.719</text:p>
          </table:table-cell>
          <table:table-cell office:value-type="string" calcext:value-type="string">
            <text:p>LNS</text:p>
          </table:table-cell>
          <table:table-cell office:value-type="string" calcext:value-type="string">
            <text:p>East Lansing, Michigan</text:p>
          </table:table-cell>
          <table:table-cell office:value-type="string" calcext:value-type="string">
            <text:p>1240 South Harrison Road</text:p>
          </table:table-cell>
          <table:table-cell office:value-type="string" calcext:value-type="string">
            <text:p>East Lansing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48823-5223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48.3193630007,-102.390778</text:p>
          </table:table-cell>
          <table:table-cell office:value-type="float" office:value="-102.391" calcext:value-type="float">
            <text:p>-102.391</text:p>
          </table:table-cell>
          <table:table-cell office:value-type="float" office:value="48.319" calcext:value-type="float">
            <text:p>48.319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Stanley, North Dakota</text:p>
          </table:table-cell>
          <table:table-cell office:value-type="string" calcext:value-type="string">
            <text:p>Main Street &amp; Railroad Avenue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ND</text:p>
          </table:table-cell>
          <table:table-cell office:value-type="float" office:value="58784" calcext:value-type="float">
            <text:p>58784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43.1992260006,-75.4514389998</text:p>
          </table:table-cell>
          <table:table-cell office:value-type="float" office:value="-75.451" calcext:value-type="float">
            <text:p>-75.451</text:p>
          </table:table-cell>
          <table:table-cell office:value-type="float" office:value="43.199" calcext:value-type="float">
            <text:p>43.199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Rome, New York</text:p>
          </table:table-cell>
          <table:table-cell office:value-type="string" calcext:value-type="string">
            <text:p>6599 Martin Street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NY</text:p>
          </table:table-cell>
          <table:table-cell office:value-type="float" office:value="13440" calcext:value-type="float">
            <text:p>13440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35.1324310006,-90.0588759997</text:p>
          </table:table-cell>
          <table:table-cell office:value-type="float" office:value="-90.059" calcext:value-type="float">
            <text:p>-90.059</text:p>
          </table:table-cell>
          <table:table-cell office:value-type="float" office:value="35.132" calcext:value-type="float">
            <text:p>35.132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emphis, Tennessee</text:p>
          </table:table-cell>
          <table:table-cell office:value-type="string" calcext:value-type="string">
            <text:p>Central Station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float" office:value="38103" calcext:value-type="float">
            <text:p>38103</text:p>
          </table:table-cell>
          <table:table-cell office:value-type="string" calcext:value-type="string">
            <text:p>RAIL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39.7233090013,-121.844719</text:p>
          </table:table-cell>
          <table:table-cell office:value-type="float" office:value="-121.845" calcext:value-type="float">
            <text:p>-121.845</text:p>
          </table:table-cell>
          <table:table-cell office:value-type="float" office:value="39.723" calcext:value-type="float">
            <text:p>39.723</text:p>
          </table:table-cell>
          <table:table-cell office:value-type="string" calcext:value-type="string">
            <text:p>CIC</text:p>
          </table:table-cell>
          <table:table-cell office:value-type="string" calcext:value-type="string">
            <text:p>Chico, California</text:p>
          </table:table-cell>
          <table:table-cell office:value-type="string" calcext:value-type="string">
            <text:p>West 5th and Orange Streets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CA</text:p>
          </table:table-cell>
          <table:table-cell office:value-type="float" office:value="95926" calcext:value-type="float">
            <text:p>95926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40.2258680011,-111.66272</text:p>
          </table:table-cell>
          <table:table-cell office:value-type="float" office:value="-111.663" calcext:value-type="float">
            <text:p>-111.663</text:p>
          </table:table-cell>
          <table:table-cell office:value-type="float" office:value="40.226" calcext:value-type="float">
            <text:p>40.226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Provo, Utah</text:p>
          </table:table-cell>
          <table:table-cell office:value-type="string" calcext:value-type="string">
            <text:p>300 West 600 South</text:p>
          </table:table-cell>
          <table:table-cell office:value-type="string" calcext:value-type="string">
            <text:p>Provo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84601-4542</text:p>
          </table:table-cell>
          <table:table-cell office:value-type="string" calcext:value-type="string">
            <text:p>RAIL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32.7493740011,-97.3238679997</text:p>
          </table:table-cell>
          <table:table-cell office:value-type="float" office:value="-97.324" calcext:value-type="float">
            <text:p>-97.324</text:p>
          </table:table-cell>
          <table:table-cell office:value-type="float" office:value="32.749" calcext:value-type="float">
            <text:p>32.749</text:p>
          </table:table-cell>
          <table:table-cell office:value-type="string" calcext:value-type="string">
            <text:p>FTW</text:p>
          </table:table-cell>
          <table:table-cell office:value-type="string" calcext:value-type="string">
            <text:p>Fort Worth, Texas</text:p>
          </table:table-cell>
          <table:table-cell office:value-type="string" calcext:value-type="string">
            <text:p>1001 Jones Street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  <table:table-cell office:value-type="float" office:value="76102" calcext:value-type="float">
            <text:p>76102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39.0845176249,-77.1466701765</text:p>
          </table:table-cell>
          <table:table-cell office:value-type="float" office:value="-77.147" calcext:value-type="float">
            <text:p>-77.147</text:p>
          </table:table-cell>
          <table:table-cell office:value-type="float" office:value="39.085" calcext:value-type="float">
            <text:p>39.085</text:p>
          </table:table-cell>
          <table:table-cell office:value-type="string" calcext:value-type="string">
            <text:p>RKV</text:p>
          </table:table-cell>
          <table:table-cell office:value-type="string" calcext:value-type="string">
            <text:p>Rockville, Maryland</text:p>
          </table:table-cell>
          <table:table-cell office:value-type="string" calcext:value-type="string">
            <text:p>251 Hungerford Drive at Park Rd.</text:p>
          </table:table-cell>
          <table:table-cell office:value-type="string" calcext:value-type="string">
            <text:p>Rockville</text:p>
          </table:table-cell>
          <table:table-cell office:value-type="string" calcext:value-type="string">
            <text:p>MD</text:p>
          </table:table-cell>
          <table:table-cell office:value-type="float" office:value="20850" calcext:value-type="float">
            <text:p>20850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42.3653890006,-71.0621449996</text:p>
          </table:table-cell>
          <table:table-cell office:value-type="float" office:value="-71.062" calcext:value-type="float">
            <text:p>-71.062</text:p>
          </table:table-cell>
          <table:table-cell office:value-type="float" office:value="42.365" calcext:value-type="float">
            <text:p>42.365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Boston (North Station), Massachusetts</text:p>
          </table:table-cell>
          <table:table-cell office:value-type="string" calcext:value-type="string">
            <text:p>100 Legends Way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2114-1300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42.3515240009,-71.0552979996</text:p>
          </table:table-cell>
          <table:table-cell office:value-type="float" office:value="-71.055" calcext:value-type="float">
            <text:p>-71.055</text:p>
          </table:table-cell>
          <table:table-cell office:value-type="float" office:value="42.352" calcext:value-type="float">
            <text:p>42.352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Boston (South Station), Massachusetts</text:p>
          </table:table-cell>
          <table:table-cell office:value-type="string" calcext:value-type="string">
            <text:p>2 South Station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40.0422860012,-75.4837489999</text:p>
          </table:table-cell>
          <table:table-cell office:value-type="float" office:value="-75.484" calcext:value-type="float">
            <text:p>-75.484</text:p>
          </table:table-cell>
          <table:table-cell office:value-type="float" office:value="40.042" calcext:value-type="float">
            <text:p>40.042</text:p>
          </table:table-cell>
          <table:table-cell office:value-type="string" calcext:value-type="string">
            <text:p>PAO</text:p>
          </table:table-cell>
          <table:table-cell office:value-type="string" calcext:value-type="string">
            <text:p>Paoli, Pennsylvania</text:p>
          </table:table-cell>
          <table:table-cell office:value-type="string" calcext:value-type="string">
            <text:p>13 Lancaster Ave.</text:p>
          </table:table-cell>
          <table:table-cell office:value-type="string" calcext:value-type="string">
            <text:p>Paoli</text:p>
          </table:table-cell>
          <table:table-cell office:value-type="string" calcext:value-type="string">
            <text:p>PA</text:p>
          </table:table-cell>
          <table:table-cell office:value-type="float" office:value="19301" calcext:value-type="float">
            <text:p>19301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30.4179330012,-87.2044910003</text:p>
          </table:table-cell>
          <table:table-cell office:value-type="float" office:value="-87.204" calcext:value-type="float">
            <text:p>-87.204</text:p>
          </table:table-cell>
          <table:table-cell office:value-type="float" office:value="30.418" calcext:value-type="float">
            <text:p>30.418</text:p>
          </table:table-cell>
          <table:table-cell office:value-type="string" calcext:value-type="string">
            <text:p>PNS</text:p>
          </table:table-cell>
          <table:table-cell office:value-type="string" calcext:value-type="string">
            <text:p>Pensacola, Florida</text:p>
          </table:table-cell>
          <table:table-cell office:value-type="string" calcext:value-type="string">
            <text:p>980 East Heinberg Street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32502-4375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37.6142500012,-77.4965819997</text:p>
          </table:table-cell>
          <table:table-cell office:value-type="float" office:value="-77.497" calcext:value-type="float">
            <text:p>-77.497</text:p>
          </table:table-cell>
          <table:table-cell office:value-type="float" office:value="37.614" calcext:value-type="float">
            <text:p>37.614</text:p>
          </table:table-cell>
          <table:table-cell office:value-type="string" calcext:value-type="string">
            <text:p>RVR</text:p>
          </table:table-cell>
          <table:table-cell office:value-type="string" calcext:value-type="string">
            <text:p>Richmond (Staples Mill Rd), Virginia</text:p>
          </table:table-cell>
          <table:table-cell office:value-type="string" calcext:value-type="string">
            <text:p>7519 Staples Mill Road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  <table:table-cell office:value-type="float" office:value="23228" calcext:value-type="float">
            <text:p>23228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38.580883001,-90.4075929999</text:p>
          </table:table-cell>
          <table:table-cell office:value-type="float" office:value="-90.408" calcext:value-type="float">
            <text:p>-90.408</text:p>
          </table:table-cell>
          <table:table-cell office:value-type="float" office:value="38.581" calcext:value-type="float">
            <text:p>38.581</text:p>
          </table:table-cell>
          <table:table-cell office:value-type="string" calcext:value-type="string">
            <text:p>KWD</text:p>
          </table:table-cell>
          <table:table-cell office:value-type="string" calcext:value-type="string">
            <text:p>Kirkwood, Missouri</text:p>
          </table:table-cell>
          <table:table-cell office:value-type="string" calcext:value-type="string">
            <text:p>110 West Argonne Dr.</text:p>
          </table:table-cell>
          <table:table-cell office:value-type="string" calcext:value-type="string">
            <text:p>Kirkwoo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63122-4202</text:p>
          </table:table-cell>
          <table:table-cell office:value-type="string" calcext:value-type="string">
            <text:p>RAI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30.0084880004,-91.8235169999</text:p>
          </table:table-cell>
          <table:table-cell office:value-type="float" office:value="-91.824" calcext:value-type="float">
            <text:p>-91.824</text:p>
          </table:table-cell>
          <table:table-cell office:value-type="float" office:value="30.008" calcext:value-type="float">
            <text:p>30.008</text:p>
          </table:table-cell>
          <table:table-cell office:value-type="string" calcext:value-type="string">
            <text:p>NIB</text:p>
          </table:table-cell>
          <table:table-cell office:value-type="string" calcext:value-type="string">
            <text:p>New Iberia, Louisiana</text:p>
          </table:table-cell>
          <table:table-cell office:value-type="string" calcext:value-type="string">
            <text:p>West Washington St.</text:p>
          </table:table-cell>
          <table:table-cell office:value-type="string" calcext:value-type="string">
            <text:p>New Iberia</text:p>
          </table:table-cell>
          <table:table-cell office:value-type="string" calcext:value-type="string">
            <text:p>LA</text:p>
          </table:table-cell>
          <table:table-cell office:value-type="float" office:value="70560" calcext:value-type="float">
            <text:p>70560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35.5942730012,-119.331352</text:p>
          </table:table-cell>
          <table:table-cell office:value-type="float" office:value="-119.331" calcext:value-type="float">
            <text:p>-119.331</text:p>
          </table:table-cell>
          <table:table-cell office:value-type="float" office:value="35.594" calcext:value-type="float">
            <text:p>35.594</text:p>
          </table:table-cell>
          <table:table-cell office:value-type="string" calcext:value-type="string">
            <text:p>WAC</text:p>
          </table:table-cell>
          <table:table-cell office:value-type="string" calcext:value-type="string">
            <text:p>Wasco, California</text:p>
          </table:table-cell>
          <table:table-cell office:value-type="string" calcext:value-type="string">
            <text:p>700 G Street</text:p>
          </table:table-cell>
          <table:table-cell office:value-type="string" calcext:value-type="string">
            <text:p>Wasco</text:p>
          </table:table-cell>
          <table:table-cell office:value-type="string" calcext:value-type="string">
            <text:p>CA</text:p>
          </table:table-cell>
          <table:table-cell office:value-type="float" office:value="93280" calcext:value-type="float">
            <text:p>93280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42.7187940245,-87.9056019588</text:p>
          </table:table-cell>
          <table:table-cell office:value-type="float" office:value="-87.906" calcext:value-type="float">
            <text:p>-87.906</text:p>
          </table:table-cell>
          <table:table-cell office:value-type="float" office:value="42.719" calcext:value-type="float">
            <text:p>42.719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Sturtevant, Wisconsin</text:p>
          </table:table-cell>
          <table:table-cell office:value-type="string" calcext:value-type="string">
            <text:p>9900 East Exploration Court</text:p>
          </table:table-cell>
          <table:table-cell office:value-type="string" calcext:value-type="string">
            <text:p>Sturtevant</text:p>
          </table:table-cell>
          <table:table-cell office:value-type="string" calcext:value-type="string">
            <text:p>WI</text:p>
          </table:table-cell>
          <table:table-cell office:value-type="float" office:value="53177" calcext:value-type="float">
            <text:p>53177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41.9208910009,-73.9520719997</text:p>
          </table:table-cell>
          <table:table-cell office:value-type="float" office:value="-73.952" calcext:value-type="float">
            <text:p>-73.952</text:p>
          </table:table-cell>
          <table:table-cell office:value-type="float" office:value="41.921" calcext:value-type="float">
            <text:p>41.921</text:p>
          </table:table-cell>
          <table:table-cell office:value-type="string" calcext:value-type="string">
            <text:p>RHI</text:p>
          </table:table-cell>
          <table:table-cell office:value-type="string" calcext:value-type="string">
            <text:p>Rhinecliff, New York</text:p>
          </table:table-cell>
          <table:table-cell office:value-type="string" calcext:value-type="string">
            <text:p>Hutton and Charles Sts.</text:p>
          </table:table-cell>
          <table:table-cell office:value-type="string" calcext:value-type="string">
            <text:p>Rhinecliff</text:p>
          </table:table-cell>
          <table:table-cell office:value-type="string" calcext:value-type="string">
            <text:p>NY</text:p>
          </table:table-cell>
          <table:table-cell office:value-type="float" office:value="12574" calcext:value-type="float">
            <text:p>12574</text:p>
          </table:table-cell>
          <table:table-cell office:value-type="string" calcext:value-type="string">
            <text:p>RAI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31.6059090005,-81.8822019996</text:p>
          </table:table-cell>
          <table:table-cell office:value-type="float" office:value="-81.882" calcext:value-type="float">
            <text:p>-81.882</text:p>
          </table:table-cell>
          <table:table-cell office:value-type="float" office:value="31.606" calcext:value-type="float">
            <text:p>31.606</text:p>
          </table:table-cell>
          <table:table-cell office:value-type="string" calcext:value-type="string">
            <text:p>JSP</text:p>
          </table:table-cell>
          <table:table-cell office:value-type="string" calcext:value-type="string">
            <text:p>Jesup, Georgia</text:p>
          </table:table-cell>
          <table:table-cell office:value-type="string" calcext:value-type="string">
            <text:p>176 Northwest Broad Street</text:p>
          </table:table-cell>
          <table:table-cell office:value-type="string" calcext:value-type="string">
            <text:p>Jesup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31545-1300</text:p>
          </table:table-cell>
          <table:table-cell office:value-type="string" calcext:value-type="string">
            <text:p>RAI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36.0981940007,-119.556503</text:p>
          </table:table-cell>
          <table:table-cell office:value-type="float" office:value="-119.557" calcext:value-type="float">
            <text:p>-119.557</text:p>
          </table:table-cell>
          <table:table-cell office:value-type="float" office:value="36.098" calcext:value-type="float">
            <text:p>36.098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Corcoran, California</text:p>
          </table:table-cell>
          <table:table-cell office:value-type="string" calcext:value-type="string">
            <text:p>1099 Otis Ave.</text:p>
          </table:table-cell>
          <table:table-cell office:value-type="string" calcext:value-type="string">
            <text:p>Corcora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212-2445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40.3183400009,-79.3852229999</text:p>
          </table:table-cell>
          <table:table-cell office:value-type="float" office:value="-79.385" calcext:value-type="float">
            <text:p>-79.385</text:p>
          </table:table-cell>
          <table:table-cell office:value-type="float" office:value="40.318" calcext:value-type="float">
            <text:p>40.318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Latrobe, Pennsylvania</text:p>
          </table:table-cell>
          <table:table-cell office:value-type="string" calcext:value-type="string">
            <text:p>329 McKinley Ave</text:p>
          </table:table-cell>
          <table:table-cell office:value-type="string" calcext:value-type="string">
            <text:p>Latrobe</text:p>
          </table:table-cell>
          <table:table-cell office:value-type="string" calcext:value-type="string">
            <text:p>PA</text:p>
          </table:table-cell>
          <table:table-cell office:value-type="float" office:value="15650" calcext:value-type="float">
            <text:p>15650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39.1191560013,-88.5457149996</text:p>
          </table:table-cell>
          <table:table-cell office:value-type="float" office:value="-88.546" calcext:value-type="float">
            <text:p>-88.546</text:p>
          </table:table-cell>
          <table:table-cell office:value-type="float" office:value="39.119" calcext:value-type="float">
            <text:p>39.119</text:p>
          </table:table-cell>
          <table:table-cell office:value-type="string" calcext:value-type="string">
            <text:p>EFG</text:p>
          </table:table-cell>
          <table:table-cell office:value-type="string" calcext:value-type="string">
            <text:p>Effingham, Illinois</text:p>
          </table:table-cell>
          <table:table-cell office:value-type="string" calcext:value-type="string">
            <text:p>401 West National Ave.</text:p>
          </table:table-cell>
          <table:table-cell office:value-type="string" calcext:value-type="string">
            <text:p>Effingham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62401-3772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  <table:database-ranges>
        <table:database-range table:name="__Anonymous_Sheet_DB__0" table:target-range-address="'railroad-and-bus-passenger-stations-of-the-united-states'.B1:'railroad-and-bus-passenger-stations-of-the-united-states'.L52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13:52:28.292789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31T14:11:00.248486923</dc:date>
    <meta:editing-duration>PT17M6S</meta:editing-duration>
    <meta:editing-cycles>2</meta:editing-cycles>
    <meta:generator>LibreOffice/6.4.7.2$Linux_X86_64 LibreOffice_project/40$Build-2</meta:generator>
    <meta:document-statistic meta:table-count="1" meta:cell-count="6276" meta:object-count="0"/>
  </office:meta>
</office:document-meta>
</file>